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0.4181in"/>
    </style:style>
    <style:style style:name="co5" style:family="table-column">
      <style:table-column-properties fo:break-before="auto" style:column-width="4.3957in"/>
    </style:style>
    <style:style style:name="co6" style:family="table-column">
      <style:table-column-properties fo:break-before="auto" style:column-width="3.1839in"/>
    </style:style>
    <style:style style:name="co7" style:family="table-column">
      <style:table-column-properties fo:break-before="auto" style:column-width="3.9984in"/>
    </style:style>
    <style:style style:name="co8" style:family="table-column">
      <style:table-column-properties fo:break-before="auto" style:column-width="3.3772in"/>
    </style:style>
    <style:style style:name="co9" style:family="table-column">
      <style:table-column-properties fo:break-before="auto" style:column-width="2.6161in"/>
    </style:style>
    <style:style style:name="co10" style:family="table-column">
      <style:table-column-properties fo:break-before="auto" style:column-width="1.6937in"/>
    </style:style>
    <style:style style:name="co11" style:family="table-column">
      <style:table-column-properties fo:break-before="auto" style:column-width="1.4043in"/>
    </style:style>
    <style:style style:name="co12" style:family="table-column">
      <style:table-column-properties fo:break-before="auto" style:column-width="3.2807in"/>
    </style:style>
    <style:style style:name="co13" style:family="table-column">
      <style:table-column-properties fo:break-before="auto" style:column-width="2.0583in"/>
    </style:style>
    <style:style style:name="co14" style:family="table-column">
      <style:table-column-properties fo:break-before="auto" style:column-width="2.1547in"/>
    </style:style>
    <style:style style:name="co15" style:family="table-column">
      <style:table-column-properties fo:break-before="auto" style:column-width="2.7126in"/>
    </style:style>
    <style:style style:name="co16" style:family="table-column">
      <style:table-column-properties fo:break-before="auto" style:column-width="3.2909in"/>
    </style:style>
    <style:style style:name="co17" style:family="table-column">
      <style:table-column-properties fo:break-before="auto" style:column-width="2.6693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/>
    <style:style style:name="ce4" style:family="table-cell" style:parent-style-name="Default">
      <style:text-properties style:font-name="Liberation Sans" style:font-name-asian="DejaVu Sans" style:font-name-complex="Lohit Hindi"/>
    </style:style>
  </office:automatic-styles>
  <office:body>
    <office:spreadsheet>
      <table:table table:name="raw data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>
            <text:p>Sp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6">
            <text:p>56</text:p>
          </table:table-cell>
          <table:table-cell table:style-name="ce1" office:value-type="string">
            <text:p>Antti</text:p>
          </table:table-cell>
          <table:table-cell table:style-name="ce1" office:value-type="string">
            <text:p>Mäkiaho</text:p>
          </table:table-cell>
          <table:table-cell table:style-name="ce1" office:value-type="string">
            <text:p>Finland</text:p>
          </table:table-cell>
          <table:table-cell table:style-name="ce1" office:value-type="string">
            <text:p>27:58,2</text:p>
          </table:table-cell>
          <table:table-cell table:style-name="ce1" office:value-type="string">
            <text:p>13:24,5</text:p>
          </table:table-cell>
          <table:table-cell table:style-name="ce1" office:value-type="string">
            <text:p>14:33,7</text:p>
          </table:table-cell>
          <table:table-cell table:style-name="ce3" table:formula="of:=CONCATENATE(LOWER(LEFT([.D1]));LOWER(LEFT([.E1]));LOWER(LEFT([.F1])))" office:value-type="string" office:string-value="amf">
            <text:p>amf</text:p>
          </table:table-cell>
          <table:table-cell table:formula="of:=CONCATENATE(&quot;@&quot;;[.J1];&quot; ||= User.create! email: '&quot;;LOWER([.D1]);&quot;.&quot;;LOWER([.E1]);&quot;@example.com',&quot;)" office:value-type="string" office:string-value="@amf ||= User.create! email: 'antti.mäkiaho@example.com',">
            <text:p>@amf ||= User.create! email: 'antti.mäkiaho@example.com',</text:p>
          </table:table-cell>
          <table:table-cell table:style-name="ce4" table:formula="of:=CONCATENATE(&quot;                  password: '&quot;;[.D1];&quot;1234567',&quot;)" office:value-type="string" office:string-value="                  password: 'Antti1234567',">
            <text:p><text:s text:c="18"/>password: 'Antti1234567',</text:p>
          </table:table-cell>
          <table:table-cell table:style-name="ce4" table:formula="of:=CONCATENATE(&quot;                  password_confirmation: '&quot;;[.D1];&quot;1234567',&quot;)" office:value-type="string" office:string-value="                  password_confirmation: 'Antti1234567',">
            <text:p><text:s text:c="18"/>password_confirmation: 'Antti1234567',</text:p>
          </table:table-cell>
          <table:table-cell table:style-name="ce4" table:formula="of:=CONCATENATE(&quot;                  display_name: '&quot;;[.D1];&quot; &quot;;[.E1];&quot;',&quot;)" office:value-type="string" office:string-value="                  display_name: 'Antti Mäkiaho',">
            <text:p><text:s text:c="18"/>display_name: 'Antti Mäkiaho',</text:p>
          </table:table-cell>
          <table:table-cell table:style-name="ce4" table:formula="of:=CONCATENATE(&quot;                  nationality: :&quot;;LOWER([.F1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1];&quot;_&quot;;LOWER([.A1]);&quot;_day&quot;)" office:value-type="string" office:string-value="@amf_sp4_day">
            <text:p>@amf_sp4_day</text:p>
          </table:table-cell>
          <table:table-cell table:formula="of:=IFERROR( VALUE(LEFT([.H1];2))*60+VALUE(MID(REPLACE([.H1];6;1;&quot;.&quot;);4;4)) ;0)" office:value-type="float" office:value="804.5">
            <text:p>804.5</text:p>
          </table:table-cell>
          <table:table-cell table:formula="of:=IFERROR( VALUE(LEFT([.I1];2))*60+VALUE(MID(REPLACE([.I1];6;1;&quot;.&quot;);4;4)) ;0)" office:value-type="float" office:value="873.7">
            <text:p>873.7</text:p>
          </table:table-cell>
          <table:table-cell table:formula="of:=CONCATENATE([.Q1];&quot;1 = Run.create! race: @&quot;;LOWER([.A1]);&quot;_day1,&quot;)" office:value-type="string" office:string-value="@amf_sp4_day1 = Run.create! race: @sp4_day1,">
            <text:p>@amf_sp4_day1 = Run.create! race: @sp4_day1,</text:p>
          </table:table-cell>
          <table:table-cell table:formula="of:=CONCATENATE(&quot;                           user: @&quot;;[.J1];&quot;,&quot;)" office:value-type="string" office:string-value="                           user: @amf,">
            <text:p><text:s text:c="27"/>user: @amf,</text:p>
          </table:table-cell>
          <table:table-cell table:formula="of:=CONCATENATE(&quot;                           number: '&quot;;[.C1];&quot;',&quot;)" office:value-type="string" office:string-value="                           number: '56',">
            <text:p><text:s text:c="27"/>number: '56',</text:p>
          </table:table-cell>
          <table:table-cell table:formula="of:=IF([.R1]&gt;0;CONCATENATE(&quot;                           times: '{ final: &quot;;[.R1];&quot; }'&quot;);&quot;                           times: ''&quot;)" office:value-type="string" office:string-value="                           times: '{ final: 804.5 }'">
            <text:p><text:s text:c="27"/>times: '{ final: 804.5 }'</text:p>
          </table:table-cell>
          <table:table-cell table:formula="of:=CONCATENATE([.Q1];&quot;2 = Run.create! race: @&quot;;LOWER([.A1]);&quot;_day2,&quot;)" office:value-type="string" office:string-value="@amf_sp4_day2 = Run.create! race: @sp4_day2,">
            <text:p>@amf_sp4_day2 = Run.create! race: @sp4_day2,</text:p>
          </table:table-cell>
          <table:table-cell table:formula="of:=IF([.S1]&gt;0;CONCATENATE(&quot;                           times: '{ final: &quot;;[.S1];&quot; }'&quot;);&quot;                           times: ''&quot;)" office:value-type="string" office:string-value="                           times: '{ final: 873.7 }'">
            <text:p><text:s text:c="27"/>times: '{ final: 873.7 }'</text:p>
          </table:table-cell>
        </table:table-row>
        <table:table-row table:style-name="ro1">
          <table:table-cell table:formula="of:=[.A1]" office:value-type="string" office:string-value="Sp4">
            <text:p>Sp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9">
            <text:p>59</text:p>
          </table:table-cell>
          <table:table-cell table:style-name="ce1" office:value-type="string">
            <text:p>Igor</text:p>
          </table:table-cell>
          <table:table-cell table:style-name="ce1" office:value-type="string">
            <text:p>Tracz</text:p>
          </table:table-cell>
          <table:table-cell table:style-name="ce1" office:value-type="string">
            <text:p>Poland</text:p>
          </table:table-cell>
          <table:table-cell table:style-name="ce1" office:value-type="string">
            <text:p>28:09,2</text:p>
          </table:table-cell>
          <table:table-cell table:style-name="ce1" office:value-type="string">
            <text:p>13:36,2</text:p>
          </table:table-cell>
          <table:table-cell table:style-name="ce1" office:value-type="string">
            <text:p>14:33,0</text:p>
          </table:table-cell>
          <table:table-cell table:style-name="ce3" table:formula="of:=CONCATENATE(LOWER(LEFT([.D2]));LOWER(LEFT([.E2]));LOWER(LEFT([.F2])))" office:value-type="string" office:string-value="itp">
            <text:p>itp</text:p>
          </table:table-cell>
          <table:table-cell table:formula="of:=CONCATENATE(&quot;@&quot;;[.J2];&quot; ||= User.create! email: '&quot;;LOWER([.D2]);&quot;.&quot;;LOWER([.E2]);&quot;@example.com',&quot;)" office:value-type="string" office:string-value="@itp ||= User.create! email: 'igor.tracz@example.com',">
            <text:p>@itp ||= User.create! email: 'igor.tracz@example.com',</text:p>
          </table:table-cell>
          <table:table-cell table:style-name="ce4" table:formula="of:=CONCATENATE(&quot;                  password: '&quot;;[.D2];&quot;1234567',&quot;)" office:value-type="string" office:string-value="                  password: 'Igor1234567',">
            <text:p><text:s text:c="18"/>password: 'Igor1234567',</text:p>
          </table:table-cell>
          <table:table-cell table:style-name="ce4" table:formula="of:=CONCATENATE(&quot;                  password_confirmation: '&quot;;[.D2];&quot;1234567',&quot;)" office:value-type="string" office:string-value="                  password_confirmation: 'Igor1234567',">
            <text:p><text:s text:c="18"/>password_confirmation: 'Igor1234567',</text:p>
          </table:table-cell>
          <table:table-cell table:style-name="ce4" table:formula="of:=CONCATENATE(&quot;                  display_name: '&quot;;[.D2];&quot; &quot;;[.E2];&quot;',&quot;)" office:value-type="string" office:string-value="                  display_name: 'Igor Tracz',">
            <text:p><text:s text:c="18"/>display_name: 'Igor Tracz',</text:p>
          </table:table-cell>
          <table:table-cell table:style-name="ce4" table:formula="of:=CONCATENATE(&quot;                  nationality: :&quot;;LOWER([.F2]))" office:value-type="string" office:string-value="                  nationality: :poland">
            <text:p><text:s text:c="18"/>nationality: :poland</text:p>
          </table:table-cell>
          <table:table-cell/>
          <table:table-cell table:formula="of:=CONCATENATE(&quot;@&quot;;[.J2];&quot;_&quot;;LOWER([.A2]);&quot;_day&quot;)" office:value-type="string" office:string-value="@itp_sp4_day">
            <text:p>@itp_sp4_day</text:p>
          </table:table-cell>
          <table:table-cell table:formula="of:=IFERROR( VALUE(LEFT([.H2];2))*60+VALUE(MID(REPLACE([.H2];6;1;&quot;.&quot;);4;4)) ;0)" office:value-type="float" office:value="816.2">
            <text:p>816.2</text:p>
          </table:table-cell>
          <table:table-cell table:formula="of:=IFERROR( VALUE(LEFT([.I2];2))*60+VALUE(MID(REPLACE([.I2];6;1;&quot;.&quot;);4;4)) ;0)" office:value-type="float" office:value="873">
            <text:p>873</text:p>
          </table:table-cell>
          <table:table-cell table:formula="of:=CONCATENATE([.Q2];&quot;1 = Run.create! race: @&quot;;LOWER([.A2]);&quot;_day1,&quot;)" office:value-type="string" office:string-value="@itp_sp4_day1 = Run.create! race: @sp4_day1,">
            <text:p>@itp_sp4_day1 = Run.create! race: @sp4_day1,</text:p>
          </table:table-cell>
          <table:table-cell table:formula="of:=CONCATENATE(&quot;                           user: @&quot;;[.J2];&quot;,&quot;)" office:value-type="string" office:string-value="                           user: @itp,">
            <text:p><text:s text:c="27"/>user: @itp,</text:p>
          </table:table-cell>
          <table:table-cell table:formula="of:=CONCATENATE(&quot;                           number: '&quot;;[.C2];&quot;',&quot;)" office:value-type="string" office:string-value="                           number: '59',">
            <text:p><text:s text:c="27"/>number: '59',</text:p>
          </table:table-cell>
          <table:table-cell table:formula="of:=IF([.R2]&gt;0;CONCATENATE(&quot;                           times: '{ final: &quot;;[.R2];&quot; }'&quot;);&quot;                           times: ''&quot;)" office:value-type="string" office:string-value="                           times: '{ final: 816.2 }'">
            <text:p><text:s text:c="27"/>times: '{ final: 816.2 }'</text:p>
          </table:table-cell>
          <table:table-cell table:formula="of:=CONCATENATE([.Q2];&quot;2 = Run.create! race: @&quot;;LOWER([.A2]);&quot;_day2,&quot;)" office:value-type="string" office:string-value="@itp_sp4_day2 = Run.create! race: @sp4_day2,">
            <text:p>@itp_sp4_day2 = Run.create! race: @sp4_day2,</text:p>
          </table:table-cell>
          <table:table-cell table:formula="of:=IF([.S2]&gt;0;CONCATENATE(&quot;                           times: '{ final: &quot;;[.S2];&quot; }'&quot;);&quot;                           times: ''&quot;)" office:value-type="string" office:string-value="                           times: '{ final: 873 }'">
            <text:p><text:s text:c="27"/>times: '{ final: 873 }'</text:p>
          </table:table-cell>
        </table:table-row>
        <table:table-row table:style-name="ro1">
          <table:table-cell table:formula="of:=[.A2]" office:value-type="string" office:string-value="Sp4">
            <text:p>Sp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3">
            <text:p>53</text:p>
          </table:table-cell>
          <table:table-cell table:style-name="ce1" office:value-type="string">
            <text:p>Essi</text:p>
          </table:table-cell>
          <table:table-cell table:style-name="ce1" office:value-type="string">
            <text:p>Hytönen</text:p>
          </table:table-cell>
          <table:table-cell table:style-name="ce1" office:value-type="string">
            <text:p>Finland</text:p>
          </table:table-cell>
          <table:table-cell table:style-name="ce1" office:value-type="string">
            <text:p>28:23,5</text:p>
          </table:table-cell>
          <table:table-cell table:style-name="ce1" office:value-type="string">
            <text:p>13:46,8</text:p>
          </table:table-cell>
          <table:table-cell table:style-name="ce1" office:value-type="string">
            <text:p>14:36,7</text:p>
          </table:table-cell>
          <table:table-cell table:style-name="ce3" table:formula="of:=CONCATENATE(LOWER(LEFT([.D3]));LOWER(LEFT([.E3]));LOWER(LEFT([.F3])))" office:value-type="string" office:string-value="ehf">
            <text:p>ehf</text:p>
          </table:table-cell>
          <table:table-cell table:formula="of:=CONCATENATE(&quot;@&quot;;[.J3];&quot; ||= User.create! email: '&quot;;LOWER([.D3]);&quot;.&quot;;LOWER([.E3]);&quot;@example.com',&quot;)" office:value-type="string" office:string-value="@ehf ||= User.create! email: 'essi.hytönen@example.com',">
            <text:p>@ehf ||= User.create! email: 'essi.hytönen@example.com',</text:p>
          </table:table-cell>
          <table:table-cell table:style-name="ce4" table:formula="of:=CONCATENATE(&quot;                  password: '&quot;;[.D3];&quot;1234567',&quot;)" office:value-type="string" office:string-value="                  password: 'Essi1234567',">
            <text:p><text:s text:c="18"/>password: 'Essi1234567',</text:p>
          </table:table-cell>
          <table:table-cell table:style-name="ce4" table:formula="of:=CONCATENATE(&quot;                  password_confirmation: '&quot;;[.D3];&quot;1234567',&quot;)" office:value-type="string" office:string-value="                  password_confirmation: 'Essi1234567',">
            <text:p><text:s text:c="18"/>password_confirmation: 'Essi1234567',</text:p>
          </table:table-cell>
          <table:table-cell table:style-name="ce4" table:formula="of:=CONCATENATE(&quot;                  display_name: '&quot;;[.D3];&quot; &quot;;[.E3];&quot;',&quot;)" office:value-type="string" office:string-value="                  display_name: 'Essi Hytönen',">
            <text:p><text:s text:c="18"/>display_name: 'Essi Hytönen',</text:p>
          </table:table-cell>
          <table:table-cell table:style-name="ce4" table:formula="of:=CONCATENATE(&quot;                  nationality: :&quot;;LOWER([.F3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3];&quot;_&quot;;LOWER([.A3]);&quot;_day&quot;)" office:value-type="string" office:string-value="@ehf_sp4_day">
            <text:p>@ehf_sp4_day</text:p>
          </table:table-cell>
          <table:table-cell table:formula="of:=IFERROR( VALUE(LEFT([.H3];2))*60+VALUE(MID(REPLACE([.H3];6;1;&quot;.&quot;);4;4)) ;0)" office:value-type="float" office:value="826.8">
            <text:p>826.8</text:p>
          </table:table-cell>
          <table:table-cell table:formula="of:=IFERROR( VALUE(LEFT([.I3];2))*60+VALUE(MID(REPLACE([.I3];6;1;&quot;.&quot;);4;4)) ;0)" office:value-type="float" office:value="876.7">
            <text:p>876.7</text:p>
          </table:table-cell>
          <table:table-cell table:formula="of:=CONCATENATE([.Q3];&quot;1 = Run.create! race: @&quot;;LOWER([.A3]);&quot;_day1,&quot;)" office:value-type="string" office:string-value="@ehf_sp4_day1 = Run.create! race: @sp4_day1,">
            <text:p>@ehf_sp4_day1 = Run.create! race: @sp4_day1,</text:p>
          </table:table-cell>
          <table:table-cell table:formula="of:=CONCATENATE(&quot;                           user: @&quot;;[.J3];&quot;,&quot;)" office:value-type="string" office:string-value="                           user: @ehf,">
            <text:p><text:s text:c="27"/>user: @ehf,</text:p>
          </table:table-cell>
          <table:table-cell table:formula="of:=CONCATENATE(&quot;                           number: '&quot;;[.C3];&quot;',&quot;)" office:value-type="string" office:string-value="                           number: '53',">
            <text:p><text:s text:c="27"/>number: '53',</text:p>
          </table:table-cell>
          <table:table-cell table:formula="of:=IF([.R3]&gt;0;CONCATENATE(&quot;                           times: '{ final: &quot;;[.R3];&quot; }'&quot;);&quot;                           times: ''&quot;)" office:value-type="string" office:string-value="                           times: '{ final: 826.8 }'">
            <text:p><text:s text:c="27"/>times: '{ final: 826.8 }'</text:p>
          </table:table-cell>
          <table:table-cell table:formula="of:=CONCATENATE([.Q3];&quot;2 = Run.create! race: @&quot;;LOWER([.A3]);&quot;_day2,&quot;)" office:value-type="string" office:string-value="@ehf_sp4_day2 = Run.create! race: @sp4_day2,">
            <text:p>@ehf_sp4_day2 = Run.create! race: @sp4_day2,</text:p>
          </table:table-cell>
          <table:table-cell table:formula="of:=IF([.S3]&gt;0;CONCATENATE(&quot;                           times: '{ final: &quot;;[.S3];&quot; }'&quot;);&quot;                           times: ''&quot;)" office:value-type="string" office:string-value="                           times: '{ final: 876.7 }'">
            <text:p><text:s text:c="27"/>times: '{ final: 876.7 }'</text:p>
          </table:table-cell>
        </table:table-row>
        <table:table-row table:style-name="ro1">
          <table:table-cell table:formula="of:=[.A3]" office:value-type="string" office:string-value="Sp4">
            <text:p>Sp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5">
            <text:p>55</text:p>
          </table:table-cell>
          <table:table-cell table:style-name="ce1" office:value-type="string">
            <text:p>Elin</text:p>
          </table:table-cell>
          <table:table-cell table:style-name="ce1" office:value-type="string">
            <text:p>Björk</text:p>
          </table:table-cell>
          <table:table-cell table:style-name="ce1" office:value-type="string">
            <text:p>Sweden</text:p>
          </table:table-cell>
          <table:table-cell table:style-name="ce1" office:value-type="string">
            <text:p>29:12,2</text:p>
          </table:table-cell>
          <table:table-cell table:style-name="ce1" office:value-type="string">
            <text:p>14:24,4</text:p>
          </table:table-cell>
          <table:table-cell table:style-name="ce1" office:value-type="string">
            <text:p>14:47,8</text:p>
          </table:table-cell>
          <table:table-cell table:style-name="ce3" table:formula="of:=CONCATENATE(LOWER(LEFT([.D4]));LOWER(LEFT([.E4]));LOWER(LEFT([.F4])))" office:value-type="string" office:string-value="ebs">
            <text:p>ebs</text:p>
          </table:table-cell>
          <table:table-cell table:formula="of:=CONCATENATE(&quot;@&quot;;[.J4];&quot; ||= User.create! email: '&quot;;LOWER([.D4]);&quot;.&quot;;LOWER([.E4]);&quot;@example.com',&quot;)" office:value-type="string" office:string-value="@ebs ||= User.create! email: 'elin.björk@example.com',">
            <text:p>@ebs ||= User.create! email: 'elin.björk@example.com',</text:p>
          </table:table-cell>
          <table:table-cell table:style-name="ce4" table:formula="of:=CONCATENATE(&quot;                  password: '&quot;;[.D4];&quot;1234567',&quot;)" office:value-type="string" office:string-value="                  password: 'Elin1234567',">
            <text:p><text:s text:c="18"/>password: 'Elin1234567',</text:p>
          </table:table-cell>
          <table:table-cell table:style-name="ce4" table:formula="of:=CONCATENATE(&quot;                  password_confirmation: '&quot;;[.D4];&quot;1234567',&quot;)" office:value-type="string" office:string-value="                  password_confirmation: 'Elin1234567',">
            <text:p><text:s text:c="18"/>password_confirmation: 'Elin1234567',</text:p>
          </table:table-cell>
          <table:table-cell table:style-name="ce4" table:formula="of:=CONCATENATE(&quot;                  display_name: '&quot;;[.D4];&quot; &quot;;[.E4];&quot;',&quot;)" office:value-type="string" office:string-value="                  display_name: 'Elin Björk',">
            <text:p><text:s text:c="18"/>display_name: 'Elin Björk',</text:p>
          </table:table-cell>
          <table:table-cell table:style-name="ce4" table:formula="of:=CONCATENATE(&quot;                  nationality: :&quot;;LOWER([.F4]))" office:value-type="string" office:string-value="                  nationality: :sweden">
            <text:p><text:s text:c="18"/>nationality: :sweden</text:p>
          </table:table-cell>
          <table:table-cell/>
          <table:table-cell table:formula="of:=CONCATENATE(&quot;@&quot;;[.J4];&quot;_&quot;;LOWER([.A4]);&quot;_day&quot;)" office:value-type="string" office:string-value="@ebs_sp4_day">
            <text:p>@ebs_sp4_day</text:p>
          </table:table-cell>
          <table:table-cell table:formula="of:=IFERROR( VALUE(LEFT([.H4];2))*60+VALUE(MID(REPLACE([.H4];6;1;&quot;.&quot;);4;4)) ;0)" office:value-type="float" office:value="864.4">
            <text:p>864.4</text:p>
          </table:table-cell>
          <table:table-cell table:formula="of:=IFERROR( VALUE(LEFT([.I4];2))*60+VALUE(MID(REPLACE([.I4];6;1;&quot;.&quot;);4;4)) ;0)" office:value-type="float" office:value="887.8">
            <text:p>887.8</text:p>
          </table:table-cell>
          <table:table-cell table:formula="of:=CONCATENATE([.Q4];&quot;1 = Run.create! race: @&quot;;LOWER([.A4]);&quot;_day1,&quot;)" office:value-type="string" office:string-value="@ebs_sp4_day1 = Run.create! race: @sp4_day1,">
            <text:p>@ebs_sp4_day1 = Run.create! race: @sp4_day1,</text:p>
          </table:table-cell>
          <table:table-cell table:formula="of:=CONCATENATE(&quot;                           user: @&quot;;[.J4];&quot;,&quot;)" office:value-type="string" office:string-value="                           user: @ebs,">
            <text:p><text:s text:c="27"/>user: @ebs,</text:p>
          </table:table-cell>
          <table:table-cell table:formula="of:=CONCATENATE(&quot;                           number: '&quot;;[.C4];&quot;',&quot;)" office:value-type="string" office:string-value="                           number: '55',">
            <text:p><text:s text:c="27"/>number: '55',</text:p>
          </table:table-cell>
          <table:table-cell table:formula="of:=IF([.R4]&gt;0;CONCATENATE(&quot;                           times: '{ final: &quot;;[.R4];&quot; }'&quot;);&quot;                           times: ''&quot;)" office:value-type="string" office:string-value="                           times: '{ final: 864.4 }'">
            <text:p><text:s text:c="27"/>times: '{ final: 864.4 }'</text:p>
          </table:table-cell>
          <table:table-cell table:formula="of:=CONCATENATE([.Q4];&quot;2 = Run.create! race: @&quot;;LOWER([.A4]);&quot;_day2,&quot;)" office:value-type="string" office:string-value="@ebs_sp4_day2 = Run.create! race: @sp4_day2,">
            <text:p>@ebs_sp4_day2 = Run.create! race: @sp4_day2,</text:p>
          </table:table-cell>
          <table:table-cell table:formula="of:=IF([.S4]&gt;0;CONCATENATE(&quot;                           times: '{ final: &quot;;[.S4];&quot; }'&quot;);&quot;                           times: ''&quot;)" office:value-type="string" office:string-value="                           times: '{ final: 887.8 }'">
            <text:p><text:s text:c="27"/>times: '{ final: 887.8 }'</text:p>
          </table:table-cell>
        </table:table-row>
        <table:table-row table:style-name="ro1">
          <table:table-cell table:formula="of:=[.A4]" office:value-type="string" office:string-value="Sp4">
            <text:p>Sp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57">
            <text:p>57</text:p>
          </table:table-cell>
          <table:table-cell table:style-name="ce1" office:value-type="string">
            <text:p>Renata</text:p>
          </table:table-cell>
          <table:table-cell table:style-name="ce1" office:value-type="string">
            <text:p>Válková</text:p>
          </table:table-cell>
          <table:table-cell table:style-name="ce1" office:value-type="string">
            <text:p>CzechRepublic</text:p>
          </table:table-cell>
          <table:table-cell table:style-name="ce1" office:value-type="string">
            <text:p>29:16,1</text:p>
          </table:table-cell>
          <table:table-cell table:style-name="ce1" office:value-type="string">
            <text:p>14:05,8</text:p>
          </table:table-cell>
          <table:table-cell table:style-name="ce1" office:value-type="string">
            <text:p>15:10,3</text:p>
          </table:table-cell>
          <table:table-cell table:style-name="ce3" table:formula="of:=CONCATENATE(LOWER(LEFT([.D5]));LOWER(LEFT([.E5]));LOWER(LEFT([.F5])))" office:value-type="string" office:string-value="rvc">
            <text:p>rvc</text:p>
          </table:table-cell>
          <table:table-cell table:formula="of:=CONCATENATE(&quot;@&quot;;[.J5];&quot; ||= User.create! email: '&quot;;LOWER([.D5]);&quot;.&quot;;LOWER([.E5]);&quot;@example.com',&quot;)" office:value-type="string" office:string-value="@rvc ||= User.create! email: 'renata.válková@example.com',">
            <text:p>@rvc ||= User.create! email: 'renata.válková@example.com',</text:p>
          </table:table-cell>
          <table:table-cell table:style-name="ce4" table:formula="of:=CONCATENATE(&quot;                  password: '&quot;;[.D5];&quot;1234567',&quot;)" office:value-type="string" office:string-value="                  password: 'Renata1234567',">
            <text:p><text:s text:c="18"/>password: 'Renata1234567',</text:p>
          </table:table-cell>
          <table:table-cell table:style-name="ce4" table:formula="of:=CONCATENATE(&quot;                  password_confirmation: '&quot;;[.D5];&quot;1234567',&quot;)" office:value-type="string" office:string-value="                  password_confirmation: 'Renata1234567',">
            <text:p><text:s text:c="18"/>password_confirmation: 'Renata1234567',</text:p>
          </table:table-cell>
          <table:table-cell table:style-name="ce4" table:formula="of:=CONCATENATE(&quot;                  display_name: '&quot;;[.D5];&quot; &quot;;[.E5];&quot;',&quot;)" office:value-type="string" office:string-value="                  display_name: 'Renata Válková',">
            <text:p><text:s text:c="18"/>display_name: 'Renata Válková',</text:p>
          </table:table-cell>
          <table:table-cell table:style-name="ce4" table:formula="of:=CONCATENATE(&quot;                  nationality: :&quot;;LOWER([.F5]))" office:value-type="string" office:string-value="                  nationality: :czechrepublic">
            <text:p><text:s text:c="18"/>nationality: :czechrepublic</text:p>
          </table:table-cell>
          <table:table-cell/>
          <table:table-cell table:formula="of:=CONCATENATE(&quot;@&quot;;[.J5];&quot;_&quot;;LOWER([.A5]);&quot;_day&quot;)" office:value-type="string" office:string-value="@rvc_sp4_day">
            <text:p>@rvc_sp4_day</text:p>
          </table:table-cell>
          <table:table-cell table:formula="of:=IFERROR( VALUE(LEFT([.H5];2))*60+VALUE(MID(REPLACE([.H5];6;1;&quot;.&quot;);4;4)) ;0)" office:value-type="float" office:value="845.8">
            <text:p>845.8</text:p>
          </table:table-cell>
          <table:table-cell table:formula="of:=IFERROR( VALUE(LEFT([.I5];2))*60+VALUE(MID(REPLACE([.I5];6;1;&quot;.&quot;);4;4)) ;0)" office:value-type="float" office:value="910.3">
            <text:p>910.3</text:p>
          </table:table-cell>
          <table:table-cell table:formula="of:=CONCATENATE([.Q5];&quot;1 = Run.create! race: @&quot;;LOWER([.A5]);&quot;_day1,&quot;)" office:value-type="string" office:string-value="@rvc_sp4_day1 = Run.create! race: @sp4_day1,">
            <text:p>@rvc_sp4_day1 = Run.create! race: @sp4_day1,</text:p>
          </table:table-cell>
          <table:table-cell table:formula="of:=CONCATENATE(&quot;                           user: @&quot;;[.J5];&quot;,&quot;)" office:value-type="string" office:string-value="                           user: @rvc,">
            <text:p><text:s text:c="27"/>user: @rvc,</text:p>
          </table:table-cell>
          <table:table-cell table:formula="of:=CONCATENATE(&quot;                           number: '&quot;;[.C5];&quot;',&quot;)" office:value-type="string" office:string-value="                           number: '57',">
            <text:p><text:s text:c="27"/>number: '57',</text:p>
          </table:table-cell>
          <table:table-cell table:formula="of:=IF([.R5]&gt;0;CONCATENATE(&quot;                           times: '{ final: &quot;;[.R5];&quot; }'&quot;);&quot;                           times: ''&quot;)" office:value-type="string" office:string-value="                           times: '{ final: 845.8 }'">
            <text:p><text:s text:c="27"/>times: '{ final: 845.8 }'</text:p>
          </table:table-cell>
          <table:table-cell table:formula="of:=CONCATENATE([.Q5];&quot;2 = Run.create! race: @&quot;;LOWER([.A5]);&quot;_day2,&quot;)" office:value-type="string" office:string-value="@rvc_sp4_day2 = Run.create! race: @sp4_day2,">
            <text:p>@rvc_sp4_day2 = Run.create! race: @sp4_day2,</text:p>
          </table:table-cell>
          <table:table-cell table:formula="of:=IF([.S5]&gt;0;CONCATENATE(&quot;                           times: '{ final: &quot;;[.S5];&quot; }'&quot;);&quot;                           times: ''&quot;)" office:value-type="string" office:string-value="                           times: '{ final: 910.3 }'">
            <text:p><text:s text:c="27"/>times: '{ final: 910.3 }'</text:p>
          </table:table-cell>
        </table:table-row>
        <table:table-row table:style-name="ro1">
          <table:table-cell table:formula="of:=[.A5]" office:value-type="string" office:string-value="Sp4">
            <text:p>Sp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63">
            <text:p>63</text:p>
          </table:table-cell>
          <table:table-cell table:style-name="ce1" office:value-type="string">
            <text:p>Agnieszka</text:p>
          </table:table-cell>
          <table:table-cell table:style-name="ce1" office:value-type="string">
            <text:p>Rychwalska</text:p>
          </table:table-cell>
          <table:table-cell table:style-name="ce1" office:value-type="string">
            <text:p>Poland</text:p>
          </table:table-cell>
          <table:table-cell table:style-name="ce1" office:value-type="string">
            <text:p>29:16,5</text:p>
          </table:table-cell>
          <table:table-cell table:style-name="ce1" office:value-type="string">
            <text:p>14:06,3</text:p>
          </table:table-cell>
          <table:table-cell table:style-name="ce1" office:value-type="string">
            <text:p>15:10,2</text:p>
          </table:table-cell>
          <table:table-cell table:style-name="ce3" table:formula="of:=CONCATENATE(LOWER(LEFT([.D6]));LOWER(LEFT([.E6]));LOWER(LEFT([.F6])))" office:value-type="string" office:string-value="arp">
            <text:p>arp</text:p>
          </table:table-cell>
          <table:table-cell table:formula="of:=CONCATENATE(&quot;@&quot;;[.J6];&quot; ||= User.create! email: '&quot;;LOWER([.D6]);&quot;.&quot;;LOWER([.E6]);&quot;@example.com',&quot;)" office:value-type="string" office:string-value="@arp ||= User.create! email: 'agnieszka.rychwalska@example.com',">
            <text:p>@arp ||= User.create! email: 'agnieszka.rychwalska@example.com',</text:p>
          </table:table-cell>
          <table:table-cell table:style-name="ce4" table:formula="of:=CONCATENATE(&quot;                  password: '&quot;;[.D6];&quot;1234567',&quot;)" office:value-type="string" office:string-value="                  password: 'Agnieszka1234567',">
            <text:p><text:s text:c="18"/>password: 'Agnieszka1234567',</text:p>
          </table:table-cell>
          <table:table-cell table:style-name="ce4" table:formula="of:=CONCATENATE(&quot;                  password_confirmation: '&quot;;[.D6];&quot;1234567',&quot;)" office:value-type="string" office:string-value="                  password_confirmation: 'Agnieszka1234567',">
            <text:p><text:s text:c="18"/>password_confirmation: 'Agnieszka1234567',</text:p>
          </table:table-cell>
          <table:table-cell table:style-name="ce4" table:formula="of:=CONCATENATE(&quot;                  display_name: '&quot;;[.D6];&quot; &quot;;[.E6];&quot;',&quot;)" office:value-type="string" office:string-value="                  display_name: 'Agnieszka Rychwalska',">
            <text:p><text:s text:c="18"/>display_name: 'Agnieszka Rychwalska',</text:p>
          </table:table-cell>
          <table:table-cell table:style-name="ce4" table:formula="of:=CONCATENATE(&quot;                  nationality: :&quot;;LOWER([.F6]))" office:value-type="string" office:string-value="                  nationality: :poland">
            <text:p><text:s text:c="18"/>nationality: :poland</text:p>
          </table:table-cell>
          <table:table-cell/>
          <table:table-cell table:formula="of:=CONCATENATE(&quot;@&quot;;[.J6];&quot;_&quot;;LOWER([.A6]);&quot;_day&quot;)" office:value-type="string" office:string-value="@arp_sp4_day">
            <text:p>@arp_sp4_day</text:p>
          </table:table-cell>
          <table:table-cell table:formula="of:=IFERROR( VALUE(LEFT([.H6];2))*60+VALUE(MID(REPLACE([.H6];6;1;&quot;.&quot;);4;4)) ;0)" office:value-type="float" office:value="846.3">
            <text:p>846.3</text:p>
          </table:table-cell>
          <table:table-cell table:formula="of:=IFERROR( VALUE(LEFT([.I6];2))*60+VALUE(MID(REPLACE([.I6];6;1;&quot;.&quot;);4;4)) ;0)" office:value-type="float" office:value="910.2">
            <text:p>910.2</text:p>
          </table:table-cell>
          <table:table-cell table:formula="of:=CONCATENATE([.Q6];&quot;1 = Run.create! race: @&quot;;LOWER([.A6]);&quot;_day1,&quot;)" office:value-type="string" office:string-value="@arp_sp4_day1 = Run.create! race: @sp4_day1,">
            <text:p>@arp_sp4_day1 = Run.create! race: @sp4_day1,</text:p>
          </table:table-cell>
          <table:table-cell table:formula="of:=CONCATENATE(&quot;                           user: @&quot;;[.J6];&quot;,&quot;)" office:value-type="string" office:string-value="                           user: @arp,">
            <text:p><text:s text:c="27"/>user: @arp,</text:p>
          </table:table-cell>
          <table:table-cell table:formula="of:=CONCATENATE(&quot;                           number: '&quot;;[.C6];&quot;',&quot;)" office:value-type="string" office:string-value="                           number: '63',">
            <text:p><text:s text:c="27"/>number: '63',</text:p>
          </table:table-cell>
          <table:table-cell table:formula="of:=IF([.R6]&gt;0;CONCATENATE(&quot;                           times: '{ final: &quot;;[.R6];&quot; }'&quot;);&quot;                           times: ''&quot;)" office:value-type="string" office:string-value="                           times: '{ final: 846.3 }'">
            <text:p><text:s text:c="27"/>times: '{ final: 846.3 }'</text:p>
          </table:table-cell>
          <table:table-cell table:formula="of:=CONCATENATE([.Q6];&quot;2 = Run.create! race: @&quot;;LOWER([.A6]);&quot;_day2,&quot;)" office:value-type="string" office:string-value="@arp_sp4_day2 = Run.create! race: @sp4_day2,">
            <text:p>@arp_sp4_day2 = Run.create! race: @sp4_day2,</text:p>
          </table:table-cell>
          <table:table-cell table:formula="of:=IF([.S6]&gt;0;CONCATENATE(&quot;                           times: '{ final: &quot;;[.S6];&quot; }'&quot;);&quot;                           times: ''&quot;)" office:value-type="string" office:string-value="                           times: '{ final: 910.2 }'">
            <text:p><text:s text:c="27"/>times: '{ final: 910.2 }'</text:p>
          </table:table-cell>
        </table:table-row>
        <table:table-row table:style-name="ro1">
          <table:table-cell table:formula="of:=[.A6]" office:value-type="string" office:string-value="Sp4">
            <text:p>Sp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68">
            <text:p>68</text:p>
          </table:table-cell>
          <table:table-cell table:style-name="ce1" office:value-type="string">
            <text:p>Mikael</text:p>
          </table:table-cell>
          <table:table-cell table:style-name="ce1" office:value-type="string">
            <text:p>Högberg</text:p>
          </table:table-cell>
          <table:table-cell table:style-name="ce1" office:value-type="string">
            <text:p>Sweden</text:p>
          </table:table-cell>
          <table:table-cell table:style-name="ce1" office:value-type="string">
            <text:p>29:22,9</text:p>
          </table:table-cell>
          <table:table-cell table:style-name="ce1" office:value-type="string">
            <text:p>13:46,0</text:p>
          </table:table-cell>
          <table:table-cell table:style-name="ce1" office:value-type="string">
            <text:p>15:36,9</text:p>
          </table:table-cell>
          <table:table-cell table:style-name="ce3" table:formula="of:=CONCATENATE(LOWER(LEFT([.D7]));LOWER(LEFT([.E7]));LOWER(LEFT([.F7])))" office:value-type="string" office:string-value="mhs">
            <text:p>mhs</text:p>
          </table:table-cell>
          <table:table-cell table:formula="of:=CONCATENATE(&quot;@&quot;;[.J7];&quot; ||= User.create! email: '&quot;;LOWER([.D7]);&quot;.&quot;;LOWER([.E7]);&quot;@example.com',&quot;)" office:value-type="string" office:string-value="@mhs ||= User.create! email: 'mikael.högberg@example.com',">
            <text:p>@mhs ||= User.create! email: 'mikael.högberg@example.com',</text:p>
          </table:table-cell>
          <table:table-cell table:style-name="ce4" table:formula="of:=CONCATENATE(&quot;                  password: '&quot;;[.D7];&quot;1234567',&quot;)" office:value-type="string" office:string-value="                  password: 'Mikael1234567',">
            <text:p><text:s text:c="18"/>password: 'Mikael1234567',</text:p>
          </table:table-cell>
          <table:table-cell table:style-name="ce4" table:formula="of:=CONCATENATE(&quot;                  password_confirmation: '&quot;;[.D7];&quot;1234567',&quot;)" office:value-type="string" office:string-value="                  password_confirmation: 'Mikael1234567',">
            <text:p><text:s text:c="18"/>password_confirmation: 'Mikael1234567',</text:p>
          </table:table-cell>
          <table:table-cell table:style-name="ce4" table:formula="of:=CONCATENATE(&quot;                  display_name: '&quot;;[.D7];&quot; &quot;;[.E7];&quot;',&quot;)" office:value-type="string" office:string-value="                  display_name: 'Mikael Högberg',">
            <text:p><text:s text:c="18"/>display_name: 'Mikael Högberg',</text:p>
          </table:table-cell>
          <table:table-cell table:style-name="ce4" table:formula="of:=CONCATENATE(&quot;                  nationality: :&quot;;LOWER([.F7]))" office:value-type="string" office:string-value="                  nationality: :sweden">
            <text:p><text:s text:c="18"/>nationality: :sweden</text:p>
          </table:table-cell>
          <table:table-cell/>
          <table:table-cell table:formula="of:=CONCATENATE(&quot;@&quot;;[.J7];&quot;_&quot;;LOWER([.A7]);&quot;_day&quot;)" office:value-type="string" office:string-value="@mhs_sp4_day">
            <text:p>@mhs_sp4_day</text:p>
          </table:table-cell>
          <table:table-cell table:formula="of:=IFERROR( VALUE(LEFT([.H7];2))*60+VALUE(MID(REPLACE([.H7];6;1;&quot;.&quot;);4;4)) ;0)" office:value-type="float" office:value="826">
            <text:p>826</text:p>
          </table:table-cell>
          <table:table-cell table:formula="of:=IFERROR( VALUE(LEFT([.I7];2))*60+VALUE(MID(REPLACE([.I7];6;1;&quot;.&quot;);4;4)) ;0)" office:value-type="float" office:value="936.9">
            <text:p>936.9</text:p>
          </table:table-cell>
          <table:table-cell table:formula="of:=CONCATENATE([.Q7];&quot;1 = Run.create! race: @&quot;;LOWER([.A7]);&quot;_day1,&quot;)" office:value-type="string" office:string-value="@mhs_sp4_day1 = Run.create! race: @sp4_day1,">
            <text:p>@mhs_sp4_day1 = Run.create! race: @sp4_day1,</text:p>
          </table:table-cell>
          <table:table-cell table:formula="of:=CONCATENATE(&quot;                           user: @&quot;;[.J7];&quot;,&quot;)" office:value-type="string" office:string-value="                           user: @mhs,">
            <text:p><text:s text:c="27"/>user: @mhs,</text:p>
          </table:table-cell>
          <table:table-cell table:formula="of:=CONCATENATE(&quot;                           number: '&quot;;[.C7];&quot;',&quot;)" office:value-type="string" office:string-value="                           number: '68',">
            <text:p><text:s text:c="27"/>number: '68',</text:p>
          </table:table-cell>
          <table:table-cell table:formula="of:=IF([.R7]&gt;0;CONCATENATE(&quot;                           times: '{ final: &quot;;[.R7];&quot; }'&quot;);&quot;                           times: ''&quot;)" office:value-type="string" office:string-value="                           times: '{ final: 826 }'">
            <text:p><text:s text:c="27"/>times: '{ final: 826 }'</text:p>
          </table:table-cell>
          <table:table-cell table:formula="of:=CONCATENATE([.Q7];&quot;2 = Run.create! race: @&quot;;LOWER([.A7]);&quot;_day2,&quot;)" office:value-type="string" office:string-value="@mhs_sp4_day2 = Run.create! race: @sp4_day2,">
            <text:p>@mhs_sp4_day2 = Run.create! race: @sp4_day2,</text:p>
          </table:table-cell>
          <table:table-cell table:formula="of:=IF([.S7]&gt;0;CONCATENATE(&quot;                           times: '{ final: &quot;;[.S7];&quot; }'&quot;);&quot;                           times: ''&quot;)" office:value-type="string" office:string-value="                           times: '{ final: 936.9 }'">
            <text:p><text:s text:c="27"/>times: '{ final: 936.9 }'</text:p>
          </table:table-cell>
        </table:table-row>
        <table:table-row table:style-name="ro1">
          <table:table-cell table:formula="of:=[.A7]" office:value-type="string" office:string-value="Sp4">
            <text:p>Sp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7">
            <text:p>67</text:p>
          </table:table-cell>
          <table:table-cell table:style-name="ce1" office:value-type="string">
            <text:p>Catarina</text:p>
          </table:table-cell>
          <table:table-cell table:style-name="ce1" office:value-type="string">
            <text:p>Södersten</text:p>
          </table:table-cell>
          <table:table-cell table:style-name="ce1" office:value-type="string">
            <text:p>Sweden</text:p>
          </table:table-cell>
          <table:table-cell table:style-name="ce1" office:value-type="string">
            <text:p>29:25,2</text:p>
          </table:table-cell>
          <table:table-cell table:style-name="ce1" office:value-type="string">
            <text:p>14:15,2</text:p>
          </table:table-cell>
          <table:table-cell table:style-name="ce1" office:value-type="string">
            <text:p>15:10,0</text:p>
          </table:table-cell>
          <table:table-cell table:style-name="ce3" table:formula="of:=CONCATENATE(LOWER(LEFT([.D8]));LOWER(LEFT([.E8]));LOWER(LEFT([.F8])))" office:value-type="string" office:string-value="css">
            <text:p>css</text:p>
          </table:table-cell>
          <table:table-cell table:formula="of:=CONCATENATE(&quot;@&quot;;[.J8];&quot; ||= User.create! email: '&quot;;LOWER([.D8]);&quot;.&quot;;LOWER([.E8]);&quot;@example.com',&quot;)" office:value-type="string" office:string-value="@css ||= User.create! email: 'catarina.södersten@example.com',">
            <text:p>@css ||= User.create! email: 'catarina.södersten@example.com',</text:p>
          </table:table-cell>
          <table:table-cell table:style-name="ce4" table:formula="of:=CONCATENATE(&quot;                  password: '&quot;;[.D8];&quot;1234567',&quot;)" office:value-type="string" office:string-value="                  password: 'Catarina1234567',">
            <text:p><text:s text:c="18"/>password: 'Catarina1234567',</text:p>
          </table:table-cell>
          <table:table-cell table:style-name="ce4" table:formula="of:=CONCATENATE(&quot;                  password_confirmation: '&quot;;[.D8];&quot;1234567',&quot;)" office:value-type="string" office:string-value="                  password_confirmation: 'Catarina1234567',">
            <text:p><text:s text:c="18"/>password_confirmation: 'Catarina1234567',</text:p>
          </table:table-cell>
          <table:table-cell table:style-name="ce4" table:formula="of:=CONCATENATE(&quot;                  display_name: '&quot;;[.D8];&quot; &quot;;[.E8];&quot;',&quot;)" office:value-type="string" office:string-value="                  display_name: 'Catarina Södersten',">
            <text:p><text:s text:c="18"/>display_name: 'Catarina Södersten',</text:p>
          </table:table-cell>
          <table:table-cell table:style-name="ce4" table:formula="of:=CONCATENATE(&quot;                  nationality: :&quot;;LOWER([.F8]))" office:value-type="string" office:string-value="                  nationality: :sweden">
            <text:p><text:s text:c="18"/>nationality: :sweden</text:p>
          </table:table-cell>
          <table:table-cell/>
          <table:table-cell table:formula="of:=CONCATENATE(&quot;@&quot;;[.J8];&quot;_&quot;;LOWER([.A8]);&quot;_day&quot;)" office:value-type="string" office:string-value="@css_sp4_day">
            <text:p>@css_sp4_day</text:p>
          </table:table-cell>
          <table:table-cell table:formula="of:=IFERROR( VALUE(LEFT([.H8];2))*60+VALUE(MID(REPLACE([.H8];6;1;&quot;.&quot;);4;4)) ;0)" office:value-type="float" office:value="855.2">
            <text:p>855.2</text:p>
          </table:table-cell>
          <table:table-cell table:formula="of:=IFERROR( VALUE(LEFT([.I8];2))*60+VALUE(MID(REPLACE([.I8];6;1;&quot;.&quot;);4;4)) ;0)" office:value-type="float" office:value="910">
            <text:p>910</text:p>
          </table:table-cell>
          <table:table-cell table:formula="of:=CONCATENATE([.Q8];&quot;1 = Run.create! race: @&quot;;LOWER([.A8]);&quot;_day1,&quot;)" office:value-type="string" office:string-value="@css_sp4_day1 = Run.create! race: @sp4_day1,">
            <text:p>@css_sp4_day1 = Run.create! race: @sp4_day1,</text:p>
          </table:table-cell>
          <table:table-cell table:formula="of:=CONCATENATE(&quot;                           user: @&quot;;[.J8];&quot;,&quot;)" office:value-type="string" office:string-value="                           user: @css,">
            <text:p><text:s text:c="27"/>user: @css,</text:p>
          </table:table-cell>
          <table:table-cell table:formula="of:=CONCATENATE(&quot;                           number: '&quot;;[.C8];&quot;',&quot;)" office:value-type="string" office:string-value="                           number: '67',">
            <text:p><text:s text:c="27"/>number: '67',</text:p>
          </table:table-cell>
          <table:table-cell table:formula="of:=IF([.R8]&gt;0;CONCATENATE(&quot;                           times: '{ final: &quot;;[.R8];&quot; }'&quot;);&quot;                           times: ''&quot;)" office:value-type="string" office:string-value="                           times: '{ final: 855.2 }'">
            <text:p><text:s text:c="27"/>times: '{ final: 855.2 }'</text:p>
          </table:table-cell>
          <table:table-cell table:formula="of:=CONCATENATE([.Q8];&quot;2 = Run.create! race: @&quot;;LOWER([.A8]);&quot;_day2,&quot;)" office:value-type="string" office:string-value="@css_sp4_day2 = Run.create! race: @sp4_day2,">
            <text:p>@css_sp4_day2 = Run.create! race: @sp4_day2,</text:p>
          </table:table-cell>
          <table:table-cell table:formula="of:=IF([.S8]&gt;0;CONCATENATE(&quot;                           times: '{ final: &quot;;[.S8];&quot; }'&quot;);&quot;                           times: ''&quot;)" office:value-type="string" office:string-value="                           times: '{ final: 910 }'">
            <text:p><text:s text:c="27"/>times: '{ final: 910 }'</text:p>
          </table:table-cell>
        </table:table-row>
        <table:table-row table:style-name="ro1">
          <table:table-cell table:formula="of:=[.A8]" office:value-type="string" office:string-value="Sp4">
            <text:p>Sp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5">
            <text:p>65</text:p>
          </table:table-cell>
          <table:table-cell table:style-name="ce1" office:value-type="string">
            <text:p>Herbert</text:p>
          </table:table-cell>
          <table:table-cell table:style-name="ce1" office:value-type="string">
            <text:p>Hiermeier</text:p>
          </table:table-cell>
          <table:table-cell table:style-name="ce1" office:value-type="string">
            <text:p>Germany</text:p>
          </table:table-cell>
          <table:table-cell table:style-name="ce1" office:value-type="string">
            <text:p>29:45,9</text:p>
          </table:table-cell>
          <table:table-cell table:style-name="ce1" office:value-type="string">
            <text:p>14:14,1</text:p>
          </table:table-cell>
          <table:table-cell table:style-name="ce1" office:value-type="string">
            <text:p>15:31,8</text:p>
          </table:table-cell>
          <table:table-cell table:style-name="ce3" table:formula="of:=CONCATENATE(LOWER(LEFT([.D9]));LOWER(LEFT([.E9]));LOWER(LEFT([.F9])))" office:value-type="string" office:string-value="hhg">
            <text:p>hhg</text:p>
          </table:table-cell>
          <table:table-cell table:formula="of:=CONCATENATE(&quot;@&quot;;[.J9];&quot; ||= User.create! email: '&quot;;LOWER([.D9]);&quot;.&quot;;LOWER([.E9]);&quot;@example.com',&quot;)" office:value-type="string" office:string-value="@hhg ||= User.create! email: 'herbert.hiermeier@example.com',">
            <text:p>@hhg ||= User.create! email: 'herbert.hiermeier@example.com',</text:p>
          </table:table-cell>
          <table:table-cell table:style-name="ce4" table:formula="of:=CONCATENATE(&quot;                  password: '&quot;;[.D9];&quot;1234567',&quot;)" office:value-type="string" office:string-value="                  password: 'Herbert1234567',">
            <text:p><text:s text:c="18"/>password: 'Herbert1234567',</text:p>
          </table:table-cell>
          <table:table-cell table:style-name="ce4" table:formula="of:=CONCATENATE(&quot;                  password_confirmation: '&quot;;[.D9];&quot;1234567',&quot;)" office:value-type="string" office:string-value="                  password_confirmation: 'Herbert1234567',">
            <text:p><text:s text:c="18"/>password_confirmation: 'Herbert1234567',</text:p>
          </table:table-cell>
          <table:table-cell table:style-name="ce4" table:formula="of:=CONCATENATE(&quot;                  display_name: '&quot;;[.D9];&quot; &quot;;[.E9];&quot;',&quot;)" office:value-type="string" office:string-value="                  display_name: 'Herbert Hiermeier',">
            <text:p><text:s text:c="18"/>display_name: 'Herbert Hiermeier',</text:p>
          </table:table-cell>
          <table:table-cell table:style-name="ce4" table:formula="of:=CONCATENATE(&quot;                  nationality: :&quot;;LOWER([.F9]))" office:value-type="string" office:string-value="                  nationality: :germany">
            <text:p><text:s text:c="18"/>nationality: :germany</text:p>
          </table:table-cell>
          <table:table-cell/>
          <table:table-cell table:formula="of:=CONCATENATE(&quot;@&quot;;[.J9];&quot;_&quot;;LOWER([.A9]);&quot;_day&quot;)" office:value-type="string" office:string-value="@hhg_sp4_day">
            <text:p>@hhg_sp4_day</text:p>
          </table:table-cell>
          <table:table-cell table:formula="of:=IFERROR( VALUE(LEFT([.H9];2))*60+VALUE(MID(REPLACE([.H9];6;1;&quot;.&quot;);4;4)) ;0)" office:value-type="float" office:value="854.1">
            <text:p>854.1</text:p>
          </table:table-cell>
          <table:table-cell table:formula="of:=IFERROR( VALUE(LEFT([.I9];2))*60+VALUE(MID(REPLACE([.I9];6;1;&quot;.&quot;);4;4)) ;0)" office:value-type="float" office:value="931.8">
            <text:p>931.8</text:p>
          </table:table-cell>
          <table:table-cell table:formula="of:=CONCATENATE([.Q9];&quot;1 = Run.create! race: @&quot;;LOWER([.A9]);&quot;_day1,&quot;)" office:value-type="string" office:string-value="@hhg_sp4_day1 = Run.create! race: @sp4_day1,">
            <text:p>@hhg_sp4_day1 = Run.create! race: @sp4_day1,</text:p>
          </table:table-cell>
          <table:table-cell table:formula="of:=CONCATENATE(&quot;                           user: @&quot;;[.J9];&quot;,&quot;)" office:value-type="string" office:string-value="                           user: @hhg,">
            <text:p><text:s text:c="27"/>user: @hhg,</text:p>
          </table:table-cell>
          <table:table-cell table:formula="of:=CONCATENATE(&quot;                           number: '&quot;;[.C9];&quot;',&quot;)" office:value-type="string" office:string-value="                           number: '65',">
            <text:p><text:s text:c="27"/>number: '65',</text:p>
          </table:table-cell>
          <table:table-cell table:formula="of:=IF([.R9]&gt;0;CONCATENATE(&quot;                           times: '{ final: &quot;;[.R9];&quot; }'&quot;);&quot;                           times: ''&quot;)" office:value-type="string" office:string-value="                           times: '{ final: 854.1 }'">
            <text:p><text:s text:c="27"/>times: '{ final: 854.1 }'</text:p>
          </table:table-cell>
          <table:table-cell table:formula="of:=CONCATENATE([.Q9];&quot;2 = Run.create! race: @&quot;;LOWER([.A9]);&quot;_day2,&quot;)" office:value-type="string" office:string-value="@hhg_sp4_day2 = Run.create! race: @sp4_day2,">
            <text:p>@hhg_sp4_day2 = Run.create! race: @sp4_day2,</text:p>
          </table:table-cell>
          <table:table-cell table:formula="of:=IF([.S9]&gt;0;CONCATENATE(&quot;                           times: '{ final: &quot;;[.S9];&quot; }'&quot;);&quot;                           times: ''&quot;)" office:value-type="string" office:string-value="                           times: '{ final: 931.8 }'">
            <text:p><text:s text:c="27"/>times: '{ final: 931.8 }'</text:p>
          </table:table-cell>
        </table:table-row>
        <table:table-row table:style-name="ro1">
          <table:table-cell table:formula="of:=[.A9]" office:value-type="string" office:string-value="Sp4">
            <text:p>Sp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69">
            <text:p>69</text:p>
          </table:table-cell>
          <table:table-cell table:style-name="ce1" office:value-type="string">
            <text:p>KrisztianRoland</text:p>
          </table:table-cell>
          <table:table-cell table:style-name="ce1" office:value-type="string">
            <text:p>Kiss</text:p>
          </table:table-cell>
          <table:table-cell table:style-name="ce1" office:value-type="string">
            <text:p>Norway</text:p>
          </table:table-cell>
          <table:table-cell table:style-name="ce1" office:value-type="string">
            <text:p>29:52,4</text:p>
          </table:table-cell>
          <table:table-cell table:style-name="ce1" office:value-type="string">
            <text:p>14:21,5</text:p>
          </table:table-cell>
          <table:table-cell table:style-name="ce1" office:value-type="string">
            <text:p>15:30,9</text:p>
          </table:table-cell>
          <table:table-cell table:style-name="ce3" table:formula="of:=CONCATENATE(LOWER(LEFT([.D10]));LOWER(LEFT([.E10]));LOWER(LEFT([.F10])))" office:value-type="string" office:string-value="kkn">
            <text:p>kkn</text:p>
          </table:table-cell>
          <table:table-cell table:formula="of:=CONCATENATE(&quot;@&quot;;[.J10];&quot; ||= User.create! email: '&quot;;LOWER([.D10]);&quot;.&quot;;LOWER([.E10]);&quot;@example.com',&quot;)" office:value-type="string" office:string-value="@kkn ||= User.create! email: 'krisztianroland.kiss@example.com',">
            <text:p>@kkn ||= User.create! email: 'krisztianroland.kiss@example.com',</text:p>
          </table:table-cell>
          <table:table-cell table:style-name="ce4" table:formula="of:=CONCATENATE(&quot;                  password: '&quot;;[.D10];&quot;1234567',&quot;)" office:value-type="string" office:string-value="                  password: 'KrisztianRoland1234567',">
            <text:p><text:s text:c="18"/>password: 'KrisztianRoland1234567',</text:p>
          </table:table-cell>
          <table:table-cell table:style-name="ce4" table:formula="of:=CONCATENATE(&quot;                  password_confirmation: '&quot;;[.D10];&quot;1234567',&quot;)" office:value-type="string" office:string-value="                  password_confirmation: 'KrisztianRoland1234567',">
            <text:p><text:s text:c="18"/>password_confirmation: 'KrisztianRoland1234567',</text:p>
          </table:table-cell>
          <table:table-cell table:style-name="ce4" table:formula="of:=CONCATENATE(&quot;                  display_name: '&quot;;[.D10];&quot; &quot;;[.E10];&quot;',&quot;)" office:value-type="string" office:string-value="                  display_name: 'KrisztianRoland Kiss',">
            <text:p><text:s text:c="18"/>display_name: 'KrisztianRoland Kiss',</text:p>
          </table:table-cell>
          <table:table-cell table:style-name="ce4" table:formula="of:=CONCATENATE(&quot;                  nationality: :&quot;;LOWER([.F10]))" office:value-type="string" office:string-value="                  nationality: :norway">
            <text:p><text:s text:c="18"/>nationality: :norway</text:p>
          </table:table-cell>
          <table:table-cell/>
          <table:table-cell table:formula="of:=CONCATENATE(&quot;@&quot;;[.J10];&quot;_&quot;;LOWER([.A10]);&quot;_day&quot;)" office:value-type="string" office:string-value="@kkn_sp4_day">
            <text:p>@kkn_sp4_day</text:p>
          </table:table-cell>
          <table:table-cell table:formula="of:=IFERROR( VALUE(LEFT([.H10];2))*60+VALUE(MID(REPLACE([.H10];6;1;&quot;.&quot;);4;4)) ;0)" office:value-type="float" office:value="861.5">
            <text:p>861.5</text:p>
          </table:table-cell>
          <table:table-cell table:formula="of:=IFERROR( VALUE(LEFT([.I10];2))*60+VALUE(MID(REPLACE([.I10];6;1;&quot;.&quot;);4;4)) ;0)" office:value-type="float" office:value="930.9">
            <text:p>930.9</text:p>
          </table:table-cell>
          <table:table-cell table:formula="of:=CONCATENATE([.Q10];&quot;1 = Run.create! race: @&quot;;LOWER([.A10]);&quot;_day1,&quot;)" office:value-type="string" office:string-value="@kkn_sp4_day1 = Run.create! race: @sp4_day1,">
            <text:p>@kkn_sp4_day1 = Run.create! race: @sp4_day1,</text:p>
          </table:table-cell>
          <table:table-cell table:formula="of:=CONCATENATE(&quot;                           user: @&quot;;[.J10];&quot;,&quot;)" office:value-type="string" office:string-value="                           user: @kkn,">
            <text:p><text:s text:c="27"/>user: @kkn,</text:p>
          </table:table-cell>
          <table:table-cell table:formula="of:=CONCATENATE(&quot;                           number: '&quot;;[.C10];&quot;',&quot;)" office:value-type="string" office:string-value="                           number: '69',">
            <text:p><text:s text:c="27"/>number: '69',</text:p>
          </table:table-cell>
          <table:table-cell table:formula="of:=IF([.R10]&gt;0;CONCATENATE(&quot;                           times: '{ final: &quot;;[.R10];&quot; }'&quot;);&quot;                           times: ''&quot;)" office:value-type="string" office:string-value="                           times: '{ final: 861.5 }'">
            <text:p><text:s text:c="27"/>times: '{ final: 861.5 }'</text:p>
          </table:table-cell>
          <table:table-cell table:formula="of:=CONCATENATE([.Q10];&quot;2 = Run.create! race: @&quot;;LOWER([.A10]);&quot;_day2,&quot;)" office:value-type="string" office:string-value="@kkn_sp4_day2 = Run.create! race: @sp4_day2,">
            <text:p>@kkn_sp4_day2 = Run.create! race: @sp4_day2,</text:p>
          </table:table-cell>
          <table:table-cell table:formula="of:=IF([.S10]&gt;0;CONCATENATE(&quot;                           times: '{ final: &quot;;[.S10];&quot; }'&quot;);&quot;                           times: ''&quot;)" office:value-type="string" office:string-value="                           times: '{ final: 930.9 }'">
            <text:p><text:s text:c="27"/>times: '{ final: 930.9 }'</text:p>
          </table:table-cell>
        </table:table-row>
        <table:table-row table:style-name="ro1">
          <table:table-cell table:formula="of:=[.A10]" office:value-type="string" office:string-value="Sp4">
            <text:p>Sp4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60">
            <text:p>60</text:p>
          </table:table-cell>
          <table:table-cell table:style-name="ce1" office:value-type="string">
            <text:p>Sussie</text:p>
          </table:table-cell>
          <table:table-cell table:style-name="ce1" office:value-type="string">
            <text:p>Grönberg</text:p>
          </table:table-cell>
          <table:table-cell table:style-name="ce1" office:value-type="string">
            <text:p>Sweden</text:p>
          </table:table-cell>
          <table:table-cell table:style-name="ce1" office:value-type="string">
            <text:p>29:55,2</text:p>
          </table:table-cell>
          <table:table-cell table:style-name="ce1" office:value-type="string">
            <text:p>14:27,5</text:p>
          </table:table-cell>
          <table:table-cell table:style-name="ce1" office:value-type="string">
            <text:p>15:27,7</text:p>
          </table:table-cell>
          <table:table-cell table:style-name="ce3" table:formula="of:=CONCATENATE(LOWER(LEFT([.D11]));LOWER(LEFT([.E11]));LOWER(LEFT([.F11])))" office:value-type="string" office:string-value="sgs">
            <text:p>sgs</text:p>
          </table:table-cell>
          <table:table-cell table:formula="of:=CONCATENATE(&quot;@&quot;;[.J11];&quot; ||= User.create! email: '&quot;;LOWER([.D11]);&quot;.&quot;;LOWER([.E11]);&quot;@example.com',&quot;)" office:value-type="string" office:string-value="@sgs ||= User.create! email: 'sussie.grönberg@example.com',">
            <text:p>@sgs ||= User.create! email: 'sussie.grönberg@example.com',</text:p>
          </table:table-cell>
          <table:table-cell table:style-name="ce4" table:formula="of:=CONCATENATE(&quot;                  password: '&quot;;[.D11];&quot;1234567',&quot;)" office:value-type="string" office:string-value="                  password: 'Sussie1234567',">
            <text:p><text:s text:c="18"/>password: 'Sussie1234567',</text:p>
          </table:table-cell>
          <table:table-cell table:style-name="ce4" table:formula="of:=CONCATENATE(&quot;                  password_confirmation: '&quot;;[.D11];&quot;1234567',&quot;)" office:value-type="string" office:string-value="                  password_confirmation: 'Sussie1234567',">
            <text:p><text:s text:c="18"/>password_confirmation: 'Sussie1234567',</text:p>
          </table:table-cell>
          <table:table-cell table:style-name="ce4" table:formula="of:=CONCATENATE(&quot;                  display_name: '&quot;;[.D11];&quot; &quot;;[.E11];&quot;',&quot;)" office:value-type="string" office:string-value="                  display_name: 'Sussie Grönberg',">
            <text:p><text:s text:c="18"/>display_name: 'Sussie Grönberg',</text:p>
          </table:table-cell>
          <table:table-cell table:style-name="ce4" table:formula="of:=CONCATENATE(&quot;                  nationality: :&quot;;LOWER([.F11]))" office:value-type="string" office:string-value="                  nationality: :sweden">
            <text:p><text:s text:c="18"/>nationality: :sweden</text:p>
          </table:table-cell>
          <table:table-cell/>
          <table:table-cell table:formula="of:=CONCATENATE(&quot;@&quot;;[.J11];&quot;_&quot;;LOWER([.A11]);&quot;_day&quot;)" office:value-type="string" office:string-value="@sgs_sp4_day">
            <text:p>@sgs_sp4_day</text:p>
          </table:table-cell>
          <table:table-cell table:formula="of:=IFERROR( VALUE(LEFT([.H11];2))*60+VALUE(MID(REPLACE([.H11];6;1;&quot;.&quot;);4;4)) ;0)" office:value-type="float" office:value="867.5">
            <text:p>867.5</text:p>
          </table:table-cell>
          <table:table-cell table:formula="of:=IFERROR( VALUE(LEFT([.I11];2))*60+VALUE(MID(REPLACE([.I11];6;1;&quot;.&quot;);4;4)) ;0)" office:value-type="float" office:value="927.7">
            <text:p>927.7</text:p>
          </table:table-cell>
          <table:table-cell table:formula="of:=CONCATENATE([.Q11];&quot;1 = Run.create! race: @&quot;;LOWER([.A11]);&quot;_day1,&quot;)" office:value-type="string" office:string-value="@sgs_sp4_day1 = Run.create! race: @sp4_day1,">
            <text:p>@sgs_sp4_day1 = Run.create! race: @sp4_day1,</text:p>
          </table:table-cell>
          <table:table-cell table:formula="of:=CONCATENATE(&quot;                           user: @&quot;;[.J11];&quot;,&quot;)" office:value-type="string" office:string-value="                           user: @sgs,">
            <text:p><text:s text:c="27"/>user: @sgs,</text:p>
          </table:table-cell>
          <table:table-cell table:formula="of:=CONCATENATE(&quot;                           number: '&quot;;[.C11];&quot;',&quot;)" office:value-type="string" office:string-value="                           number: '60',">
            <text:p><text:s text:c="27"/>number: '60',</text:p>
          </table:table-cell>
          <table:table-cell table:formula="of:=IF([.R11]&gt;0;CONCATENATE(&quot;                           times: '{ final: &quot;;[.R11];&quot; }'&quot;);&quot;                           times: ''&quot;)" office:value-type="string" office:string-value="                           times: '{ final: 867.5 }'">
            <text:p><text:s text:c="27"/>times: '{ final: 867.5 }'</text:p>
          </table:table-cell>
          <table:table-cell table:formula="of:=CONCATENATE([.Q11];&quot;2 = Run.create! race: @&quot;;LOWER([.A11]);&quot;_day2,&quot;)" office:value-type="string" office:string-value="@sgs_sp4_day2 = Run.create! race: @sp4_day2,">
            <text:p>@sgs_sp4_day2 = Run.create! race: @sp4_day2,</text:p>
          </table:table-cell>
          <table:table-cell table:formula="of:=IF([.S11]&gt;0;CONCATENATE(&quot;                           times: '{ final: &quot;;[.S11];&quot; }'&quot;);&quot;                           times: ''&quot;)" office:value-type="string" office:string-value="                           times: '{ final: 927.7 }'">
            <text:p><text:s text:c="27"/>times: '{ final: 927.7 }'</text:p>
          </table:table-cell>
        </table:table-row>
        <table:table-row table:style-name="ro1">
          <table:table-cell table:formula="of:=[.A11]" office:value-type="string" office:string-value="Sp4">
            <text:p>Sp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66">
            <text:p>66</text:p>
          </table:table-cell>
          <table:table-cell table:style-name="ce1" office:value-type="string">
            <text:p>Heta</text:p>
          </table:table-cell>
          <table:table-cell table:style-name="ce1" office:value-type="string">
            <text:p>Lehtomäki</text:p>
          </table:table-cell>
          <table:table-cell table:style-name="ce1" office:value-type="string">
            <text:p>Finland</text:p>
          </table:table-cell>
          <table:table-cell table:style-name="ce1" office:value-type="string">
            <text:p>31:01,9</text:p>
          </table:table-cell>
          <table:table-cell table:style-name="ce1" office:value-type="string">
            <text:p>15:19,0</text:p>
          </table:table-cell>
          <table:table-cell table:style-name="ce1" office:value-type="string">
            <text:p>15:42,9</text:p>
          </table:table-cell>
          <table:table-cell table:style-name="ce3" table:formula="of:=CONCATENATE(LOWER(LEFT([.D12]));LOWER(LEFT([.E12]));LOWER(LEFT([.F12])))" office:value-type="string" office:string-value="hlf">
            <text:p>hlf</text:p>
          </table:table-cell>
          <table:table-cell table:formula="of:=CONCATENATE(&quot;@&quot;;[.J12];&quot; ||= User.create! email: '&quot;;LOWER([.D12]);&quot;.&quot;;LOWER([.E12]);&quot;@example.com',&quot;)" office:value-type="string" office:string-value="@hlf ||= User.create! email: 'heta.lehtomäki@example.com',">
            <text:p>@hlf ||= User.create! email: 'heta.lehtomäki@example.com',</text:p>
          </table:table-cell>
          <table:table-cell table:style-name="ce4" table:formula="of:=CONCATENATE(&quot;                  password: '&quot;;[.D12];&quot;1234567',&quot;)" office:value-type="string" office:string-value="                  password: 'Heta1234567',">
            <text:p><text:s text:c="18"/>password: 'Heta1234567',</text:p>
          </table:table-cell>
          <table:table-cell table:style-name="ce4" table:formula="of:=CONCATENATE(&quot;                  password_confirmation: '&quot;;[.D12];&quot;1234567',&quot;)" office:value-type="string" office:string-value="                  password_confirmation: 'Heta1234567',">
            <text:p><text:s text:c="18"/>password_confirmation: 'Heta1234567',</text:p>
          </table:table-cell>
          <table:table-cell table:style-name="ce4" table:formula="of:=CONCATENATE(&quot;                  display_name: '&quot;;[.D12];&quot; &quot;;[.E12];&quot;',&quot;)" office:value-type="string" office:string-value="                  display_name: 'Heta Lehtomäki',">
            <text:p><text:s text:c="18"/>display_name: 'Heta Lehtomäki',</text:p>
          </table:table-cell>
          <table:table-cell table:style-name="ce4" table:formula="of:=CONCATENATE(&quot;                  nationality: :&quot;;LOWER([.F12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12];&quot;_&quot;;LOWER([.A12]);&quot;_day&quot;)" office:value-type="string" office:string-value="@hlf_sp4_day">
            <text:p>@hlf_sp4_day</text:p>
          </table:table-cell>
          <table:table-cell table:formula="of:=IFERROR( VALUE(LEFT([.H12];2))*60+VALUE(MID(REPLACE([.H12];6;1;&quot;.&quot;);4;4)) ;0)" office:value-type="float" office:value="919">
            <text:p>919</text:p>
          </table:table-cell>
          <table:table-cell table:formula="of:=IFERROR( VALUE(LEFT([.I12];2))*60+VALUE(MID(REPLACE([.I12];6;1;&quot;.&quot;);4;4)) ;0)" office:value-type="float" office:value="942.9">
            <text:p>942.9</text:p>
          </table:table-cell>
          <table:table-cell table:formula="of:=CONCATENATE([.Q12];&quot;1 = Run.create! race: @&quot;;LOWER([.A12]);&quot;_day1,&quot;)" office:value-type="string" office:string-value="@hlf_sp4_day1 = Run.create! race: @sp4_day1,">
            <text:p>@hlf_sp4_day1 = Run.create! race: @sp4_day1,</text:p>
          </table:table-cell>
          <table:table-cell table:formula="of:=CONCATENATE(&quot;                           user: @&quot;;[.J12];&quot;,&quot;)" office:value-type="string" office:string-value="                           user: @hlf,">
            <text:p><text:s text:c="27"/>user: @hlf,</text:p>
          </table:table-cell>
          <table:table-cell table:formula="of:=CONCATENATE(&quot;                           number: '&quot;;[.C12];&quot;',&quot;)" office:value-type="string" office:string-value="                           number: '66',">
            <text:p><text:s text:c="27"/>number: '66',</text:p>
          </table:table-cell>
          <table:table-cell table:formula="of:=IF([.R12]&gt;0;CONCATENATE(&quot;                           times: '{ final: &quot;;[.R12];&quot; }'&quot;);&quot;                           times: ''&quot;)" office:value-type="string" office:string-value="                           times: '{ final: 919 }'">
            <text:p><text:s text:c="27"/>times: '{ final: 919 }'</text:p>
          </table:table-cell>
          <table:table-cell table:formula="of:=CONCATENATE([.Q12];&quot;2 = Run.create! race: @&quot;;LOWER([.A12]);&quot;_day2,&quot;)" office:value-type="string" office:string-value="@hlf_sp4_day2 = Run.create! race: @sp4_day2,">
            <text:p>@hlf_sp4_day2 = Run.create! race: @sp4_day2,</text:p>
          </table:table-cell>
          <table:table-cell table:formula="of:=IF([.S12]&gt;0;CONCATENATE(&quot;                           times: '{ final: &quot;;[.S12];&quot; }'&quot;);&quot;                           times: ''&quot;)" office:value-type="string" office:string-value="                           times: '{ final: 942.9 }'">
            <text:p><text:s text:c="27"/>times: '{ final: 942.9 }'</text:p>
          </table:table-cell>
        </table:table-row>
        <table:table-row table:style-name="ro1">
          <table:table-cell table:formula="of:=[.A12]" office:value-type="string" office:string-value="Sp4">
            <text:p>Sp4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62">
            <text:p>62</text:p>
          </table:table-cell>
          <table:table-cell table:style-name="ce1" office:value-type="string">
            <text:p>Lukasz</text:p>
          </table:table-cell>
          <table:table-cell table:style-name="ce1" office:value-type="string">
            <text:p>Paczynski</text:p>
          </table:table-cell>
          <table:table-cell table:style-name="ce1" office:value-type="string">
            <text:p>Poland</text:p>
          </table:table-cell>
          <table:table-cell table:style-name="ce1" office:value-type="string">
            <text:p>31:07,3</text:p>
          </table:table-cell>
          <table:table-cell table:style-name="ce1" office:value-type="string">
            <text:p>15:06,5</text:p>
          </table:table-cell>
          <table:table-cell table:style-name="ce1" office:value-type="string">
            <text:p>16:00,8</text:p>
          </table:table-cell>
          <table:table-cell table:style-name="ce3" table:formula="of:=CONCATENATE(LOWER(LEFT([.D13]));LOWER(LEFT([.E13]));LOWER(LEFT([.F13])))" office:value-type="string" office:string-value="lpp">
            <text:p>lpp</text:p>
          </table:table-cell>
          <table:table-cell table:formula="of:=CONCATENATE(&quot;@&quot;;[.J13];&quot; ||= User.create! email: '&quot;;LOWER([.D13]);&quot;.&quot;;LOWER([.E13]);&quot;@example.com',&quot;)" office:value-type="string" office:string-value="@lpp ||= User.create! email: 'lukasz.paczynski@example.com',">
            <text:p>@lpp ||= User.create! email: 'lukasz.paczynski@example.com',</text:p>
          </table:table-cell>
          <table:table-cell table:style-name="ce4" table:formula="of:=CONCATENATE(&quot;                  password: '&quot;;[.D13];&quot;1234567',&quot;)" office:value-type="string" office:string-value="                  password: 'Lukasz1234567',">
            <text:p><text:s text:c="18"/>password: 'Lukasz1234567',</text:p>
          </table:table-cell>
          <table:table-cell table:style-name="ce4" table:formula="of:=CONCATENATE(&quot;                  password_confirmation: '&quot;;[.D13];&quot;1234567',&quot;)" office:value-type="string" office:string-value="                  password_confirmation: 'Lukasz1234567',">
            <text:p><text:s text:c="18"/>password_confirmation: 'Lukasz1234567',</text:p>
          </table:table-cell>
          <table:table-cell table:style-name="ce4" table:formula="of:=CONCATENATE(&quot;                  display_name: '&quot;;[.D13];&quot; &quot;;[.E13];&quot;',&quot;)" office:value-type="string" office:string-value="                  display_name: 'Lukasz Paczynski',">
            <text:p><text:s text:c="18"/>display_name: 'Lukasz Paczynski',</text:p>
          </table:table-cell>
          <table:table-cell table:style-name="ce4" table:formula="of:=CONCATENATE(&quot;                  nationality: :&quot;;LOWER([.F13]))" office:value-type="string" office:string-value="                  nationality: :poland">
            <text:p><text:s text:c="18"/>nationality: :poland</text:p>
          </table:table-cell>
          <table:table-cell/>
          <table:table-cell table:formula="of:=CONCATENATE(&quot;@&quot;;[.J13];&quot;_&quot;;LOWER([.A13]);&quot;_day&quot;)" office:value-type="string" office:string-value="@lpp_sp4_day">
            <text:p>@lpp_sp4_day</text:p>
          </table:table-cell>
          <table:table-cell table:formula="of:=IFERROR( VALUE(LEFT([.H13];2))*60+VALUE(MID(REPLACE([.H13];6;1;&quot;.&quot;);4;4)) ;0)" office:value-type="float" office:value="906.5">
            <text:p>906.5</text:p>
          </table:table-cell>
          <table:table-cell table:formula="of:=IFERROR( VALUE(LEFT([.I13];2))*60+VALUE(MID(REPLACE([.I13];6;1;&quot;.&quot;);4;4)) ;0)" office:value-type="float" office:value="960.8">
            <text:p>960.8</text:p>
          </table:table-cell>
          <table:table-cell table:formula="of:=CONCATENATE([.Q13];&quot;1 = Run.create! race: @&quot;;LOWER([.A13]);&quot;_day1,&quot;)" office:value-type="string" office:string-value="@lpp_sp4_day1 = Run.create! race: @sp4_day1,">
            <text:p>@lpp_sp4_day1 = Run.create! race: @sp4_day1,</text:p>
          </table:table-cell>
          <table:table-cell table:formula="of:=CONCATENATE(&quot;                           user: @&quot;;[.J13];&quot;,&quot;)" office:value-type="string" office:string-value="                           user: @lpp,">
            <text:p><text:s text:c="27"/>user: @lpp,</text:p>
          </table:table-cell>
          <table:table-cell table:formula="of:=CONCATENATE(&quot;                           number: '&quot;;[.C13];&quot;',&quot;)" office:value-type="string" office:string-value="                           number: '62',">
            <text:p><text:s text:c="27"/>number: '62',</text:p>
          </table:table-cell>
          <table:table-cell table:formula="of:=IF([.R13]&gt;0;CONCATENATE(&quot;                           times: '{ final: &quot;;[.R13];&quot; }'&quot;);&quot;                           times: ''&quot;)" office:value-type="string" office:string-value="                           times: '{ final: 906.5 }'">
            <text:p><text:s text:c="27"/>times: '{ final: 906.5 }'</text:p>
          </table:table-cell>
          <table:table-cell table:formula="of:=CONCATENATE([.Q13];&quot;2 = Run.create! race: @&quot;;LOWER([.A13]);&quot;_day2,&quot;)" office:value-type="string" office:string-value="@lpp_sp4_day2 = Run.create! race: @sp4_day2,">
            <text:p>@lpp_sp4_day2 = Run.create! race: @sp4_day2,</text:p>
          </table:table-cell>
          <table:table-cell table:formula="of:=IF([.S13]&gt;0;CONCATENATE(&quot;                           times: '{ final: &quot;;[.S13];&quot; }'&quot;);&quot;                           times: ''&quot;)" office:value-type="string" office:string-value="                           times: '{ final: 960.8 }'">
            <text:p><text:s text:c="27"/>times: '{ final: 960.8 }'</text:p>
          </table:table-cell>
        </table:table-row>
        <table:table-row table:style-name="ro1">
          <table:table-cell table:formula="of:=[.A13]" office:value-type="string" office:string-value="Sp4">
            <text:p>Sp4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54">
            <text:p>54</text:p>
          </table:table-cell>
          <table:table-cell table:style-name="ce1" office:value-type="string">
            <text:p>Dagmar</text:p>
          </table:table-cell>
          <table:table-cell table:style-name="ce1" office:value-type="string">
            <text:p>Nesnerová</text:p>
          </table:table-cell>
          <table:table-cell table:style-name="ce1" office:value-type="string">
            <text:p>CzechRepublic</text:p>
          </table:table-cell>
          <table:table-cell table:style-name="ce1" office:value-type="string">
            <text:p>32:05,1</text:p>
          </table:table-cell>
          <table:table-cell table:style-name="ce1" office:value-type="string">
            <text:p>15:18,4</text:p>
          </table:table-cell>
          <table:table-cell table:style-name="ce1" office:value-type="string">
            <text:p>16:46,7</text:p>
          </table:table-cell>
          <table:table-cell table:style-name="ce3" table:formula="of:=CONCATENATE(LOWER(LEFT([.D14]));LOWER(LEFT([.E14]));LOWER(LEFT([.F14])))" office:value-type="string" office:string-value="dnc">
            <text:p>dnc</text:p>
          </table:table-cell>
          <table:table-cell table:formula="of:=CONCATENATE(&quot;@&quot;;[.J14];&quot; ||= User.create! email: '&quot;;LOWER([.D14]);&quot;.&quot;;LOWER([.E14]);&quot;@example.com',&quot;)" office:value-type="string" office:string-value="@dnc ||= User.create! email: 'dagmar.nesnerová@example.com',">
            <text:p>@dnc ||= User.create! email: 'dagmar.nesnerová@example.com',</text:p>
          </table:table-cell>
          <table:table-cell table:style-name="ce4" table:formula="of:=CONCATENATE(&quot;                  password: '&quot;;[.D14];&quot;1234567',&quot;)" office:value-type="string" office:string-value="                  password: 'Dagmar1234567',">
            <text:p><text:s text:c="18"/>password: 'Dagmar1234567',</text:p>
          </table:table-cell>
          <table:table-cell table:style-name="ce4" table:formula="of:=CONCATENATE(&quot;                  password_confirmation: '&quot;;[.D14];&quot;1234567',&quot;)" office:value-type="string" office:string-value="                  password_confirmation: 'Dagmar1234567',">
            <text:p><text:s text:c="18"/>password_confirmation: 'Dagmar1234567',</text:p>
          </table:table-cell>
          <table:table-cell table:style-name="ce4" table:formula="of:=CONCATENATE(&quot;                  display_name: '&quot;;[.D14];&quot; &quot;;[.E14];&quot;',&quot;)" office:value-type="string" office:string-value="                  display_name: 'Dagmar Nesnerová',">
            <text:p><text:s text:c="18"/>display_name: 'Dagmar Nesnerová',</text:p>
          </table:table-cell>
          <table:table-cell table:style-name="ce4" table:formula="of:=CONCATENATE(&quot;                  nationality: :&quot;;LOWER([.F14]))" office:value-type="string" office:string-value="                  nationality: :czechrepublic">
            <text:p><text:s text:c="18"/>nationality: :czechrepublic</text:p>
          </table:table-cell>
          <table:table-cell/>
          <table:table-cell table:formula="of:=CONCATENATE(&quot;@&quot;;[.J14];&quot;_&quot;;LOWER([.A14]);&quot;_day&quot;)" office:value-type="string" office:string-value="@dnc_sp4_day">
            <text:p>@dnc_sp4_day</text:p>
          </table:table-cell>
          <table:table-cell table:formula="of:=IFERROR( VALUE(LEFT([.H14];2))*60+VALUE(MID(REPLACE([.H14];6;1;&quot;.&quot;);4;4)) ;0)" office:value-type="float" office:value="918.4">
            <text:p>918.4</text:p>
          </table:table-cell>
          <table:table-cell table:formula="of:=IFERROR( VALUE(LEFT([.I14];2))*60+VALUE(MID(REPLACE([.I14];6;1;&quot;.&quot;);4;4)) ;0)" office:value-type="float" office:value="1006.7">
            <text:p>1006.7</text:p>
          </table:table-cell>
          <table:table-cell table:formula="of:=CONCATENATE([.Q14];&quot;1 = Run.create! race: @&quot;;LOWER([.A14]);&quot;_day1,&quot;)" office:value-type="string" office:string-value="@dnc_sp4_day1 = Run.create! race: @sp4_day1,">
            <text:p>@dnc_sp4_day1 = Run.create! race: @sp4_day1,</text:p>
          </table:table-cell>
          <table:table-cell table:formula="of:=CONCATENATE(&quot;                           user: @&quot;;[.J14];&quot;,&quot;)" office:value-type="string" office:string-value="                           user: @dnc,">
            <text:p><text:s text:c="27"/>user: @dnc,</text:p>
          </table:table-cell>
          <table:table-cell table:formula="of:=CONCATENATE(&quot;                           number: '&quot;;[.C14];&quot;',&quot;)" office:value-type="string" office:string-value="                           number: '54',">
            <text:p><text:s text:c="27"/>number: '54',</text:p>
          </table:table-cell>
          <table:table-cell table:formula="of:=IF([.R14]&gt;0;CONCATENATE(&quot;                           times: '{ final: &quot;;[.R14];&quot; }'&quot;);&quot;                           times: ''&quot;)" office:value-type="string" office:string-value="                           times: '{ final: 918.4 }'">
            <text:p><text:s text:c="27"/>times: '{ final: 918.4 }'</text:p>
          </table:table-cell>
          <table:table-cell table:formula="of:=CONCATENATE([.Q14];&quot;2 = Run.create! race: @&quot;;LOWER([.A14]);&quot;_day2,&quot;)" office:value-type="string" office:string-value="@dnc_sp4_day2 = Run.create! race: @sp4_day2,">
            <text:p>@dnc_sp4_day2 = Run.create! race: @sp4_day2,</text:p>
          </table:table-cell>
          <table:table-cell table:formula="of:=IF([.S14]&gt;0;CONCATENATE(&quot;                           times: '{ final: &quot;;[.S14];&quot; }'&quot;);&quot;                           times: ''&quot;)" office:value-type="string" office:string-value="                           times: '{ final: 1006.7 }'">
            <text:p><text:s text:c="27"/>times: '{ final: 1006.7 }'</text:p>
          </table:table-cell>
        </table:table-row>
        <table:table-row table:style-name="ro1">
          <table:table-cell table:formula="of:=[.A14]" office:value-type="string" office:string-value="Sp4">
            <text:p>Sp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Anu</text:p>
          </table:table-cell>
          <table:table-cell table:style-name="ce1" office:value-type="string">
            <text:p>Parikka</text:p>
          </table:table-cell>
          <table:table-cell table:style-name="ce1" office:value-type="string">
            <text:p>Finland</text:p>
          </table:table-cell>
          <table:table-cell table:style-name="ce1" office:value-type="string">
            <text:p>36:17,9</text:p>
          </table:table-cell>
          <table:table-cell table:style-name="ce1" office:value-type="string">
            <text:p>16:46,9</text:p>
          </table:table-cell>
          <table:table-cell table:style-name="ce1" office:value-type="string">
            <text:p>19:31,0</text:p>
          </table:table-cell>
          <table:table-cell table:style-name="ce3" table:formula="of:=CONCATENATE(LOWER(LEFT([.D15]));LOWER(LEFT([.E15]));LOWER(LEFT([.F15])))" office:value-type="string" office:string-value="apf">
            <text:p>apf</text:p>
          </table:table-cell>
          <table:table-cell table:formula="of:=CONCATENATE(&quot;@&quot;;[.J15];&quot; ||= User.create! email: '&quot;;LOWER([.D15]);&quot;.&quot;;LOWER([.E15]);&quot;@example.com',&quot;)" office:value-type="string" office:string-value="@apf ||= User.create! email: 'anu.parikka@example.com',">
            <text:p>@apf ||= User.create! email: 'anu.parikka@example.com',</text:p>
          </table:table-cell>
          <table:table-cell table:style-name="ce4" table:formula="of:=CONCATENATE(&quot;                  password: '&quot;;[.D15];&quot;1234567',&quot;)" office:value-type="string" office:string-value="                  password: 'Anu1234567',">
            <text:p><text:s text:c="18"/>password: 'Anu1234567',</text:p>
          </table:table-cell>
          <table:table-cell table:style-name="ce4" table:formula="of:=CONCATENATE(&quot;                  password_confirmation: '&quot;;[.D15];&quot;1234567',&quot;)" office:value-type="string" office:string-value="                  password_confirmation: 'Anu1234567',">
            <text:p><text:s text:c="18"/>password_confirmation: 'Anu1234567',</text:p>
          </table:table-cell>
          <table:table-cell table:style-name="ce4" table:formula="of:=CONCATENATE(&quot;                  display_name: '&quot;;[.D15];&quot; &quot;;[.E15];&quot;',&quot;)" office:value-type="string" office:string-value="                  display_name: 'Anu Parikka',">
            <text:p><text:s text:c="18"/>display_name: 'Anu Parikka',</text:p>
          </table:table-cell>
          <table:table-cell table:style-name="ce4" table:formula="of:=CONCATENATE(&quot;                  nationality: :&quot;;LOWER([.F15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15];&quot;_&quot;;LOWER([.A15]);&quot;_day&quot;)" office:value-type="string" office:string-value="@apf_sp4_day">
            <text:p>@apf_sp4_day</text:p>
          </table:table-cell>
          <table:table-cell table:formula="of:=IFERROR( VALUE(LEFT([.H15];2))*60+VALUE(MID(REPLACE([.H15];6;1;&quot;.&quot;);4;4)) ;0)" office:value-type="float" office:value="1006.9">
            <text:p>1006.9</text:p>
          </table:table-cell>
          <table:table-cell table:formula="of:=IFERROR( VALUE(LEFT([.I15];2))*60+VALUE(MID(REPLACE([.I15];6;1;&quot;.&quot;);4;4)) ;0)" office:value-type="float" office:value="1171">
            <text:p>1171</text:p>
          </table:table-cell>
          <table:table-cell table:formula="of:=CONCATENATE([.Q15];&quot;1 = Run.create! race: @&quot;;LOWER([.A15]);&quot;_day1,&quot;)" office:value-type="string" office:string-value="@apf_sp4_day1 = Run.create! race: @sp4_day1,">
            <text:p>@apf_sp4_day1 = Run.create! race: @sp4_day1,</text:p>
          </table:table-cell>
          <table:table-cell table:formula="of:=CONCATENATE(&quot;                           user: @&quot;;[.J15];&quot;,&quot;)" office:value-type="string" office:string-value="                           user: @apf,">
            <text:p><text:s text:c="27"/>user: @apf,</text:p>
          </table:table-cell>
          <table:table-cell table:formula="of:=CONCATENATE(&quot;                           number: '&quot;;[.C15];&quot;',&quot;)" office:value-type="string" office:string-value="                           number: '64',">
            <text:p><text:s text:c="27"/>number: '64',</text:p>
          </table:table-cell>
          <table:table-cell table:formula="of:=IF([.R15]&gt;0;CONCATENATE(&quot;                           times: '{ final: &quot;;[.R15];&quot; }'&quot;);&quot;                           times: ''&quot;)" office:value-type="string" office:string-value="                           times: '{ final: 1006.9 }'">
            <text:p><text:s text:c="27"/>times: '{ final: 1006.9 }'</text:p>
          </table:table-cell>
          <table:table-cell table:formula="of:=CONCATENATE([.Q15];&quot;2 = Run.create! race: @&quot;;LOWER([.A15]);&quot;_day2,&quot;)" office:value-type="string" office:string-value="@apf_sp4_day2 = Run.create! race: @sp4_day2,">
            <text:p>@apf_sp4_day2 = Run.create! race: @sp4_day2,</text:p>
          </table:table-cell>
          <table:table-cell table:formula="of:=IF([.S15]&gt;0;CONCATENATE(&quot;                           times: '{ final: &quot;;[.S15];&quot; }'&quot;);&quot;                           times: ''&quot;)" office:value-type="string" office:string-value="                           times: '{ final: 1171 }'">
            <text:p><text:s text:c="27"/>times: '{ final: 1171 }'</text:p>
          </table:table-cell>
        </table:table-row>
        <table:table-row table:style-name="ro1">
          <table:table-cell table:formula="of:=[.A15]" office:value-type="string" office:string-value="Sp4">
            <text:p>Sp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61">
            <text:p>61</text:p>
          </table:table-cell>
          <table:table-cell table:style-name="ce1" office:value-type="string">
            <text:p>Susanna</text:p>
          </table:table-cell>
          <table:table-cell table:style-name="ce1" office:value-type="string">
            <text:p>Bürkland</text:p>
          </table:table-cell>
          <table:table-cell table:style-name="ce1" office:value-type="string">
            <text:p>Finland</text:p>
          </table:table-cell>
          <table:table-cell table:style-name="ce1" office:value-type="string">
            <text:p>37:15,3</text:p>
          </table:table-cell>
          <table:table-cell table:style-name="ce1" office:value-type="string">
            <text:p>17:20,4</text:p>
          </table:table-cell>
          <table:table-cell table:style-name="ce1" office:value-type="string">
            <text:p>19:54,9</text:p>
          </table:table-cell>
          <table:table-cell table:style-name="ce3" table:formula="of:=CONCATENATE(LOWER(LEFT([.D16]));LOWER(LEFT([.E16]));LOWER(LEFT([.F16])))" office:value-type="string" office:string-value="sbf">
            <text:p>sbf</text:p>
          </table:table-cell>
          <table:table-cell table:formula="of:=CONCATENATE(&quot;@&quot;;[.J16];&quot; ||= User.create! email: '&quot;;LOWER([.D16]);&quot;.&quot;;LOWER([.E16]);&quot;@example.com',&quot;)" office:value-type="string" office:string-value="@sbf ||= User.create! email: 'susanna.bürkland@example.com',">
            <text:p>@sbf ||= User.create! email: 'susanna.bürkland@example.com',</text:p>
          </table:table-cell>
          <table:table-cell table:style-name="ce4" table:formula="of:=CONCATENATE(&quot;                  password: '&quot;;[.D16];&quot;1234567',&quot;)" office:value-type="string" office:string-value="                  password: 'Susanna1234567',">
            <text:p><text:s text:c="18"/>password: 'Susanna1234567',</text:p>
          </table:table-cell>
          <table:table-cell table:style-name="ce4" table:formula="of:=CONCATENATE(&quot;                  password_confirmation: '&quot;;[.D16];&quot;1234567',&quot;)" office:value-type="string" office:string-value="                  password_confirmation: 'Susanna1234567',">
            <text:p><text:s text:c="18"/>password_confirmation: 'Susanna1234567',</text:p>
          </table:table-cell>
          <table:table-cell table:style-name="ce4" table:formula="of:=CONCATENATE(&quot;                  display_name: '&quot;;[.D16];&quot; &quot;;[.E16];&quot;',&quot;)" office:value-type="string" office:string-value="                  display_name: 'Susanna Bürkland',">
            <text:p><text:s text:c="18"/>display_name: 'Susanna Bürkland',</text:p>
          </table:table-cell>
          <table:table-cell table:style-name="ce4" table:formula="of:=CONCATENATE(&quot;                  nationality: :&quot;;LOWER([.F16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16];&quot;_&quot;;LOWER([.A16]);&quot;_day&quot;)" office:value-type="string" office:string-value="@sbf_sp4_day">
            <text:p>@sbf_sp4_day</text:p>
          </table:table-cell>
          <table:table-cell table:formula="of:=IFERROR( VALUE(LEFT([.H16];2))*60+VALUE(MID(REPLACE([.H16];6;1;&quot;.&quot;);4;4)) ;0)" office:value-type="float" office:value="1040.4">
            <text:p>1040.4</text:p>
          </table:table-cell>
          <table:table-cell table:formula="of:=IFERROR( VALUE(LEFT([.I16];2))*60+VALUE(MID(REPLACE([.I16];6;1;&quot;.&quot;);4;4)) ;0)" office:value-type="float" office:value="1194.9">
            <text:p>1194.9</text:p>
          </table:table-cell>
          <table:table-cell table:formula="of:=CONCATENATE([.Q16];&quot;1 = Run.create! race: @&quot;;LOWER([.A16]);&quot;_day1,&quot;)" office:value-type="string" office:string-value="@sbf_sp4_day1 = Run.create! race: @sp4_day1,">
            <text:p>@sbf_sp4_day1 = Run.create! race: @sp4_day1,</text:p>
          </table:table-cell>
          <table:table-cell table:formula="of:=CONCATENATE(&quot;                           user: @&quot;;[.J16];&quot;,&quot;)" office:value-type="string" office:string-value="                           user: @sbf,">
            <text:p><text:s text:c="27"/>user: @sbf,</text:p>
          </table:table-cell>
          <table:table-cell table:formula="of:=CONCATENATE(&quot;                           number: '&quot;;[.C16];&quot;',&quot;)" office:value-type="string" office:string-value="                           number: '61',">
            <text:p><text:s text:c="27"/>number: '61',</text:p>
          </table:table-cell>
          <table:table-cell table:formula="of:=IF([.R16]&gt;0;CONCATENATE(&quot;                           times: '{ final: &quot;;[.R16];&quot; }'&quot;);&quot;                           times: ''&quot;)" office:value-type="string" office:string-value="                           times: '{ final: 1040.4 }'">
            <text:p><text:s text:c="27"/>times: '{ final: 1040.4 }'</text:p>
          </table:table-cell>
          <table:table-cell table:formula="of:=CONCATENATE([.Q16];&quot;2 = Run.create! race: @&quot;;LOWER([.A16]);&quot;_day2,&quot;)" office:value-type="string" office:string-value="@sbf_sp4_day2 = Run.create! race: @sp4_day2,">
            <text:p>@sbf_sp4_day2 = Run.create! race: @sp4_day2,</text:p>
          </table:table-cell>
          <table:table-cell table:formula="of:=IF([.S16]&gt;0;CONCATENATE(&quot;                           times: '{ final: &quot;;[.S16];&quot; }'&quot;);&quot;                           times: ''&quot;)" office:value-type="string" office:string-value="                           times: '{ final: 1194.9 }'">
            <text:p><text:s text:c="27"/>times: '{ final: 1194.9 }'</text:p>
          </table:table-cell>
        </table:table-row>
        <table:table-row table:style-name="ro1">
          <table:table-cell table:formula="of:=[.A16]" office:value-type="string" office:string-value="Sp4">
            <text:p>Sp4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71">
            <text:p>71</text:p>
          </table:table-cell>
          <table:table-cell table:style-name="ce1" office:value-type="string">
            <text:p>Martins</text:p>
          </table:table-cell>
          <table:table-cell table:style-name="ce1" office:value-type="string">
            <text:p>Kristons</text:p>
          </table:table-cell>
          <table:table-cell table:style-name="ce1" office:value-type="string">
            <text:p>Latvia</text:p>
          </table:table-cell>
          <table:table-cell table:style-name="ce1" office:value-type="string">
            <text:p>38:31,9</text:p>
          </table:table-cell>
          <table:table-cell table:style-name="ce1" office:value-type="string">
            <text:p>18:39,6</text:p>
          </table:table-cell>
          <table:table-cell table:style-name="ce1" office:value-type="string">
            <text:p>19:52,3</text:p>
          </table:table-cell>
          <table:table-cell table:style-name="ce3" table:formula="of:=CONCATENATE(LOWER(LEFT([.D17]));LOWER(LEFT([.E17]));LOWER(LEFT([.F17])))" office:value-type="string" office:string-value="mkl">
            <text:p>mkl</text:p>
          </table:table-cell>
          <table:table-cell table:formula="of:=CONCATENATE(&quot;@&quot;;[.J17];&quot; ||= User.create! email: '&quot;;LOWER([.D17]);&quot;.&quot;;LOWER([.E17]);&quot;@example.com',&quot;)" office:value-type="string" office:string-value="@mkl ||= User.create! email: 'martins.kristons@example.com',">
            <text:p>@mkl ||= User.create! email: 'martins.kristons@example.com',</text:p>
          </table:table-cell>
          <table:table-cell table:style-name="ce4" table:formula="of:=CONCATENATE(&quot;                  password: '&quot;;[.D17];&quot;1234567',&quot;)" office:value-type="string" office:string-value="                  password: 'Martins1234567',">
            <text:p><text:s text:c="18"/>password: 'Martins1234567',</text:p>
          </table:table-cell>
          <table:table-cell table:style-name="ce4" table:formula="of:=CONCATENATE(&quot;                  password_confirmation: '&quot;;[.D17];&quot;1234567',&quot;)" office:value-type="string" office:string-value="                  password_confirmation: 'Martins1234567',">
            <text:p><text:s text:c="18"/>password_confirmation: 'Martins1234567',</text:p>
          </table:table-cell>
          <table:table-cell table:style-name="ce4" table:formula="of:=CONCATENATE(&quot;                  display_name: '&quot;;[.D17];&quot; &quot;;[.E17];&quot;',&quot;)" office:value-type="string" office:string-value="                  display_name: 'Martins Kristons',">
            <text:p><text:s text:c="18"/>display_name: 'Martins Kristons',</text:p>
          </table:table-cell>
          <table:table-cell table:style-name="ce4" table:formula="of:=CONCATENATE(&quot;                  nationality: :&quot;;LOWER([.F17]))" office:value-type="string" office:string-value="                  nationality: :latvia">
            <text:p><text:s text:c="18"/>nationality: :latvia</text:p>
          </table:table-cell>
          <table:table-cell/>
          <table:table-cell table:formula="of:=CONCATENATE(&quot;@&quot;;[.J17];&quot;_&quot;;LOWER([.A17]);&quot;_day&quot;)" office:value-type="string" office:string-value="@mkl_sp4_day">
            <text:p>@mkl_sp4_day</text:p>
          </table:table-cell>
          <table:table-cell table:formula="of:=IFERROR( VALUE(LEFT([.H17];2))*60+VALUE(MID(REPLACE([.H17];6;1;&quot;.&quot;);4;4)) ;0)" office:value-type="float" office:value="1119.6">
            <text:p>1119.6</text:p>
          </table:table-cell>
          <table:table-cell table:formula="of:=IFERROR( VALUE(LEFT([.I17];2))*60+VALUE(MID(REPLACE([.I17];6;1;&quot;.&quot;);4;4)) ;0)" office:value-type="float" office:value="1192.3">
            <text:p>1192.3</text:p>
          </table:table-cell>
          <table:table-cell table:formula="of:=CONCATENATE([.Q17];&quot;1 = Run.create! race: @&quot;;LOWER([.A17]);&quot;_day1,&quot;)" office:value-type="string" office:string-value="@mkl_sp4_day1 = Run.create! race: @sp4_day1,">
            <text:p>@mkl_sp4_day1 = Run.create! race: @sp4_day1,</text:p>
          </table:table-cell>
          <table:table-cell table:formula="of:=CONCATENATE(&quot;                           user: @&quot;;[.J17];&quot;,&quot;)" office:value-type="string" office:string-value="                           user: @mkl,">
            <text:p><text:s text:c="27"/>user: @mkl,</text:p>
          </table:table-cell>
          <table:table-cell table:formula="of:=CONCATENATE(&quot;                           number: '&quot;;[.C17];&quot;',&quot;)" office:value-type="string" office:string-value="                           number: '71',">
            <text:p><text:s text:c="27"/>number: '71',</text:p>
          </table:table-cell>
          <table:table-cell table:formula="of:=IF([.R17]&gt;0;CONCATENATE(&quot;                           times: '{ final: &quot;;[.R17];&quot; }'&quot;);&quot;                           times: ''&quot;)" office:value-type="string" office:string-value="                           times: '{ final: 1119.6 }'">
            <text:p><text:s text:c="27"/>times: '{ final: 1119.6 }'</text:p>
          </table:table-cell>
          <table:table-cell table:formula="of:=CONCATENATE([.Q17];&quot;2 = Run.create! race: @&quot;;LOWER([.A17]);&quot;_day2,&quot;)" office:value-type="string" office:string-value="@mkl_sp4_day2 = Run.create! race: @sp4_day2,">
            <text:p>@mkl_sp4_day2 = Run.create! race: @sp4_day2,</text:p>
          </table:table-cell>
          <table:table-cell table:formula="of:=IF([.S17]&gt;0;CONCATENATE(&quot;                           times: '{ final: &quot;;[.S17];&quot; }'&quot;);&quot;                           times: ''&quot;)" office:value-type="string" office:string-value="                           times: '{ final: 1192.3 }'">
            <text:p><text:s text:c="27"/>times: '{ final: 1192.3 }'</text:p>
          </table:table-cell>
        </table:table-row>
        <table:table-row table:style-name="ro1">
          <table:table-cell table:formula="of:=[.A17]" office:value-type="string" office:string-value="Sp4">
            <text:p>Sp4</text:p>
          </table:table-cell>
          <table:table-cell table:style-name="ce2"/>
          <table:table-cell table:style-name="ce1" office:value-type="float" office:value="51">
            <text:p>51</text:p>
          </table:table-cell>
          <table:table-cell table:style-name="ce1" office:value-type="string">
            <text:p>Alain</text:p>
          </table:table-cell>
          <table:table-cell table:style-name="ce1" office:value-type="string">
            <text:p>Hercher</text:p>
          </table:table-cell>
          <table:table-cell table:style-name="ce1" office:value-type="string">
            <text:p>France</text:p>
          </table:table-cell>
          <table:table-cell table:style-name="ce1" office:value-type="string">
            <text:p>DNF</text:p>
          </table:table-cell>
          <table:table-cell table:style-name="ce1" office:value-type="string">
            <text:p>21:02,3</text:p>
          </table:table-cell>
          <table:table-cell table:style-name="ce1" office:value-type="string">
            <text:p>DNS</text:p>
          </table:table-cell>
          <table:table-cell table:style-name="ce3" table:formula="of:=CONCATENATE(LOWER(LEFT([.D18]));LOWER(LEFT([.E18]));LOWER(LEFT([.F18])))" office:value-type="string" office:string-value="ahf">
            <text:p>ahf</text:p>
          </table:table-cell>
          <table:table-cell table:formula="of:=CONCATENATE(&quot;@&quot;;[.J18];&quot; ||= User.create! email: '&quot;;LOWER([.D18]);&quot;.&quot;;LOWER([.E18]);&quot;@example.com',&quot;)" office:value-type="string" office:string-value="@ahf ||= User.create! email: 'alain.hercher@example.com',">
            <text:p>@ahf ||= User.create! email: 'alain.hercher@example.com',</text:p>
          </table:table-cell>
          <table:table-cell table:style-name="ce4" table:formula="of:=CONCATENATE(&quot;                  password: '&quot;;[.D18];&quot;1234567',&quot;)" office:value-type="string" office:string-value="                  password: 'Alain1234567',">
            <text:p><text:s text:c="18"/>password: 'Alain1234567',</text:p>
          </table:table-cell>
          <table:table-cell table:style-name="ce4" table:formula="of:=CONCATENATE(&quot;                  password_confirmation: '&quot;;[.D18];&quot;1234567',&quot;)" office:value-type="string" office:string-value="                  password_confirmation: 'Alain1234567',">
            <text:p><text:s text:c="18"/>password_confirmation: 'Alain1234567',</text:p>
          </table:table-cell>
          <table:table-cell table:style-name="ce4" table:formula="of:=CONCATENATE(&quot;                  display_name: '&quot;;[.D18];&quot; &quot;;[.E18];&quot;',&quot;)" office:value-type="string" office:string-value="                  display_name: 'Alain Hercher',">
            <text:p><text:s text:c="18"/>display_name: 'Alain Hercher',</text:p>
          </table:table-cell>
          <table:table-cell table:style-name="ce4" table:formula="of:=CONCATENATE(&quot;                  nationality: :&quot;;LOWER([.F18]))" office:value-type="string" office:string-value="                  nationality: :france">
            <text:p><text:s text:c="18"/>nationality: :france</text:p>
          </table:table-cell>
          <table:table-cell/>
          <table:table-cell table:formula="of:=CONCATENATE(&quot;@&quot;;[.J18];&quot;_&quot;;LOWER([.A18]);&quot;_day&quot;)" office:value-type="string" office:string-value="@ahf_sp4_day">
            <text:p>@ahf_sp4_day</text:p>
          </table:table-cell>
          <table:table-cell table:formula="of:=IFERROR( VALUE(LEFT([.H18];2))*60+VALUE(MID(REPLACE([.H18];6;1;&quot;.&quot;);4;4)) ;0)" office:value-type="float" office:value="1262.3">
            <text:p>1262.3</text:p>
          </table:table-cell>
          <table:table-cell table:formula="of:=IFERROR( VALUE(LEFT([.I18];2))*60+VALUE(MID(REPLACE([.I18];6;1;&quot;.&quot;);4;4)) ;0)" office:value-type="float" office:value="0">
            <text:p>0</text:p>
          </table:table-cell>
          <table:table-cell table:formula="of:=CONCATENATE([.Q18];&quot;1 = Run.create! race: @&quot;;LOWER([.A18]);&quot;_day1,&quot;)" office:value-type="string" office:string-value="@ahf_sp4_day1 = Run.create! race: @sp4_day1,">
            <text:p>@ahf_sp4_day1 = Run.create! race: @sp4_day1,</text:p>
          </table:table-cell>
          <table:table-cell table:formula="of:=CONCATENATE(&quot;                           user: @&quot;;[.J18];&quot;,&quot;)" office:value-type="string" office:string-value="                           user: @ahf,">
            <text:p><text:s text:c="27"/>user: @ahf,</text:p>
          </table:table-cell>
          <table:table-cell table:formula="of:=CONCATENATE(&quot;                           number: '&quot;;[.C18];&quot;',&quot;)" office:value-type="string" office:string-value="                           number: '51',">
            <text:p><text:s text:c="27"/>number: '51',</text:p>
          </table:table-cell>
          <table:table-cell table:formula="of:=IF([.R18]&gt;0;CONCATENATE(&quot;                           times: '{ final: &quot;;[.R18];&quot; }'&quot;);&quot;                           times: ''&quot;)" office:value-type="string" office:string-value="                           times: '{ final: 1262.3 }'">
            <text:p><text:s text:c="27"/>times: '{ final: 1262.3 }'</text:p>
          </table:table-cell>
          <table:table-cell table:formula="of:=CONCATENATE([.Q18];&quot;2 = Run.create! race: @&quot;;LOWER([.A18]);&quot;_day2,&quot;)" office:value-type="string" office:string-value="@ahf_sp4_day2 = Run.create! race: @sp4_day2,">
            <text:p>@ahf_sp4_day2 = Run.create! race: @sp4_day2,</text:p>
          </table:table-cell>
          <table:table-cell table:formula="of:=IF([.S18]&gt;0;CONCATENATE(&quot;                           times: '{ final: &quot;;[.S18];&quot; }'&quot;);&quot;                           times: ''&quot;)" office:value-type="string" office:string-value="                           times: ''">
            <text:p><text:s text:c="27"/>times: ''</text:p>
          </table:table-cell>
        </table:table-row>
        <table:table-row table:style-name="ro1">
          <table:table-cell table:formula="of:=[.A18]" office:value-type="string" office:string-value="Sp4">
            <text:p>Sp4</text:p>
          </table:table-cell>
          <table:table-cell table:style-name="ce2"/>
          <table:table-cell table:style-name="ce1" office:value-type="float" office:value="70">
            <text:p>70</text:p>
          </table:table-cell>
          <table:table-cell table:style-name="ce1" office:value-type="string">
            <text:p>Tuomas</text:p>
          </table:table-cell>
          <table:table-cell table:style-name="ce1" office:value-type="string">
            <text:p>Notko</text:p>
          </table:table-cell>
          <table:table-cell table:style-name="ce1" office:value-type="string">
            <text:p>Finland</text:p>
          </table:table-cell>
          <table:table-cell table:style-name="ce1" office:value-type="string">
            <text:p>------</text:p>
          </table:table-cell>
          <table:table-cell table:number-columns-repeated="2" table:style-name="ce1" office:value-type="string">
            <text:p>DNS</text:p>
          </table:table-cell>
          <table:table-cell table:style-name="ce3" table:formula="of:=CONCATENATE(LOWER(LEFT([.D19]));LOWER(LEFT([.E19]));LOWER(LEFT([.F19])))" office:value-type="string" office:string-value="tnf">
            <text:p>tnf</text:p>
          </table:table-cell>
          <table:table-cell table:formula="of:=CONCATENATE(&quot;@&quot;;[.J19];&quot; ||= User.create! email: '&quot;;LOWER([.D19]);&quot;.&quot;;LOWER([.E19]);&quot;@example.com',&quot;)" office:value-type="string" office:string-value="@tnf ||= User.create! email: 'tuomas.notko@example.com',">
            <text:p>@tnf ||= User.create! email: 'tuomas.notko@example.com',</text:p>
          </table:table-cell>
          <table:table-cell table:style-name="ce4" table:formula="of:=CONCATENATE(&quot;                  password: '&quot;;[.D19];&quot;1234567',&quot;)" office:value-type="string" office:string-value="                  password: 'Tuomas1234567',">
            <text:p><text:s text:c="18"/>password: 'Tuomas1234567',</text:p>
          </table:table-cell>
          <table:table-cell table:style-name="ce4" table:formula="of:=CONCATENATE(&quot;                  password_confirmation: '&quot;;[.D19];&quot;1234567',&quot;)" office:value-type="string" office:string-value="                  password_confirmation: 'Tuomas1234567',">
            <text:p><text:s text:c="18"/>password_confirmation: 'Tuomas1234567',</text:p>
          </table:table-cell>
          <table:table-cell table:style-name="ce4" table:formula="of:=CONCATENATE(&quot;                  display_name: '&quot;;[.D19];&quot; &quot;;[.E19];&quot;',&quot;)" office:value-type="string" office:string-value="                  display_name: 'Tuomas Notko',">
            <text:p><text:s text:c="18"/>display_name: 'Tuomas Notko',</text:p>
          </table:table-cell>
          <table:table-cell table:style-name="ce4" table:formula="of:=CONCATENATE(&quot;                  nationality: :&quot;;LOWER([.F19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19];&quot;_&quot;;LOWER([.A19]);&quot;_day&quot;)" office:value-type="string" office:string-value="@tnf_sp4_day">
            <text:p>@tnf_sp4_day</text:p>
          </table:table-cell>
          <table:table-cell table:formula="of:=IFERROR( VALUE(LEFT([.H19];2))*60+VALUE(MID(REPLACE([.H19];6;1;&quot;.&quot;);4;4)) ;0)" office:value-type="float" office:value="0">
            <text:p>0</text:p>
          </table:table-cell>
          <table:table-cell table:formula="of:=IFERROR( VALUE(LEFT([.I19];2))*60+VALUE(MID(REPLACE([.I19];6;1;&quot;.&quot;);4;4)) ;0)" office:value-type="float" office:value="0">
            <text:p>0</text:p>
          </table:table-cell>
          <table:table-cell table:formula="of:=CONCATENATE([.Q19];&quot;1 = Run.create! race: @&quot;;LOWER([.A19]);&quot;_day1,&quot;)" office:value-type="string" office:string-value="@tnf_sp4_day1 = Run.create! race: @sp4_day1,">
            <text:p>@tnf_sp4_day1 = Run.create! race: @sp4_day1,</text:p>
          </table:table-cell>
          <table:table-cell table:formula="of:=CONCATENATE(&quot;                           user: @&quot;;[.J19];&quot;,&quot;)" office:value-type="string" office:string-value="                           user: @tnf,">
            <text:p><text:s text:c="27"/>user: @tnf,</text:p>
          </table:table-cell>
          <table:table-cell table:formula="of:=CONCATENATE(&quot;                           number: '&quot;;[.C19];&quot;',&quot;)" office:value-type="string" office:string-value="                           number: '70',">
            <text:p><text:s text:c="27"/>number: '70',</text:p>
          </table:table-cell>
          <table:table-cell table:formula="of:=IF([.R19]&gt;0;CONCATENATE(&quot;                           times: '{ final: &quot;;[.R19];&quot; }'&quot;);&quot;                           times: ''&quot;)" office:value-type="string" office:string-value="                           times: ''">
            <text:p><text:s text:c="27"/>times: ''</text:p>
          </table:table-cell>
          <table:table-cell table:formula="of:=CONCATENATE([.Q19];&quot;2 = Run.create! race: @&quot;;LOWER([.A19]);&quot;_day2,&quot;)" office:value-type="string" office:string-value="@tnf_sp4_day2 = Run.create! race: @sp4_day2,">
            <text:p>@tnf_sp4_day2 = Run.create! race: @sp4_day2,</text:p>
          </table:table-cell>
          <table:table-cell table:formula="of:=IF([.S19]&gt;0;CONCATENATE(&quot;                           times: '{ final: &quot;;[.S19];&quot; }'&quot;);&quot;                           times: ''&quot;)" office:value-type="string" office:string-value="                           times: ''">
            <text:p><text:s text:c="27"/>times: ''</text:p>
          </table:table-cell>
        </table:table-row>
        <table:table-row table:style-name="ro1">
          <table:table-cell table:formula="of:=[.A19]" office:value-type="string" office:string-value="Sp4">
            <text:p>Sp4</text:p>
          </table:table-cell>
          <table:table-cell table:style-name="ce2"/>
          <table:table-cell table:style-name="ce1" office:value-type="float" office:value="58">
            <text:p>58</text:p>
          </table:table-cell>
          <table:table-cell table:style-name="ce1" office:value-type="string">
            <text:p>Pavel</text:p>
          </table:table-cell>
          <table:table-cell table:style-name="ce1" office:value-type="string">
            <text:p>Otbetkin</text:p>
          </table:table-cell>
          <table:table-cell table:style-name="ce1" office:value-type="string">
            <text:p>Russia</text:p>
          </table:table-cell>
          <table:table-cell table:style-name="ce1" office:value-type="string">
            <text:p>------</text:p>
          </table:table-cell>
          <table:table-cell table:number-columns-repeated="2" table:style-name="ce1" office:value-type="string">
            <text:p>DNS</text:p>
          </table:table-cell>
          <table:table-cell table:style-name="ce3" table:formula="of:=CONCATENATE(LOWER(LEFT([.D20]));LOWER(LEFT([.E20]));LOWER(LEFT([.F20])))" office:value-type="string" office:string-value="por">
            <text:p>por</text:p>
          </table:table-cell>
          <table:table-cell table:formula="of:=CONCATENATE(&quot;@&quot;;[.J20];&quot; ||= User.create! email: '&quot;;LOWER([.D20]);&quot;.&quot;;LOWER([.E20]);&quot;@example.com',&quot;)" office:value-type="string" office:string-value="@por ||= User.create! email: 'pavel.otbetkin@example.com',">
            <text:p>@por ||= User.create! email: 'pavel.otbetkin@example.com',</text:p>
          </table:table-cell>
          <table:table-cell table:style-name="ce4" table:formula="of:=CONCATENATE(&quot;                  password: '&quot;;[.D20];&quot;1234567',&quot;)" office:value-type="string" office:string-value="                  password: 'Pavel1234567',">
            <text:p><text:s text:c="18"/>password: 'Pavel1234567',</text:p>
          </table:table-cell>
          <table:table-cell table:style-name="ce4" table:formula="of:=CONCATENATE(&quot;                  password_confirmation: '&quot;;[.D20];&quot;1234567',&quot;)" office:value-type="string" office:string-value="                  password_confirmation: 'Pavel1234567',">
            <text:p><text:s text:c="18"/>password_confirmation: 'Pavel1234567',</text:p>
          </table:table-cell>
          <table:table-cell table:style-name="ce4" table:formula="of:=CONCATENATE(&quot;                  display_name: '&quot;;[.D20];&quot; &quot;;[.E20];&quot;',&quot;)" office:value-type="string" office:string-value="                  display_name: 'Pavel Otbetkin',">
            <text:p><text:s text:c="18"/>display_name: 'Pavel Otbetkin',</text:p>
          </table:table-cell>
          <table:table-cell table:style-name="ce4" table:formula="of:=CONCATENATE(&quot;                  nationality: :&quot;;LOWER([.F20]))" office:value-type="string" office:string-value="                  nationality: :russia">
            <text:p><text:s text:c="18"/>nationality: :russia</text:p>
          </table:table-cell>
          <table:table-cell/>
          <table:table-cell table:formula="of:=CONCATENATE(&quot;@&quot;;[.J20];&quot;_&quot;;LOWER([.A20]);&quot;_day&quot;)" office:value-type="string" office:string-value="@por_sp4_day">
            <text:p>@por_sp4_day</text:p>
          </table:table-cell>
          <table:table-cell table:formula="of:=IFERROR( VALUE(LEFT([.H20];2))*60+VALUE(MID(REPLACE([.H20];6;1;&quot;.&quot;);4;4)) ;0)" office:value-type="float" office:value="0">
            <text:p>0</text:p>
          </table:table-cell>
          <table:table-cell table:formula="of:=IFERROR( VALUE(LEFT([.I20];2))*60+VALUE(MID(REPLACE([.I20];6;1;&quot;.&quot;);4;4)) ;0)" office:value-type="float" office:value="0">
            <text:p>0</text:p>
          </table:table-cell>
          <table:table-cell table:formula="of:=CONCATENATE([.Q20];&quot;1 = Run.create! race: @&quot;;LOWER([.A20]);&quot;_day1,&quot;)" office:value-type="string" office:string-value="@por_sp4_day1 = Run.create! race: @sp4_day1,">
            <text:p>@por_sp4_day1 = Run.create! race: @sp4_day1,</text:p>
          </table:table-cell>
          <table:table-cell table:formula="of:=CONCATENATE(&quot;                           user: @&quot;;[.J20];&quot;,&quot;)" office:value-type="string" office:string-value="                           user: @por,">
            <text:p><text:s text:c="27"/>user: @por,</text:p>
          </table:table-cell>
          <table:table-cell table:formula="of:=CONCATENATE(&quot;                           number: '&quot;;[.C20];&quot;',&quot;)" office:value-type="string" office:string-value="                           number: '58',">
            <text:p><text:s text:c="27"/>number: '58',</text:p>
          </table:table-cell>
          <table:table-cell table:formula="of:=IF([.R20]&gt;0;CONCATENATE(&quot;                           times: '{ final: &quot;;[.R20];&quot; }'&quot;);&quot;                           times: ''&quot;)" office:value-type="string" office:string-value="                           times: ''">
            <text:p><text:s text:c="27"/>times: ''</text:p>
          </table:table-cell>
          <table:table-cell table:formula="of:=CONCATENATE([.Q20];&quot;2 = Run.create! race: @&quot;;LOWER([.A20]);&quot;_day2,&quot;)" office:value-type="string" office:string-value="@por_sp4_day2 = Run.create! race: @sp4_day2,">
            <text:p>@por_sp4_day2 = Run.create! race: @sp4_day2,</text:p>
          </table:table-cell>
          <table:table-cell table:formula="of:=IF([.S20]&gt;0;CONCATENATE(&quot;                           times: '{ final: &quot;;[.S20];&quot; }'&quot;);&quot;                           times: ''&quot;)" office:value-type="string" office:string-value="                           times: ''">
            <text:p><text:s text:c="27"/>times: ''</text:p>
          </table:table-cell>
        </table:table-row>
        <table:table-row table:style-name="ro1">
          <table:table-cell table:formula="of:=[.A20]" office:value-type="string" office:string-value="Sp4">
            <text:p>Sp4</text:p>
          </table:table-cell>
          <table:table-cell table:style-name="ce2"/>
          <table:table-cell table:style-name="ce1" office:value-type="float" office:value="52">
            <text:p>52</text:p>
          </table:table-cell>
          <table:table-cell table:style-name="ce1" office:value-type="string">
            <text:p>Slavomir</text:p>
          </table:table-cell>
          <table:table-cell table:style-name="ce1" office:value-type="string">
            <text:p>Pavlik</text:p>
          </table:table-cell>
          <table:table-cell table:style-name="ce1" office:value-type="string">
            <text:p>CzechRepublic</text:p>
          </table:table-cell>
          <table:table-cell table:style-name="ce1" office:value-type="string">
            <text:p>------</text:p>
          </table:table-cell>
          <table:table-cell table:style-name="ce1" office:value-type="string">
            <text:p>DNS</text:p>
          </table:table-cell>
          <table:table-cell table:style-name="ce1" office:value-type="string">
            <text:p>DN</text:p>
          </table:table-cell>
          <table:table-cell table:style-name="ce3" table:formula="of:=CONCATENATE(LOWER(LEFT([.D21]));LOWER(LEFT([.E21]));LOWER(LEFT([.F21])))" office:value-type="string" office:string-value="spc">
            <text:p>spc</text:p>
          </table:table-cell>
          <table:table-cell table:formula="of:=CONCATENATE(&quot;@&quot;;[.J21];&quot; ||= User.create! email: '&quot;;LOWER([.D21]);&quot;.&quot;;LOWER([.E21]);&quot;@example.com',&quot;)" office:value-type="string" office:string-value="@spc ||= User.create! email: 'slavomir.pavlik@example.com',">
            <text:p>@spc ||= User.create! email: 'slavomir.pavlik@example.com',</text:p>
          </table:table-cell>
          <table:table-cell table:style-name="ce4" table:formula="of:=CONCATENATE(&quot;                  password: '&quot;;[.D21];&quot;1234567',&quot;)" office:value-type="string" office:string-value="                  password: 'Slavomir1234567',">
            <text:p><text:s text:c="18"/>password: 'Slavomir1234567',</text:p>
          </table:table-cell>
          <table:table-cell table:style-name="ce4" table:formula="of:=CONCATENATE(&quot;                  password_confirmation: '&quot;;[.D21];&quot;1234567',&quot;)" office:value-type="string" office:string-value="                  password_confirmation: 'Slavomir1234567',">
            <text:p><text:s text:c="18"/>password_confirmation: 'Slavomir1234567',</text:p>
          </table:table-cell>
          <table:table-cell table:style-name="ce4" table:formula="of:=CONCATENATE(&quot;                  display_name: '&quot;;[.D21];&quot; &quot;;[.E21];&quot;',&quot;)" office:value-type="string" office:string-value="                  display_name: 'Slavomir Pavlik',">
            <text:p><text:s text:c="18"/>display_name: 'Slavomir Pavlik',</text:p>
          </table:table-cell>
          <table:table-cell table:style-name="ce4" table:formula="of:=CONCATENATE(&quot;                  nationality: :&quot;;LOWER([.F21]))" office:value-type="string" office:string-value="                  nationality: :czechrepublic">
            <text:p><text:s text:c="18"/>nationality: :czechrepublic</text:p>
          </table:table-cell>
          <table:table-cell/>
          <table:table-cell table:formula="of:=CONCATENATE(&quot;@&quot;;[.J21];&quot;_&quot;;LOWER([.A21]);&quot;_day&quot;)" office:value-type="string" office:string-value="@spc_sp4_day">
            <text:p>@spc_sp4_day</text:p>
          </table:table-cell>
          <table:table-cell table:formula="of:=IFERROR( VALUE(LEFT([.H21];2))*60+VALUE(MID(REPLACE([.H21];6;1;&quot;.&quot;);4;4)) ;0)" office:value-type="float" office:value="0">
            <text:p>0</text:p>
          </table:table-cell>
          <table:table-cell table:formula="of:=IFERROR( VALUE(LEFT([.I21];2))*60+VALUE(MID(REPLACE([.I21];6;1;&quot;.&quot;);4;4)) ;0)" office:value-type="float" office:value="0">
            <text:p>0</text:p>
          </table:table-cell>
          <table:table-cell table:formula="of:=CONCATENATE([.Q21];&quot;1 = Run.create! race: @&quot;;LOWER([.A21]);&quot;_day1,&quot;)" office:value-type="string" office:string-value="@spc_sp4_day1 = Run.create! race: @sp4_day1,">
            <text:p>@spc_sp4_day1 = Run.create! race: @sp4_day1,</text:p>
          </table:table-cell>
          <table:table-cell table:formula="of:=CONCATENATE(&quot;                           user: @&quot;;[.J21];&quot;,&quot;)" office:value-type="string" office:string-value="                           user: @spc,">
            <text:p><text:s text:c="27"/>user: @spc,</text:p>
          </table:table-cell>
          <table:table-cell table:formula="of:=CONCATENATE(&quot;                           number: '&quot;;[.C21];&quot;',&quot;)" office:value-type="string" office:string-value="                           number: '52',">
            <text:p><text:s text:c="27"/>number: '52',</text:p>
          </table:table-cell>
          <table:table-cell table:formula="of:=IF([.R21]&gt;0;CONCATENATE(&quot;                           times: '{ final: &quot;;[.R21];&quot; }'&quot;);&quot;                           times: ''&quot;)" office:value-type="string" office:string-value="                           times: ''">
            <text:p><text:s text:c="27"/>times: ''</text:p>
          </table:table-cell>
          <table:table-cell table:formula="of:=CONCATENATE([.Q21];&quot;2 = Run.create! race: @&quot;;LOWER([.A21]);&quot;_day2,&quot;)" office:value-type="string" office:string-value="@spc_sp4_day2 = Run.create! race: @sp4_day2,">
            <text:p>@spc_sp4_day2 = Run.create! race: @sp4_day2,</text:p>
          </table:table-cell>
          <table:table-cell table:formula="of:=IF([.S21]&gt;0;CONCATENATE(&quot;                           times: '{ final: &quot;;[.S21];&quot; }'&quot;);&quot;                           times: ''&quot;)" office:value-type="string" office:string-value="                           times: ''">
            <text:p><text:s text:c="27"/>times: ''</text:p>
          </table:table-cell>
        </table:table-row>
        <table:table-row table:style-name="ro1">
          <table:table-cell office:value-type="string">
            <text:p>Sp4J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4">
            <text:p>74</text:p>
          </table:table-cell>
          <table:table-cell table:style-name="ce1" office:value-type="string">
            <text:p>JulieBoysen</text:p>
          </table:table-cell>
          <table:table-cell table:style-name="ce1" office:value-type="string">
            <text:p>Hillestad</text:p>
          </table:table-cell>
          <table:table-cell table:style-name="ce1" office:value-type="string">
            <text:p>Norway</text:p>
          </table:table-cell>
          <table:table-cell table:style-name="ce1" office:value-type="string">
            <text:p>28:21,0</text:p>
          </table:table-cell>
          <table:table-cell table:style-name="ce1" office:value-type="string">
            <text:p>13:28,2</text:p>
          </table:table-cell>
          <table:table-cell table:style-name="ce1" office:value-type="string">
            <text:p>14:52,8</text:p>
          </table:table-cell>
          <table:table-cell table:style-name="ce3" table:formula="of:=CONCATENATE(LOWER(LEFT([.D22]));LOWER(LEFT([.E22]));LOWER(LEFT([.F22])))" office:value-type="string" office:string-value="jhn">
            <text:p>jhn</text:p>
          </table:table-cell>
          <table:table-cell table:formula="of:=CONCATENATE(&quot;@&quot;;[.J22];&quot; ||= User.create! email: '&quot;;LOWER([.D22]);&quot;.&quot;;LOWER([.E22]);&quot;@example.com',&quot;)" office:value-type="string" office:string-value="@jhn ||= User.create! email: 'julieboysen.hillestad@example.com',">
            <text:p>@jhn ||= User.create! email: 'julieboysen.hillestad@example.com',</text:p>
          </table:table-cell>
          <table:table-cell table:style-name="ce4" table:formula="of:=CONCATENATE(&quot;                  password: '&quot;;[.D22];&quot;1234567',&quot;)" office:value-type="string" office:string-value="                  password: 'JulieBoysen1234567',">
            <text:p><text:s text:c="18"/>password: 'JulieBoysen1234567',</text:p>
          </table:table-cell>
          <table:table-cell table:style-name="ce4" table:formula="of:=CONCATENATE(&quot;                  password_confirmation: '&quot;;[.D22];&quot;1234567',&quot;)" office:value-type="string" office:string-value="                  password_confirmation: 'JulieBoysen1234567',">
            <text:p><text:s text:c="18"/>password_confirmation: 'JulieBoysen1234567',</text:p>
          </table:table-cell>
          <table:table-cell table:style-name="ce4" table:formula="of:=CONCATENATE(&quot;                  display_name: '&quot;;[.D22];&quot; &quot;;[.E22];&quot;',&quot;)" office:value-type="string" office:string-value="                  display_name: 'JulieBoysen Hillestad',">
            <text:p><text:s text:c="18"/>display_name: 'JulieBoysen Hillestad',</text:p>
          </table:table-cell>
          <table:table-cell table:style-name="ce4" table:formula="of:=CONCATENATE(&quot;                  nationality: :&quot;;LOWER([.F22]))" office:value-type="string" office:string-value="                  nationality: :norway">
            <text:p><text:s text:c="18"/>nationality: :norway</text:p>
          </table:table-cell>
          <table:table-cell/>
          <table:table-cell table:formula="of:=CONCATENATE(&quot;@&quot;;[.J22];&quot;_&quot;;LOWER([.A22]);&quot;_day&quot;)" office:value-type="string" office:string-value="@jhn_sp4j_day">
            <text:p>@jhn_sp4j_day</text:p>
          </table:table-cell>
          <table:table-cell table:formula="of:=IFERROR( VALUE(LEFT([.H22];2))*60+VALUE(MID(REPLACE([.H22];6;1;&quot;.&quot;);4;4)) ;0)" office:value-type="float" office:value="808.2">
            <text:p>808.2</text:p>
          </table:table-cell>
          <table:table-cell table:formula="of:=IFERROR( VALUE(LEFT([.I22];2))*60+VALUE(MID(REPLACE([.I22];6;1;&quot;.&quot;);4;4)) ;0)" office:value-type="float" office:value="892.8">
            <text:p>892.8</text:p>
          </table:table-cell>
          <table:table-cell table:formula="of:=CONCATENATE([.Q22];&quot;1 = Run.create! race: @&quot;;LOWER([.A22]);&quot;_day1,&quot;)" office:value-type="string" office:string-value="@jhn_sp4j_day1 = Run.create! race: @sp4j_day1,">
            <text:p>@jhn_sp4j_day1 = Run.create! race: @sp4j_day1,</text:p>
          </table:table-cell>
          <table:table-cell table:formula="of:=CONCATENATE(&quot;                           user: @&quot;;[.J22];&quot;,&quot;)" office:value-type="string" office:string-value="                           user: @jhn,">
            <text:p><text:s text:c="27"/>user: @jhn,</text:p>
          </table:table-cell>
          <table:table-cell table:formula="of:=CONCATENATE(&quot;                           number: '&quot;;[.C22];&quot;',&quot;)" office:value-type="string" office:string-value="                           number: '74',">
            <text:p><text:s text:c="27"/>number: '74',</text:p>
          </table:table-cell>
          <table:table-cell table:formula="of:=IF([.R22]&gt;0;CONCATENATE(&quot;                           times: '{ final: &quot;;[.R22];&quot; }'&quot;);&quot;                           times: ''&quot;)" office:value-type="string" office:string-value="                           times: '{ final: 808.2 }'">
            <text:p><text:s text:c="27"/>times: '{ final: 808.2 }'</text:p>
          </table:table-cell>
          <table:table-cell table:formula="of:=CONCATENATE([.Q22];&quot;2 = Run.create! race: @&quot;;LOWER([.A22]);&quot;_day2,&quot;)" office:value-type="string" office:string-value="@jhn_sp4j_day2 = Run.create! race: @sp4j_day2,">
            <text:p>@jhn_sp4j_day2 = Run.create! race: @sp4j_day2,</text:p>
          </table:table-cell>
          <table:table-cell table:formula="of:=IF([.S22]&gt;0;CONCATENATE(&quot;                           times: '{ final: &quot;;[.S22];&quot; }'&quot;);&quot;                           times: ''&quot;)" office:value-type="string" office:string-value="                           times: '{ final: 892.8 }'">
            <text:p><text:s text:c="27"/>times: '{ final: 892.8 }'</text:p>
          </table:table-cell>
        </table:table-row>
        <table:table-row table:style-name="ro1">
          <table:table-cell table:formula="of:=[.A22]" office:value-type="string" office:string-value="Sp4J">
            <text:p>Sp4J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2">
            <text:p>72</text:p>
          </table:table-cell>
          <table:table-cell table:style-name="ce1" office:value-type="string">
            <text:p>Axel</text:p>
          </table:table-cell>
          <table:table-cell table:style-name="ce1" office:value-type="string">
            <text:p>Coste</text:p>
          </table:table-cell>
          <table:table-cell table:style-name="ce1" office:value-type="string">
            <text:p>France</text:p>
          </table:table-cell>
          <table:table-cell table:style-name="ce1" office:value-type="string">
            <text:p>31:32,2</text:p>
          </table:table-cell>
          <table:table-cell table:style-name="ce1" office:value-type="string">
            <text:p>15:09,6</text:p>
          </table:table-cell>
          <table:table-cell table:style-name="ce1" office:value-type="string">
            <text:p>16:22,6</text:p>
          </table:table-cell>
          <table:table-cell table:style-name="ce3" table:formula="of:=CONCATENATE(LOWER(LEFT([.D23]));LOWER(LEFT([.E23]));LOWER(LEFT([.F23])))" office:value-type="string" office:string-value="acf">
            <text:p>acf</text:p>
          </table:table-cell>
          <table:table-cell table:formula="of:=CONCATENATE(&quot;@&quot;;[.J23];&quot; ||= User.create! email: '&quot;;LOWER([.D23]);&quot;.&quot;;LOWER([.E23]);&quot;@example.com',&quot;)" office:value-type="string" office:string-value="@acf ||= User.create! email: 'axel.coste@example.com',">
            <text:p>@acf ||= User.create! email: 'axel.coste@example.com',</text:p>
          </table:table-cell>
          <table:table-cell table:style-name="ce4" table:formula="of:=CONCATENATE(&quot;                  password: '&quot;;[.D23];&quot;1234567',&quot;)" office:value-type="string" office:string-value="                  password: 'Axel1234567',">
            <text:p><text:s text:c="18"/>password: 'Axel1234567',</text:p>
          </table:table-cell>
          <table:table-cell table:style-name="ce4" table:formula="of:=CONCATENATE(&quot;                  password_confirmation: '&quot;;[.D23];&quot;1234567',&quot;)" office:value-type="string" office:string-value="                  password_confirmation: 'Axel1234567',">
            <text:p><text:s text:c="18"/>password_confirmation: 'Axel1234567',</text:p>
          </table:table-cell>
          <table:table-cell table:style-name="ce4" table:formula="of:=CONCATENATE(&quot;                  display_name: '&quot;;[.D23];&quot; &quot;;[.E23];&quot;',&quot;)" office:value-type="string" office:string-value="                  display_name: 'Axel Coste',">
            <text:p><text:s text:c="18"/>display_name: 'Axel Coste',</text:p>
          </table:table-cell>
          <table:table-cell table:style-name="ce4" table:formula="of:=CONCATENATE(&quot;                  nationality: :&quot;;LOWER([.F23]))" office:value-type="string" office:string-value="                  nationality: :france">
            <text:p><text:s text:c="18"/>nationality: :france</text:p>
          </table:table-cell>
          <table:table-cell/>
          <table:table-cell table:formula="of:=CONCATENATE(&quot;@&quot;;[.J23];&quot;_&quot;;LOWER([.A23]);&quot;_day&quot;)" office:value-type="string" office:string-value="@acf_sp4j_day">
            <text:p>@acf_sp4j_day</text:p>
          </table:table-cell>
          <table:table-cell table:formula="of:=IFERROR( VALUE(LEFT([.H23];2))*60+VALUE(MID(REPLACE([.H23];6;1;&quot;.&quot;);4;4)) ;0)" office:value-type="float" office:value="909.6">
            <text:p>909.6</text:p>
          </table:table-cell>
          <table:table-cell table:formula="of:=IFERROR( VALUE(LEFT([.I23];2))*60+VALUE(MID(REPLACE([.I23];6;1;&quot;.&quot;);4;4)) ;0)" office:value-type="float" office:value="982.6">
            <text:p>982.6</text:p>
          </table:table-cell>
          <table:table-cell table:formula="of:=CONCATENATE([.Q23];&quot;1 = Run.create! race: @&quot;;LOWER([.A23]);&quot;_day1,&quot;)" office:value-type="string" office:string-value="@acf_sp4j_day1 = Run.create! race: @sp4j_day1,">
            <text:p>@acf_sp4j_day1 = Run.create! race: @sp4j_day1,</text:p>
          </table:table-cell>
          <table:table-cell table:formula="of:=CONCATENATE(&quot;                           user: @&quot;;[.J23];&quot;,&quot;)" office:value-type="string" office:string-value="                           user: @acf,">
            <text:p><text:s text:c="27"/>user: @acf,</text:p>
          </table:table-cell>
          <table:table-cell table:formula="of:=CONCATENATE(&quot;                           number: '&quot;;[.C23];&quot;',&quot;)" office:value-type="string" office:string-value="                           number: '72',">
            <text:p><text:s text:c="27"/>number: '72',</text:p>
          </table:table-cell>
          <table:table-cell table:formula="of:=IF([.R23]&gt;0;CONCATENATE(&quot;                           times: '{ final: &quot;;[.R23];&quot; }'&quot;);&quot;                           times: ''&quot;)" office:value-type="string" office:string-value="                           times: '{ final: 909.6 }'">
            <text:p><text:s text:c="27"/>times: '{ final: 909.6 }'</text:p>
          </table:table-cell>
          <table:table-cell table:formula="of:=CONCATENATE([.Q23];&quot;2 = Run.create! race: @&quot;;LOWER([.A23]);&quot;_day2,&quot;)" office:value-type="string" office:string-value="@acf_sp4j_day2 = Run.create! race: @sp4j_day2,">
            <text:p>@acf_sp4j_day2 = Run.create! race: @sp4j_day2,</text:p>
          </table:table-cell>
          <table:table-cell table:formula="of:=IF([.S23]&gt;0;CONCATENATE(&quot;                           times: '{ final: &quot;;[.S23];&quot; }'&quot;);&quot;                           times: ''&quot;)" office:value-type="string" office:string-value="                           times: '{ final: 982.6 }'">
            <text:p><text:s text:c="27"/>times: '{ final: 982.6 }'</text:p>
          </table:table-cell>
        </table:table-row>
        <table:table-row table:style-name="ro1">
          <table:table-cell table:formula="of:=[.A23]" office:value-type="string" office:string-value="Sp4J">
            <text:p>Sp4J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3">
            <text:p>73</text:p>
          </table:table-cell>
          <table:table-cell table:style-name="ce1" office:value-type="string">
            <text:p>Vilma</text:p>
          </table:table-cell>
          <table:table-cell table:style-name="ce1" office:value-type="string">
            <text:p>Laitinen</text:p>
          </table:table-cell>
          <table:table-cell table:style-name="ce1" office:value-type="string">
            <text:p>Finland</text:p>
          </table:table-cell>
          <table:table-cell table:style-name="ce1" office:value-type="string">
            <text:p>32:45,6</text:p>
          </table:table-cell>
          <table:table-cell table:style-name="ce1" office:value-type="string">
            <text:p>15:36,5</text:p>
          </table:table-cell>
          <table:table-cell table:style-name="ce1" office:value-type="string">
            <text:p>17:09,1</text:p>
          </table:table-cell>
          <table:table-cell table:style-name="ce3" table:formula="of:=CONCATENATE(LOWER(LEFT([.D24]));LOWER(LEFT([.E24]));LOWER(LEFT([.F24])))" office:value-type="string" office:string-value="vlf">
            <text:p>vlf</text:p>
          </table:table-cell>
          <table:table-cell table:formula="of:=CONCATENATE(&quot;@&quot;;[.J24];&quot; ||= User.create! email: '&quot;;LOWER([.D24]);&quot;.&quot;;LOWER([.E24]);&quot;@example.com',&quot;)" office:value-type="string" office:string-value="@vlf ||= User.create! email: 'vilma.laitinen@example.com',">
            <text:p>@vlf ||= User.create! email: 'vilma.laitinen@example.com',</text:p>
          </table:table-cell>
          <table:table-cell table:style-name="ce4" table:formula="of:=CONCATENATE(&quot;                  password: '&quot;;[.D24];&quot;1234567',&quot;)" office:value-type="string" office:string-value="                  password: 'Vilma1234567',">
            <text:p><text:s text:c="18"/>password: 'Vilma1234567',</text:p>
          </table:table-cell>
          <table:table-cell table:style-name="ce4" table:formula="of:=CONCATENATE(&quot;                  password_confirmation: '&quot;;[.D24];&quot;1234567',&quot;)" office:value-type="string" office:string-value="                  password_confirmation: 'Vilma1234567',">
            <text:p><text:s text:c="18"/>password_confirmation: 'Vilma1234567',</text:p>
          </table:table-cell>
          <table:table-cell table:style-name="ce4" table:formula="of:=CONCATENATE(&quot;                  display_name: '&quot;;[.D24];&quot; &quot;;[.E24];&quot;',&quot;)" office:value-type="string" office:string-value="                  display_name: 'Vilma Laitinen',">
            <text:p><text:s text:c="18"/>display_name: 'Vilma Laitinen',</text:p>
          </table:table-cell>
          <table:table-cell table:style-name="ce4" table:formula="of:=CONCATENATE(&quot;                  nationality: :&quot;;LOWER([.F24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24];&quot;_&quot;;LOWER([.A24]);&quot;_day&quot;)" office:value-type="string" office:string-value="@vlf_sp4j_day">
            <text:p>@vlf_sp4j_day</text:p>
          </table:table-cell>
          <table:table-cell table:formula="of:=IFERROR( VALUE(LEFT([.H24];2))*60+VALUE(MID(REPLACE([.H24];6;1;&quot;.&quot;);4;4)) ;0)" office:value-type="float" office:value="936.5">
            <text:p>936.5</text:p>
          </table:table-cell>
          <table:table-cell table:formula="of:=IFERROR( VALUE(LEFT([.I24];2))*60+VALUE(MID(REPLACE([.I24];6;1;&quot;.&quot;);4;4)) ;0)" office:value-type="float" office:value="1029.1">
            <text:p>1029.1</text:p>
          </table:table-cell>
          <table:table-cell table:formula="of:=CONCATENATE([.Q24];&quot;1 = Run.create! race: @&quot;;LOWER([.A24]);&quot;_day1,&quot;)" office:value-type="string" office:string-value="@vlf_sp4j_day1 = Run.create! race: @sp4j_day1,">
            <text:p>@vlf_sp4j_day1 = Run.create! race: @sp4j_day1,</text:p>
          </table:table-cell>
          <table:table-cell table:formula="of:=CONCATENATE(&quot;                           user: @&quot;;[.J24];&quot;,&quot;)" office:value-type="string" office:string-value="                           user: @vlf,">
            <text:p><text:s text:c="27"/>user: @vlf,</text:p>
          </table:table-cell>
          <table:table-cell table:formula="of:=CONCATENATE(&quot;                           number: '&quot;;[.C24];&quot;',&quot;)" office:value-type="string" office:string-value="                           number: '73',">
            <text:p><text:s text:c="27"/>number: '73',</text:p>
          </table:table-cell>
          <table:table-cell table:formula="of:=IF([.R24]&gt;0;CONCATENATE(&quot;                           times: '{ final: &quot;;[.R24];&quot; }'&quot;);&quot;                           times: ''&quot;)" office:value-type="string" office:string-value="                           times: '{ final: 936.5 }'">
            <text:p><text:s text:c="27"/>times: '{ final: 936.5 }'</text:p>
          </table:table-cell>
          <table:table-cell table:formula="of:=CONCATENATE([.Q24];&quot;2 = Run.create! race: @&quot;;LOWER([.A24]);&quot;_day2,&quot;)" office:value-type="string" office:string-value="@vlf_sp4j_day2 = Run.create! race: @sp4j_day2,">
            <text:p>@vlf_sp4j_day2 = Run.create! race: @sp4j_day2,</text:p>
          </table:table-cell>
          <table:table-cell table:formula="of:=IF([.S24]&gt;0;CONCATENATE(&quot;                           times: '{ final: &quot;;[.S24];&quot; }'&quot;);&quot;                           times: ''&quot;)" office:value-type="string" office:string-value="                           times: '{ final: 1029.1 }'">
            <text:p><text:s text:c="27"/>times: '{ final: 1029.1 }'</text:p>
          </table:table-cell>
        </table:table-row>
        <table:table-row table:style-name="ro1">
          <table:table-cell office:value-type="string">
            <text:p>Sp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8">
            <text:p>78</text:p>
          </table:table-cell>
          <table:table-cell table:style-name="ce1" office:value-type="string">
            <text:p>Kimmo</text:p>
          </table:table-cell>
          <table:table-cell table:style-name="ce1" office:value-type="string">
            <text:p>Hytönen</text:p>
          </table:table-cell>
          <table:table-cell table:style-name="ce1" office:value-type="string">
            <text:p>Finland</text:p>
          </table:table-cell>
          <table:table-cell table:style-name="ce1" office:value-type="string">
            <text:p>37:47,9</text:p>
          </table:table-cell>
          <table:table-cell table:style-name="ce1" office:value-type="string">
            <text:p>17:56,3</text:p>
          </table:table-cell>
          <table:table-cell table:style-name="ce1" office:value-type="string">
            <text:p>19:51,6</text:p>
          </table:table-cell>
          <table:table-cell table:style-name="ce3" table:formula="of:=CONCATENATE(LOWER(LEFT([.D25]));LOWER(LEFT([.E25]));LOWER(LEFT([.F25])))" office:value-type="string" office:string-value="khf">
            <text:p>khf</text:p>
          </table:table-cell>
          <table:table-cell table:formula="of:=CONCATENATE(&quot;@&quot;;[.J25];&quot; ||= User.create! email: '&quot;;LOWER([.D25]);&quot;.&quot;;LOWER([.E25]);&quot;@example.com',&quot;)" office:value-type="string" office:string-value="@khf ||= User.create! email: 'kimmo.hytönen@example.com',">
            <text:p>@khf ||= User.create! email: 'kimmo.hytönen@example.com',</text:p>
          </table:table-cell>
          <table:table-cell table:style-name="ce4" table:formula="of:=CONCATENATE(&quot;                  password: '&quot;;[.D25];&quot;1234567',&quot;)" office:value-type="string" office:string-value="                  password: 'Kimmo1234567',">
            <text:p><text:s text:c="18"/>password: 'Kimmo1234567',</text:p>
          </table:table-cell>
          <table:table-cell table:style-name="ce4" table:formula="of:=CONCATENATE(&quot;                  password_confirmation: '&quot;;[.D25];&quot;1234567',&quot;)" office:value-type="string" office:string-value="                  password_confirmation: 'Kimmo1234567',">
            <text:p><text:s text:c="18"/>password_confirmation: 'Kimmo1234567',</text:p>
          </table:table-cell>
          <table:table-cell table:style-name="ce4" table:formula="of:=CONCATENATE(&quot;                  display_name: '&quot;;[.D25];&quot; &quot;;[.E25];&quot;',&quot;)" office:value-type="string" office:string-value="                  display_name: 'Kimmo Hytönen',">
            <text:p><text:s text:c="18"/>display_name: 'Kimmo Hytönen',</text:p>
          </table:table-cell>
          <table:table-cell table:style-name="ce4" table:formula="of:=CONCATENATE(&quot;                  nationality: :&quot;;LOWER([.F25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25];&quot;_&quot;;LOWER([.A25]);&quot;_day&quot;)" office:value-type="string" office:string-value="@khf_sp6_day">
            <text:p>@khf_sp6_day</text:p>
          </table:table-cell>
          <table:table-cell table:formula="of:=IFERROR( VALUE(LEFT([.H25];2))*60+VALUE(MID(REPLACE([.H25];6;1;&quot;.&quot;);4;4)) ;0)" office:value-type="float" office:value="1076.3">
            <text:p>1076.3</text:p>
          </table:table-cell>
          <table:table-cell table:formula="of:=IFERROR( VALUE(LEFT([.I25];2))*60+VALUE(MID(REPLACE([.I25];6;1;&quot;.&quot;);4;4)) ;0)" office:value-type="float" office:value="1191.6">
            <text:p>1191.6</text:p>
          </table:table-cell>
          <table:table-cell table:formula="of:=CONCATENATE([.Q25];&quot;1 = Run.create! race: @&quot;;LOWER([.A25]);&quot;_day1,&quot;)" office:value-type="string" office:string-value="@khf_sp6_day1 = Run.create! race: @sp6_day1,">
            <text:p>@khf_sp6_day1 = Run.create! race: @sp6_day1,</text:p>
          </table:table-cell>
          <table:table-cell table:formula="of:=CONCATENATE(&quot;                           user: @&quot;;[.J25];&quot;,&quot;)" office:value-type="string" office:string-value="                           user: @khf,">
            <text:p><text:s text:c="27"/>user: @khf,</text:p>
          </table:table-cell>
          <table:table-cell table:formula="of:=CONCATENATE(&quot;                           number: '&quot;;[.C25];&quot;',&quot;)" office:value-type="string" office:string-value="                           number: '78',">
            <text:p><text:s text:c="27"/>number: '78',</text:p>
          </table:table-cell>
          <table:table-cell table:formula="of:=IF([.R25]&gt;0;CONCATENATE(&quot;                           times: '{ final: &quot;;[.R25];&quot; }'&quot;);&quot;                           times: ''&quot;)" office:value-type="string" office:string-value="                           times: '{ final: 1076.3 }'">
            <text:p><text:s text:c="27"/>times: '{ final: 1076.3 }'</text:p>
          </table:table-cell>
          <table:table-cell table:formula="of:=CONCATENATE([.Q25];&quot;2 = Run.create! race: @&quot;;LOWER([.A25]);&quot;_day2,&quot;)" office:value-type="string" office:string-value="@khf_sp6_day2 = Run.create! race: @sp6_day2,">
            <text:p>@khf_sp6_day2 = Run.create! race: @sp6_day2,</text:p>
          </table:table-cell>
          <table:table-cell table:formula="of:=IF([.S25]&gt;0;CONCATENATE(&quot;                           times: '{ final: &quot;;[.S25];&quot; }'&quot;);&quot;                           times: ''&quot;)" office:value-type="string" office:string-value="                           times: '{ final: 1191.6 }'">
            <text:p><text:s text:c="27"/>times: '{ final: 1191.6 }'</text:p>
          </table:table-cell>
        </table:table-row>
        <table:table-row table:style-name="ro1">
          <table:table-cell table:formula="of:=[.A25]" office:value-type="string" office:string-value="Sp6">
            <text:p>Sp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5">
            <text:p>75</text:p>
          </table:table-cell>
          <table:table-cell table:style-name="ce1" office:value-type="string">
            <text:p>Conny</text:p>
          </table:table-cell>
          <table:table-cell table:style-name="ce1" office:value-type="string">
            <text:p>Töyrä</text:p>
          </table:table-cell>
          <table:table-cell table:style-name="ce1" office:value-type="string">
            <text:p>Sweden</text:p>
          </table:table-cell>
          <table:table-cell table:style-name="ce1" office:value-type="string">
            <text:p>38:23,2</text:p>
          </table:table-cell>
          <table:table-cell table:style-name="ce1" office:value-type="string">
            <text:p>18:49,1</text:p>
          </table:table-cell>
          <table:table-cell table:style-name="ce1" office:value-type="string">
            <text:p>19:34,1</text:p>
          </table:table-cell>
          <table:table-cell table:style-name="ce3" table:formula="of:=CONCATENATE(LOWER(LEFT([.D26]));LOWER(LEFT([.E26]));LOWER(LEFT([.F26])))" office:value-type="string" office:string-value="cts">
            <text:p>cts</text:p>
          </table:table-cell>
          <table:table-cell table:formula="of:=CONCATENATE(&quot;@&quot;;[.J26];&quot; ||= User.create! email: '&quot;;LOWER([.D26]);&quot;.&quot;;LOWER([.E26]);&quot;@example.com',&quot;)" office:value-type="string" office:string-value="@cts ||= User.create! email: 'conny.töyrä@example.com',">
            <text:p>@cts ||= User.create! email: 'conny.töyrä@example.com',</text:p>
          </table:table-cell>
          <table:table-cell table:style-name="ce4" table:formula="of:=CONCATENATE(&quot;                  password: '&quot;;[.D26];&quot;1234567',&quot;)" office:value-type="string" office:string-value="                  password: 'Conny1234567',">
            <text:p><text:s text:c="18"/>password: 'Conny1234567',</text:p>
          </table:table-cell>
          <table:table-cell table:style-name="ce4" table:formula="of:=CONCATENATE(&quot;                  password_confirmation: '&quot;;[.D26];&quot;1234567',&quot;)" office:value-type="string" office:string-value="                  password_confirmation: 'Conny1234567',">
            <text:p><text:s text:c="18"/>password_confirmation: 'Conny1234567',</text:p>
          </table:table-cell>
          <table:table-cell table:style-name="ce4" table:formula="of:=CONCATENATE(&quot;                  display_name: '&quot;;[.D26];&quot; &quot;;[.E26];&quot;',&quot;)" office:value-type="string" office:string-value="                  display_name: 'Conny Töyrä',">
            <text:p><text:s text:c="18"/>display_name: 'Conny Töyrä',</text:p>
          </table:table-cell>
          <table:table-cell table:style-name="ce4" table:formula="of:=CONCATENATE(&quot;                  nationality: :&quot;;LOWER([.F26]))" office:value-type="string" office:string-value="                  nationality: :sweden">
            <text:p><text:s text:c="18"/>nationality: :sweden</text:p>
          </table:table-cell>
          <table:table-cell/>
          <table:table-cell table:formula="of:=CONCATENATE(&quot;@&quot;;[.J26];&quot;_&quot;;LOWER([.A26]);&quot;_day&quot;)" office:value-type="string" office:string-value="@cts_sp6_day">
            <text:p>@cts_sp6_day</text:p>
          </table:table-cell>
          <table:table-cell table:formula="of:=IFERROR( VALUE(LEFT([.H26];2))*60+VALUE(MID(REPLACE([.H26];6;1;&quot;.&quot;);4;4)) ;0)" office:value-type="float" office:value="1129.1">
            <text:p>1129.1</text:p>
          </table:table-cell>
          <table:table-cell table:formula="of:=IFERROR( VALUE(LEFT([.I26];2))*60+VALUE(MID(REPLACE([.I26];6;1;&quot;.&quot;);4;4)) ;0)" office:value-type="float" office:value="1174.1">
            <text:p>1174.1</text:p>
          </table:table-cell>
          <table:table-cell table:formula="of:=CONCATENATE([.Q26];&quot;1 = Run.create! race: @&quot;;LOWER([.A26]);&quot;_day1,&quot;)" office:value-type="string" office:string-value="@cts_sp6_day1 = Run.create! race: @sp6_day1,">
            <text:p>@cts_sp6_day1 = Run.create! race: @sp6_day1,</text:p>
          </table:table-cell>
          <table:table-cell table:formula="of:=CONCATENATE(&quot;                           user: @&quot;;[.J26];&quot;,&quot;)" office:value-type="string" office:string-value="                           user: @cts,">
            <text:p><text:s text:c="27"/>user: @cts,</text:p>
          </table:table-cell>
          <table:table-cell table:formula="of:=CONCATENATE(&quot;                           number: '&quot;;[.C26];&quot;',&quot;)" office:value-type="string" office:string-value="                           number: '75',">
            <text:p><text:s text:c="27"/>number: '75',</text:p>
          </table:table-cell>
          <table:table-cell table:formula="of:=IF([.R26]&gt;0;CONCATENATE(&quot;                           times: '{ final: &quot;;[.R26];&quot; }'&quot;);&quot;                           times: ''&quot;)" office:value-type="string" office:string-value="                           times: '{ final: 1129.1 }'">
            <text:p><text:s text:c="27"/>times: '{ final: 1129.1 }'</text:p>
          </table:table-cell>
          <table:table-cell table:formula="of:=CONCATENATE([.Q26];&quot;2 = Run.create! race: @&quot;;LOWER([.A26]);&quot;_day2,&quot;)" office:value-type="string" office:string-value="@cts_sp6_day2 = Run.create! race: @sp6_day2,">
            <text:p>@cts_sp6_day2 = Run.create! race: @sp6_day2,</text:p>
          </table:table-cell>
          <table:table-cell table:formula="of:=IF([.S26]&gt;0;CONCATENATE(&quot;                           times: '{ final: &quot;;[.S26];&quot; }'&quot;);&quot;                           times: ''&quot;)" office:value-type="string" office:string-value="                           times: '{ final: 1174.1 }'">
            <text:p><text:s text:c="27"/>times: '{ final: 1174.1 }'</text:p>
          </table:table-cell>
        </table:table-row>
        <table:table-row table:style-name="ro1">
          <table:table-cell table:formula="of:=[.A26]" office:value-type="string" office:string-value="Sp6">
            <text:p>Sp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6">
            <text:p>76</text:p>
          </table:table-cell>
          <table:table-cell table:style-name="ce1" office:value-type="string">
            <text:p>Teemu</text:p>
          </table:table-cell>
          <table:table-cell table:style-name="ce1" office:value-type="string">
            <text:p>Kaivola</text:p>
          </table:table-cell>
          <table:table-cell table:style-name="ce1" office:value-type="string">
            <text:p>Finland</text:p>
          </table:table-cell>
          <table:table-cell table:style-name="ce1" office:value-type="string">
            <text:p>38:55,7</text:p>
          </table:table-cell>
          <table:table-cell table:style-name="ce1" office:value-type="string">
            <text:p>18:47,8</text:p>
          </table:table-cell>
          <table:table-cell table:style-name="ce1" office:value-type="string">
            <text:p>20:07,9</text:p>
          </table:table-cell>
          <table:table-cell table:style-name="ce3" table:formula="of:=CONCATENATE(LOWER(LEFT([.D27]));LOWER(LEFT([.E27]));LOWER(LEFT([.F27])))" office:value-type="string" office:string-value="tkf">
            <text:p>tkf</text:p>
          </table:table-cell>
          <table:table-cell table:formula="of:=CONCATENATE(&quot;@&quot;;[.J27];&quot; ||= User.create! email: '&quot;;LOWER([.D27]);&quot;.&quot;;LOWER([.E27]);&quot;@example.com',&quot;)" office:value-type="string" office:string-value="@tkf ||= User.create! email: 'teemu.kaivola@example.com',">
            <text:p>@tkf ||= User.create! email: 'teemu.kaivola@example.com',</text:p>
          </table:table-cell>
          <table:table-cell table:style-name="ce4" table:formula="of:=CONCATENATE(&quot;                  password: '&quot;;[.D27];&quot;1234567',&quot;)" office:value-type="string" office:string-value="                  password: 'Teemu1234567',">
            <text:p><text:s text:c="18"/>password: 'Teemu1234567',</text:p>
          </table:table-cell>
          <table:table-cell table:style-name="ce4" table:formula="of:=CONCATENATE(&quot;                  password_confirmation: '&quot;;[.D27];&quot;1234567',&quot;)" office:value-type="string" office:string-value="                  password_confirmation: 'Teemu1234567',">
            <text:p><text:s text:c="18"/>password_confirmation: 'Teemu1234567',</text:p>
          </table:table-cell>
          <table:table-cell table:style-name="ce4" table:formula="of:=CONCATENATE(&quot;                  display_name: '&quot;;[.D27];&quot; &quot;;[.E27];&quot;',&quot;)" office:value-type="string" office:string-value="                  display_name: 'Teemu Kaivola',">
            <text:p><text:s text:c="18"/>display_name: 'Teemu Kaivola',</text:p>
          </table:table-cell>
          <table:table-cell table:style-name="ce4" table:formula="of:=CONCATENATE(&quot;                  nationality: :&quot;;LOWER([.F27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27];&quot;_&quot;;LOWER([.A27]);&quot;_day&quot;)" office:value-type="string" office:string-value="@tkf_sp6_day">
            <text:p>@tkf_sp6_day</text:p>
          </table:table-cell>
          <table:table-cell table:formula="of:=IFERROR( VALUE(LEFT([.H27];2))*60+VALUE(MID(REPLACE([.H27];6;1;&quot;.&quot;);4;4)) ;0)" office:value-type="float" office:value="1127.8">
            <text:p>1127.8</text:p>
          </table:table-cell>
          <table:table-cell table:formula="of:=IFERROR( VALUE(LEFT([.I27];2))*60+VALUE(MID(REPLACE([.I27];6;1;&quot;.&quot;);4;4)) ;0)" office:value-type="float" office:value="1207.9">
            <text:p>1207.9</text:p>
          </table:table-cell>
          <table:table-cell table:formula="of:=CONCATENATE([.Q27];&quot;1 = Run.create! race: @&quot;;LOWER([.A27]);&quot;_day1,&quot;)" office:value-type="string" office:string-value="@tkf_sp6_day1 = Run.create! race: @sp6_day1,">
            <text:p>@tkf_sp6_day1 = Run.create! race: @sp6_day1,</text:p>
          </table:table-cell>
          <table:table-cell table:formula="of:=CONCATENATE(&quot;                           user: @&quot;;[.J27];&quot;,&quot;)" office:value-type="string" office:string-value="                           user: @tkf,">
            <text:p><text:s text:c="27"/>user: @tkf,</text:p>
          </table:table-cell>
          <table:table-cell table:formula="of:=CONCATENATE(&quot;                           number: '&quot;;[.C27];&quot;',&quot;)" office:value-type="string" office:string-value="                           number: '76',">
            <text:p><text:s text:c="27"/>number: '76',</text:p>
          </table:table-cell>
          <table:table-cell table:formula="of:=IF([.R27]&gt;0;CONCATENATE(&quot;                           times: '{ final: &quot;;[.R27];&quot; }'&quot;);&quot;                           times: ''&quot;)" office:value-type="string" office:string-value="                           times: '{ final: 1127.8 }'">
            <text:p><text:s text:c="27"/>times: '{ final: 1127.8 }'</text:p>
          </table:table-cell>
          <table:table-cell table:formula="of:=CONCATENATE([.Q27];&quot;2 = Run.create! race: @&quot;;LOWER([.A27]);&quot;_day2,&quot;)" office:value-type="string" office:string-value="@tkf_sp6_day2 = Run.create! race: @sp6_day2,">
            <text:p>@tkf_sp6_day2 = Run.create! race: @sp6_day2,</text:p>
          </table:table-cell>
          <table:table-cell table:formula="of:=IF([.S27]&gt;0;CONCATENATE(&quot;                           times: '{ final: &quot;;[.S27];&quot; }'&quot;);&quot;                           times: ''&quot;)" office:value-type="string" office:string-value="                           times: '{ final: 1207.9 }'">
            <text:p><text:s text:c="27"/>times: '{ final: 1207.9 }'</text:p>
          </table:table-cell>
        </table:table-row>
        <table:table-row table:style-name="ro1">
          <table:table-cell table:formula="of:=[.A27]" office:value-type="string" office:string-value="Sp6">
            <text:p>Sp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0">
            <text:p>80</text:p>
          </table:table-cell>
          <table:table-cell table:style-name="ce1" office:value-type="string">
            <text:p>Trine</text:p>
          </table:table-cell>
          <table:table-cell table:style-name="ce1" office:value-type="string">
            <text:p>Olsen</text:p>
          </table:table-cell>
          <table:table-cell table:style-name="ce1" office:value-type="string">
            <text:p>Norway</text:p>
          </table:table-cell>
          <table:table-cell table:style-name="ce1" office:value-type="string">
            <text:p>39:41,9</text:p>
          </table:table-cell>
          <table:table-cell table:style-name="ce1" office:value-type="string">
            <text:p>19:16,7</text:p>
          </table:table-cell>
          <table:table-cell table:style-name="ce1" office:value-type="string">
            <text:p>20:25,2</text:p>
          </table:table-cell>
          <table:table-cell table:style-name="ce3" table:formula="of:=CONCATENATE(LOWER(LEFT([.D28]));LOWER(LEFT([.E28]));LOWER(LEFT([.F28])))" office:value-type="string" office:string-value="ton">
            <text:p>ton</text:p>
          </table:table-cell>
          <table:table-cell table:formula="of:=CONCATENATE(&quot;@&quot;;[.J28];&quot; ||= User.create! email: '&quot;;LOWER([.D28]);&quot;.&quot;;LOWER([.E28]);&quot;@example.com',&quot;)" office:value-type="string" office:string-value="@ton ||= User.create! email: 'trine.olsen@example.com',">
            <text:p>@ton ||= User.create! email: 'trine.olsen@example.com',</text:p>
          </table:table-cell>
          <table:table-cell table:style-name="ce4" table:formula="of:=CONCATENATE(&quot;                  password: '&quot;;[.D28];&quot;1234567',&quot;)" office:value-type="string" office:string-value="                  password: 'Trine1234567',">
            <text:p><text:s text:c="18"/>password: 'Trine1234567',</text:p>
          </table:table-cell>
          <table:table-cell table:style-name="ce4" table:formula="of:=CONCATENATE(&quot;                  password_confirmation: '&quot;;[.D28];&quot;1234567',&quot;)" office:value-type="string" office:string-value="                  password_confirmation: 'Trine1234567',">
            <text:p><text:s text:c="18"/>password_confirmation: 'Trine1234567',</text:p>
          </table:table-cell>
          <table:table-cell table:style-name="ce4" table:formula="of:=CONCATENATE(&quot;                  display_name: '&quot;;[.D28];&quot; &quot;;[.E28];&quot;',&quot;)" office:value-type="string" office:string-value="                  display_name: 'Trine Olsen',">
            <text:p><text:s text:c="18"/>display_name: 'Trine Olsen',</text:p>
          </table:table-cell>
          <table:table-cell table:style-name="ce4" table:formula="of:=CONCATENATE(&quot;                  nationality: :&quot;;LOWER([.F28]))" office:value-type="string" office:string-value="                  nationality: :norway">
            <text:p><text:s text:c="18"/>nationality: :norway</text:p>
          </table:table-cell>
          <table:table-cell/>
          <table:table-cell table:formula="of:=CONCATENATE(&quot;@&quot;;[.J28];&quot;_&quot;;LOWER([.A28]);&quot;_day&quot;)" office:value-type="string" office:string-value="@ton_sp6_day">
            <text:p>@ton_sp6_day</text:p>
          </table:table-cell>
          <table:table-cell table:formula="of:=IFERROR( VALUE(LEFT([.H28];2))*60+VALUE(MID(REPLACE([.H28];6;1;&quot;.&quot;);4;4)) ;0)" office:value-type="float" office:value="1156.7">
            <text:p>1156.7</text:p>
          </table:table-cell>
          <table:table-cell table:formula="of:=IFERROR( VALUE(LEFT([.I28];2))*60+VALUE(MID(REPLACE([.I28];6;1;&quot;.&quot;);4;4)) ;0)" office:value-type="float" office:value="1225.2">
            <text:p>1225.2</text:p>
          </table:table-cell>
          <table:table-cell table:formula="of:=CONCATENATE([.Q28];&quot;1 = Run.create! race: @&quot;;LOWER([.A28]);&quot;_day1,&quot;)" office:value-type="string" office:string-value="@ton_sp6_day1 = Run.create! race: @sp6_day1,">
            <text:p>@ton_sp6_day1 = Run.create! race: @sp6_day1,</text:p>
          </table:table-cell>
          <table:table-cell table:formula="of:=CONCATENATE(&quot;                           user: @&quot;;[.J28];&quot;,&quot;)" office:value-type="string" office:string-value="                           user: @ton,">
            <text:p><text:s text:c="27"/>user: @ton,</text:p>
          </table:table-cell>
          <table:table-cell table:formula="of:=CONCATENATE(&quot;                           number: '&quot;;[.C28];&quot;',&quot;)" office:value-type="string" office:string-value="                           number: '80',">
            <text:p><text:s text:c="27"/>number: '80',</text:p>
          </table:table-cell>
          <table:table-cell table:formula="of:=IF([.R28]&gt;0;CONCATENATE(&quot;                           times: '{ final: &quot;;[.R28];&quot; }'&quot;);&quot;                           times: ''&quot;)" office:value-type="string" office:string-value="                           times: '{ final: 1156.7 }'">
            <text:p><text:s text:c="27"/>times: '{ final: 1156.7 }'</text:p>
          </table:table-cell>
          <table:table-cell table:formula="of:=CONCATENATE([.Q28];&quot;2 = Run.create! race: @&quot;;LOWER([.A28]);&quot;_day2,&quot;)" office:value-type="string" office:string-value="@ton_sp6_day2 = Run.create! race: @sp6_day2,">
            <text:p>@ton_sp6_day2 = Run.create! race: @sp6_day2,</text:p>
          </table:table-cell>
          <table:table-cell table:formula="of:=IF([.S28]&gt;0;CONCATENATE(&quot;                           times: '{ final: &quot;;[.S28];&quot; }'&quot;);&quot;                           times: ''&quot;)" office:value-type="string" office:string-value="                           times: '{ final: 1225.2 }'">
            <text:p><text:s text:c="27"/>times: '{ final: 1225.2 }'</text:p>
          </table:table-cell>
        </table:table-row>
        <table:table-row table:style-name="ro1">
          <table:table-cell table:formula="of:=[.A28]" office:value-type="string" office:string-value="Sp6">
            <text:p>Sp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87">
            <text:p>87</text:p>
          </table:table-cell>
          <table:table-cell table:style-name="ce1" office:value-type="string">
            <text:p>Riitta</text:p>
          </table:table-cell>
          <table:table-cell table:style-name="ce1" office:value-type="string">
            <text:p>Kempe</text:p>
          </table:table-cell>
          <table:table-cell table:style-name="ce1" office:value-type="string">
            <text:p>Finland</text:p>
          </table:table-cell>
          <table:table-cell table:style-name="ce1" office:value-type="string">
            <text:p>40:37,1</text:p>
          </table:table-cell>
          <table:table-cell table:style-name="ce1" office:value-type="string">
            <text:p>19:08,7</text:p>
          </table:table-cell>
          <table:table-cell table:style-name="ce1" office:value-type="string">
            <text:p>21:28,4</text:p>
          </table:table-cell>
          <table:table-cell table:style-name="ce3" table:formula="of:=CONCATENATE(LOWER(LEFT([.D29]));LOWER(LEFT([.E29]));LOWER(LEFT([.F29])))" office:value-type="string" office:string-value="rkf">
            <text:p>rkf</text:p>
          </table:table-cell>
          <table:table-cell table:formula="of:=CONCATENATE(&quot;@&quot;;[.J29];&quot; ||= User.create! email: '&quot;;LOWER([.D29]);&quot;.&quot;;LOWER([.E29]);&quot;@example.com',&quot;)" office:value-type="string" office:string-value="@rkf ||= User.create! email: 'riitta.kempe@example.com',">
            <text:p>@rkf ||= User.create! email: 'riitta.kempe@example.com',</text:p>
          </table:table-cell>
          <table:table-cell table:style-name="ce4" table:formula="of:=CONCATENATE(&quot;                  password: '&quot;;[.D29];&quot;1234567',&quot;)" office:value-type="string" office:string-value="                  password: 'Riitta1234567',">
            <text:p><text:s text:c="18"/>password: 'Riitta1234567',</text:p>
          </table:table-cell>
          <table:table-cell table:style-name="ce4" table:formula="of:=CONCATENATE(&quot;                  password_confirmation: '&quot;;[.D29];&quot;1234567',&quot;)" office:value-type="string" office:string-value="                  password_confirmation: 'Riitta1234567',">
            <text:p><text:s text:c="18"/>password_confirmation: 'Riitta1234567',</text:p>
          </table:table-cell>
          <table:table-cell table:style-name="ce4" table:formula="of:=CONCATENATE(&quot;                  display_name: '&quot;;[.D29];&quot; &quot;;[.E29];&quot;',&quot;)" office:value-type="string" office:string-value="                  display_name: 'Riitta Kempe',">
            <text:p><text:s text:c="18"/>display_name: 'Riitta Kempe',</text:p>
          </table:table-cell>
          <table:table-cell table:style-name="ce4" table:formula="of:=CONCATENATE(&quot;                  nationality: :&quot;;LOWER([.F29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29];&quot;_&quot;;LOWER([.A29]);&quot;_day&quot;)" office:value-type="string" office:string-value="@rkf_sp6_day">
            <text:p>@rkf_sp6_day</text:p>
          </table:table-cell>
          <table:table-cell table:formula="of:=IFERROR( VALUE(LEFT([.H29];2))*60+VALUE(MID(REPLACE([.H29];6;1;&quot;.&quot;);4;4)) ;0)" office:value-type="float" office:value="1148.7">
            <text:p>1148.7</text:p>
          </table:table-cell>
          <table:table-cell table:formula="of:=IFERROR( VALUE(LEFT([.I29];2))*60+VALUE(MID(REPLACE([.I29];6;1;&quot;.&quot;);4;4)) ;0)" office:value-type="float" office:value="1288.4">
            <text:p>1288.4</text:p>
          </table:table-cell>
          <table:table-cell table:formula="of:=CONCATENATE([.Q29];&quot;1 = Run.create! race: @&quot;;LOWER([.A29]);&quot;_day1,&quot;)" office:value-type="string" office:string-value="@rkf_sp6_day1 = Run.create! race: @sp6_day1,">
            <text:p>@rkf_sp6_day1 = Run.create! race: @sp6_day1,</text:p>
          </table:table-cell>
          <table:table-cell table:formula="of:=CONCATENATE(&quot;                           user: @&quot;;[.J29];&quot;,&quot;)" office:value-type="string" office:string-value="                           user: @rkf,">
            <text:p><text:s text:c="27"/>user: @rkf,</text:p>
          </table:table-cell>
          <table:table-cell table:formula="of:=CONCATENATE(&quot;                           number: '&quot;;[.C29];&quot;',&quot;)" office:value-type="string" office:string-value="                           number: '87',">
            <text:p><text:s text:c="27"/>number: '87',</text:p>
          </table:table-cell>
          <table:table-cell table:formula="of:=IF([.R29]&gt;0;CONCATENATE(&quot;                           times: '{ final: &quot;;[.R29];&quot; }'&quot;);&quot;                           times: ''&quot;)" office:value-type="string" office:string-value="                           times: '{ final: 1148.7 }'">
            <text:p><text:s text:c="27"/>times: '{ final: 1148.7 }'</text:p>
          </table:table-cell>
          <table:table-cell table:formula="of:=CONCATENATE([.Q29];&quot;2 = Run.create! race: @&quot;;LOWER([.A29]);&quot;_day2,&quot;)" office:value-type="string" office:string-value="@rkf_sp6_day2 = Run.create! race: @sp6_day2,">
            <text:p>@rkf_sp6_day2 = Run.create! race: @sp6_day2,</text:p>
          </table:table-cell>
          <table:table-cell table:formula="of:=IF([.S29]&gt;0;CONCATENATE(&quot;                           times: '{ final: &quot;;[.S29];&quot; }'&quot;);&quot;                           times: ''&quot;)" office:value-type="string" office:string-value="                           times: '{ final: 1288.4 }'">
            <text:p><text:s text:c="27"/>times: '{ final: 1288.4 }'</text:p>
          </table:table-cell>
        </table:table-row>
        <table:table-row table:style-name="ro1">
          <table:table-cell table:formula="of:=[.A29]" office:value-type="string" office:string-value="Sp6">
            <text:p>Sp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0">
            <text:p>90</text:p>
          </table:table-cell>
          <table:table-cell table:style-name="ce1" office:value-type="string">
            <text:p>Vesa-Pekka</text:p>
          </table:table-cell>
          <table:table-cell table:style-name="ce1" office:value-type="string">
            <text:p>Lehtomäki</text:p>
          </table:table-cell>
          <table:table-cell table:style-name="ce1" office:value-type="string">
            <text:p>Finland</text:p>
          </table:table-cell>
          <table:table-cell table:style-name="ce1" office:value-type="string">
            <text:p>40:42,3</text:p>
          </table:table-cell>
          <table:table-cell table:style-name="ce1" office:value-type="string">
            <text:p>19:36,3</text:p>
          </table:table-cell>
          <table:table-cell table:style-name="ce1" office:value-type="string">
            <text:p>21:06,0</text:p>
          </table:table-cell>
          <table:table-cell table:style-name="ce3" office:value-type="string">
            <text:p>vlf2</text:p>
          </table:table-cell>
          <table:table-cell table:formula="of:=CONCATENATE(&quot;@&quot;;[.J30];&quot; ||= User.create! email: '&quot;;LOWER([.D30]);&quot;.&quot;;LOWER([.E30]);&quot;@example.com',&quot;)" office:value-type="string" office:string-value="@vlf2 ||= User.create! email: 'vesa-pekka.lehtomäki@example.com',">
            <text:p>@vlf2 ||= User.create! email: 'vesa-pekka.lehtomäki@example.com',</text:p>
          </table:table-cell>
          <table:table-cell table:style-name="ce4" table:formula="of:=CONCATENATE(&quot;                  password: '&quot;;[.D30];&quot;1234567',&quot;)" office:value-type="string" office:string-value="                  password: 'Vesa-Pekka1234567',">
            <text:p><text:s text:c="18"/>password: 'Vesa-Pekka1234567',</text:p>
          </table:table-cell>
          <table:table-cell table:style-name="ce4" table:formula="of:=CONCATENATE(&quot;                  password_confirmation: '&quot;;[.D30];&quot;1234567',&quot;)" office:value-type="string" office:string-value="                  password_confirmation: 'Vesa-Pekka1234567',">
            <text:p><text:s text:c="18"/>password_confirmation: 'Vesa-Pekka1234567',</text:p>
          </table:table-cell>
          <table:table-cell table:style-name="ce4" table:formula="of:=CONCATENATE(&quot;                  display_name: '&quot;;[.D30];&quot; &quot;;[.E30];&quot;',&quot;)" office:value-type="string" office:string-value="                  display_name: 'Vesa-Pekka Lehtomäki',">
            <text:p><text:s text:c="18"/>display_name: 'Vesa-Pekka Lehtomäki',</text:p>
          </table:table-cell>
          <table:table-cell table:style-name="ce4" table:formula="of:=CONCATENATE(&quot;                  nationality: :&quot;;LOWER([.F30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30];&quot;_&quot;;LOWER([.A30]);&quot;_day&quot;)" office:value-type="string" office:string-value="@vlf2_sp6_day">
            <text:p>@vlf2_sp6_day</text:p>
          </table:table-cell>
          <table:table-cell table:formula="of:=IFERROR( VALUE(LEFT([.H30];2))*60+VALUE(MID(REPLACE([.H30];6;1;&quot;.&quot;);4;4)) ;0)" office:value-type="float" office:value="1176.3">
            <text:p>1176.3</text:p>
          </table:table-cell>
          <table:table-cell table:formula="of:=IFERROR( VALUE(LEFT([.I30];2))*60+VALUE(MID(REPLACE([.I30];6;1;&quot;.&quot;);4;4)) ;0)" office:value-type="float" office:value="1266">
            <text:p>1266</text:p>
          </table:table-cell>
          <table:table-cell table:formula="of:=CONCATENATE([.Q30];&quot;1 = Run.create! race: @&quot;;LOWER([.A30]);&quot;_day1,&quot;)" office:value-type="string" office:string-value="@vlf2_sp6_day1 = Run.create! race: @sp6_day1,">
            <text:p>@vlf2_sp6_day1 = Run.create! race: @sp6_day1,</text:p>
          </table:table-cell>
          <table:table-cell table:formula="of:=CONCATENATE(&quot;                           user: @&quot;;[.J30];&quot;,&quot;)" office:value-type="string" office:string-value="                           user: @vlf2,">
            <text:p><text:s text:c="27"/>user: @vlf2,</text:p>
          </table:table-cell>
          <table:table-cell table:formula="of:=CONCATENATE(&quot;                           number: '&quot;;[.C30];&quot;',&quot;)" office:value-type="string" office:string-value="                           number: '90',">
            <text:p><text:s text:c="27"/>number: '90',</text:p>
          </table:table-cell>
          <table:table-cell table:formula="of:=IF([.R30]&gt;0;CONCATENATE(&quot;                           times: '{ final: &quot;;[.R30];&quot; }'&quot;);&quot;                           times: ''&quot;)" office:value-type="string" office:string-value="                           times: '{ final: 1176.3 }'">
            <text:p><text:s text:c="27"/>times: '{ final: 1176.3 }'</text:p>
          </table:table-cell>
          <table:table-cell table:formula="of:=CONCATENATE([.Q30];&quot;2 = Run.create! race: @&quot;;LOWER([.A30]);&quot;_day2,&quot;)" office:value-type="string" office:string-value="@vlf2_sp6_day2 = Run.create! race: @sp6_day2,">
            <text:p>@vlf2_sp6_day2 = Run.create! race: @sp6_day2,</text:p>
          </table:table-cell>
          <table:table-cell table:formula="of:=IF([.S30]&gt;0;CONCATENATE(&quot;                           times: '{ final: &quot;;[.S30];&quot; }'&quot;);&quot;                           times: ''&quot;)" office:value-type="string" office:string-value="                           times: '{ final: 1266 }'">
            <text:p><text:s text:c="27"/>times: '{ final: 1266 }'</text:p>
          </table:table-cell>
        </table:table-row>
        <table:table-row table:style-name="ro1">
          <table:table-cell table:formula="of:=[.A30]" office:value-type="string" office:string-value="Sp6">
            <text:p>Sp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77">
            <text:p>77</text:p>
          </table:table-cell>
          <table:table-cell table:style-name="ce1" office:value-type="string">
            <text:p>Jirí</text:p>
          </table:table-cell>
          <table:table-cell table:style-name="ce1" office:value-type="string">
            <text:p>Trnka</text:p>
          </table:table-cell>
          <table:table-cell table:style-name="ce1" office:value-type="string">
            <text:p>CzechRepublic</text:p>
          </table:table-cell>
          <table:table-cell table:style-name="ce1" office:value-type="string">
            <text:p>41:11,7</text:p>
          </table:table-cell>
          <table:table-cell table:style-name="ce1" office:value-type="string">
            <text:p>19:51,9</text:p>
          </table:table-cell>
          <table:table-cell table:style-name="ce1" office:value-type="string">
            <text:p>21:19,8</text:p>
          </table:table-cell>
          <table:table-cell table:style-name="ce3" table:formula="of:=CONCATENATE(LOWER(LEFT([.D31]));LOWER(LEFT([.E31]));LOWER(LEFT([.F31])))" office:value-type="string" office:string-value="jtc">
            <text:p>jtc</text:p>
          </table:table-cell>
          <table:table-cell table:formula="of:=CONCATENATE(&quot;@&quot;;[.J31];&quot; ||= User.create! email: '&quot;;LOWER([.D31]);&quot;.&quot;;LOWER([.E31]);&quot;@example.com',&quot;)" office:value-type="string" office:string-value="@jtc ||= User.create! email: 'jirí.trnka@example.com',">
            <text:p>@jtc ||= User.create! email: 'jirí.trnka@example.com',</text:p>
          </table:table-cell>
          <table:table-cell table:style-name="ce4" table:formula="of:=CONCATENATE(&quot;                  password: '&quot;;[.D31];&quot;1234567',&quot;)" office:value-type="string" office:string-value="                  password: 'Jirí1234567',">
            <text:p><text:s text:c="18"/>password: 'Jirí1234567',</text:p>
          </table:table-cell>
          <table:table-cell table:style-name="ce4" table:formula="of:=CONCATENATE(&quot;                  password_confirmation: '&quot;;[.D31];&quot;1234567',&quot;)" office:value-type="string" office:string-value="                  password_confirmation: 'Jirí1234567',">
            <text:p><text:s text:c="18"/>password_confirmation: 'Jirí1234567',</text:p>
          </table:table-cell>
          <table:table-cell table:style-name="ce4" table:formula="of:=CONCATENATE(&quot;                  display_name: '&quot;;[.D31];&quot; &quot;;[.E31];&quot;',&quot;)" office:value-type="string" office:string-value="                  display_name: 'Jirí Trnka',">
            <text:p><text:s text:c="18"/>display_name: 'Jirí Trnka',</text:p>
          </table:table-cell>
          <table:table-cell table:style-name="ce4" table:formula="of:=CONCATENATE(&quot;                  nationality: :&quot;;LOWER([.F31]))" office:value-type="string" office:string-value="                  nationality: :czechrepublic">
            <text:p><text:s text:c="18"/>nationality: :czechrepublic</text:p>
          </table:table-cell>
          <table:table-cell/>
          <table:table-cell table:formula="of:=CONCATENATE(&quot;@&quot;;[.J31];&quot;_&quot;;LOWER([.A31]);&quot;_day&quot;)" office:value-type="string" office:string-value="@jtc_sp6_day">
            <text:p>@jtc_sp6_day</text:p>
          </table:table-cell>
          <table:table-cell table:formula="of:=IFERROR( VALUE(LEFT([.H31];2))*60+VALUE(MID(REPLACE([.H31];6;1;&quot;.&quot;);4;4)) ;0)" office:value-type="float" office:value="1191.9">
            <text:p>1191.9</text:p>
          </table:table-cell>
          <table:table-cell table:formula="of:=IFERROR( VALUE(LEFT([.I31];2))*60+VALUE(MID(REPLACE([.I31];6;1;&quot;.&quot;);4;4)) ;0)" office:value-type="float" office:value="1279.8">
            <text:p>1279.8</text:p>
          </table:table-cell>
          <table:table-cell table:formula="of:=CONCATENATE([.Q31];&quot;1 = Run.create! race: @&quot;;LOWER([.A31]);&quot;_day1,&quot;)" office:value-type="string" office:string-value="@jtc_sp6_day1 = Run.create! race: @sp6_day1,">
            <text:p>@jtc_sp6_day1 = Run.create! race: @sp6_day1,</text:p>
          </table:table-cell>
          <table:table-cell table:formula="of:=CONCATENATE(&quot;                           user: @&quot;;[.J31];&quot;,&quot;)" office:value-type="string" office:string-value="                           user: @jtc,">
            <text:p><text:s text:c="27"/>user: @jtc,</text:p>
          </table:table-cell>
          <table:table-cell table:formula="of:=CONCATENATE(&quot;                           number: '&quot;;[.C31];&quot;',&quot;)" office:value-type="string" office:string-value="                           number: '77',">
            <text:p><text:s text:c="27"/>number: '77',</text:p>
          </table:table-cell>
          <table:table-cell table:formula="of:=IF([.R31]&gt;0;CONCATENATE(&quot;                           times: '{ final: &quot;;[.R31];&quot; }'&quot;);&quot;                           times: ''&quot;)" office:value-type="string" office:string-value="                           times: '{ final: 1191.9 }'">
            <text:p><text:s text:c="27"/>times: '{ final: 1191.9 }'</text:p>
          </table:table-cell>
          <table:table-cell table:formula="of:=CONCATENATE([.Q31];&quot;2 = Run.create! race: @&quot;;LOWER([.A31]);&quot;_day2,&quot;)" office:value-type="string" office:string-value="@jtc_sp6_day2 = Run.create! race: @sp6_day2,">
            <text:p>@jtc_sp6_day2 = Run.create! race: @sp6_day2,</text:p>
          </table:table-cell>
          <table:table-cell table:formula="of:=IF([.S31]&gt;0;CONCATENATE(&quot;                           times: '{ final: &quot;;[.S31];&quot; }'&quot;);&quot;                           times: ''&quot;)" office:value-type="string" office:string-value="                           times: '{ final: 1279.8 }'">
            <text:p><text:s text:c="27"/>times: '{ final: 1279.8 }'</text:p>
          </table:table-cell>
        </table:table-row>
        <table:table-row table:style-name="ro1">
          <table:table-cell table:formula="of:=[.A31]" office:value-type="string" office:string-value="Sp6">
            <text:p>Sp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84">
            <text:p>84</text:p>
          </table:table-cell>
          <table:table-cell table:style-name="ce1" office:value-type="string">
            <text:p>Jenni</text:p>
          </table:table-cell>
          <table:table-cell table:style-name="ce1" office:value-type="string">
            <text:p>Kreivi</text:p>
          </table:table-cell>
          <table:table-cell table:style-name="ce1" office:value-type="string">
            <text:p>Finland</text:p>
          </table:table-cell>
          <table:table-cell table:style-name="ce1" office:value-type="string">
            <text:p>41:38,6</text:p>
          </table:table-cell>
          <table:table-cell table:style-name="ce1" office:value-type="string">
            <text:p>20:39,0</text:p>
          </table:table-cell>
          <table:table-cell table:style-name="ce1" office:value-type="string">
            <text:p>20:59,6</text:p>
          </table:table-cell>
          <table:table-cell table:style-name="ce3" table:formula="of:=CONCATENATE(LOWER(LEFT([.D32]));LOWER(LEFT([.E32]));LOWER(LEFT([.F32])))" office:value-type="string" office:string-value="jkf">
            <text:p>jkf</text:p>
          </table:table-cell>
          <table:table-cell table:formula="of:=CONCATENATE(&quot;@&quot;;[.J32];&quot; ||= User.create! email: '&quot;;LOWER([.D32]);&quot;.&quot;;LOWER([.E32]);&quot;@example.com',&quot;)" office:value-type="string" office:string-value="@jkf ||= User.create! email: 'jenni.kreivi@example.com',">
            <text:p>@jkf ||= User.create! email: 'jenni.kreivi@example.com',</text:p>
          </table:table-cell>
          <table:table-cell table:style-name="ce4" table:formula="of:=CONCATENATE(&quot;                  password: '&quot;;[.D32];&quot;1234567',&quot;)" office:value-type="string" office:string-value="                  password: 'Jenni1234567',">
            <text:p><text:s text:c="18"/>password: 'Jenni1234567',</text:p>
          </table:table-cell>
          <table:table-cell table:style-name="ce4" table:formula="of:=CONCATENATE(&quot;                  password_confirmation: '&quot;;[.D32];&quot;1234567',&quot;)" office:value-type="string" office:string-value="                  password_confirmation: 'Jenni1234567',">
            <text:p><text:s text:c="18"/>password_confirmation: 'Jenni1234567',</text:p>
          </table:table-cell>
          <table:table-cell table:style-name="ce4" table:formula="of:=CONCATENATE(&quot;                  display_name: '&quot;;[.D32];&quot; &quot;;[.E32];&quot;',&quot;)" office:value-type="string" office:string-value="                  display_name: 'Jenni Kreivi',">
            <text:p><text:s text:c="18"/>display_name: 'Jenni Kreivi',</text:p>
          </table:table-cell>
          <table:table-cell table:style-name="ce4" table:formula="of:=CONCATENATE(&quot;                  nationality: :&quot;;LOWER([.F32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32];&quot;_&quot;;LOWER([.A32]);&quot;_day&quot;)" office:value-type="string" office:string-value="@jkf_sp6_day">
            <text:p>@jkf_sp6_day</text:p>
          </table:table-cell>
          <table:table-cell table:formula="of:=IFERROR( VALUE(LEFT([.H32];2))*60+VALUE(MID(REPLACE([.H32];6;1;&quot;.&quot;);4;4)) ;0)" office:value-type="float" office:value="1239">
            <text:p>1239</text:p>
          </table:table-cell>
          <table:table-cell table:formula="of:=IFERROR( VALUE(LEFT([.I32];2))*60+VALUE(MID(REPLACE([.I32];6;1;&quot;.&quot;);4;4)) ;0)" office:value-type="float" office:value="1259.6">
            <text:p>1259.6</text:p>
          </table:table-cell>
          <table:table-cell table:formula="of:=CONCATENATE([.Q32];&quot;1 = Run.create! race: @&quot;;LOWER([.A32]);&quot;_day1,&quot;)" office:value-type="string" office:string-value="@jkf_sp6_day1 = Run.create! race: @sp6_day1,">
            <text:p>@jkf_sp6_day1 = Run.create! race: @sp6_day1,</text:p>
          </table:table-cell>
          <table:table-cell table:formula="of:=CONCATENATE(&quot;                           user: @&quot;;[.J32];&quot;,&quot;)" office:value-type="string" office:string-value="                           user: @jkf,">
            <text:p><text:s text:c="27"/>user: @jkf,</text:p>
          </table:table-cell>
          <table:table-cell table:formula="of:=CONCATENATE(&quot;                           number: '&quot;;[.C32];&quot;',&quot;)" office:value-type="string" office:string-value="                           number: '84',">
            <text:p><text:s text:c="27"/>number: '84',</text:p>
          </table:table-cell>
          <table:table-cell table:formula="of:=IF([.R32]&gt;0;CONCATENATE(&quot;                           times: '{ final: &quot;;[.R32];&quot; }'&quot;);&quot;                           times: ''&quot;)" office:value-type="string" office:string-value="                           times: '{ final: 1239 }'">
            <text:p><text:s text:c="27"/>times: '{ final: 1239 }'</text:p>
          </table:table-cell>
          <table:table-cell table:formula="of:=CONCATENATE([.Q32];&quot;2 = Run.create! race: @&quot;;LOWER([.A32]);&quot;_day2,&quot;)" office:value-type="string" office:string-value="@jkf_sp6_day2 = Run.create! race: @sp6_day2,">
            <text:p>@jkf_sp6_day2 = Run.create! race: @sp6_day2,</text:p>
          </table:table-cell>
          <table:table-cell table:formula="of:=IF([.S32]&gt;0;CONCATENATE(&quot;                           times: '{ final: &quot;;[.S32];&quot; }'&quot;);&quot;                           times: ''&quot;)" office:value-type="string" office:string-value="                           times: '{ final: 1259.6 }'">
            <text:p><text:s text:c="27"/>times: '{ final: 1259.6 }'</text:p>
          </table:table-cell>
        </table:table-row>
        <table:table-row table:style-name="ro1">
          <table:table-cell table:formula="of:=[.A32]" office:value-type="string" office:string-value="Sp6">
            <text:p>Sp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85">
            <text:p>85</text:p>
          </table:table-cell>
          <table:table-cell table:style-name="ce1" office:value-type="string">
            <text:p>Indre</text:p>
          </table:table-cell>
          <table:table-cell table:style-name="ce1" office:value-type="string">
            <text:p>Daujotiene</text:p>
          </table:table-cell>
          <table:table-cell table:style-name="ce1" office:value-type="string">
            <text:p>Lithuania</text:p>
          </table:table-cell>
          <table:table-cell table:style-name="ce1" office:value-type="string">
            <text:p>42:14,4</text:p>
          </table:table-cell>
          <table:table-cell table:style-name="ce1" office:value-type="string">
            <text:p>20:04,4</text:p>
          </table:table-cell>
          <table:table-cell table:style-name="ce1" office:value-type="string">
            <text:p>22:10,0</text:p>
          </table:table-cell>
          <table:table-cell table:style-name="ce3" table:formula="of:=CONCATENATE(LOWER(LEFT([.D33]));LOWER(LEFT([.E33]));LOWER(LEFT([.F33])))" office:value-type="string" office:string-value="idl">
            <text:p>idl</text:p>
          </table:table-cell>
          <table:table-cell table:formula="of:=CONCATENATE(&quot;@&quot;;[.J33];&quot; ||= User.create! email: '&quot;;LOWER([.D33]);&quot;.&quot;;LOWER([.E33]);&quot;@example.com',&quot;)" office:value-type="string" office:string-value="@idl ||= User.create! email: 'indre.daujotiene@example.com',">
            <text:p>@idl ||= User.create! email: 'indre.daujotiene@example.com',</text:p>
          </table:table-cell>
          <table:table-cell table:style-name="ce4" table:formula="of:=CONCATENATE(&quot;                  password: '&quot;;[.D33];&quot;1234567',&quot;)" office:value-type="string" office:string-value="                  password: 'Indre1234567',">
            <text:p><text:s text:c="18"/>password: 'Indre1234567',</text:p>
          </table:table-cell>
          <table:table-cell table:style-name="ce4" table:formula="of:=CONCATENATE(&quot;                  password_confirmation: '&quot;;[.D33];&quot;1234567',&quot;)" office:value-type="string" office:string-value="                  password_confirmation: 'Indre1234567',">
            <text:p><text:s text:c="18"/>password_confirmation: 'Indre1234567',</text:p>
          </table:table-cell>
          <table:table-cell table:style-name="ce4" table:formula="of:=CONCATENATE(&quot;                  display_name: '&quot;;[.D33];&quot; &quot;;[.E33];&quot;',&quot;)" office:value-type="string" office:string-value="                  display_name: 'Indre Daujotiene',">
            <text:p><text:s text:c="18"/>display_name: 'Indre Daujotiene',</text:p>
          </table:table-cell>
          <table:table-cell table:style-name="ce4" table:formula="of:=CONCATENATE(&quot;                  nationality: :&quot;;LOWER([.F33]))" office:value-type="string" office:string-value="                  nationality: :lithuania">
            <text:p><text:s text:c="18"/>nationality: :lithuania</text:p>
          </table:table-cell>
          <table:table-cell/>
          <table:table-cell table:formula="of:=CONCATENATE(&quot;@&quot;;[.J33];&quot;_&quot;;LOWER([.A33]);&quot;_day&quot;)" office:value-type="string" office:string-value="@idl_sp6_day">
            <text:p>@idl_sp6_day</text:p>
          </table:table-cell>
          <table:table-cell table:formula="of:=IFERROR( VALUE(LEFT([.H33];2))*60+VALUE(MID(REPLACE([.H33];6;1;&quot;.&quot;);4;4)) ;0)" office:value-type="float" office:value="1204.4">
            <text:p>1204.4</text:p>
          </table:table-cell>
          <table:table-cell table:formula="of:=IFERROR( VALUE(LEFT([.I33];2))*60+VALUE(MID(REPLACE([.I33];6;1;&quot;.&quot;);4;4)) ;0)" office:value-type="float" office:value="1330">
            <text:p>1330</text:p>
          </table:table-cell>
          <table:table-cell table:formula="of:=CONCATENATE([.Q33];&quot;1 = Run.create! race: @&quot;;LOWER([.A33]);&quot;_day1,&quot;)" office:value-type="string" office:string-value="@idl_sp6_day1 = Run.create! race: @sp6_day1,">
            <text:p>@idl_sp6_day1 = Run.create! race: @sp6_day1,</text:p>
          </table:table-cell>
          <table:table-cell table:formula="of:=CONCATENATE(&quot;                           user: @&quot;;[.J33];&quot;,&quot;)" office:value-type="string" office:string-value="                           user: @idl,">
            <text:p><text:s text:c="27"/>user: @idl,</text:p>
          </table:table-cell>
          <table:table-cell table:formula="of:=CONCATENATE(&quot;                           number: '&quot;;[.C33];&quot;',&quot;)" office:value-type="string" office:string-value="                           number: '85',">
            <text:p><text:s text:c="27"/>number: '85',</text:p>
          </table:table-cell>
          <table:table-cell table:formula="of:=IF([.R33]&gt;0;CONCATENATE(&quot;                           times: '{ final: &quot;;[.R33];&quot; }'&quot;);&quot;                           times: ''&quot;)" office:value-type="string" office:string-value="                           times: '{ final: 1204.4 }'">
            <text:p><text:s text:c="27"/>times: '{ final: 1204.4 }'</text:p>
          </table:table-cell>
          <table:table-cell table:formula="of:=CONCATENATE([.Q33];&quot;2 = Run.create! race: @&quot;;LOWER([.A33]);&quot;_day2,&quot;)" office:value-type="string" office:string-value="@idl_sp6_day2 = Run.create! race: @sp6_day2,">
            <text:p>@idl_sp6_day2 = Run.create! race: @sp6_day2,</text:p>
          </table:table-cell>
          <table:table-cell table:formula="of:=IF([.S33]&gt;0;CONCATENATE(&quot;                           times: '{ final: &quot;;[.S33];&quot; }'&quot;);&quot;                           times: ''&quot;)" office:value-type="string" office:string-value="                           times: '{ final: 1330 }'">
            <text:p><text:s text:c="27"/>times: '{ final: 1330 }'</text:p>
          </table:table-cell>
        </table:table-row>
        <table:table-row table:style-name="ro1">
          <table:table-cell table:formula="of:=[.A33]" office:value-type="string" office:string-value="Sp6">
            <text:p>Sp6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81">
            <text:p>81</text:p>
          </table:table-cell>
          <table:table-cell table:style-name="ce1" office:value-type="string">
            <text:p>Michael</text:p>
          </table:table-cell>
          <table:table-cell table:style-name="ce1" office:value-type="string">
            <text:p>Beck</text:p>
          </table:table-cell>
          <table:table-cell table:style-name="ce1" office:value-type="string">
            <text:p>Germany</text:p>
          </table:table-cell>
          <table:table-cell table:style-name="ce1" office:value-type="string">
            <text:p>43:25,4</text:p>
          </table:table-cell>
          <table:table-cell table:style-name="ce1" office:value-type="string">
            <text:p>20:33,1</text:p>
          </table:table-cell>
          <table:table-cell table:style-name="ce1" office:value-type="string">
            <text:p>22:52,3</text:p>
          </table:table-cell>
          <table:table-cell table:style-name="ce3" table:formula="of:=CONCATENATE(LOWER(LEFT([.D34]));LOWER(LEFT([.E34]));LOWER(LEFT([.F34])))" office:value-type="string" office:string-value="mbg">
            <text:p>mbg</text:p>
          </table:table-cell>
          <table:table-cell table:formula="of:=CONCATENATE(&quot;@&quot;;[.J34];&quot; ||= User.create! email: '&quot;;LOWER([.D34]);&quot;.&quot;;LOWER([.E34]);&quot;@example.com',&quot;)" office:value-type="string" office:string-value="@mbg ||= User.create! email: 'michael.beck@example.com',">
            <text:p>@mbg ||= User.create! email: 'michael.beck@example.com',</text:p>
          </table:table-cell>
          <table:table-cell table:style-name="ce4" table:formula="of:=CONCATENATE(&quot;                  password: '&quot;;[.D34];&quot;1234567',&quot;)" office:value-type="string" office:string-value="                  password: 'Michael1234567',">
            <text:p><text:s text:c="18"/>password: 'Michael1234567',</text:p>
          </table:table-cell>
          <table:table-cell table:style-name="ce4" table:formula="of:=CONCATENATE(&quot;                  password_confirmation: '&quot;;[.D34];&quot;1234567',&quot;)" office:value-type="string" office:string-value="                  password_confirmation: 'Michael1234567',">
            <text:p><text:s text:c="18"/>password_confirmation: 'Michael1234567',</text:p>
          </table:table-cell>
          <table:table-cell table:style-name="ce4" table:formula="of:=CONCATENATE(&quot;                  display_name: '&quot;;[.D34];&quot; &quot;;[.E34];&quot;',&quot;)" office:value-type="string" office:string-value="                  display_name: 'Michael Beck',">
            <text:p><text:s text:c="18"/>display_name: 'Michael Beck',</text:p>
          </table:table-cell>
          <table:table-cell table:style-name="ce4" table:formula="of:=CONCATENATE(&quot;                  nationality: :&quot;;LOWER([.F34]))" office:value-type="string" office:string-value="                  nationality: :germany">
            <text:p><text:s text:c="18"/>nationality: :germany</text:p>
          </table:table-cell>
          <table:table-cell/>
          <table:table-cell table:formula="of:=CONCATENATE(&quot;@&quot;;[.J34];&quot;_&quot;;LOWER([.A34]);&quot;_day&quot;)" office:value-type="string" office:string-value="@mbg_sp6_day">
            <text:p>@mbg_sp6_day</text:p>
          </table:table-cell>
          <table:table-cell table:formula="of:=IFERROR( VALUE(LEFT([.H34];2))*60+VALUE(MID(REPLACE([.H34];6;1;&quot;.&quot;);4;4)) ;0)" office:value-type="float" office:value="1233.1">
            <text:p>1233.1</text:p>
          </table:table-cell>
          <table:table-cell table:formula="of:=IFERROR( VALUE(LEFT([.I34];2))*60+VALUE(MID(REPLACE([.I34];6;1;&quot;.&quot;);4;4)) ;0)" office:value-type="float" office:value="1372.3">
            <text:p>1372.3</text:p>
          </table:table-cell>
          <table:table-cell table:formula="of:=CONCATENATE([.Q34];&quot;1 = Run.create! race: @&quot;;LOWER([.A34]);&quot;_day1,&quot;)" office:value-type="string" office:string-value="@mbg_sp6_day1 = Run.create! race: @sp6_day1,">
            <text:p>@mbg_sp6_day1 = Run.create! race: @sp6_day1,</text:p>
          </table:table-cell>
          <table:table-cell table:formula="of:=CONCATENATE(&quot;                           user: @&quot;;[.J34];&quot;,&quot;)" office:value-type="string" office:string-value="                           user: @mbg,">
            <text:p><text:s text:c="27"/>user: @mbg,</text:p>
          </table:table-cell>
          <table:table-cell table:formula="of:=CONCATENATE(&quot;                           number: '&quot;;[.C34];&quot;',&quot;)" office:value-type="string" office:string-value="                           number: '81',">
            <text:p><text:s text:c="27"/>number: '81',</text:p>
          </table:table-cell>
          <table:table-cell table:formula="of:=IF([.R34]&gt;0;CONCATENATE(&quot;                           times: '{ final: &quot;;[.R34];&quot; }'&quot;);&quot;                           times: ''&quot;)" office:value-type="string" office:string-value="                           times: '{ final: 1233.1 }'">
            <text:p><text:s text:c="27"/>times: '{ final: 1233.1 }'</text:p>
          </table:table-cell>
          <table:table-cell table:formula="of:=CONCATENATE([.Q34];&quot;2 = Run.create! race: @&quot;;LOWER([.A34]);&quot;_day2,&quot;)" office:value-type="string" office:string-value="@mbg_sp6_day2 = Run.create! race: @sp6_day2,">
            <text:p>@mbg_sp6_day2 = Run.create! race: @sp6_day2,</text:p>
          </table:table-cell>
          <table:table-cell table:formula="of:=IF([.S34]&gt;0;CONCATENATE(&quot;                           times: '{ final: &quot;;[.S34];&quot; }'&quot;);&quot;                           times: ''&quot;)" office:value-type="string" office:string-value="                           times: '{ final: 1372.3 }'">
            <text:p><text:s text:c="27"/>times: '{ final: 1372.3 }'</text:p>
          </table:table-cell>
        </table:table-row>
        <table:table-row table:style-name="ro1">
          <table:table-cell table:formula="of:=[.A34]" office:value-type="string" office:string-value="Sp6">
            <text:p>Sp6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82">
            <text:p>82</text:p>
          </table:table-cell>
          <table:table-cell table:style-name="ce1" office:value-type="string">
            <text:p>Montse</text:p>
          </table:table-cell>
          <table:table-cell table:style-name="ce1" office:value-type="string">
            <text:p>Claverol</text:p>
          </table:table-cell>
          <table:table-cell table:style-name="ce1" office:value-type="string">
            <text:p>Spain</text:p>
          </table:table-cell>
          <table:table-cell table:style-name="ce1" office:value-type="string">
            <text:p>44:07,7</text:p>
          </table:table-cell>
          <table:table-cell table:style-name="ce1" office:value-type="string">
            <text:p>21:15,8</text:p>
          </table:table-cell>
          <table:table-cell table:style-name="ce1" office:value-type="string">
            <text:p>22:51,9</text:p>
          </table:table-cell>
          <table:table-cell table:style-name="ce3" table:formula="of:=CONCATENATE(LOWER(LEFT([.D35]));LOWER(LEFT([.E35]));LOWER(LEFT([.F35])))" office:value-type="string" office:string-value="mcs">
            <text:p>mcs</text:p>
          </table:table-cell>
          <table:table-cell table:formula="of:=CONCATENATE(&quot;@&quot;;[.J35];&quot; ||= User.create! email: '&quot;;LOWER([.D35]);&quot;.&quot;;LOWER([.E35]);&quot;@example.com',&quot;)" office:value-type="string" office:string-value="@mcs ||= User.create! email: 'montse.claverol@example.com',">
            <text:p>@mcs ||= User.create! email: 'montse.claverol@example.com',</text:p>
          </table:table-cell>
          <table:table-cell table:style-name="ce4" table:formula="of:=CONCATENATE(&quot;                  password: '&quot;;[.D35];&quot;1234567',&quot;)" office:value-type="string" office:string-value="                  password: 'Montse1234567',">
            <text:p><text:s text:c="18"/>password: 'Montse1234567',</text:p>
          </table:table-cell>
          <table:table-cell table:style-name="ce4" table:formula="of:=CONCATENATE(&quot;                  password_confirmation: '&quot;;[.D35];&quot;1234567',&quot;)" office:value-type="string" office:string-value="                  password_confirmation: 'Montse1234567',">
            <text:p><text:s text:c="18"/>password_confirmation: 'Montse1234567',</text:p>
          </table:table-cell>
          <table:table-cell table:style-name="ce4" table:formula="of:=CONCATENATE(&quot;                  display_name: '&quot;;[.D35];&quot; &quot;;[.E35];&quot;',&quot;)" office:value-type="string" office:string-value="                  display_name: 'Montse Claverol',">
            <text:p><text:s text:c="18"/>display_name: 'Montse Claverol',</text:p>
          </table:table-cell>
          <table:table-cell table:style-name="ce4" table:formula="of:=CONCATENATE(&quot;                  nationality: :&quot;;LOWER([.F35]))" office:value-type="string" office:string-value="                  nationality: :spain">
            <text:p><text:s text:c="18"/>nationality: :spain</text:p>
          </table:table-cell>
          <table:table-cell/>
          <table:table-cell table:formula="of:=CONCATENATE(&quot;@&quot;;[.J35];&quot;_&quot;;LOWER([.A35]);&quot;_day&quot;)" office:value-type="string" office:string-value="@mcs_sp6_day">
            <text:p>@mcs_sp6_day</text:p>
          </table:table-cell>
          <table:table-cell table:formula="of:=IFERROR( VALUE(LEFT([.H35];2))*60+VALUE(MID(REPLACE([.H35];6;1;&quot;.&quot;);4;4)) ;0)" office:value-type="float" office:value="1275.8">
            <text:p>1275.8</text:p>
          </table:table-cell>
          <table:table-cell table:formula="of:=IFERROR( VALUE(LEFT([.I35];2))*60+VALUE(MID(REPLACE([.I35];6;1;&quot;.&quot;);4;4)) ;0)" office:value-type="float" office:value="1371.9">
            <text:p>1371.9</text:p>
          </table:table-cell>
          <table:table-cell table:formula="of:=CONCATENATE([.Q35];&quot;1 = Run.create! race: @&quot;;LOWER([.A35]);&quot;_day1,&quot;)" office:value-type="string" office:string-value="@mcs_sp6_day1 = Run.create! race: @sp6_day1,">
            <text:p>@mcs_sp6_day1 = Run.create! race: @sp6_day1,</text:p>
          </table:table-cell>
          <table:table-cell table:formula="of:=CONCATENATE(&quot;                           user: @&quot;;[.J35];&quot;,&quot;)" office:value-type="string" office:string-value="                           user: @mcs,">
            <text:p><text:s text:c="27"/>user: @mcs,</text:p>
          </table:table-cell>
          <table:table-cell table:formula="of:=CONCATENATE(&quot;                           number: '&quot;;[.C35];&quot;',&quot;)" office:value-type="string" office:string-value="                           number: '82',">
            <text:p><text:s text:c="27"/>number: '82',</text:p>
          </table:table-cell>
          <table:table-cell table:formula="of:=IF([.R35]&gt;0;CONCATENATE(&quot;                           times: '{ final: &quot;;[.R35];&quot; }'&quot;);&quot;                           times: ''&quot;)" office:value-type="string" office:string-value="                           times: '{ final: 1275.8 }'">
            <text:p><text:s text:c="27"/>times: '{ final: 1275.8 }'</text:p>
          </table:table-cell>
          <table:table-cell table:formula="of:=CONCATENATE([.Q35];&quot;2 = Run.create! race: @&quot;;LOWER([.A35]);&quot;_day2,&quot;)" office:value-type="string" office:string-value="@mcs_sp6_day2 = Run.create! race: @sp6_day2,">
            <text:p>@mcs_sp6_day2 = Run.create! race: @sp6_day2,</text:p>
          </table:table-cell>
          <table:table-cell table:formula="of:=IF([.S35]&gt;0;CONCATENATE(&quot;                           times: '{ final: &quot;;[.S35];&quot; }'&quot;);&quot;                           times: ''&quot;)" office:value-type="string" office:string-value="                           times: '{ final: 1371.9 }'">
            <text:p><text:s text:c="27"/>times: '{ final: 1371.9 }'</text:p>
          </table:table-cell>
        </table:table-row>
        <table:table-row table:style-name="ro1">
          <table:table-cell table:formula="of:=[.A35]" office:value-type="string" office:string-value="Sp6">
            <text:p>Sp6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83">
            <text:p>83</text:p>
          </table:table-cell>
          <table:table-cell table:style-name="ce1" office:value-type="string">
            <text:p>Antti</text:p>
          </table:table-cell>
          <table:table-cell table:style-name="ce1" office:value-type="string">
            <text:p>Mäkiaho</text:p>
          </table:table-cell>
          <table:table-cell table:style-name="ce1" office:value-type="string">
            <text:p>Finland</text:p>
          </table:table-cell>
          <table:table-cell table:style-name="ce1" office:value-type="string">
            <text:p>44:39,0</text:p>
          </table:table-cell>
          <table:table-cell table:style-name="ce1" office:value-type="string">
            <text:p>21:11,6</text:p>
          </table:table-cell>
          <table:table-cell table:style-name="ce1" office:value-type="string">
            <text:p>23:27,4</text:p>
          </table:table-cell>
          <table:table-cell table:style-name="ce3" table:formula="of:=CONCATENATE(LOWER(LEFT([.D36]));LOWER(LEFT([.E36]));LOWER(LEFT([.F36])))" office:value-type="string" office:string-value="amf">
            <text:p>amf</text:p>
          </table:table-cell>
          <table:table-cell table:formula="of:=CONCATENATE(&quot;@&quot;;[.J36];&quot; ||= User.create! email: '&quot;;LOWER([.D36]);&quot;.&quot;;LOWER([.E36]);&quot;@example.com',&quot;)" office:value-type="string" office:string-value="@amf ||= User.create! email: 'antti.mäkiaho@example.com',">
            <text:p>@amf ||= User.create! email: 'antti.mäkiaho@example.com',</text:p>
          </table:table-cell>
          <table:table-cell table:style-name="ce4" table:formula="of:=CONCATENATE(&quot;                  password: '&quot;;[.D36];&quot;1234567',&quot;)" office:value-type="string" office:string-value="                  password: 'Antti1234567',">
            <text:p><text:s text:c="18"/>password: 'Antti1234567',</text:p>
          </table:table-cell>
          <table:table-cell table:style-name="ce4" table:formula="of:=CONCATENATE(&quot;                  password_confirmation: '&quot;;[.D36];&quot;1234567',&quot;)" office:value-type="string" office:string-value="                  password_confirmation: 'Antti1234567',">
            <text:p><text:s text:c="18"/>password_confirmation: 'Antti1234567',</text:p>
          </table:table-cell>
          <table:table-cell table:style-name="ce4" table:formula="of:=CONCATENATE(&quot;                  display_name: '&quot;;[.D36];&quot; &quot;;[.E36];&quot;',&quot;)" office:value-type="string" office:string-value="                  display_name: 'Antti Mäkiaho',">
            <text:p><text:s text:c="18"/>display_name: 'Antti Mäkiaho',</text:p>
          </table:table-cell>
          <table:table-cell table:style-name="ce4" table:formula="of:=CONCATENATE(&quot;                  nationality: :&quot;;LOWER([.F36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36];&quot;_&quot;;LOWER([.A36]);&quot;_day&quot;)" office:value-type="string" office:string-value="@amf_sp6_day">
            <text:p>@amf_sp6_day</text:p>
          </table:table-cell>
          <table:table-cell table:formula="of:=IFERROR( VALUE(LEFT([.H36];2))*60+VALUE(MID(REPLACE([.H36];6;1;&quot;.&quot;);4;4)) ;0)" office:value-type="float" office:value="1271.6">
            <text:p>1271.6</text:p>
          </table:table-cell>
          <table:table-cell table:formula="of:=IFERROR( VALUE(LEFT([.I36];2))*60+VALUE(MID(REPLACE([.I36];6;1;&quot;.&quot;);4;4)) ;0)" office:value-type="float" office:value="1407.4">
            <text:p>1407.4</text:p>
          </table:table-cell>
          <table:table-cell table:formula="of:=CONCATENATE([.Q36];&quot;1 = Run.create! race: @&quot;;LOWER([.A36]);&quot;_day1,&quot;)" office:value-type="string" office:string-value="@amf_sp6_day1 = Run.create! race: @sp6_day1,">
            <text:p>@amf_sp6_day1 = Run.create! race: @sp6_day1,</text:p>
          </table:table-cell>
          <table:table-cell table:formula="of:=CONCATENATE(&quot;                           user: @&quot;;[.J36];&quot;,&quot;)" office:value-type="string" office:string-value="                           user: @amf,">
            <text:p><text:s text:c="27"/>user: @amf,</text:p>
          </table:table-cell>
          <table:table-cell table:formula="of:=CONCATENATE(&quot;                           number: '&quot;;[.C36];&quot;',&quot;)" office:value-type="string" office:string-value="                           number: '83',">
            <text:p><text:s text:c="27"/>number: '83',</text:p>
          </table:table-cell>
          <table:table-cell table:formula="of:=IF([.R36]&gt;0;CONCATENATE(&quot;                           times: '{ final: &quot;;[.R36];&quot; }'&quot;);&quot;                           times: ''&quot;)" office:value-type="string" office:string-value="                           times: '{ final: 1271.6 }'">
            <text:p><text:s text:c="27"/>times: '{ final: 1271.6 }'</text:p>
          </table:table-cell>
          <table:table-cell table:formula="of:=CONCATENATE([.Q36];&quot;2 = Run.create! race: @&quot;;LOWER([.A36]);&quot;_day2,&quot;)" office:value-type="string" office:string-value="@amf_sp6_day2 = Run.create! race: @sp6_day2,">
            <text:p>@amf_sp6_day2 = Run.create! race: @sp6_day2,</text:p>
          </table:table-cell>
          <table:table-cell table:formula="of:=IF([.S36]&gt;0;CONCATENATE(&quot;                           times: '{ final: &quot;;[.S36];&quot; }'&quot;);&quot;                           times: ''&quot;)" office:value-type="string" office:string-value="                           times: '{ final: 1407.4 }'">
            <text:p><text:s text:c="27"/>times: '{ final: 1407.4 }'</text:p>
          </table:table-cell>
        </table:table-row>
        <table:table-row table:style-name="ro1">
          <table:table-cell table:formula="of:=[.A36]" office:value-type="string" office:string-value="Sp6">
            <text:p>Sp6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79">
            <text:p>79</text:p>
          </table:table-cell>
          <table:table-cell table:style-name="ce1" office:value-type="string">
            <text:p>Michael</text:p>
          </table:table-cell>
          <table:table-cell table:style-name="ce1" office:value-type="string">
            <text:p>Chovanec</text:p>
          </table:table-cell>
          <table:table-cell table:style-name="ce1" office:value-type="string">
            <text:p>CzechRepublic</text:p>
          </table:table-cell>
          <table:table-cell table:style-name="ce1" office:value-type="string">
            <text:p>47:41,9</text:p>
          </table:table-cell>
          <table:table-cell table:style-name="ce1" office:value-type="string">
            <text:p>22:21,0</text:p>
          </table:table-cell>
          <table:table-cell table:style-name="ce1" office:value-type="string">
            <text:p>25:20,9</text:p>
          </table:table-cell>
          <table:table-cell table:style-name="ce3" table:formula="of:=CONCATENATE(LOWER(LEFT([.D37]));LOWER(LEFT([.E37]));LOWER(LEFT([.F37])))" office:value-type="string" office:string-value="mcc">
            <text:p>mcc</text:p>
          </table:table-cell>
          <table:table-cell table:formula="of:=CONCATENATE(&quot;@&quot;;[.J37];&quot; ||= User.create! email: '&quot;;LOWER([.D37]);&quot;.&quot;;LOWER([.E37]);&quot;@example.com',&quot;)" office:value-type="string" office:string-value="@mcc ||= User.create! email: 'michael.chovanec@example.com',">
            <text:p>@mcc ||= User.create! email: 'michael.chovanec@example.com',</text:p>
          </table:table-cell>
          <table:table-cell table:style-name="ce4" table:formula="of:=CONCATENATE(&quot;                  password: '&quot;;[.D37];&quot;1234567',&quot;)" office:value-type="string" office:string-value="                  password: 'Michael1234567',">
            <text:p><text:s text:c="18"/>password: 'Michael1234567',</text:p>
          </table:table-cell>
          <table:table-cell table:style-name="ce4" table:formula="of:=CONCATENATE(&quot;                  password_confirmation: '&quot;;[.D37];&quot;1234567',&quot;)" office:value-type="string" office:string-value="                  password_confirmation: 'Michael1234567',">
            <text:p><text:s text:c="18"/>password_confirmation: 'Michael1234567',</text:p>
          </table:table-cell>
          <table:table-cell table:style-name="ce4" table:formula="of:=CONCATENATE(&quot;                  display_name: '&quot;;[.D37];&quot; &quot;;[.E37];&quot;',&quot;)" office:value-type="string" office:string-value="                  display_name: 'Michael Chovanec',">
            <text:p><text:s text:c="18"/>display_name: 'Michael Chovanec',</text:p>
          </table:table-cell>
          <table:table-cell table:style-name="ce4" table:formula="of:=CONCATENATE(&quot;                  nationality: :&quot;;LOWER([.F37]))" office:value-type="string" office:string-value="                  nationality: :czechrepublic">
            <text:p><text:s text:c="18"/>nationality: :czechrepublic</text:p>
          </table:table-cell>
          <table:table-cell/>
          <table:table-cell table:formula="of:=CONCATENATE(&quot;@&quot;;[.J37];&quot;_&quot;;LOWER([.A37]);&quot;_day&quot;)" office:value-type="string" office:string-value="@mcc_sp6_day">
            <text:p>@mcc_sp6_day</text:p>
          </table:table-cell>
          <table:table-cell table:formula="of:=IFERROR( VALUE(LEFT([.H37];2))*60+VALUE(MID(REPLACE([.H37];6;1;&quot;.&quot;);4;4)) ;0)" office:value-type="float" office:value="1341">
            <text:p>1341</text:p>
          </table:table-cell>
          <table:table-cell table:formula="of:=IFERROR( VALUE(LEFT([.I37];2))*60+VALUE(MID(REPLACE([.I37];6;1;&quot;.&quot;);4;4)) ;0)" office:value-type="float" office:value="1520.9">
            <text:p>1520.9</text:p>
          </table:table-cell>
          <table:table-cell table:formula="of:=CONCATENATE([.Q37];&quot;1 = Run.create! race: @&quot;;LOWER([.A37]);&quot;_day1,&quot;)" office:value-type="string" office:string-value="@mcc_sp6_day1 = Run.create! race: @sp6_day1,">
            <text:p>@mcc_sp6_day1 = Run.create! race: @sp6_day1,</text:p>
          </table:table-cell>
          <table:table-cell table:formula="of:=CONCATENATE(&quot;                           user: @&quot;;[.J37];&quot;,&quot;)" office:value-type="string" office:string-value="                           user: @mcc,">
            <text:p><text:s text:c="27"/>user: @mcc,</text:p>
          </table:table-cell>
          <table:table-cell table:formula="of:=CONCATENATE(&quot;                           number: '&quot;;[.C37];&quot;',&quot;)" office:value-type="string" office:string-value="                           number: '79',">
            <text:p><text:s text:c="27"/>number: '79',</text:p>
          </table:table-cell>
          <table:table-cell table:formula="of:=IF([.R37]&gt;0;CONCATENATE(&quot;                           times: '{ final: &quot;;[.R37];&quot; }'&quot;);&quot;                           times: ''&quot;)" office:value-type="string" office:string-value="                           times: '{ final: 1341 }'">
            <text:p><text:s text:c="27"/>times: '{ final: 1341 }'</text:p>
          </table:table-cell>
          <table:table-cell table:formula="of:=CONCATENATE([.Q37];&quot;2 = Run.create! race: @&quot;;LOWER([.A37]);&quot;_day2,&quot;)" office:value-type="string" office:string-value="@mcc_sp6_day2 = Run.create! race: @sp6_day2,">
            <text:p>@mcc_sp6_day2 = Run.create! race: @sp6_day2,</text:p>
          </table:table-cell>
          <table:table-cell table:formula="of:=IF([.S37]&gt;0;CONCATENATE(&quot;                           times: '{ final: &quot;;[.S37];&quot; }'&quot;);&quot;                           times: ''&quot;)" office:value-type="string" office:string-value="                           times: '{ final: 1520.9 }'">
            <text:p><text:s text:c="27"/>times: '{ final: 1520.9 }'</text:p>
          </table:table-cell>
        </table:table-row>
        <table:table-row table:style-name="ro1">
          <table:table-cell table:formula="of:=[.A37]" office:value-type="string" office:string-value="Sp6">
            <text:p>Sp6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86">
            <text:p>86</text:p>
          </table:table-cell>
          <table:table-cell table:style-name="ce1" office:value-type="string">
            <text:p>Anna</text:p>
          </table:table-cell>
          <table:table-cell table:style-name="ce1" office:value-type="string">
            <text:p>Bajer</text:p>
          </table:table-cell>
          <table:table-cell table:style-name="ce1" office:value-type="string">
            <text:p>Poland</text:p>
          </table:table-cell>
          <table:table-cell table:style-name="ce1" office:value-type="string">
            <text:p>50:49,7</text:p>
          </table:table-cell>
          <table:table-cell table:style-name="ce1" office:value-type="string">
            <text:p>23:50,3</text:p>
          </table:table-cell>
          <table:table-cell table:style-name="ce1" office:value-type="string">
            <text:p>26:59,4</text:p>
          </table:table-cell>
          <table:table-cell table:style-name="ce3" table:formula="of:=CONCATENATE(LOWER(LEFT([.D38]));LOWER(LEFT([.E38]));LOWER(LEFT([.F38])))" office:value-type="string" office:string-value="abp">
            <text:p>abp</text:p>
          </table:table-cell>
          <table:table-cell table:formula="of:=CONCATENATE(&quot;@&quot;;[.J38];&quot; ||= User.create! email: '&quot;;LOWER([.D38]);&quot;.&quot;;LOWER([.E38]);&quot;@example.com',&quot;)" office:value-type="string" office:string-value="@abp ||= User.create! email: 'anna.bajer@example.com',">
            <text:p>@abp ||= User.create! email: 'anna.bajer@example.com',</text:p>
          </table:table-cell>
          <table:table-cell table:style-name="ce4" table:formula="of:=CONCATENATE(&quot;                  password: '&quot;;[.D38];&quot;1234567',&quot;)" office:value-type="string" office:string-value="                  password: 'Anna1234567',">
            <text:p><text:s text:c="18"/>password: 'Anna1234567',</text:p>
          </table:table-cell>
          <table:table-cell table:style-name="ce4" table:formula="of:=CONCATENATE(&quot;                  password_confirmation: '&quot;;[.D38];&quot;1234567',&quot;)" office:value-type="string" office:string-value="                  password_confirmation: 'Anna1234567',">
            <text:p><text:s text:c="18"/>password_confirmation: 'Anna1234567',</text:p>
          </table:table-cell>
          <table:table-cell table:style-name="ce4" table:formula="of:=CONCATENATE(&quot;                  display_name: '&quot;;[.D38];&quot; &quot;;[.E38];&quot;',&quot;)" office:value-type="string" office:string-value="                  display_name: 'Anna Bajer',">
            <text:p><text:s text:c="18"/>display_name: 'Anna Bajer',</text:p>
          </table:table-cell>
          <table:table-cell table:style-name="ce4" table:formula="of:=CONCATENATE(&quot;                  nationality: :&quot;;LOWER([.F38]))" office:value-type="string" office:string-value="                  nationality: :poland">
            <text:p><text:s text:c="18"/>nationality: :poland</text:p>
          </table:table-cell>
          <table:table-cell/>
          <table:table-cell table:formula="of:=CONCATENATE(&quot;@&quot;;[.J38];&quot;_&quot;;LOWER([.A38]);&quot;_day&quot;)" office:value-type="string" office:string-value="@abp_sp6_day">
            <text:p>@abp_sp6_day</text:p>
          </table:table-cell>
          <table:table-cell table:formula="of:=IFERROR( VALUE(LEFT([.H38];2))*60+VALUE(MID(REPLACE([.H38];6;1;&quot;.&quot;);4;4)) ;0)" office:value-type="float" office:value="1430.3">
            <text:p>1430.3</text:p>
          </table:table-cell>
          <table:table-cell table:formula="of:=IFERROR( VALUE(LEFT([.I38];2))*60+VALUE(MID(REPLACE([.I38];6;1;&quot;.&quot;);4;4)) ;0)" office:value-type="float" office:value="1619.4">
            <text:p>1619.4</text:p>
          </table:table-cell>
          <table:table-cell table:formula="of:=CONCATENATE([.Q38];&quot;1 = Run.create! race: @&quot;;LOWER([.A38]);&quot;_day1,&quot;)" office:value-type="string" office:string-value="@abp_sp6_day1 = Run.create! race: @sp6_day1,">
            <text:p>@abp_sp6_day1 = Run.create! race: @sp6_day1,</text:p>
          </table:table-cell>
          <table:table-cell table:formula="of:=CONCATENATE(&quot;                           user: @&quot;;[.J38];&quot;,&quot;)" office:value-type="string" office:string-value="                           user: @abp,">
            <text:p><text:s text:c="27"/>user: @abp,</text:p>
          </table:table-cell>
          <table:table-cell table:formula="of:=CONCATENATE(&quot;                           number: '&quot;;[.C38];&quot;',&quot;)" office:value-type="string" office:string-value="                           number: '86',">
            <text:p><text:s text:c="27"/>number: '86',</text:p>
          </table:table-cell>
          <table:table-cell table:formula="of:=IF([.R38]&gt;0;CONCATENATE(&quot;                           times: '{ final: &quot;;[.R38];&quot; }'&quot;);&quot;                           times: ''&quot;)" office:value-type="string" office:string-value="                           times: '{ final: 1430.3 }'">
            <text:p><text:s text:c="27"/>times: '{ final: 1430.3 }'</text:p>
          </table:table-cell>
          <table:table-cell table:formula="of:=CONCATENATE([.Q38];&quot;2 = Run.create! race: @&quot;;LOWER([.A38]);&quot;_day2,&quot;)" office:value-type="string" office:string-value="@abp_sp6_day2 = Run.create! race: @sp6_day2,">
            <text:p>@abp_sp6_day2 = Run.create! race: @sp6_day2,</text:p>
          </table:table-cell>
          <table:table-cell table:formula="of:=IF([.S38]&gt;0;CONCATENATE(&quot;                           times: '{ final: &quot;;[.S38];&quot; }'&quot;);&quot;                           times: ''&quot;)" office:value-type="string" office:string-value="                           times: '{ final: 1619.4 }'">
            <text:p><text:s text:c="27"/>times: '{ final: 1619.4 }'</text:p>
          </table:table-cell>
        </table:table-row>
        <table:table-row table:style-name="ro1">
          <table:table-cell table:formula="of:=[.A38]" office:value-type="string" office:string-value="Sp6">
            <text:p>Sp6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89">
            <text:p>89</text:p>
          </table:table-cell>
          <table:table-cell table:style-name="ce1" office:value-type="string">
            <text:p>Anttoni</text:p>
          </table:table-cell>
          <table:table-cell table:style-name="ce1" office:value-type="string">
            <text:p>Tolvi</text:p>
          </table:table-cell>
          <table:table-cell table:style-name="ce1" office:value-type="string">
            <text:p>Finland</text:p>
          </table:table-cell>
          <table:table-cell table:style-name="ce1" office:value-type="string">
            <text:p>57:24,5</text:p>
          </table:table-cell>
          <table:table-cell table:style-name="ce1" office:value-type="string">
            <text:p>28:06,4</text:p>
          </table:table-cell>
          <table:table-cell table:style-name="ce1" office:value-type="string">
            <text:p>29:18,1</text:p>
          </table:table-cell>
          <table:table-cell table:style-name="ce3" table:formula="of:=CONCATENATE(LOWER(LEFT([.D39]));LOWER(LEFT([.E39]));LOWER(LEFT([.F39])))" office:value-type="string" office:string-value="atf">
            <text:p>atf</text:p>
          </table:table-cell>
          <table:table-cell table:formula="of:=CONCATENATE(&quot;@&quot;;[.J39];&quot; ||= User.create! email: '&quot;;LOWER([.D39]);&quot;.&quot;;LOWER([.E39]);&quot;@example.com',&quot;)" office:value-type="string" office:string-value="@atf ||= User.create! email: 'anttoni.tolvi@example.com',">
            <text:p>@atf ||= User.create! email: 'anttoni.tolvi@example.com',</text:p>
          </table:table-cell>
          <table:table-cell table:style-name="ce4" table:formula="of:=CONCATENATE(&quot;                  password: '&quot;;[.D39];&quot;1234567',&quot;)" office:value-type="string" office:string-value="                  password: 'Anttoni1234567',">
            <text:p><text:s text:c="18"/>password: 'Anttoni1234567',</text:p>
          </table:table-cell>
          <table:table-cell table:style-name="ce4" table:formula="of:=CONCATENATE(&quot;                  password_confirmation: '&quot;;[.D39];&quot;1234567',&quot;)" office:value-type="string" office:string-value="                  password_confirmation: 'Anttoni1234567',">
            <text:p><text:s text:c="18"/>password_confirmation: 'Anttoni1234567',</text:p>
          </table:table-cell>
          <table:table-cell table:style-name="ce4" table:formula="of:=CONCATENATE(&quot;                  display_name: '&quot;;[.D39];&quot; &quot;;[.E39];&quot;',&quot;)" office:value-type="string" office:string-value="                  display_name: 'Anttoni Tolvi',">
            <text:p><text:s text:c="18"/>display_name: 'Anttoni Tolvi',</text:p>
          </table:table-cell>
          <table:table-cell table:style-name="ce4" table:formula="of:=CONCATENATE(&quot;                  nationality: :&quot;;LOWER([.F39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39];&quot;_&quot;;LOWER([.A39]);&quot;_day&quot;)" office:value-type="string" office:string-value="@atf_sp6_day">
            <text:p>@atf_sp6_day</text:p>
          </table:table-cell>
          <table:table-cell table:formula="of:=IFERROR( VALUE(LEFT([.H39];2))*60+VALUE(MID(REPLACE([.H39];6;1;&quot;.&quot;);4;4)) ;0)" office:value-type="float" office:value="1686.4">
            <text:p>1686.4</text:p>
          </table:table-cell>
          <table:table-cell table:formula="of:=IFERROR( VALUE(LEFT([.I39];2))*60+VALUE(MID(REPLACE([.I39];6;1;&quot;.&quot;);4;4)) ;0)" office:value-type="float" office:value="1758.1">
            <text:p>1758.1</text:p>
          </table:table-cell>
          <table:table-cell table:formula="of:=CONCATENATE([.Q39];&quot;1 = Run.create! race: @&quot;;LOWER([.A39]);&quot;_day1,&quot;)" office:value-type="string" office:string-value="@atf_sp6_day1 = Run.create! race: @sp6_day1,">
            <text:p>@atf_sp6_day1 = Run.create! race: @sp6_day1,</text:p>
          </table:table-cell>
          <table:table-cell table:formula="of:=CONCATENATE(&quot;                           user: @&quot;;[.J39];&quot;,&quot;)" office:value-type="string" office:string-value="                           user: @atf,">
            <text:p><text:s text:c="27"/>user: @atf,</text:p>
          </table:table-cell>
          <table:table-cell table:formula="of:=CONCATENATE(&quot;                           number: '&quot;;[.C39];&quot;',&quot;)" office:value-type="string" office:string-value="                           number: '89',">
            <text:p><text:s text:c="27"/>number: '89',</text:p>
          </table:table-cell>
          <table:table-cell table:formula="of:=IF([.R39]&gt;0;CONCATENATE(&quot;                           times: '{ final: &quot;;[.R39];&quot; }'&quot;);&quot;                           times: ''&quot;)" office:value-type="string" office:string-value="                           times: '{ final: 1686.4 }'">
            <text:p><text:s text:c="27"/>times: '{ final: 1686.4 }'</text:p>
          </table:table-cell>
          <table:table-cell table:formula="of:=CONCATENATE([.Q39];&quot;2 = Run.create! race: @&quot;;LOWER([.A39]);&quot;_day2,&quot;)" office:value-type="string" office:string-value="@atf_sp6_day2 = Run.create! race: @sp6_day2,">
            <text:p>@atf_sp6_day2 = Run.create! race: @sp6_day2,</text:p>
          </table:table-cell>
          <table:table-cell table:formula="of:=IF([.S39]&gt;0;CONCATENATE(&quot;                           times: '{ final: &quot;;[.S39];&quot; }'&quot;);&quot;                           times: ''&quot;)" office:value-type="string" office:string-value="                           times: '{ final: 1758.1 }'">
            <text:p><text:s text:c="27"/>times: '{ final: 1758.1 }'</text:p>
          </table:table-cell>
        </table:table-row>
        <table:table-row table:style-name="ro1">
          <table:table-cell table:formula="of:=[.A39]" office:value-type="string" office:string-value="Sp6">
            <text:p>Sp6</text:p>
          </table:table-cell>
          <table:table-cell/>
          <table:table-cell table:style-name="ce1" office:value-type="float" office:value="88">
            <text:p>88</text:p>
          </table:table-cell>
          <table:table-cell table:style-name="ce1" office:value-type="string">
            <text:p>Lukasz</text:p>
          </table:table-cell>
          <table:table-cell table:style-name="ce1" office:value-type="string">
            <text:p>Paczynski</text:p>
          </table:table-cell>
          <table:table-cell table:style-name="ce1" office:value-type="string">
            <text:p>Poland</text:p>
          </table:table-cell>
          <table:table-cell table:style-name="ce1" office:value-type="string">
            <text:p>DNF</text:p>
          </table:table-cell>
          <table:table-cell table:style-name="ce1" office:value-type="string">
            <text:p>21:55,6</text:p>
          </table:table-cell>
          <table:table-cell table:style-name="ce1" office:value-type="string">
            <text:p>DNS</text:p>
          </table:table-cell>
          <table:table-cell table:style-name="ce3" table:formula="of:=CONCATENATE(LOWER(LEFT([.D40]));LOWER(LEFT([.E40]));LOWER(LEFT([.F40])))" office:value-type="string" office:string-value="lpp">
            <text:p>lpp</text:p>
          </table:table-cell>
          <table:table-cell table:formula="of:=CONCATENATE(&quot;@&quot;;[.J40];&quot; ||= User.create! email: '&quot;;LOWER([.D40]);&quot;.&quot;;LOWER([.E40]);&quot;@example.com',&quot;)" office:value-type="string" office:string-value="@lpp ||= User.create! email: 'lukasz.paczynski@example.com',">
            <text:p>@lpp ||= User.create! email: 'lukasz.paczynski@example.com',</text:p>
          </table:table-cell>
          <table:table-cell table:style-name="ce4" table:formula="of:=CONCATENATE(&quot;                  password: '&quot;;[.D40];&quot;1234567',&quot;)" office:value-type="string" office:string-value="                  password: 'Lukasz1234567',">
            <text:p><text:s text:c="18"/>password: 'Lukasz1234567',</text:p>
          </table:table-cell>
          <table:table-cell table:style-name="ce4" table:formula="of:=CONCATENATE(&quot;                  password_confirmation: '&quot;;[.D40];&quot;1234567',&quot;)" office:value-type="string" office:string-value="                  password_confirmation: 'Lukasz1234567',">
            <text:p><text:s text:c="18"/>password_confirmation: 'Lukasz1234567',</text:p>
          </table:table-cell>
          <table:table-cell table:style-name="ce4" table:formula="of:=CONCATENATE(&quot;                  display_name: '&quot;;[.D40];&quot; &quot;;[.E40];&quot;',&quot;)" office:value-type="string" office:string-value="                  display_name: 'Lukasz Paczynski',">
            <text:p><text:s text:c="18"/>display_name: 'Lukasz Paczynski',</text:p>
          </table:table-cell>
          <table:table-cell table:style-name="ce4" table:formula="of:=CONCATENATE(&quot;                  nationality: :&quot;;LOWER([.F40]))" office:value-type="string" office:string-value="                  nationality: :poland">
            <text:p><text:s text:c="18"/>nationality: :poland</text:p>
          </table:table-cell>
          <table:table-cell/>
          <table:table-cell table:formula="of:=CONCATENATE(&quot;@&quot;;[.J40];&quot;_&quot;;LOWER([.A40]);&quot;_day&quot;)" office:value-type="string" office:string-value="@lpp_sp6_day">
            <text:p>@lpp_sp6_day</text:p>
          </table:table-cell>
          <table:table-cell table:formula="of:=IFERROR( VALUE(LEFT([.H40];2))*60+VALUE(MID(REPLACE([.H40];6;1;&quot;.&quot;);4;4)) ;0)" office:value-type="float" office:value="1315.6">
            <text:p>1315.6</text:p>
          </table:table-cell>
          <table:table-cell table:formula="of:=IFERROR( VALUE(LEFT([.I40];2))*60+VALUE(MID(REPLACE([.I40];6;1;&quot;.&quot;);4;4)) ;0)" office:value-type="float" office:value="0">
            <text:p>0</text:p>
          </table:table-cell>
          <table:table-cell table:formula="of:=CONCATENATE([.Q40];&quot;1 = Run.create! race: @&quot;;LOWER([.A40]);&quot;_day1,&quot;)" office:value-type="string" office:string-value="@lpp_sp6_day1 = Run.create! race: @sp6_day1,">
            <text:p>@lpp_sp6_day1 = Run.create! race: @sp6_day1,</text:p>
          </table:table-cell>
          <table:table-cell table:formula="of:=CONCATENATE(&quot;                           user: @&quot;;[.J40];&quot;,&quot;)" office:value-type="string" office:string-value="                           user: @lpp,">
            <text:p><text:s text:c="27"/>user: @lpp,</text:p>
          </table:table-cell>
          <table:table-cell table:formula="of:=CONCATENATE(&quot;                           number: '&quot;;[.C40];&quot;',&quot;)" office:value-type="string" office:string-value="                           number: '88',">
            <text:p><text:s text:c="27"/>number: '88',</text:p>
          </table:table-cell>
          <table:table-cell table:formula="of:=IF([.R40]&gt;0;CONCATENATE(&quot;                           times: '{ final: &quot;;[.R40];&quot; }'&quot;);&quot;                           times: ''&quot;)" office:value-type="string" office:string-value="                           times: '{ final: 1315.6 }'">
            <text:p><text:s text:c="27"/>times: '{ final: 1315.6 }'</text:p>
          </table:table-cell>
          <table:table-cell table:formula="of:=CONCATENATE([.Q40];&quot;2 = Run.create! race: @&quot;;LOWER([.A40]);&quot;_day2,&quot;)" office:value-type="string" office:string-value="@lpp_sp6_day2 = Run.create! race: @sp6_day2,">
            <text:p>@lpp_sp6_day2 = Run.create! race: @sp6_day2,</text:p>
          </table:table-cell>
          <table:table-cell table:formula="of:=IF([.S40]&gt;0;CONCATENATE(&quot;                           times: '{ final: &quot;;[.S40];&quot; }'&quot;);&quot;                           times: ''&quot;)" office:value-type="string" office:string-value="                           times: ''">
            <text:p><text:s text:c="27"/>times: ''</text:p>
          </table:table-cell>
        </table:table-row>
        <table:table-row table:style-name="ro1">
          <table:table-cell office:value-type="string">
            <text:p>Sp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Pasi</text:p>
          </table:table-cell>
          <table:table-cell table:style-name="ce1" office:value-type="string">
            <text:p>Heinonen</text:p>
          </table:table-cell>
          <table:table-cell table:style-name="ce1" office:value-type="string">
            <text:p>Finland</text:p>
          </table:table-cell>
          <table:table-cell table:style-name="ce1" office:value-type="string">
            <text:p>52:36,8</text:p>
          </table:table-cell>
          <table:table-cell table:style-name="ce1" office:value-type="string">
            <text:p>25:36,8</text:p>
          </table:table-cell>
          <table:table-cell table:style-name="ce1" office:value-type="string">
            <text:p>27:00,0</text:p>
          </table:table-cell>
          <table:table-cell table:style-name="ce3" table:formula="of:=CONCATENATE(LOWER(LEFT([.D41]));LOWER(LEFT([.E41]));LOWER(LEFT([.F41])))" office:value-type="string" office:string-value="phf">
            <text:p>phf</text:p>
          </table:table-cell>
          <table:table-cell table:formula="of:=CONCATENATE(&quot;@&quot;;[.J41];&quot; ||= User.create! email: '&quot;;LOWER([.D41]);&quot;.&quot;;LOWER([.E41]);&quot;@example.com',&quot;)" office:value-type="string" office:string-value="@phf ||= User.create! email: 'pasi.heinonen@example.com',">
            <text:p>@phf ||= User.create! email: 'pasi.heinonen@example.com',</text:p>
          </table:table-cell>
          <table:table-cell table:style-name="ce4" table:formula="of:=CONCATENATE(&quot;                  password: '&quot;;[.D41];&quot;1234567',&quot;)" office:value-type="string" office:string-value="                  password: 'Pasi1234567',">
            <text:p><text:s text:c="18"/>password: 'Pasi1234567',</text:p>
          </table:table-cell>
          <table:table-cell table:style-name="ce4" table:formula="of:=CONCATENATE(&quot;                  password_confirmation: '&quot;;[.D41];&quot;1234567',&quot;)" office:value-type="string" office:string-value="                  password_confirmation: 'Pasi1234567',">
            <text:p><text:s text:c="18"/>password_confirmation: 'Pasi1234567',</text:p>
          </table:table-cell>
          <table:table-cell table:style-name="ce4" table:formula="of:=CONCATENATE(&quot;                  display_name: '&quot;;[.D41];&quot; &quot;;[.E41];&quot;',&quot;)" office:value-type="string" office:string-value="                  display_name: 'Pasi Heinonen',">
            <text:p><text:s text:c="18"/>display_name: 'Pasi Heinonen',</text:p>
          </table:table-cell>
          <table:table-cell table:style-name="ce4" table:formula="of:=CONCATENATE(&quot;                  nationality: :&quot;;LOWER([.F41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41];&quot;_&quot;;LOWER([.A41]);&quot;_day&quot;)" office:value-type="string" office:string-value="@phf_sp8_day">
            <text:p>@phf_sp8_day</text:p>
          </table:table-cell>
          <table:table-cell table:formula="of:=IFERROR( VALUE(LEFT([.H41];2))*60+VALUE(MID(REPLACE([.H41];6;1;&quot;.&quot;);4;4)) ;0)" office:value-type="float" office:value="1536.8">
            <text:p>1536.8</text:p>
          </table:table-cell>
          <table:table-cell table:formula="of:=IFERROR( VALUE(LEFT([.I41];2))*60+VALUE(MID(REPLACE([.I41];6;1;&quot;.&quot;);4;4)) ;0)" office:value-type="float" office:value="1620">
            <text:p>1620</text:p>
          </table:table-cell>
          <table:table-cell table:formula="of:=CONCATENATE([.Q41];&quot;1 = Run.create! race: @&quot;;LOWER([.A41]);&quot;_day1,&quot;)" office:value-type="string" office:string-value="@phf_sp8_day1 = Run.create! race: @sp8_day1,">
            <text:p>@phf_sp8_day1 = Run.create! race: @sp8_day1,</text:p>
          </table:table-cell>
          <table:table-cell table:formula="of:=CONCATENATE(&quot;                           user: @&quot;;[.J41];&quot;,&quot;)" office:value-type="string" office:string-value="                           user: @phf,">
            <text:p><text:s text:c="27"/>user: @phf,</text:p>
          </table:table-cell>
          <table:table-cell table:formula="of:=CONCATENATE(&quot;                           number: '&quot;;[.C41];&quot;',&quot;)" office:value-type="string" office:string-value="                           number: '92',">
            <text:p><text:s text:c="27"/>number: '92',</text:p>
          </table:table-cell>
          <table:table-cell table:formula="of:=IF([.R41]&gt;0;CONCATENATE(&quot;                           times: '{ final: &quot;;[.R41];&quot; }'&quot;);&quot;                           times: ''&quot;)" office:value-type="string" office:string-value="                           times: '{ final: 1536.8 }'">
            <text:p><text:s text:c="27"/>times: '{ final: 1536.8 }'</text:p>
          </table:table-cell>
          <table:table-cell table:formula="of:=CONCATENATE([.Q41];&quot;2 = Run.create! race: @&quot;;LOWER([.A41]);&quot;_day2,&quot;)" office:value-type="string" office:string-value="@phf_sp8_day2 = Run.create! race: @sp8_day2,">
            <text:p>@phf_sp8_day2 = Run.create! race: @sp8_day2,</text:p>
          </table:table-cell>
          <table:table-cell table:formula="of:=IF([.S41]&gt;0;CONCATENATE(&quot;                           times: '{ final: &quot;;[.S41];&quot; }'&quot;);&quot;                           times: ''&quot;)" office:value-type="string" office:string-value="                           times: '{ final: 1620 }'">
            <text:p><text:s text:c="27"/>times: '{ final: 1620 }'</text:p>
          </table:table-cell>
        </table:table-row>
        <table:table-row table:style-name="ro1">
          <table:table-cell table:formula="of:=[.A41]" office:value-type="string" office:string-value="Sp8">
            <text:p>Sp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02">
            <text:p>102</text:p>
          </table:table-cell>
          <table:table-cell table:style-name="ce1" office:value-type="string">
            <text:p>Riku</text:p>
          </table:table-cell>
          <table:table-cell table:style-name="ce1" office:value-type="string">
            <text:p>Setälä</text:p>
          </table:table-cell>
          <table:table-cell table:style-name="ce1" office:value-type="string">
            <text:p>Finland</text:p>
          </table:table-cell>
          <table:table-cell table:style-name="ce1" office:value-type="string">
            <text:p>52:59,9</text:p>
          </table:table-cell>
          <table:table-cell table:style-name="ce1" office:value-type="string">
            <text:p>25:37,1</text:p>
          </table:table-cell>
          <table:table-cell table:style-name="ce1" office:value-type="string">
            <text:p>27:22,8</text:p>
          </table:table-cell>
          <table:table-cell table:style-name="ce3" table:formula="of:=CONCATENATE(LOWER(LEFT([.D42]));LOWER(LEFT([.E42]));LOWER(LEFT([.F42])))" office:value-type="string" office:string-value="rsf">
            <text:p>rsf</text:p>
          </table:table-cell>
          <table:table-cell table:formula="of:=CONCATENATE(&quot;@&quot;;[.J42];&quot; ||= User.create! email: '&quot;;LOWER([.D42]);&quot;.&quot;;LOWER([.E42]);&quot;@example.com',&quot;)" office:value-type="string" office:string-value="@rsf ||= User.create! email: 'riku.setälä@example.com',">
            <text:p>@rsf ||= User.create! email: 'riku.setälä@example.com',</text:p>
          </table:table-cell>
          <table:table-cell table:style-name="ce4" table:formula="of:=CONCATENATE(&quot;                  password: '&quot;;[.D42];&quot;1234567',&quot;)" office:value-type="string" office:string-value="                  password: 'Riku1234567',">
            <text:p><text:s text:c="18"/>password: 'Riku1234567',</text:p>
          </table:table-cell>
          <table:table-cell table:style-name="ce4" table:formula="of:=CONCATENATE(&quot;                  password_confirmation: '&quot;;[.D42];&quot;1234567',&quot;)" office:value-type="string" office:string-value="                  password_confirmation: 'Riku1234567',">
            <text:p><text:s text:c="18"/>password_confirmation: 'Riku1234567',</text:p>
          </table:table-cell>
          <table:table-cell table:style-name="ce4" table:formula="of:=CONCATENATE(&quot;                  display_name: '&quot;;[.D42];&quot; &quot;;[.E42];&quot;',&quot;)" office:value-type="string" office:string-value="                  display_name: 'Riku Setälä',">
            <text:p><text:s text:c="18"/>display_name: 'Riku Setälä',</text:p>
          </table:table-cell>
          <table:table-cell table:style-name="ce4" table:formula="of:=CONCATENATE(&quot;                  nationality: :&quot;;LOWER([.F42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42];&quot;_&quot;;LOWER([.A42]);&quot;_day&quot;)" office:value-type="string" office:string-value="@rsf_sp8_day">
            <text:p>@rsf_sp8_day</text:p>
          </table:table-cell>
          <table:table-cell table:formula="of:=IFERROR( VALUE(LEFT([.H42];2))*60+VALUE(MID(REPLACE([.H42];6;1;&quot;.&quot;);4;4)) ;0)" office:value-type="float" office:value="1537.1">
            <text:p>1537.1</text:p>
          </table:table-cell>
          <table:table-cell table:formula="of:=IFERROR( VALUE(LEFT([.I42];2))*60+VALUE(MID(REPLACE([.I42];6;1;&quot;.&quot;);4;4)) ;0)" office:value-type="float" office:value="1642.8">
            <text:p>1642.8</text:p>
          </table:table-cell>
          <table:table-cell table:formula="of:=CONCATENATE([.Q42];&quot;1 = Run.create! race: @&quot;;LOWER([.A42]);&quot;_day1,&quot;)" office:value-type="string" office:string-value="@rsf_sp8_day1 = Run.create! race: @sp8_day1,">
            <text:p>@rsf_sp8_day1 = Run.create! race: @sp8_day1,</text:p>
          </table:table-cell>
          <table:table-cell table:formula="of:=CONCATENATE(&quot;                           user: @&quot;;[.J42];&quot;,&quot;)" office:value-type="string" office:string-value="                           user: @rsf,">
            <text:p><text:s text:c="27"/>user: @rsf,</text:p>
          </table:table-cell>
          <table:table-cell table:formula="of:=CONCATENATE(&quot;                           number: '&quot;;[.C42];&quot;',&quot;)" office:value-type="string" office:string-value="                           number: '102',">
            <text:p><text:s text:c="27"/>number: '102',</text:p>
          </table:table-cell>
          <table:table-cell table:formula="of:=IF([.R42]&gt;0;CONCATENATE(&quot;                           times: '{ final: &quot;;[.R42];&quot; }'&quot;);&quot;                           times: ''&quot;)" office:value-type="string" office:string-value="                           times: '{ final: 1537.1 }'">
            <text:p><text:s text:c="27"/>times: '{ final: 1537.1 }'</text:p>
          </table:table-cell>
          <table:table-cell table:formula="of:=CONCATENATE([.Q42];&quot;2 = Run.create! race: @&quot;;LOWER([.A42]);&quot;_day2,&quot;)" office:value-type="string" office:string-value="@rsf_sp8_day2 = Run.create! race: @sp8_day2,">
            <text:p>@rsf_sp8_day2 = Run.create! race: @sp8_day2,</text:p>
          </table:table-cell>
          <table:table-cell table:formula="of:=IF([.S42]&gt;0;CONCATENATE(&quot;                           times: '{ final: &quot;;[.S42];&quot; }'&quot;);&quot;                           times: ''&quot;)" office:value-type="string" office:string-value="                           times: '{ final: 1642.8 }'">
            <text:p><text:s text:c="27"/>times: '{ final: 1642.8 }'</text:p>
          </table:table-cell>
        </table:table-row>
        <table:table-row table:style-name="ro1">
          <table:table-cell table:formula="of:=[.A42]" office:value-type="string" office:string-value="Sp8">
            <text:p>Sp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Alexandra</text:p>
          </table:table-cell>
          <table:table-cell table:style-name="ce1" office:value-type="string">
            <text:p>Kathan</text:p>
          </table:table-cell>
          <table:table-cell table:style-name="ce1" office:value-type="string">
            <text:p>Germany</text:p>
          </table:table-cell>
          <table:table-cell table:style-name="ce1" office:value-type="string">
            <text:p>53:14,3</text:p>
          </table:table-cell>
          <table:table-cell table:style-name="ce1" office:value-type="string">
            <text:p>25:55,8</text:p>
          </table:table-cell>
          <table:table-cell table:style-name="ce1" office:value-type="string">
            <text:p>27:18,5</text:p>
          </table:table-cell>
          <table:table-cell table:style-name="ce3" table:formula="of:=CONCATENATE(LOWER(LEFT([.D43]));LOWER(LEFT([.E43]));LOWER(LEFT([.F43])))" office:value-type="string" office:string-value="akg">
            <text:p>akg</text:p>
          </table:table-cell>
          <table:table-cell table:formula="of:=CONCATENATE(&quot;@&quot;;[.J43];&quot; ||= User.create! email: '&quot;;LOWER([.D43]);&quot;.&quot;;LOWER([.E43]);&quot;@example.com',&quot;)" office:value-type="string" office:string-value="@akg ||= User.create! email: 'alexandra.kathan@example.com',">
            <text:p>@akg ||= User.create! email: 'alexandra.kathan@example.com',</text:p>
          </table:table-cell>
          <table:table-cell table:style-name="ce4" table:formula="of:=CONCATENATE(&quot;                  password: '&quot;;[.D43];&quot;1234567',&quot;)" office:value-type="string" office:string-value="                  password: 'Alexandra1234567',">
            <text:p><text:s text:c="18"/>password: 'Alexandra1234567',</text:p>
          </table:table-cell>
          <table:table-cell table:style-name="ce4" table:formula="of:=CONCATENATE(&quot;                  password_confirmation: '&quot;;[.D43];&quot;1234567',&quot;)" office:value-type="string" office:string-value="                  password_confirmation: 'Alexandra1234567',">
            <text:p><text:s text:c="18"/>password_confirmation: 'Alexandra1234567',</text:p>
          </table:table-cell>
          <table:table-cell table:style-name="ce4" table:formula="of:=CONCATENATE(&quot;                  display_name: '&quot;;[.D43];&quot; &quot;;[.E43];&quot;',&quot;)" office:value-type="string" office:string-value="                  display_name: 'Alexandra Kathan',">
            <text:p><text:s text:c="18"/>display_name: 'Alexandra Kathan',</text:p>
          </table:table-cell>
          <table:table-cell table:style-name="ce4" table:formula="of:=CONCATENATE(&quot;                  nationality: :&quot;;LOWER([.F43]))" office:value-type="string" office:string-value="                  nationality: :germany">
            <text:p><text:s text:c="18"/>nationality: :germany</text:p>
          </table:table-cell>
          <table:table-cell/>
          <table:table-cell table:formula="of:=CONCATENATE(&quot;@&quot;;[.J43];&quot;_&quot;;LOWER([.A43]);&quot;_day&quot;)" office:value-type="string" office:string-value="@akg_sp8_day">
            <text:p>@akg_sp8_day</text:p>
          </table:table-cell>
          <table:table-cell table:formula="of:=IFERROR( VALUE(LEFT([.H43];2))*60+VALUE(MID(REPLACE([.H43];6;1;&quot;.&quot;);4;4)) ;0)" office:value-type="float" office:value="1555.8">
            <text:p>1555.8</text:p>
          </table:table-cell>
          <table:table-cell table:formula="of:=IFERROR( VALUE(LEFT([.I43];2))*60+VALUE(MID(REPLACE([.I43];6;1;&quot;.&quot;);4;4)) ;0)" office:value-type="float" office:value="1638.5">
            <text:p>1638.5</text:p>
          </table:table-cell>
          <table:table-cell table:formula="of:=CONCATENATE([.Q43];&quot;1 = Run.create! race: @&quot;;LOWER([.A43]);&quot;_day1,&quot;)" office:value-type="string" office:string-value="@akg_sp8_day1 = Run.create! race: @sp8_day1,">
            <text:p>@akg_sp8_day1 = Run.create! race: @sp8_day1,</text:p>
          </table:table-cell>
          <table:table-cell table:formula="of:=CONCATENATE(&quot;                           user: @&quot;;[.J43];&quot;,&quot;)" office:value-type="string" office:string-value="                           user: @akg,">
            <text:p><text:s text:c="27"/>user: @akg,</text:p>
          </table:table-cell>
          <table:table-cell table:formula="of:=CONCATENATE(&quot;                           number: '&quot;;[.C43];&quot;',&quot;)" office:value-type="string" office:string-value="                           number: '100',">
            <text:p><text:s text:c="27"/>number: '100',</text:p>
          </table:table-cell>
          <table:table-cell table:formula="of:=IF([.R43]&gt;0;CONCATENATE(&quot;                           times: '{ final: &quot;;[.R43];&quot; }'&quot;);&quot;                           times: ''&quot;)" office:value-type="string" office:string-value="                           times: '{ final: 1555.8 }'">
            <text:p><text:s text:c="27"/>times: '{ final: 1555.8 }'</text:p>
          </table:table-cell>
          <table:table-cell table:formula="of:=CONCATENATE([.Q43];&quot;2 = Run.create! race: @&quot;;LOWER([.A43]);&quot;_day2,&quot;)" office:value-type="string" office:string-value="@akg_sp8_day2 = Run.create! race: @sp8_day2,">
            <text:p>@akg_sp8_day2 = Run.create! race: @sp8_day2,</text:p>
          </table:table-cell>
          <table:table-cell table:formula="of:=IF([.S43]&gt;0;CONCATENATE(&quot;                           times: '{ final: &quot;;[.S43];&quot; }'&quot;);&quot;                           times: ''&quot;)" office:value-type="string" office:string-value="                           times: '{ final: 1638.5 }'">
            <text:p><text:s text:c="27"/>times: '{ final: 1638.5 }'</text:p>
          </table:table-cell>
        </table:table-row>
        <table:table-row table:style-name="ro1">
          <table:table-cell table:formula="of:=[.A43]" office:value-type="string" office:string-value="Sp8">
            <text:p>Sp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93">
            <text:p>93</text:p>
          </table:table-cell>
          <table:table-cell table:style-name="ce1" office:value-type="string">
            <text:p>Carl-Johan</text:p>
          </table:table-cell>
          <table:table-cell table:style-name="ce1" office:value-type="string">
            <text:p>Waller</text:p>
          </table:table-cell>
          <table:table-cell table:style-name="ce1" office:value-type="string">
            <text:p>Sweden</text:p>
          </table:table-cell>
          <table:table-cell table:style-name="ce1" office:value-type="string">
            <text:p>54:48,5</text:p>
          </table:table-cell>
          <table:table-cell table:style-name="ce1" office:value-type="string">
            <text:p>26:49,5</text:p>
          </table:table-cell>
          <table:table-cell table:style-name="ce1" office:value-type="string">
            <text:p>27:59,0</text:p>
          </table:table-cell>
          <table:table-cell table:style-name="ce3" table:formula="of:=CONCATENATE(LOWER(LEFT([.D44]));LOWER(LEFT([.E44]));LOWER(LEFT([.F44])))" office:value-type="string" office:string-value="cws">
            <text:p>cws</text:p>
          </table:table-cell>
          <table:table-cell table:formula="of:=CONCATENATE(&quot;@&quot;;[.J44];&quot; ||= User.create! email: '&quot;;LOWER([.D44]);&quot;.&quot;;LOWER([.E44]);&quot;@example.com',&quot;)" office:value-type="string" office:string-value="@cws ||= User.create! email: 'carl-johan.waller@example.com',">
            <text:p>@cws ||= User.create! email: 'carl-johan.waller@example.com',</text:p>
          </table:table-cell>
          <table:table-cell table:style-name="ce4" table:formula="of:=CONCATENATE(&quot;                  password: '&quot;;[.D44];&quot;1234567',&quot;)" office:value-type="string" office:string-value="                  password: 'Carl-Johan1234567',">
            <text:p><text:s text:c="18"/>password: 'Carl-Johan1234567',</text:p>
          </table:table-cell>
          <table:table-cell table:style-name="ce4" table:formula="of:=CONCATENATE(&quot;                  password_confirmation: '&quot;;[.D44];&quot;1234567',&quot;)" office:value-type="string" office:string-value="                  password_confirmation: 'Carl-Johan1234567',">
            <text:p><text:s text:c="18"/>password_confirmation: 'Carl-Johan1234567',</text:p>
          </table:table-cell>
          <table:table-cell table:style-name="ce4" table:formula="of:=CONCATENATE(&quot;                  display_name: '&quot;;[.D44];&quot; &quot;;[.E44];&quot;',&quot;)" office:value-type="string" office:string-value="                  display_name: 'Carl-Johan Waller',">
            <text:p><text:s text:c="18"/>display_name: 'Carl-Johan Waller',</text:p>
          </table:table-cell>
          <table:table-cell table:style-name="ce4" table:formula="of:=CONCATENATE(&quot;                  nationality: :&quot;;LOWER([.F44]))" office:value-type="string" office:string-value="                  nationality: :sweden">
            <text:p><text:s text:c="18"/>nationality: :sweden</text:p>
          </table:table-cell>
          <table:table-cell/>
          <table:table-cell table:formula="of:=CONCATENATE(&quot;@&quot;;[.J44];&quot;_&quot;;LOWER([.A44]);&quot;_day&quot;)" office:value-type="string" office:string-value="@cws_sp8_day">
            <text:p>@cws_sp8_day</text:p>
          </table:table-cell>
          <table:table-cell table:formula="of:=IFERROR( VALUE(LEFT([.H44];2))*60+VALUE(MID(REPLACE([.H44];6;1;&quot;.&quot;);4;4)) ;0)" office:value-type="float" office:value="1609.5">
            <text:p>1609.5</text:p>
          </table:table-cell>
          <table:table-cell table:formula="of:=IFERROR( VALUE(LEFT([.I44];2))*60+VALUE(MID(REPLACE([.I44];6;1;&quot;.&quot;);4;4)) ;0)" office:value-type="float" office:value="1679">
            <text:p>1679</text:p>
          </table:table-cell>
          <table:table-cell table:formula="of:=CONCATENATE([.Q44];&quot;1 = Run.create! race: @&quot;;LOWER([.A44]);&quot;_day1,&quot;)" office:value-type="string" office:string-value="@cws_sp8_day1 = Run.create! race: @sp8_day1,">
            <text:p>@cws_sp8_day1 = Run.create! race: @sp8_day1,</text:p>
          </table:table-cell>
          <table:table-cell table:formula="of:=CONCATENATE(&quot;                           user: @&quot;;[.J44];&quot;,&quot;)" office:value-type="string" office:string-value="                           user: @cws,">
            <text:p><text:s text:c="27"/>user: @cws,</text:p>
          </table:table-cell>
          <table:table-cell table:formula="of:=CONCATENATE(&quot;                           number: '&quot;;[.C44];&quot;',&quot;)" office:value-type="string" office:string-value="                           number: '93',">
            <text:p><text:s text:c="27"/>number: '93',</text:p>
          </table:table-cell>
          <table:table-cell table:formula="of:=IF([.R44]&gt;0;CONCATENATE(&quot;                           times: '{ final: &quot;;[.R44];&quot; }'&quot;);&quot;                           times: ''&quot;)" office:value-type="string" office:string-value="                           times: '{ final: 1609.5 }'">
            <text:p><text:s text:c="27"/>times: '{ final: 1609.5 }'</text:p>
          </table:table-cell>
          <table:table-cell table:formula="of:=CONCATENATE([.Q44];&quot;2 = Run.create! race: @&quot;;LOWER([.A44]);&quot;_day2,&quot;)" office:value-type="string" office:string-value="@cws_sp8_day2 = Run.create! race: @sp8_day2,">
            <text:p>@cws_sp8_day2 = Run.create! race: @sp8_day2,</text:p>
          </table:table-cell>
          <table:table-cell table:formula="of:=IF([.S44]&gt;0;CONCATENATE(&quot;                           times: '{ final: &quot;;[.S44];&quot; }'&quot;);&quot;                           times: ''&quot;)" office:value-type="string" office:string-value="                           times: '{ final: 1679 }'">
            <text:p><text:s text:c="27"/>times: '{ final: 1679 }'</text:p>
          </table:table-cell>
        </table:table-row>
        <table:table-row table:style-name="ro1">
          <table:table-cell table:formula="of:=[.A44]" office:value-type="string" office:string-value="Sp8">
            <text:p>Sp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91">
            <text:p>91</text:p>
          </table:table-cell>
          <table:table-cell table:style-name="ce1" office:value-type="string">
            <text:p>Herbert</text:p>
          </table:table-cell>
          <table:table-cell table:style-name="ce1" office:value-type="string">
            <text:p>Hiermeier</text:p>
          </table:table-cell>
          <table:table-cell table:style-name="ce1" office:value-type="string">
            <text:p>Germany</text:p>
          </table:table-cell>
          <table:table-cell table:style-name="ce1" office:value-type="string">
            <text:p>55:31,6</text:p>
          </table:table-cell>
          <table:table-cell table:style-name="ce1" office:value-type="string">
            <text:p>26:28,5</text:p>
          </table:table-cell>
          <table:table-cell table:style-name="ce1" office:value-type="string">
            <text:p>29:03,1</text:p>
          </table:table-cell>
          <table:table-cell table:style-name="ce3" table:formula="of:=CONCATENATE(LOWER(LEFT([.D45]));LOWER(LEFT([.E45]));LOWER(LEFT([.F45])))" office:value-type="string" office:string-value="hhg">
            <text:p>hhg</text:p>
          </table:table-cell>
          <table:table-cell table:formula="of:=CONCATENATE(&quot;@&quot;;[.J45];&quot; ||= User.create! email: '&quot;;LOWER([.D45]);&quot;.&quot;;LOWER([.E45]);&quot;@example.com',&quot;)" office:value-type="string" office:string-value="@hhg ||= User.create! email: 'herbert.hiermeier@example.com',">
            <text:p>@hhg ||= User.create! email: 'herbert.hiermeier@example.com',</text:p>
          </table:table-cell>
          <table:table-cell table:style-name="ce4" table:formula="of:=CONCATENATE(&quot;                  password: '&quot;;[.D45];&quot;1234567',&quot;)" office:value-type="string" office:string-value="                  password: 'Herbert1234567',">
            <text:p><text:s text:c="18"/>password: 'Herbert1234567',</text:p>
          </table:table-cell>
          <table:table-cell table:style-name="ce4" table:formula="of:=CONCATENATE(&quot;                  password_confirmation: '&quot;;[.D45];&quot;1234567',&quot;)" office:value-type="string" office:string-value="                  password_confirmation: 'Herbert1234567',">
            <text:p><text:s text:c="18"/>password_confirmation: 'Herbert1234567',</text:p>
          </table:table-cell>
          <table:table-cell table:style-name="ce4" table:formula="of:=CONCATENATE(&quot;                  display_name: '&quot;;[.D45];&quot; &quot;;[.E45];&quot;',&quot;)" office:value-type="string" office:string-value="                  display_name: 'Herbert Hiermeier',">
            <text:p><text:s text:c="18"/>display_name: 'Herbert Hiermeier',</text:p>
          </table:table-cell>
          <table:table-cell table:style-name="ce4" table:formula="of:=CONCATENATE(&quot;                  nationality: :&quot;;LOWER([.F45]))" office:value-type="string" office:string-value="                  nationality: :germany">
            <text:p><text:s text:c="18"/>nationality: :germany</text:p>
          </table:table-cell>
          <table:table-cell/>
          <table:table-cell table:formula="of:=CONCATENATE(&quot;@&quot;;[.J45];&quot;_&quot;;LOWER([.A45]);&quot;_day&quot;)" office:value-type="string" office:string-value="@hhg_sp8_day">
            <text:p>@hhg_sp8_day</text:p>
          </table:table-cell>
          <table:table-cell table:formula="of:=IFERROR( VALUE(LEFT([.H45];2))*60+VALUE(MID(REPLACE([.H45];6;1;&quot;.&quot;);4;4)) ;0)" office:value-type="float" office:value="1588.5">
            <text:p>1588.5</text:p>
          </table:table-cell>
          <table:table-cell table:formula="of:=IFERROR( VALUE(LEFT([.I45];2))*60+VALUE(MID(REPLACE([.I45];6;1;&quot;.&quot;);4;4)) ;0)" office:value-type="float" office:value="1743.1">
            <text:p>1743.1</text:p>
          </table:table-cell>
          <table:table-cell table:formula="of:=CONCATENATE([.Q45];&quot;1 = Run.create! race: @&quot;;LOWER([.A45]);&quot;_day1,&quot;)" office:value-type="string" office:string-value="@hhg_sp8_day1 = Run.create! race: @sp8_day1,">
            <text:p>@hhg_sp8_day1 = Run.create! race: @sp8_day1,</text:p>
          </table:table-cell>
          <table:table-cell table:formula="of:=CONCATENATE(&quot;                           user: @&quot;;[.J45];&quot;,&quot;)" office:value-type="string" office:string-value="                           user: @hhg,">
            <text:p><text:s text:c="27"/>user: @hhg,</text:p>
          </table:table-cell>
          <table:table-cell table:formula="of:=CONCATENATE(&quot;                           number: '&quot;;[.C45];&quot;',&quot;)" office:value-type="string" office:string-value="                           number: '91',">
            <text:p><text:s text:c="27"/>number: '91',</text:p>
          </table:table-cell>
          <table:table-cell table:formula="of:=IF([.R45]&gt;0;CONCATENATE(&quot;                           times: '{ final: &quot;;[.R45];&quot; }'&quot;);&quot;                           times: ''&quot;)" office:value-type="string" office:string-value="                           times: '{ final: 1588.5 }'">
            <text:p><text:s text:c="27"/>times: '{ final: 1588.5 }'</text:p>
          </table:table-cell>
          <table:table-cell table:formula="of:=CONCATENATE([.Q45];&quot;2 = Run.create! race: @&quot;;LOWER([.A45]);&quot;_day2,&quot;)" office:value-type="string" office:string-value="@hhg_sp8_day2 = Run.create! race: @sp8_day2,">
            <text:p>@hhg_sp8_day2 = Run.create! race: @sp8_day2,</text:p>
          </table:table-cell>
          <table:table-cell table:formula="of:=IF([.S45]&gt;0;CONCATENATE(&quot;                           times: '{ final: &quot;;[.S45];&quot; }'&quot;);&quot;                           times: ''&quot;)" office:value-type="string" office:string-value="                           times: '{ final: 1743.1 }'">
            <text:p><text:s text:c="27"/>times: '{ final: 1743.1 }'</text:p>
          </table:table-cell>
        </table:table-row>
        <table:table-row table:style-name="ro1">
          <table:table-cell table:formula="of:=[.A45]" office:value-type="string" office:string-value="Sp8">
            <text:p>Sp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7">
            <text:p>97</text:p>
          </table:table-cell>
          <table:table-cell table:style-name="ce1" office:value-type="string">
            <text:p>Michael</text:p>
          </table:table-cell>
          <table:table-cell table:style-name="ce1" office:value-type="string">
            <text:p>Tetzner</text:p>
          </table:table-cell>
          <table:table-cell table:style-name="ce1" office:value-type="string">
            <text:p>Germany</text:p>
          </table:table-cell>
          <table:table-cell table:style-name="ce1" office:value-type="string">
            <text:p>56:30,8</text:p>
          </table:table-cell>
          <table:table-cell table:style-name="ce1" office:value-type="string">
            <text:p>27:17,8</text:p>
          </table:table-cell>
          <table:table-cell table:style-name="ce1" office:value-type="string">
            <text:p>29:13,0</text:p>
          </table:table-cell>
          <table:table-cell table:style-name="ce3" table:formula="of:=CONCATENATE(LOWER(LEFT([.D46]));LOWER(LEFT([.E46]));LOWER(LEFT([.F46])))" office:value-type="string" office:string-value="mtg">
            <text:p>mtg</text:p>
          </table:table-cell>
          <table:table-cell table:formula="of:=CONCATENATE(&quot;@&quot;;[.J46];&quot; ||= User.create! email: '&quot;;LOWER([.D46]);&quot;.&quot;;LOWER([.E46]);&quot;@example.com',&quot;)" office:value-type="string" office:string-value="@mtg ||= User.create! email: 'michael.tetzner@example.com',">
            <text:p>@mtg ||= User.create! email: 'michael.tetzner@example.com',</text:p>
          </table:table-cell>
          <table:table-cell table:style-name="ce4" table:formula="of:=CONCATENATE(&quot;                  password: '&quot;;[.D46];&quot;1234567',&quot;)" office:value-type="string" office:string-value="                  password: 'Michael1234567',">
            <text:p><text:s text:c="18"/>password: 'Michael1234567',</text:p>
          </table:table-cell>
          <table:table-cell table:style-name="ce4" table:formula="of:=CONCATENATE(&quot;                  password_confirmation: '&quot;;[.D46];&quot;1234567',&quot;)" office:value-type="string" office:string-value="                  password_confirmation: 'Michael1234567',">
            <text:p><text:s text:c="18"/>password_confirmation: 'Michael1234567',</text:p>
          </table:table-cell>
          <table:table-cell table:style-name="ce4" table:formula="of:=CONCATENATE(&quot;                  display_name: '&quot;;[.D46];&quot; &quot;;[.E46];&quot;',&quot;)" office:value-type="string" office:string-value="                  display_name: 'Michael Tetzner',">
            <text:p><text:s text:c="18"/>display_name: 'Michael Tetzner',</text:p>
          </table:table-cell>
          <table:table-cell table:style-name="ce4" table:formula="of:=CONCATENATE(&quot;                  nationality: :&quot;;LOWER([.F46]))" office:value-type="string" office:string-value="                  nationality: :germany">
            <text:p><text:s text:c="18"/>nationality: :germany</text:p>
          </table:table-cell>
          <table:table-cell/>
          <table:table-cell table:formula="of:=CONCATENATE(&quot;@&quot;;[.J46];&quot;_&quot;;LOWER([.A46]);&quot;_day&quot;)" office:value-type="string" office:string-value="@mtg_sp8_day">
            <text:p>@mtg_sp8_day</text:p>
          </table:table-cell>
          <table:table-cell table:formula="of:=IFERROR( VALUE(LEFT([.H46];2))*60+VALUE(MID(REPLACE([.H46];6;1;&quot;.&quot;);4;4)) ;0)" office:value-type="float" office:value="1637.8">
            <text:p>1637.8</text:p>
          </table:table-cell>
          <table:table-cell table:formula="of:=IFERROR( VALUE(LEFT([.I46];2))*60+VALUE(MID(REPLACE([.I46];6;1;&quot;.&quot;);4;4)) ;0)" office:value-type="float" office:value="1753">
            <text:p>1753</text:p>
          </table:table-cell>
          <table:table-cell table:formula="of:=CONCATENATE([.Q46];&quot;1 = Run.create! race: @&quot;;LOWER([.A46]);&quot;_day1,&quot;)" office:value-type="string" office:string-value="@mtg_sp8_day1 = Run.create! race: @sp8_day1,">
            <text:p>@mtg_sp8_day1 = Run.create! race: @sp8_day1,</text:p>
          </table:table-cell>
          <table:table-cell table:formula="of:=CONCATENATE(&quot;                           user: @&quot;;[.J46];&quot;,&quot;)" office:value-type="string" office:string-value="                           user: @mtg,">
            <text:p><text:s text:c="27"/>user: @mtg,</text:p>
          </table:table-cell>
          <table:table-cell table:formula="of:=CONCATENATE(&quot;                           number: '&quot;;[.C46];&quot;',&quot;)" office:value-type="string" office:string-value="                           number: '97',">
            <text:p><text:s text:c="27"/>number: '97',</text:p>
          </table:table-cell>
          <table:table-cell table:formula="of:=IF([.R46]&gt;0;CONCATENATE(&quot;                           times: '{ final: &quot;;[.R46];&quot; }'&quot;);&quot;                           times: ''&quot;)" office:value-type="string" office:string-value="                           times: '{ final: 1637.8 }'">
            <text:p><text:s text:c="27"/>times: '{ final: 1637.8 }'</text:p>
          </table:table-cell>
          <table:table-cell table:formula="of:=CONCATENATE([.Q46];&quot;2 = Run.create! race: @&quot;;LOWER([.A46]);&quot;_day2,&quot;)" office:value-type="string" office:string-value="@mtg_sp8_day2 = Run.create! race: @sp8_day2,">
            <text:p>@mtg_sp8_day2 = Run.create! race: @sp8_day2,</text:p>
          </table:table-cell>
          <table:table-cell table:formula="of:=IF([.S46]&gt;0;CONCATENATE(&quot;                           times: '{ final: &quot;;[.S46];&quot; }'&quot;);&quot;                           times: ''&quot;)" office:value-type="string" office:string-value="                           times: '{ final: 1753 }'">
            <text:p><text:s text:c="27"/>times: '{ final: 1753 }'</text:p>
          </table:table-cell>
        </table:table-row>
        <table:table-row table:style-name="ro1">
          <table:table-cell table:formula="of:=[.A46]" office:value-type="string" office:string-value="Sp8">
            <text:p>Sp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99">
            <text:p>99</text:p>
          </table:table-cell>
          <table:table-cell table:style-name="ce1" office:value-type="string">
            <text:p>Ville</text:p>
          </table:table-cell>
          <table:table-cell table:style-name="ce1" office:value-type="string">
            <text:p>Halme</text:p>
          </table:table-cell>
          <table:table-cell table:style-name="ce1" office:value-type="string">
            <text:p>Finland</text:p>
          </table:table-cell>
          <table:table-cell table:style-name="ce1" office:value-type="string">
            <text:p>58:08,3</text:p>
          </table:table-cell>
          <table:table-cell table:style-name="ce1" office:value-type="string">
            <text:p>28:15,0</text:p>
          </table:table-cell>
          <table:table-cell table:style-name="ce1" office:value-type="string">
            <text:p>29:53,3</text:p>
          </table:table-cell>
          <table:table-cell table:style-name="ce3" table:formula="of:=CONCATENATE(LOWER(LEFT([.D47]));LOWER(LEFT([.E47]));LOWER(LEFT([.F47])))" office:value-type="string" office:string-value="vhf">
            <text:p>vhf</text:p>
          </table:table-cell>
          <table:table-cell table:formula="of:=CONCATENATE(&quot;@&quot;;[.J47];&quot; ||= User.create! email: '&quot;;LOWER([.D47]);&quot;.&quot;;LOWER([.E47]);&quot;@example.com',&quot;)" office:value-type="string" office:string-value="@vhf ||= User.create! email: 'ville.halme@example.com',">
            <text:p>@vhf ||= User.create! email: 'ville.halme@example.com',</text:p>
          </table:table-cell>
          <table:table-cell table:style-name="ce4" table:formula="of:=CONCATENATE(&quot;                  password: '&quot;;[.D47];&quot;1234567',&quot;)" office:value-type="string" office:string-value="                  password: 'Ville1234567',">
            <text:p><text:s text:c="18"/>password: 'Ville1234567',</text:p>
          </table:table-cell>
          <table:table-cell table:style-name="ce4" table:formula="of:=CONCATENATE(&quot;                  password_confirmation: '&quot;;[.D47];&quot;1234567',&quot;)" office:value-type="string" office:string-value="                  password_confirmation: 'Ville1234567',">
            <text:p><text:s text:c="18"/>password_confirmation: 'Ville1234567',</text:p>
          </table:table-cell>
          <table:table-cell table:style-name="ce4" table:formula="of:=CONCATENATE(&quot;                  display_name: '&quot;;[.D47];&quot; &quot;;[.E47];&quot;',&quot;)" office:value-type="string" office:string-value="                  display_name: 'Ville Halme',">
            <text:p><text:s text:c="18"/>display_name: 'Ville Halme',</text:p>
          </table:table-cell>
          <table:table-cell table:style-name="ce4" table:formula="of:=CONCATENATE(&quot;                  nationality: :&quot;;LOWER([.F47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47];&quot;_&quot;;LOWER([.A47]);&quot;_day&quot;)" office:value-type="string" office:string-value="@vhf_sp8_day">
            <text:p>@vhf_sp8_day</text:p>
          </table:table-cell>
          <table:table-cell table:formula="of:=IFERROR( VALUE(LEFT([.H47];2))*60+VALUE(MID(REPLACE([.H47];6;1;&quot;.&quot;);4;4)) ;0)" office:value-type="float" office:value="1695">
            <text:p>1695</text:p>
          </table:table-cell>
          <table:table-cell table:formula="of:=IFERROR( VALUE(LEFT([.I47];2))*60+VALUE(MID(REPLACE([.I47];6;1;&quot;.&quot;);4;4)) ;0)" office:value-type="float" office:value="1793.3">
            <text:p>1793.3</text:p>
          </table:table-cell>
          <table:table-cell table:formula="of:=CONCATENATE([.Q47];&quot;1 = Run.create! race: @&quot;;LOWER([.A47]);&quot;_day1,&quot;)" office:value-type="string" office:string-value="@vhf_sp8_day1 = Run.create! race: @sp8_day1,">
            <text:p>@vhf_sp8_day1 = Run.create! race: @sp8_day1,</text:p>
          </table:table-cell>
          <table:table-cell table:formula="of:=CONCATENATE(&quot;                           user: @&quot;;[.J47];&quot;,&quot;)" office:value-type="string" office:string-value="                           user: @vhf,">
            <text:p><text:s text:c="27"/>user: @vhf,</text:p>
          </table:table-cell>
          <table:table-cell table:formula="of:=CONCATENATE(&quot;                           number: '&quot;;[.C47];&quot;',&quot;)" office:value-type="string" office:string-value="                           number: '99',">
            <text:p><text:s text:c="27"/>number: '99',</text:p>
          </table:table-cell>
          <table:table-cell table:formula="of:=IF([.R47]&gt;0;CONCATENATE(&quot;                           times: '{ final: &quot;;[.R47];&quot; }'&quot;);&quot;                           times: ''&quot;)" office:value-type="string" office:string-value="                           times: '{ final: 1695 }'">
            <text:p><text:s text:c="27"/>times: '{ final: 1695 }'</text:p>
          </table:table-cell>
          <table:table-cell table:formula="of:=CONCATENATE([.Q47];&quot;2 = Run.create! race: @&quot;;LOWER([.A47]);&quot;_day2,&quot;)" office:value-type="string" office:string-value="@vhf_sp8_day2 = Run.create! race: @sp8_day2,">
            <text:p>@vhf_sp8_day2 = Run.create! race: @sp8_day2,</text:p>
          </table:table-cell>
          <table:table-cell table:formula="of:=IF([.S47]&gt;0;CONCATENATE(&quot;                           times: '{ final: &quot;;[.S47];&quot; }'&quot;);&quot;                           times: ''&quot;)" office:value-type="string" office:string-value="                           times: '{ final: 1793.3 }'">
            <text:p><text:s text:c="27"/>times: '{ final: 1793.3 }'</text:p>
          </table:table-cell>
        </table:table-row>
        <table:table-row table:style-name="ro1">
          <table:table-cell table:formula="of:=[.A47]" office:value-type="string" office:string-value="Sp8">
            <text:p>Sp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1">
            <text:p>101</text:p>
          </table:table-cell>
          <table:table-cell table:style-name="ce1" office:value-type="string">
            <text:p>Eduard</text:p>
          </table:table-cell>
          <table:table-cell table:style-name="ce1" office:value-type="string">
            <text:p>Grobinsch</text:p>
          </table:table-cell>
          <table:table-cell table:style-name="ce1" office:value-type="string">
            <text:p>Latvia</text:p>
          </table:table-cell>
          <table:table-cell table:style-name="ce1" office:value-type="string">
            <text:p>59:48,1</text:p>
          </table:table-cell>
          <table:table-cell table:style-name="ce1" office:value-type="string">
            <text:p>28:06,1</text:p>
          </table:table-cell>
          <table:table-cell table:style-name="ce1" office:value-type="string">
            <text:p>31:42,0</text:p>
          </table:table-cell>
          <table:table-cell table:style-name="ce3" table:formula="of:=CONCATENATE(LOWER(LEFT([.D48]));LOWER(LEFT([.E48]));LOWER(LEFT([.F48])))" office:value-type="string" office:string-value="egl">
            <text:p>egl</text:p>
          </table:table-cell>
          <table:table-cell table:formula="of:=CONCATENATE(&quot;@&quot;;[.J48];&quot; ||= User.create! email: '&quot;;LOWER([.D48]);&quot;.&quot;;LOWER([.E48]);&quot;@example.com',&quot;)" office:value-type="string" office:string-value="@egl ||= User.create! email: 'eduard.grobinsch@example.com',">
            <text:p>@egl ||= User.create! email: 'eduard.grobinsch@example.com',</text:p>
          </table:table-cell>
          <table:table-cell table:style-name="ce4" table:formula="of:=CONCATENATE(&quot;                  password: '&quot;;[.D48];&quot;1234567',&quot;)" office:value-type="string" office:string-value="                  password: 'Eduard1234567',">
            <text:p><text:s text:c="18"/>password: 'Eduard1234567',</text:p>
          </table:table-cell>
          <table:table-cell table:style-name="ce4" table:formula="of:=CONCATENATE(&quot;                  password_confirmation: '&quot;;[.D48];&quot;1234567',&quot;)" office:value-type="string" office:string-value="                  password_confirmation: 'Eduard1234567',">
            <text:p><text:s text:c="18"/>password_confirmation: 'Eduard1234567',</text:p>
          </table:table-cell>
          <table:table-cell table:style-name="ce4" table:formula="of:=CONCATENATE(&quot;                  display_name: '&quot;;[.D48];&quot; &quot;;[.E48];&quot;',&quot;)" office:value-type="string" office:string-value="                  display_name: 'Eduard Grobinsch',">
            <text:p><text:s text:c="18"/>display_name: 'Eduard Grobinsch',</text:p>
          </table:table-cell>
          <table:table-cell table:style-name="ce4" table:formula="of:=CONCATENATE(&quot;                  nationality: :&quot;;LOWER([.F48]))" office:value-type="string" office:string-value="                  nationality: :latvia">
            <text:p><text:s text:c="18"/>nationality: :latvia</text:p>
          </table:table-cell>
          <table:table-cell/>
          <table:table-cell table:formula="of:=CONCATENATE(&quot;@&quot;;[.J48];&quot;_&quot;;LOWER([.A48]);&quot;_day&quot;)" office:value-type="string" office:string-value="@egl_sp8_day">
            <text:p>@egl_sp8_day</text:p>
          </table:table-cell>
          <table:table-cell table:formula="of:=IFERROR( VALUE(LEFT([.H48];2))*60+VALUE(MID(REPLACE([.H48];6;1;&quot;.&quot;);4;4)) ;0)" office:value-type="float" office:value="1686.1">
            <text:p>1686.1</text:p>
          </table:table-cell>
          <table:table-cell table:formula="of:=IFERROR( VALUE(LEFT([.I48];2))*60+VALUE(MID(REPLACE([.I48];6;1;&quot;.&quot;);4;4)) ;0)" office:value-type="float" office:value="1902">
            <text:p>1902</text:p>
          </table:table-cell>
          <table:table-cell table:formula="of:=CONCATENATE([.Q48];&quot;1 = Run.create! race: @&quot;;LOWER([.A48]);&quot;_day1,&quot;)" office:value-type="string" office:string-value="@egl_sp8_day1 = Run.create! race: @sp8_day1,">
            <text:p>@egl_sp8_day1 = Run.create! race: @sp8_day1,</text:p>
          </table:table-cell>
          <table:table-cell table:formula="of:=CONCATENATE(&quot;                           user: @&quot;;[.J48];&quot;,&quot;)" office:value-type="string" office:string-value="                           user: @egl,">
            <text:p><text:s text:c="27"/>user: @egl,</text:p>
          </table:table-cell>
          <table:table-cell table:formula="of:=CONCATENATE(&quot;                           number: '&quot;;[.C48];&quot;',&quot;)" office:value-type="string" office:string-value="                           number: '101',">
            <text:p><text:s text:c="27"/>number: '101',</text:p>
          </table:table-cell>
          <table:table-cell table:formula="of:=IF([.R48]&gt;0;CONCATENATE(&quot;                           times: '{ final: &quot;;[.R48];&quot; }'&quot;);&quot;                           times: ''&quot;)" office:value-type="string" office:string-value="                           times: '{ final: 1686.1 }'">
            <text:p><text:s text:c="27"/>times: '{ final: 1686.1 }'</text:p>
          </table:table-cell>
          <table:table-cell table:formula="of:=CONCATENATE([.Q48];&quot;2 = Run.create! race: @&quot;;LOWER([.A48]);&quot;_day2,&quot;)" office:value-type="string" office:string-value="@egl_sp8_day2 = Run.create! race: @sp8_day2,">
            <text:p>@egl_sp8_day2 = Run.create! race: @sp8_day2,</text:p>
          </table:table-cell>
          <table:table-cell table:formula="of:=IF([.S48]&gt;0;CONCATENATE(&quot;                           times: '{ final: &quot;;[.S48];&quot; }'&quot;);&quot;                           times: ''&quot;)" office:value-type="string" office:string-value="                           times: '{ final: 1902 }'">
            <text:p><text:s text:c="27"/>times: '{ final: 1902 }'</text:p>
          </table:table-cell>
        </table:table-row>
        <table:table-row table:style-name="ro1">
          <table:table-cell table:formula="of:=[.A48]" office:value-type="string" office:string-value="Sp8">
            <text:p>Sp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4">
            <text:p>104</text:p>
          </table:table-cell>
          <table:table-cell table:style-name="ce1" office:value-type="string">
            <text:p>Sophie</text:p>
          </table:table-cell>
          <table:table-cell table:style-name="ce1" office:value-type="string">
            <text:p>Verla</text:p>
          </table:table-cell>
          <table:table-cell table:style-name="ce1" office:value-type="string">
            <text:p>Hungary</text:p>
          </table:table-cell>
          <table:table-cell table:style-name="ce1" office:value-type="string">
            <text:p>06:43,5</text:p>
          </table:table-cell>
          <table:table-cell table:style-name="ce1" office:value-type="string">
            <text:p>32:21,5</text:p>
          </table:table-cell>
          <table:table-cell table:style-name="ce1" office:value-type="string">
            <text:p>34:22,0</text:p>
          </table:table-cell>
          <table:table-cell table:style-name="ce3" table:formula="of:=CONCATENATE(LOWER(LEFT([.D49]));LOWER(LEFT([.E49]));LOWER(LEFT([.F49])))" office:value-type="string" office:string-value="svh">
            <text:p>svh</text:p>
          </table:table-cell>
          <table:table-cell table:formula="of:=CONCATENATE(&quot;@&quot;;[.J49];&quot; ||= User.create! email: '&quot;;LOWER([.D49]);&quot;.&quot;;LOWER([.E49]);&quot;@example.com',&quot;)" office:value-type="string" office:string-value="@svh ||= User.create! email: 'sophie.verla@example.com',">
            <text:p>@svh ||= User.create! email: 'sophie.verla@example.com',</text:p>
          </table:table-cell>
          <table:table-cell table:style-name="ce4" table:formula="of:=CONCATENATE(&quot;                  password: '&quot;;[.D49];&quot;1234567',&quot;)" office:value-type="string" office:string-value="                  password: 'Sophie1234567',">
            <text:p><text:s text:c="18"/>password: 'Sophie1234567',</text:p>
          </table:table-cell>
          <table:table-cell table:style-name="ce4" table:formula="of:=CONCATENATE(&quot;                  password_confirmation: '&quot;;[.D49];&quot;1234567',&quot;)" office:value-type="string" office:string-value="                  password_confirmation: 'Sophie1234567',">
            <text:p><text:s text:c="18"/>password_confirmation: 'Sophie1234567',</text:p>
          </table:table-cell>
          <table:table-cell table:style-name="ce4" table:formula="of:=CONCATENATE(&quot;                  display_name: '&quot;;[.D49];&quot; &quot;;[.E49];&quot;',&quot;)" office:value-type="string" office:string-value="                  display_name: 'Sophie Verla',">
            <text:p><text:s text:c="18"/>display_name: 'Sophie Verla',</text:p>
          </table:table-cell>
          <table:table-cell table:style-name="ce4" table:formula="of:=CONCATENATE(&quot;                  nationality: :&quot;;LOWER([.F49]))" office:value-type="string" office:string-value="                  nationality: :hungary">
            <text:p><text:s text:c="18"/>nationality: :hungary</text:p>
          </table:table-cell>
          <table:table-cell/>
          <table:table-cell table:formula="of:=CONCATENATE(&quot;@&quot;;[.J49];&quot;_&quot;;LOWER([.A49]);&quot;_day&quot;)" office:value-type="string" office:string-value="@svh_sp8_day">
            <text:p>@svh_sp8_day</text:p>
          </table:table-cell>
          <table:table-cell table:formula="of:=IFERROR( VALUE(LEFT([.H49];2))*60+VALUE(MID(REPLACE([.H49];6;1;&quot;.&quot;);4;4)) ;0)" office:value-type="float" office:value="1941.5">
            <text:p>1941.5</text:p>
          </table:table-cell>
          <table:table-cell table:formula="of:=IFERROR( VALUE(LEFT([.I49];2))*60+VALUE(MID(REPLACE([.I49];6;1;&quot;.&quot;);4;4)) ;0)" office:value-type="float" office:value="2062">
            <text:p>2062</text:p>
          </table:table-cell>
          <table:table-cell table:formula="of:=CONCATENATE([.Q49];&quot;1 = Run.create! race: @&quot;;LOWER([.A49]);&quot;_day1,&quot;)" office:value-type="string" office:string-value="@svh_sp8_day1 = Run.create! race: @sp8_day1,">
            <text:p>@svh_sp8_day1 = Run.create! race: @sp8_day1,</text:p>
          </table:table-cell>
          <table:table-cell table:formula="of:=CONCATENATE(&quot;                           user: @&quot;;[.J49];&quot;,&quot;)" office:value-type="string" office:string-value="                           user: @svh,">
            <text:p><text:s text:c="27"/>user: @svh,</text:p>
          </table:table-cell>
          <table:table-cell table:formula="of:=CONCATENATE(&quot;                           number: '&quot;;[.C49];&quot;',&quot;)" office:value-type="string" office:string-value="                           number: '104',">
            <text:p><text:s text:c="27"/>number: '104',</text:p>
          </table:table-cell>
          <table:table-cell table:formula="of:=IF([.R49]&gt;0;CONCATENATE(&quot;                           times: '{ final: &quot;;[.R49];&quot; }'&quot;);&quot;                           times: ''&quot;)" office:value-type="string" office:string-value="                           times: '{ final: 1941.5 }'">
            <text:p><text:s text:c="27"/>times: '{ final: 1941.5 }'</text:p>
          </table:table-cell>
          <table:table-cell table:formula="of:=CONCATENATE([.Q49];&quot;2 = Run.create! race: @&quot;;LOWER([.A49]);&quot;_day2,&quot;)" office:value-type="string" office:string-value="@svh_sp8_day2 = Run.create! race: @sp8_day2,">
            <text:p>@svh_sp8_day2 = Run.create! race: @sp8_day2,</text:p>
          </table:table-cell>
          <table:table-cell table:formula="of:=IF([.S49]&gt;0;CONCATENATE(&quot;                           times: '{ final: &quot;;[.S49];&quot; }'&quot;);&quot;                           times: ''&quot;)" office:value-type="string" office:string-value="                           times: '{ final: 2062 }'">
            <text:p><text:s text:c="27"/>times: '{ final: 2062 }'</text:p>
          </table:table-cell>
        </table:table-row>
        <table:table-row table:style-name="ro1">
          <table:table-cell table:formula="of:=[.A49]" office:value-type="string" office:string-value="Sp8">
            <text:p>Sp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95">
            <text:p>95</text:p>
          </table:table-cell>
          <table:table-cell table:style-name="ce1" office:value-type="string">
            <text:p>Maciej</text:p>
          </table:table-cell>
          <table:table-cell table:style-name="ce1" office:value-type="string">
            <text:p>Tomaszewski</text:p>
          </table:table-cell>
          <table:table-cell table:style-name="ce1" office:value-type="string">
            <text:p>Poland</text:p>
          </table:table-cell>
          <table:table-cell table:style-name="ce1" office:value-type="string">
            <text:p>09:13,7</text:p>
          </table:table-cell>
          <table:table-cell table:style-name="ce1" office:value-type="string">
            <text:p>37:12,3</text:p>
          </table:table-cell>
          <table:table-cell table:style-name="ce1" office:value-type="string">
            <text:p>32:01,4</text:p>
          </table:table-cell>
          <table:table-cell table:style-name="ce3" table:formula="of:=CONCATENATE(LOWER(LEFT([.D50]));LOWER(LEFT([.E50]));LOWER(LEFT([.F50])))" office:value-type="string" office:string-value="mtp">
            <text:p>mtp</text:p>
          </table:table-cell>
          <table:table-cell table:formula="of:=CONCATENATE(&quot;@&quot;;[.J50];&quot; ||= User.create! email: '&quot;;LOWER([.D50]);&quot;.&quot;;LOWER([.E50]);&quot;@example.com',&quot;)" office:value-type="string" office:string-value="@mtp ||= User.create! email: 'maciej.tomaszewski@example.com',">
            <text:p>@mtp ||= User.create! email: 'maciej.tomaszewski@example.com',</text:p>
          </table:table-cell>
          <table:table-cell table:style-name="ce4" table:formula="of:=CONCATENATE(&quot;                  password: '&quot;;[.D50];&quot;1234567',&quot;)" office:value-type="string" office:string-value="                  password: 'Maciej1234567',">
            <text:p><text:s text:c="18"/>password: 'Maciej1234567',</text:p>
          </table:table-cell>
          <table:table-cell table:style-name="ce4" table:formula="of:=CONCATENATE(&quot;                  password_confirmation: '&quot;;[.D50];&quot;1234567',&quot;)" office:value-type="string" office:string-value="                  password_confirmation: 'Maciej1234567',">
            <text:p><text:s text:c="18"/>password_confirmation: 'Maciej1234567',</text:p>
          </table:table-cell>
          <table:table-cell table:style-name="ce4" table:formula="of:=CONCATENATE(&quot;                  display_name: '&quot;;[.D50];&quot; &quot;;[.E50];&quot;',&quot;)" office:value-type="string" office:string-value="                  display_name: 'Maciej Tomaszewski',">
            <text:p><text:s text:c="18"/>display_name: 'Maciej Tomaszewski',</text:p>
          </table:table-cell>
          <table:table-cell table:style-name="ce4" table:formula="of:=CONCATENATE(&quot;                  nationality: :&quot;;LOWER([.F50]))" office:value-type="string" office:string-value="                  nationality: :poland">
            <text:p><text:s text:c="18"/>nationality: :poland</text:p>
          </table:table-cell>
          <table:table-cell/>
          <table:table-cell table:formula="of:=CONCATENATE(&quot;@&quot;;[.J50];&quot;_&quot;;LOWER([.A50]);&quot;_day&quot;)" office:value-type="string" office:string-value="@mtp_sp8_day">
            <text:p>@mtp_sp8_day</text:p>
          </table:table-cell>
          <table:table-cell table:formula="of:=IFERROR( VALUE(LEFT([.H50];2))*60+VALUE(MID(REPLACE([.H50];6;1;&quot;.&quot;);4;4)) ;0)" office:value-type="float" office:value="2232.3">
            <text:p>2232.3</text:p>
          </table:table-cell>
          <table:table-cell table:formula="of:=IFERROR( VALUE(LEFT([.I50];2))*60+VALUE(MID(REPLACE([.I50];6;1;&quot;.&quot;);4;4)) ;0)" office:value-type="float" office:value="1921.4">
            <text:p>1921.4</text:p>
          </table:table-cell>
          <table:table-cell table:formula="of:=CONCATENATE([.Q50];&quot;1 = Run.create! race: @&quot;;LOWER([.A50]);&quot;_day1,&quot;)" office:value-type="string" office:string-value="@mtp_sp8_day1 = Run.create! race: @sp8_day1,">
            <text:p>@mtp_sp8_day1 = Run.create! race: @sp8_day1,</text:p>
          </table:table-cell>
          <table:table-cell table:formula="of:=CONCATENATE(&quot;                           user: @&quot;;[.J50];&quot;,&quot;)" office:value-type="string" office:string-value="                           user: @mtp,">
            <text:p><text:s text:c="27"/>user: @mtp,</text:p>
          </table:table-cell>
          <table:table-cell table:formula="of:=CONCATENATE(&quot;                           number: '&quot;;[.C50];&quot;',&quot;)" office:value-type="string" office:string-value="                           number: '95',">
            <text:p><text:s text:c="27"/>number: '95',</text:p>
          </table:table-cell>
          <table:table-cell table:formula="of:=IF([.R50]&gt;0;CONCATENATE(&quot;                           times: '{ final: &quot;;[.R50];&quot; }'&quot;);&quot;                           times: ''&quot;)" office:value-type="string" office:string-value="                           times: '{ final: 2232.3 }'">
            <text:p><text:s text:c="27"/>times: '{ final: 2232.3 }'</text:p>
          </table:table-cell>
          <table:table-cell table:formula="of:=CONCATENATE([.Q50];&quot;2 = Run.create! race: @&quot;;LOWER([.A50]);&quot;_day2,&quot;)" office:value-type="string" office:string-value="@mtp_sp8_day2 = Run.create! race: @sp8_day2,">
            <text:p>@mtp_sp8_day2 = Run.create! race: @sp8_day2,</text:p>
          </table:table-cell>
          <table:table-cell table:formula="of:=IF([.S50]&gt;0;CONCATENATE(&quot;                           times: '{ final: &quot;;[.S50];&quot; }'&quot;);&quot;                           times: ''&quot;)" office:value-type="string" office:string-value="                           times: '{ final: 1921.4 }'">
            <text:p><text:s text:c="27"/>times: '{ final: 1921.4 }'</text:p>
          </table:table-cell>
        </table:table-row>
        <table:table-row table:style-name="ro1">
          <table:table-cell table:formula="of:=[.A50]" office:value-type="string" office:string-value="Sp8">
            <text:p>Sp8</text:p>
          </table:table-cell>
          <table:table-cell/>
          <table:table-cell table:style-name="ce1" office:value-type="float" office:value="103">
            <text:p>103</text:p>
          </table:table-cell>
          <table:table-cell table:style-name="ce1" office:value-type="string">
            <text:p>Kaisa</text:p>
          </table:table-cell>
          <table:table-cell table:style-name="ce1" office:value-type="string">
            <text:p>Lehto</text:p>
          </table:table-cell>
          <table:table-cell table:style-name="ce1" office:value-type="string">
            <text:p>Finland</text:p>
          </table:table-cell>
          <table:table-cell table:style-name="ce1" office:value-type="string">
            <text:p>DNF</text:p>
          </table:table-cell>
          <table:table-cell table:style-name="ce1" office:value-type="string">
            <text:p>38:51,9</text:p>
          </table:table-cell>
          <table:table-cell table:style-name="ce1" office:value-type="string">
            <text:p>DNS</text:p>
          </table:table-cell>
          <table:table-cell table:style-name="ce3" table:formula="of:=CONCATENATE(LOWER(LEFT([.D51]));LOWER(LEFT([.E51]));LOWER(LEFT([.F51])))" office:value-type="string" office:string-value="klf">
            <text:p>klf</text:p>
          </table:table-cell>
          <table:table-cell table:formula="of:=CONCATENATE(&quot;@&quot;;[.J51];&quot; ||= User.create! email: '&quot;;LOWER([.D51]);&quot;.&quot;;LOWER([.E51]);&quot;@example.com',&quot;)" office:value-type="string" office:string-value="@klf ||= User.create! email: 'kaisa.lehto@example.com',">
            <text:p>@klf ||= User.create! email: 'kaisa.lehto@example.com',</text:p>
          </table:table-cell>
          <table:table-cell table:style-name="ce4" table:formula="of:=CONCATENATE(&quot;                  password: '&quot;;[.D51];&quot;1234567',&quot;)" office:value-type="string" office:string-value="                  password: 'Kaisa1234567',">
            <text:p><text:s text:c="18"/>password: 'Kaisa1234567',</text:p>
          </table:table-cell>
          <table:table-cell table:style-name="ce4" table:formula="of:=CONCATENATE(&quot;                  password_confirmation: '&quot;;[.D51];&quot;1234567',&quot;)" office:value-type="string" office:string-value="                  password_confirmation: 'Kaisa1234567',">
            <text:p><text:s text:c="18"/>password_confirmation: 'Kaisa1234567',</text:p>
          </table:table-cell>
          <table:table-cell table:style-name="ce4" table:formula="of:=CONCATENATE(&quot;                  display_name: '&quot;;[.D51];&quot; &quot;;[.E51];&quot;',&quot;)" office:value-type="string" office:string-value="                  display_name: 'Kaisa Lehto',">
            <text:p><text:s text:c="18"/>display_name: 'Kaisa Lehto',</text:p>
          </table:table-cell>
          <table:table-cell table:style-name="ce4" table:formula="of:=CONCATENATE(&quot;                  nationality: :&quot;;LOWER([.F51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51];&quot;_&quot;;LOWER([.A51]);&quot;_day&quot;)" office:value-type="string" office:string-value="@klf_sp8_day">
            <text:p>@klf_sp8_day</text:p>
          </table:table-cell>
          <table:table-cell table:formula="of:=IFERROR( VALUE(LEFT([.H51];2))*60+VALUE(MID(REPLACE([.H51];6;1;&quot;.&quot;);4;4)) ;0)" office:value-type="float" office:value="2331.9">
            <text:p>2331.9</text:p>
          </table:table-cell>
          <table:table-cell table:formula="of:=IFERROR( VALUE(LEFT([.I51];2))*60+VALUE(MID(REPLACE([.I51];6;1;&quot;.&quot;);4;4)) ;0)" office:value-type="float" office:value="0">
            <text:p>0</text:p>
          </table:table-cell>
          <table:table-cell table:formula="of:=CONCATENATE([.Q51];&quot;1 = Run.create! race: @&quot;;LOWER([.A51]);&quot;_day1,&quot;)" office:value-type="string" office:string-value="@klf_sp8_day1 = Run.create! race: @sp8_day1,">
            <text:p>@klf_sp8_day1 = Run.create! race: @sp8_day1,</text:p>
          </table:table-cell>
          <table:table-cell table:formula="of:=CONCATENATE(&quot;                           user: @&quot;;[.J51];&quot;,&quot;)" office:value-type="string" office:string-value="                           user: @klf,">
            <text:p><text:s text:c="27"/>user: @klf,</text:p>
          </table:table-cell>
          <table:table-cell table:formula="of:=CONCATENATE(&quot;                           number: '&quot;;[.C51];&quot;',&quot;)" office:value-type="string" office:string-value="                           number: '103',">
            <text:p><text:s text:c="27"/>number: '103',</text:p>
          </table:table-cell>
          <table:table-cell table:formula="of:=IF([.R51]&gt;0;CONCATENATE(&quot;                           times: '{ final: &quot;;[.R51];&quot; }'&quot;);&quot;                           times: ''&quot;)" office:value-type="string" office:string-value="                           times: '{ final: 2331.9 }'">
            <text:p><text:s text:c="27"/>times: '{ final: 2331.9 }'</text:p>
          </table:table-cell>
          <table:table-cell table:formula="of:=CONCATENATE([.Q51];&quot;2 = Run.create! race: @&quot;;LOWER([.A51]);&quot;_day2,&quot;)" office:value-type="string" office:string-value="@klf_sp8_day2 = Run.create! race: @sp8_day2,">
            <text:p>@klf_sp8_day2 = Run.create! race: @sp8_day2,</text:p>
          </table:table-cell>
          <table:table-cell table:formula="of:=IF([.S51]&gt;0;CONCATENATE(&quot;                           times: '{ final: &quot;;[.S51];&quot; }'&quot;);&quot;                           times: ''&quot;)" office:value-type="string" office:string-value="                           times: ''">
            <text:p><text:s text:c="27"/>times: ''</text:p>
          </table:table-cell>
        </table:table-row>
        <table:table-row table:style-name="ro1">
          <table:table-cell table:formula="of:=[.A51]" office:value-type="string" office:string-value="Sp8">
            <text:p>Sp8</text:p>
          </table:table-cell>
          <table:table-cell/>
          <table:table-cell table:style-name="ce1" office:value-type="float" office:value="98">
            <text:p>98</text:p>
          </table:table-cell>
          <table:table-cell table:style-name="ce1" office:value-type="string">
            <text:p>Frode</text:p>
          </table:table-cell>
          <table:table-cell table:style-name="ce1" office:value-type="string">
            <text:p>Haugan</text:p>
          </table:table-cell>
          <table:table-cell table:style-name="ce1" office:value-type="string">
            <text:p>Norway</text:p>
          </table:table-cell>
          <table:table-cell table:style-name="ce1" office:value-type="string">
            <text:p>DNF</text:p>
          </table:table-cell>
          <table:table-cell table:style-name="ce1" office:value-type="string">
            <text:p>43:18,3</text:p>
          </table:table-cell>
          <table:table-cell table:style-name="ce1" office:value-type="string">
            <text:p>DNS</text:p>
          </table:table-cell>
          <table:table-cell table:style-name="ce3" table:formula="of:=CONCATENATE(LOWER(LEFT([.D52]));LOWER(LEFT([.E52]));LOWER(LEFT([.F52])))" office:value-type="string" office:string-value="fhn">
            <text:p>fhn</text:p>
          </table:table-cell>
          <table:table-cell table:formula="of:=CONCATENATE(&quot;@&quot;;[.J52];&quot; ||= User.create! email: '&quot;;LOWER([.D52]);&quot;.&quot;;LOWER([.E52]);&quot;@example.com',&quot;)" office:value-type="string" office:string-value="@fhn ||= User.create! email: 'frode.haugan@example.com',">
            <text:p>@fhn ||= User.create! email: 'frode.haugan@example.com',</text:p>
          </table:table-cell>
          <table:table-cell table:style-name="ce4" table:formula="of:=CONCATENATE(&quot;                  password: '&quot;;[.D52];&quot;1234567',&quot;)" office:value-type="string" office:string-value="                  password: 'Frode1234567',">
            <text:p><text:s text:c="18"/>password: 'Frode1234567',</text:p>
          </table:table-cell>
          <table:table-cell table:style-name="ce4" table:formula="of:=CONCATENATE(&quot;                  password_confirmation: '&quot;;[.D52];&quot;1234567',&quot;)" office:value-type="string" office:string-value="                  password_confirmation: 'Frode1234567',">
            <text:p><text:s text:c="18"/>password_confirmation: 'Frode1234567',</text:p>
          </table:table-cell>
          <table:table-cell table:style-name="ce4" table:formula="of:=CONCATENATE(&quot;                  display_name: '&quot;;[.D52];&quot; &quot;;[.E52];&quot;',&quot;)" office:value-type="string" office:string-value="                  display_name: 'Frode Haugan',">
            <text:p><text:s text:c="18"/>display_name: 'Frode Haugan',</text:p>
          </table:table-cell>
          <table:table-cell table:style-name="ce4" table:formula="of:=CONCATENATE(&quot;                  nationality: :&quot;;LOWER([.F52]))" office:value-type="string" office:string-value="                  nationality: :norway">
            <text:p><text:s text:c="18"/>nationality: :norway</text:p>
          </table:table-cell>
          <table:table-cell/>
          <table:table-cell table:formula="of:=CONCATENATE(&quot;@&quot;;[.J52];&quot;_&quot;;LOWER([.A52]);&quot;_day&quot;)" office:value-type="string" office:string-value="@fhn_sp8_day">
            <text:p>@fhn_sp8_day</text:p>
          </table:table-cell>
          <table:table-cell table:formula="of:=IFERROR( VALUE(LEFT([.H52];2))*60+VALUE(MID(REPLACE([.H52];6;1;&quot;.&quot;);4;4)) ;0)" office:value-type="float" office:value="2598.3">
            <text:p>2598.3</text:p>
          </table:table-cell>
          <table:table-cell table:formula="of:=IFERROR( VALUE(LEFT([.I52];2))*60+VALUE(MID(REPLACE([.I52];6;1;&quot;.&quot;);4;4)) ;0)" office:value-type="float" office:value="0">
            <text:p>0</text:p>
          </table:table-cell>
          <table:table-cell table:formula="of:=CONCATENATE([.Q52];&quot;1 = Run.create! race: @&quot;;LOWER([.A52]);&quot;_day1,&quot;)" office:value-type="string" office:string-value="@fhn_sp8_day1 = Run.create! race: @sp8_day1,">
            <text:p>@fhn_sp8_day1 = Run.create! race: @sp8_day1,</text:p>
          </table:table-cell>
          <table:table-cell table:formula="of:=CONCATENATE(&quot;                           user: @&quot;;[.J52];&quot;,&quot;)" office:value-type="string" office:string-value="                           user: @fhn,">
            <text:p><text:s text:c="27"/>user: @fhn,</text:p>
          </table:table-cell>
          <table:table-cell table:formula="of:=CONCATENATE(&quot;                           number: '&quot;;[.C52];&quot;',&quot;)" office:value-type="string" office:string-value="                           number: '98',">
            <text:p><text:s text:c="27"/>number: '98',</text:p>
          </table:table-cell>
          <table:table-cell table:formula="of:=IF([.R52]&gt;0;CONCATENATE(&quot;                           times: '{ final: &quot;;[.R52];&quot; }'&quot;);&quot;                           times: ''&quot;)" office:value-type="string" office:string-value="                           times: '{ final: 2598.3 }'">
            <text:p><text:s text:c="27"/>times: '{ final: 2598.3 }'</text:p>
          </table:table-cell>
          <table:table-cell table:formula="of:=CONCATENATE([.Q52];&quot;2 = Run.create! race: @&quot;;LOWER([.A52]);&quot;_day2,&quot;)" office:value-type="string" office:string-value="@fhn_sp8_day2 = Run.create! race: @sp8_day2,">
            <text:p>@fhn_sp8_day2 = Run.create! race: @sp8_day2,</text:p>
          </table:table-cell>
          <table:table-cell table:formula="of:=IF([.S52]&gt;0;CONCATENATE(&quot;                           times: '{ final: &quot;;[.S52];&quot; }'&quot;);&quot;                           times: ''&quot;)" office:value-type="string" office:string-value="                           times: ''">
            <text:p><text:s text:c="27"/>times: ''</text:p>
          </table:table-cell>
        </table:table-row>
        <table:table-row table:style-name="ro1">
          <table:table-cell table:formula="of:=[.A52]" office:value-type="string" office:string-value="Sp8">
            <text:p>Sp8</text:p>
          </table:table-cell>
          <table:table-cell/>
          <table:table-cell table:style-name="ce1" office:value-type="float" office:value="96">
            <text:p>96</text:p>
          </table:table-cell>
          <table:table-cell table:style-name="ce1" office:value-type="string">
            <text:p>Aleksandr</text:p>
          </table:table-cell>
          <table:table-cell table:style-name="ce1" office:value-type="string">
            <text:p>Moskvichev</text:p>
          </table:table-cell>
          <table:table-cell table:style-name="ce1" office:value-type="string">
            <text:p>Russia</text:p>
          </table:table-cell>
          <table:table-cell table:style-name="ce1" office:value-type="string">
            <text:p>DQ</text:p>
          </table:table-cell>
          <table:table-cell table:number-columns-repeated="2" table:style-name="ce2"/>
          <table:table-cell table:style-name="ce3" table:formula="of:=CONCATENATE(LOWER(LEFT([.D53]));LOWER(LEFT([.E53]));LOWER(LEFT([.F53])))" office:value-type="string" office:string-value="amr">
            <text:p>amr</text:p>
          </table:table-cell>
          <table:table-cell table:formula="of:=CONCATENATE(&quot;@&quot;;[.J53];&quot; ||= User.create! email: '&quot;;LOWER([.D53]);&quot;.&quot;;LOWER([.E53]);&quot;@example.com',&quot;)" office:value-type="string" office:string-value="@amr ||= User.create! email: 'aleksandr.moskvichev@example.com',">
            <text:p>@amr ||= User.create! email: 'aleksandr.moskvichev@example.com',</text:p>
          </table:table-cell>
          <table:table-cell table:style-name="ce4" table:formula="of:=CONCATENATE(&quot;                  password: '&quot;;[.D53];&quot;1234567',&quot;)" office:value-type="string" office:string-value="                  password: 'Aleksandr1234567',">
            <text:p><text:s text:c="18"/>password: 'Aleksandr1234567',</text:p>
          </table:table-cell>
          <table:table-cell table:style-name="ce4" table:formula="of:=CONCATENATE(&quot;                  password_confirmation: '&quot;;[.D53];&quot;1234567',&quot;)" office:value-type="string" office:string-value="                  password_confirmation: 'Aleksandr1234567',">
            <text:p><text:s text:c="18"/>password_confirmation: 'Aleksandr1234567',</text:p>
          </table:table-cell>
          <table:table-cell table:style-name="ce4" table:formula="of:=CONCATENATE(&quot;                  display_name: '&quot;;[.D53];&quot; &quot;;[.E53];&quot;',&quot;)" office:value-type="string" office:string-value="                  display_name: 'Aleksandr Moskvichev',">
            <text:p><text:s text:c="18"/>display_name: 'Aleksandr Moskvichev',</text:p>
          </table:table-cell>
          <table:table-cell table:style-name="ce4" table:formula="of:=CONCATENATE(&quot;                  nationality: :&quot;;LOWER([.F53]))" office:value-type="string" office:string-value="                  nationality: :russia">
            <text:p><text:s text:c="18"/>nationality: :russia</text:p>
          </table:table-cell>
          <table:table-cell/>
          <table:table-cell table:formula="of:=CONCATENATE(&quot;@&quot;;[.J53];&quot;_&quot;;LOWER([.A53]);&quot;_day&quot;)" office:value-type="string" office:string-value="@amr_sp8_day">
            <text:p>@amr_sp8_day</text:p>
          </table:table-cell>
          <table:table-cell table:formula="of:=IFERROR( VALUE(LEFT([.H53];2))*60+VALUE(MID(REPLACE([.H53];6;1;&quot;.&quot;);4;4)) ;0)" office:value-type="float" office:value="0">
            <text:p>0</text:p>
          </table:table-cell>
          <table:table-cell table:formula="of:=IFERROR( VALUE(LEFT([.I53];2))*60+VALUE(MID(REPLACE([.I53];6;1;&quot;.&quot;);4;4)) ;0)" office:value-type="float" office:value="0">
            <text:p>0</text:p>
          </table:table-cell>
          <table:table-cell table:formula="of:=CONCATENATE([.Q53];&quot;1 = Run.create! race: @&quot;;LOWER([.A53]);&quot;_day1,&quot;)" office:value-type="string" office:string-value="@amr_sp8_day1 = Run.create! race: @sp8_day1,">
            <text:p>@amr_sp8_day1 = Run.create! race: @sp8_day1,</text:p>
          </table:table-cell>
          <table:table-cell table:formula="of:=CONCATENATE(&quot;                           user: @&quot;;[.J53];&quot;,&quot;)" office:value-type="string" office:string-value="                           user: @amr,">
            <text:p><text:s text:c="27"/>user: @amr,</text:p>
          </table:table-cell>
          <table:table-cell table:formula="of:=CONCATENATE(&quot;                           number: '&quot;;[.C53];&quot;',&quot;)" office:value-type="string" office:string-value="                           number: '96',">
            <text:p><text:s text:c="27"/>number: '96',</text:p>
          </table:table-cell>
          <table:table-cell table:formula="of:=IF([.R53]&gt;0;CONCATENATE(&quot;                           times: '{ final: &quot;;[.R53];&quot; }'&quot;);&quot;                           times: ''&quot;)" office:value-type="string" office:string-value="                           times: ''">
            <text:p><text:s text:c="27"/>times: ''</text:p>
          </table:table-cell>
          <table:table-cell table:formula="of:=CONCATENATE([.Q53];&quot;2 = Run.create! race: @&quot;;LOWER([.A53]);&quot;_day2,&quot;)" office:value-type="string" office:string-value="@amr_sp8_day2 = Run.create! race: @sp8_day2,">
            <text:p>@amr_sp8_day2 = Run.create! race: @sp8_day2,</text:p>
          </table:table-cell>
          <table:table-cell table:formula="of:=IF([.S53]&gt;0;CONCATENATE(&quot;                           times: '{ final: &quot;;[.S53];&quot; }'&quot;);&quot;                           times: ''&quot;)" office:value-type="string" office:string-value="                           times: ''">
            <text:p><text:s text:c="27"/>times: ''</text:p>
          </table:table-cell>
        </table:table-row>
        <table:table-row table:style-name="ro1">
          <table:table-cell table:formula="of:=[.A53]" office:value-type="string" office:string-value="Sp8">
            <text:p>Sp8</text:p>
          </table:table-cell>
          <table:table-cell/>
          <table:table-cell table:style-name="ce1" office:value-type="float" office:value="94">
            <text:p>94</text:p>
          </table:table-cell>
          <table:table-cell table:style-name="ce1" office:value-type="string">
            <text:p>Jos</text:p>
          </table:table-cell>
          <table:table-cell table:style-name="ce1" office:value-type="string">
            <text:p>Broers</text:p>
          </table:table-cell>
          <table:table-cell table:style-name="ce1" office:value-type="string">
            <text:p>Netherlands</text:p>
          </table:table-cell>
          <table:table-cell table:style-name="ce1" office:value-type="string">
            <text:p>DNS</text:p>
          </table:table-cell>
          <table:table-cell table:number-columns-repeated="2" table:style-name="ce2"/>
          <table:table-cell table:style-name="ce3" table:formula="of:=CONCATENATE(LOWER(LEFT([.D54]));LOWER(LEFT([.E54]));LOWER(LEFT([.F54])))" office:value-type="string" office:string-value="jbn">
            <text:p>jbn</text:p>
          </table:table-cell>
          <table:table-cell table:formula="of:=CONCATENATE(&quot;@&quot;;[.J54];&quot; ||= User.create! email: '&quot;;LOWER([.D54]);&quot;.&quot;;LOWER([.E54]);&quot;@example.com',&quot;)" office:value-type="string" office:string-value="@jbn ||= User.create! email: 'jos.broers@example.com',">
            <text:p>@jbn ||= User.create! email: 'jos.broers@example.com',</text:p>
          </table:table-cell>
          <table:table-cell table:style-name="ce4" table:formula="of:=CONCATENATE(&quot;                  password: '&quot;;[.D54];&quot;1234567',&quot;)" office:value-type="string" office:string-value="                  password: 'Jos1234567',">
            <text:p><text:s text:c="18"/>password: 'Jos1234567',</text:p>
          </table:table-cell>
          <table:table-cell table:style-name="ce4" table:formula="of:=CONCATENATE(&quot;                  password_confirmation: '&quot;;[.D54];&quot;1234567',&quot;)" office:value-type="string" office:string-value="                  password_confirmation: 'Jos1234567',">
            <text:p><text:s text:c="18"/>password_confirmation: 'Jos1234567',</text:p>
          </table:table-cell>
          <table:table-cell table:style-name="ce4" table:formula="of:=CONCATENATE(&quot;                  display_name: '&quot;;[.D54];&quot; &quot;;[.E54];&quot;',&quot;)" office:value-type="string" office:string-value="                  display_name: 'Jos Broers',">
            <text:p><text:s text:c="18"/>display_name: 'Jos Broers',</text:p>
          </table:table-cell>
          <table:table-cell table:style-name="ce4" table:formula="of:=CONCATENATE(&quot;                  nationality: :&quot;;LOWER([.F54]))" office:value-type="string" office:string-value="                  nationality: :netherlands">
            <text:p><text:s text:c="18"/>nationality: :netherlands</text:p>
          </table:table-cell>
          <table:table-cell/>
          <table:table-cell table:formula="of:=CONCATENATE(&quot;@&quot;;[.J54];&quot;_&quot;;LOWER([.A54]);&quot;_day&quot;)" office:value-type="string" office:string-value="@jbn_sp8_day">
            <text:p>@jbn_sp8_day</text:p>
          </table:table-cell>
          <table:table-cell table:formula="of:=IFERROR( VALUE(LEFT([.H54];2))*60+VALUE(MID(REPLACE([.H54];6;1;&quot;.&quot;);4;4)) ;0)" office:value-type="float" office:value="0">
            <text:p>0</text:p>
          </table:table-cell>
          <table:table-cell table:formula="of:=IFERROR( VALUE(LEFT([.I54];2))*60+VALUE(MID(REPLACE([.I54];6;1;&quot;.&quot;);4;4)) ;0)" office:value-type="float" office:value="0">
            <text:p>0</text:p>
          </table:table-cell>
          <table:table-cell table:formula="of:=CONCATENATE([.Q54];&quot;1 = Run.create! race: @&quot;;LOWER([.A54]);&quot;_day1,&quot;)" office:value-type="string" office:string-value="@jbn_sp8_day1 = Run.create! race: @sp8_day1,">
            <text:p>@jbn_sp8_day1 = Run.create! race: @sp8_day1,</text:p>
          </table:table-cell>
          <table:table-cell table:formula="of:=CONCATENATE(&quot;                           user: @&quot;;[.J54];&quot;,&quot;)" office:value-type="string" office:string-value="                           user: @jbn,">
            <text:p><text:s text:c="27"/>user: @jbn,</text:p>
          </table:table-cell>
          <table:table-cell table:formula="of:=CONCATENATE(&quot;                           number: '&quot;;[.C54];&quot;',&quot;)" office:value-type="string" office:string-value="                           number: '94',">
            <text:p><text:s text:c="27"/>number: '94',</text:p>
          </table:table-cell>
          <table:table-cell table:formula="of:=IF([.R54]&gt;0;CONCATENATE(&quot;                           times: '{ final: &quot;;[.R54];&quot; }'&quot;);&quot;                           times: ''&quot;)" office:value-type="string" office:string-value="                           times: ''">
            <text:p><text:s text:c="27"/>times: ''</text:p>
          </table:table-cell>
          <table:table-cell table:formula="of:=CONCATENATE([.Q54];&quot;2 = Run.create! race: @&quot;;LOWER([.A54]);&quot;_day2,&quot;)" office:value-type="string" office:string-value="@jbn_sp8_day2 = Run.create! race: @sp8_day2,">
            <text:p>@jbn_sp8_day2 = Run.create! race: @sp8_day2,</text:p>
          </table:table-cell>
          <table:table-cell table:formula="of:=IF([.S54]&gt;0;CONCATENATE(&quot;                           times: '{ final: &quot;;[.S54];&quot; }'&quot;);&quot;                           times: ''&quot;)" office:value-type="string" office:string-value="                           times: ''">
            <text:p><text:s text:c="27"/>times: ''</text:p>
          </table:table-cell>
        </table:table-row>
        <table:table-row table:style-name="ro1">
          <table:table-cell office:value-type="string">
            <text:p>SpU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06">
            <text:p>106</text:p>
          </table:table-cell>
          <table:table-cell table:style-name="ce1" office:value-type="string">
            <text:p>Hege</text:p>
          </table:table-cell>
          <table:table-cell table:style-name="ce1" office:value-type="string">
            <text:p>Ingerigtsen</text:p>
          </table:table-cell>
          <table:table-cell table:style-name="ce1" office:value-type="string">
            <text:p>Norway</text:p>
          </table:table-cell>
          <table:table-cell table:style-name="ce1" office:value-type="string">
            <text:p>38:35,5</text:p>
          </table:table-cell>
          <table:table-cell table:style-name="ce1" office:value-type="string">
            <text:p>50:03,5</text:p>
          </table:table-cell>
          <table:table-cell table:style-name="ce1" office:value-type="string">
            <text:p>48:32,0</text:p>
          </table:table-cell>
          <table:table-cell table:style-name="ce3" table:formula="of:=CONCATENATE(LOWER(LEFT([.D55]));LOWER(LEFT([.E55]));LOWER(LEFT([.F55])))" office:value-type="string" office:string-value="hin">
            <text:p>hin</text:p>
          </table:table-cell>
          <table:table-cell table:formula="of:=CONCATENATE(&quot;@&quot;;[.J55];&quot; ||= User.create! email: '&quot;;LOWER([.D55]);&quot;.&quot;;LOWER([.E55]);&quot;@example.com',&quot;)" office:value-type="string" office:string-value="@hin ||= User.create! email: 'hege.ingerigtsen@example.com',">
            <text:p>@hin ||= User.create! email: 'hege.ingerigtsen@example.com',</text:p>
          </table:table-cell>
          <table:table-cell table:style-name="ce4" table:formula="of:=CONCATENATE(&quot;                  password: '&quot;;[.D55];&quot;1234567',&quot;)" office:value-type="string" office:string-value="                  password: 'Hege1234567',">
            <text:p><text:s text:c="18"/>password: 'Hege1234567',</text:p>
          </table:table-cell>
          <table:table-cell table:style-name="ce4" table:formula="of:=CONCATENATE(&quot;                  password_confirmation: '&quot;;[.D55];&quot;1234567',&quot;)" office:value-type="string" office:string-value="                  password_confirmation: 'Hege1234567',">
            <text:p><text:s text:c="18"/>password_confirmation: 'Hege1234567',</text:p>
          </table:table-cell>
          <table:table-cell table:style-name="ce4" table:formula="of:=CONCATENATE(&quot;                  display_name: '&quot;;[.D55];&quot; &quot;;[.E55];&quot;',&quot;)" office:value-type="string" office:string-value="                  display_name: 'Hege Ingerigtsen',">
            <text:p><text:s text:c="18"/>display_name: 'Hege Ingerigtsen',</text:p>
          </table:table-cell>
          <table:table-cell table:style-name="ce4" table:formula="of:=CONCATENATE(&quot;                  nationality: :&quot;;LOWER([.F55]))" office:value-type="string" office:string-value="                  nationality: :norway">
            <text:p><text:s text:c="18"/>nationality: :norway</text:p>
          </table:table-cell>
          <table:table-cell/>
          <table:table-cell table:formula="of:=CONCATENATE(&quot;@&quot;;[.J55];&quot;_&quot;;LOWER([.A55]);&quot;_day&quot;)" office:value-type="string" office:string-value="@hin_spu_day">
            <text:p>@hin_spu_day</text:p>
          </table:table-cell>
          <table:table-cell table:formula="of:=IFERROR( VALUE(LEFT([.H55];2))*60+VALUE(MID(REPLACE([.H55];6;1;&quot;.&quot;);4;4)) ;0)" office:value-type="float" office:value="3003.5">
            <text:p>3003.5</text:p>
          </table:table-cell>
          <table:table-cell table:formula="of:=IFERROR( VALUE(LEFT([.I55];2))*60+VALUE(MID(REPLACE([.I55];6;1;&quot;.&quot;);4;4)) ;0)" office:value-type="float" office:value="2912">
            <text:p>2912</text:p>
          </table:table-cell>
          <table:table-cell table:formula="of:=CONCATENATE([.Q55];&quot;1 = Run.create! race: @&quot;;LOWER([.A55]);&quot;_day1,&quot;)" office:value-type="string" office:string-value="@hin_spu_day1 = Run.create! race: @spu_day1,">
            <text:p>@hin_spu_day1 = Run.create! race: @spu_day1,</text:p>
          </table:table-cell>
          <table:table-cell table:formula="of:=CONCATENATE(&quot;                           user: @&quot;;[.J55];&quot;,&quot;)" office:value-type="string" office:string-value="                           user: @hin,">
            <text:p><text:s text:c="27"/>user: @hin,</text:p>
          </table:table-cell>
          <table:table-cell table:formula="of:=CONCATENATE(&quot;                           number: '&quot;;[.C55];&quot;',&quot;)" office:value-type="string" office:string-value="                           number: '106',">
            <text:p><text:s text:c="27"/>number: '106',</text:p>
          </table:table-cell>
          <table:table-cell table:formula="of:=IF([.R55]&gt;0;CONCATENATE(&quot;                           times: '{ final: &quot;;[.R55];&quot; }'&quot;);&quot;                           times: ''&quot;)" office:value-type="string" office:string-value="                           times: '{ final: 3003.5 }'">
            <text:p><text:s text:c="27"/>times: '{ final: 3003.5 }'</text:p>
          </table:table-cell>
          <table:table-cell table:formula="of:=CONCATENATE([.Q55];&quot;2 = Run.create! race: @&quot;;LOWER([.A55]);&quot;_day2,&quot;)" office:value-type="string" office:string-value="@hin_spu_day2 = Run.create! race: @spu_day2,">
            <text:p>@hin_spu_day2 = Run.create! race: @spu_day2,</text:p>
          </table:table-cell>
          <table:table-cell table:formula="of:=IF([.S55]&gt;0;CONCATENATE(&quot;                           times: '{ final: &quot;;[.S55];&quot; }'&quot;);&quot;                           times: ''&quot;)" office:value-type="string" office:string-value="                           times: '{ final: 2912 }'">
            <text:p><text:s text:c="27"/>times: '{ final: 2912 }'</text:p>
          </table:table-cell>
        </table:table-row>
        <table:table-row table:style-name="ro1">
          <table:table-cell table:formula="of:=[.A55]" office:value-type="string" office:string-value="SpU">
            <text:p>SpU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08">
            <text:p>108</text:p>
          </table:table-cell>
          <table:table-cell table:style-name="ce1" office:value-type="string">
            <text:p>Kurt</text:p>
          </table:table-cell>
          <table:table-cell table:style-name="ce1" office:value-type="string">
            <text:p>Zwingli</text:p>
          </table:table-cell>
          <table:table-cell table:style-name="ce1" office:value-type="string">
            <text:p>Switzerland</text:p>
          </table:table-cell>
          <table:table-cell table:style-name="ce1" office:value-type="string">
            <text:p>40:47,2</text:p>
          </table:table-cell>
          <table:table-cell table:style-name="ce1" office:value-type="string">
            <text:p>49:06,2</text:p>
          </table:table-cell>
          <table:table-cell table:style-name="ce1" office:value-type="string">
            <text:p>51:41,0</text:p>
          </table:table-cell>
          <table:table-cell table:style-name="ce3" table:formula="of:=CONCATENATE(LOWER(LEFT([.D56]));LOWER(LEFT([.E56]));LOWER(LEFT([.F56])))" office:value-type="string" office:string-value="kzs">
            <text:p>kzs</text:p>
          </table:table-cell>
          <table:table-cell table:formula="of:=CONCATENATE(&quot;@&quot;;[.J56];&quot; ||= User.create! email: '&quot;;LOWER([.D56]);&quot;.&quot;;LOWER([.E56]);&quot;@example.com',&quot;)" office:value-type="string" office:string-value="@kzs ||= User.create! email: 'kurt.zwingli@example.com',">
            <text:p>@kzs ||= User.create! email: 'kurt.zwingli@example.com',</text:p>
          </table:table-cell>
          <table:table-cell table:style-name="ce4" table:formula="of:=CONCATENATE(&quot;                  password: '&quot;;[.D56];&quot;1234567',&quot;)" office:value-type="string" office:string-value="                  password: 'Kurt1234567',">
            <text:p><text:s text:c="18"/>password: 'Kurt1234567',</text:p>
          </table:table-cell>
          <table:table-cell table:style-name="ce4" table:formula="of:=CONCATENATE(&quot;                  password_confirmation: '&quot;;[.D56];&quot;1234567',&quot;)" office:value-type="string" office:string-value="                  password_confirmation: 'Kurt1234567',">
            <text:p><text:s text:c="18"/>password_confirmation: 'Kurt1234567',</text:p>
          </table:table-cell>
          <table:table-cell table:style-name="ce4" table:formula="of:=CONCATENATE(&quot;                  display_name: '&quot;;[.D56];&quot; &quot;;[.E56];&quot;',&quot;)" office:value-type="string" office:string-value="                  display_name: 'Kurt Zwingli',">
            <text:p><text:s text:c="18"/>display_name: 'Kurt Zwingli',</text:p>
          </table:table-cell>
          <table:table-cell table:style-name="ce4" table:formula="of:=CONCATENATE(&quot;                  nationality: :&quot;;LOWER([.F56]))" office:value-type="string" office:string-value="                  nationality: :switzerland">
            <text:p><text:s text:c="18"/>nationality: :switzerland</text:p>
          </table:table-cell>
          <table:table-cell/>
          <table:table-cell table:formula="of:=CONCATENATE(&quot;@&quot;;[.J56];&quot;_&quot;;LOWER([.A56]);&quot;_day&quot;)" office:value-type="string" office:string-value="@kzs_spu_day">
            <text:p>@kzs_spu_day</text:p>
          </table:table-cell>
          <table:table-cell table:formula="of:=IFERROR( VALUE(LEFT([.H56];2))*60+VALUE(MID(REPLACE([.H56];6;1;&quot;.&quot;);4;4)) ;0)" office:value-type="float" office:value="2946.2">
            <text:p>2946.2</text:p>
          </table:table-cell>
          <table:table-cell table:formula="of:=IFERROR( VALUE(LEFT([.I56];2))*60+VALUE(MID(REPLACE([.I56];6;1;&quot;.&quot;);4;4)) ;0)" office:value-type="float" office:value="3101">
            <text:p>3101</text:p>
          </table:table-cell>
          <table:table-cell table:formula="of:=CONCATENATE([.Q56];&quot;1 = Run.create! race: @&quot;;LOWER([.A56]);&quot;_day1,&quot;)" office:value-type="string" office:string-value="@kzs_spu_day1 = Run.create! race: @spu_day1,">
            <text:p>@kzs_spu_day1 = Run.create! race: @spu_day1,</text:p>
          </table:table-cell>
          <table:table-cell table:formula="of:=CONCATENATE(&quot;                           user: @&quot;;[.J56];&quot;,&quot;)" office:value-type="string" office:string-value="                           user: @kzs,">
            <text:p><text:s text:c="27"/>user: @kzs,</text:p>
          </table:table-cell>
          <table:table-cell table:formula="of:=CONCATENATE(&quot;                           number: '&quot;;[.C56];&quot;',&quot;)" office:value-type="string" office:string-value="                           number: '108',">
            <text:p><text:s text:c="27"/>number: '108',</text:p>
          </table:table-cell>
          <table:table-cell table:formula="of:=IF([.R56]&gt;0;CONCATENATE(&quot;                           times: '{ final: &quot;;[.R56];&quot; }'&quot;);&quot;                           times: ''&quot;)" office:value-type="string" office:string-value="                           times: '{ final: 2946.2 }'">
            <text:p><text:s text:c="27"/>times: '{ final: 2946.2 }'</text:p>
          </table:table-cell>
          <table:table-cell table:formula="of:=CONCATENATE([.Q56];&quot;2 = Run.create! race: @&quot;;LOWER([.A56]);&quot;_day2,&quot;)" office:value-type="string" office:string-value="@kzs_spu_day2 = Run.create! race: @spu_day2,">
            <text:p>@kzs_spu_day2 = Run.create! race: @spu_day2,</text:p>
          </table:table-cell>
          <table:table-cell table:formula="of:=IF([.S56]&gt;0;CONCATENATE(&quot;                           times: '{ final: &quot;;[.S56];&quot; }'&quot;);&quot;                           times: ''&quot;)" office:value-type="string" office:string-value="                           times: '{ final: 3101 }'">
            <text:p><text:s text:c="27"/>times: '{ final: 3101 }'</text:p>
          </table:table-cell>
        </table:table-row>
        <table:table-row table:style-name="ro1">
          <table:table-cell table:formula="of:=[.A56]" office:value-type="string" office:string-value="SpU">
            <text:p>SpU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09">
            <text:p>109</text:p>
          </table:table-cell>
          <table:table-cell table:style-name="ce1" office:value-type="string">
            <text:p>Michael</text:p>
          </table:table-cell>
          <table:table-cell table:style-name="ce1" office:value-type="string">
            <text:p>Tetzner</text:p>
          </table:table-cell>
          <table:table-cell table:style-name="ce1" office:value-type="string">
            <text:p>Germany</text:p>
          </table:table-cell>
          <table:table-cell table:style-name="ce1" office:value-type="string">
            <text:p>45:54,8</text:p>
          </table:table-cell>
          <table:table-cell table:style-name="ce1" office:value-type="string">
            <text:p>52:14,2</text:p>
          </table:table-cell>
          <table:table-cell table:style-name="ce1" office:value-type="string">
            <text:p>53:40,6</text:p>
          </table:table-cell>
          <table:table-cell table:style-name="ce3" table:formula="of:=CONCATENATE(LOWER(LEFT([.D57]));LOWER(LEFT([.E57]));LOWER(LEFT([.F57])))" office:value-type="string" office:string-value="mtg">
            <text:p>mtg</text:p>
          </table:table-cell>
          <table:table-cell table:formula="of:=CONCATENATE(&quot;@&quot;;[.J57];&quot; ||= User.create! email: '&quot;;LOWER([.D57]);&quot;.&quot;;LOWER([.E57]);&quot;@example.com',&quot;)" office:value-type="string" office:string-value="@mtg ||= User.create! email: 'michael.tetzner@example.com',">
            <text:p>@mtg ||= User.create! email: 'michael.tetzner@example.com',</text:p>
          </table:table-cell>
          <table:table-cell table:style-name="ce4" table:formula="of:=CONCATENATE(&quot;                  password: '&quot;;[.D57];&quot;1234567',&quot;)" office:value-type="string" office:string-value="                  password: 'Michael1234567',">
            <text:p><text:s text:c="18"/>password: 'Michael1234567',</text:p>
          </table:table-cell>
          <table:table-cell table:style-name="ce4" table:formula="of:=CONCATENATE(&quot;                  password_confirmation: '&quot;;[.D57];&quot;1234567',&quot;)" office:value-type="string" office:string-value="                  password_confirmation: 'Michael1234567',">
            <text:p><text:s text:c="18"/>password_confirmation: 'Michael1234567',</text:p>
          </table:table-cell>
          <table:table-cell table:style-name="ce4" table:formula="of:=CONCATENATE(&quot;                  display_name: '&quot;;[.D57];&quot; &quot;;[.E57];&quot;',&quot;)" office:value-type="string" office:string-value="                  display_name: 'Michael Tetzner',">
            <text:p><text:s text:c="18"/>display_name: 'Michael Tetzner',</text:p>
          </table:table-cell>
          <table:table-cell table:style-name="ce4" table:formula="of:=CONCATENATE(&quot;                  nationality: :&quot;;LOWER([.F57]))" office:value-type="string" office:string-value="                  nationality: :germany">
            <text:p><text:s text:c="18"/>nationality: :germany</text:p>
          </table:table-cell>
          <table:table-cell/>
          <table:table-cell table:formula="of:=CONCATENATE(&quot;@&quot;;[.J57];&quot;_&quot;;LOWER([.A57]);&quot;_day&quot;)" office:value-type="string" office:string-value="@mtg_spu_day">
            <text:p>@mtg_spu_day</text:p>
          </table:table-cell>
          <table:table-cell table:formula="of:=IFERROR( VALUE(LEFT([.H57];2))*60+VALUE(MID(REPLACE([.H57];6;1;&quot;.&quot;);4;4)) ;0)" office:value-type="float" office:value="3134.2">
            <text:p>3134.2</text:p>
          </table:table-cell>
          <table:table-cell table:formula="of:=IFERROR( VALUE(LEFT([.I57];2))*60+VALUE(MID(REPLACE([.I57];6;1;&quot;.&quot;);4;4)) ;0)" office:value-type="float" office:value="3220.6">
            <text:p>3220.6</text:p>
          </table:table-cell>
          <table:table-cell table:formula="of:=CONCATENATE([.Q57];&quot;1 = Run.create! race: @&quot;;LOWER([.A57]);&quot;_day1,&quot;)" office:value-type="string" office:string-value="@mtg_spu_day1 = Run.create! race: @spu_day1,">
            <text:p>@mtg_spu_day1 = Run.create! race: @spu_day1,</text:p>
          </table:table-cell>
          <table:table-cell table:formula="of:=CONCATENATE(&quot;                           user: @&quot;;[.J57];&quot;,&quot;)" office:value-type="string" office:string-value="                           user: @mtg,">
            <text:p><text:s text:c="27"/>user: @mtg,</text:p>
          </table:table-cell>
          <table:table-cell table:formula="of:=CONCATENATE(&quot;                           number: '&quot;;[.C57];&quot;',&quot;)" office:value-type="string" office:string-value="                           number: '109',">
            <text:p><text:s text:c="27"/>number: '109',</text:p>
          </table:table-cell>
          <table:table-cell table:formula="of:=IF([.R57]&gt;0;CONCATENATE(&quot;                           times: '{ final: &quot;;[.R57];&quot; }'&quot;);&quot;                           times: ''&quot;)" office:value-type="string" office:string-value="                           times: '{ final: 3134.2 }'">
            <text:p><text:s text:c="27"/>times: '{ final: 3134.2 }'</text:p>
          </table:table-cell>
          <table:table-cell table:formula="of:=CONCATENATE([.Q57];&quot;2 = Run.create! race: @&quot;;LOWER([.A57]);&quot;_day2,&quot;)" office:value-type="string" office:string-value="@mtg_spu_day2 = Run.create! race: @spu_day2,">
            <text:p>@mtg_spu_day2 = Run.create! race: @spu_day2,</text:p>
          </table:table-cell>
          <table:table-cell table:formula="of:=IF([.S57]&gt;0;CONCATENATE(&quot;                           times: '{ final: &quot;;[.S57];&quot; }'&quot;);&quot;                           times: ''&quot;)" office:value-type="string" office:string-value="                           times: '{ final: 3220.6 }'">
            <text:p><text:s text:c="27"/>times: '{ final: 3220.6 }'</text:p>
          </table:table-cell>
        </table:table-row>
        <table:table-row table:style-name="ro1">
          <table:table-cell table:formula="of:=[.A57]" office:value-type="string" office:string-value="SpU">
            <text:p>SpU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10">
            <text:p>110</text:p>
          </table:table-cell>
          <table:table-cell table:style-name="ce1" office:value-type="string">
            <text:p>Tamara</text:p>
          </table:table-cell>
          <table:table-cell table:style-name="ce1" office:value-type="string">
            <text:p>Schlemmer</text:p>
          </table:table-cell>
          <table:table-cell table:style-name="ce1" office:value-type="string">
            <text:p>Germany</text:p>
          </table:table-cell>
          <table:table-cell table:style-name="ce1" office:value-type="string">
            <text:p>09:01,5</text:p>
          </table:table-cell>
          <table:table-cell table:style-name="ce1" office:value-type="string">
            <text:p>03:30,0</text:p>
          </table:table-cell>
          <table:table-cell table:style-name="ce1" office:value-type="string">
            <text:p>05:31,5</text:p>
          </table:table-cell>
          <table:table-cell table:style-name="ce3" table:formula="of:=CONCATENATE(LOWER(LEFT([.D58]));LOWER(LEFT([.E58]));LOWER(LEFT([.F58])))" office:value-type="string" office:string-value="tsg">
            <text:p>tsg</text:p>
          </table:table-cell>
          <table:table-cell table:formula="of:=CONCATENATE(&quot;@&quot;;[.J58];&quot; ||= User.create! email: '&quot;;LOWER([.D58]);&quot;.&quot;;LOWER([.E58]);&quot;@example.com',&quot;)" office:value-type="string" office:string-value="@tsg ||= User.create! email: 'tamara.schlemmer@example.com',">
            <text:p>@tsg ||= User.create! email: 'tamara.schlemmer@example.com',</text:p>
          </table:table-cell>
          <table:table-cell table:style-name="ce4" table:formula="of:=CONCATENATE(&quot;                  password: '&quot;;[.D58];&quot;1234567',&quot;)" office:value-type="string" office:string-value="                  password: 'Tamara1234567',">
            <text:p><text:s text:c="18"/>password: 'Tamara1234567',</text:p>
          </table:table-cell>
          <table:table-cell table:style-name="ce4" table:formula="of:=CONCATENATE(&quot;                  password_confirmation: '&quot;;[.D58];&quot;1234567',&quot;)" office:value-type="string" office:string-value="                  password_confirmation: 'Tamara1234567',">
            <text:p><text:s text:c="18"/>password_confirmation: 'Tamara1234567',</text:p>
          </table:table-cell>
          <table:table-cell table:style-name="ce4" table:formula="of:=CONCATENATE(&quot;                  display_name: '&quot;;[.D58];&quot; &quot;;[.E58];&quot;',&quot;)" office:value-type="string" office:string-value="                  display_name: 'Tamara Schlemmer',">
            <text:p><text:s text:c="18"/>display_name: 'Tamara Schlemmer',</text:p>
          </table:table-cell>
          <table:table-cell table:style-name="ce4" table:formula="of:=CONCATENATE(&quot;                  nationality: :&quot;;LOWER([.F58]))" office:value-type="string" office:string-value="                  nationality: :germany">
            <text:p><text:s text:c="18"/>nationality: :germany</text:p>
          </table:table-cell>
          <table:table-cell/>
          <table:table-cell table:formula="of:=CONCATENATE(&quot;@&quot;;[.J58];&quot;_&quot;;LOWER([.A58]);&quot;_day&quot;)" office:value-type="string" office:string-value="@tsg_spu_day">
            <text:p>@tsg_spu_day</text:p>
          </table:table-cell>
          <table:table-cell table:formula="of:=IFERROR( VALUE(LEFT([.H58];2))*60+VALUE(MID(REPLACE([.H58];6;1;&quot;.&quot;);4;4)) ;0)" office:value-type="float" office:value="210">
            <text:p>210</text:p>
          </table:table-cell>
          <table:table-cell table:formula="of:=IFERROR( VALUE(LEFT([.I58];2))*60+VALUE(MID(REPLACE([.I58];6;1;&quot;.&quot;);4;4)) ;0)" office:value-type="float" office:value="331.5">
            <text:p>331.5</text:p>
          </table:table-cell>
          <table:table-cell table:formula="of:=CONCATENATE([.Q58];&quot;1 = Run.create! race: @&quot;;LOWER([.A58]);&quot;_day1,&quot;)" office:value-type="string" office:string-value="@tsg_spu_day1 = Run.create! race: @spu_day1,">
            <text:p>@tsg_spu_day1 = Run.create! race: @spu_day1,</text:p>
          </table:table-cell>
          <table:table-cell table:formula="of:=CONCATENATE(&quot;                           user: @&quot;;[.J58];&quot;,&quot;)" office:value-type="string" office:string-value="                           user: @tsg,">
            <text:p><text:s text:c="27"/>user: @tsg,</text:p>
          </table:table-cell>
          <table:table-cell table:formula="of:=CONCATENATE(&quot;                           number: '&quot;;[.C58];&quot;',&quot;)" office:value-type="string" office:string-value="                           number: '110',">
            <text:p><text:s text:c="27"/>number: '110',</text:p>
          </table:table-cell>
          <table:table-cell table:formula="of:=IF([.R58]&gt;0;CONCATENATE(&quot;                           times: '{ final: &quot;;[.R58];&quot; }'&quot;);&quot;                           times: ''&quot;)" office:value-type="string" office:string-value="                           times: '{ final: 210 }'">
            <text:p><text:s text:c="27"/>times: '{ final: 210 }'</text:p>
          </table:table-cell>
          <table:table-cell table:formula="of:=CONCATENATE([.Q58];&quot;2 = Run.create! race: @&quot;;LOWER([.A58]);&quot;_day2,&quot;)" office:value-type="string" office:string-value="@tsg_spu_day2 = Run.create! race: @spu_day2,">
            <text:p>@tsg_spu_day2 = Run.create! race: @spu_day2,</text:p>
          </table:table-cell>
          <table:table-cell table:formula="of:=IF([.S58]&gt;0;CONCATENATE(&quot;                           times: '{ final: &quot;;[.S58];&quot; }'&quot;);&quot;                           times: ''&quot;)" office:value-type="string" office:string-value="                           times: '{ final: 331.5 }'">
            <text:p><text:s text:c="27"/>times: '{ final: 331.5 }'</text:p>
          </table:table-cell>
        </table:table-row>
        <table:table-row table:style-name="ro1">
          <table:table-cell table:formula="of:=[.A58]" office:value-type="string" office:string-value="SpU">
            <text:p>SpU</text:p>
          </table:table-cell>
          <table:table-cell table:style-name="ce2"/>
          <table:table-cell table:style-name="ce1" office:value-type="float" office:value="107">
            <text:p>107</text:p>
          </table:table-cell>
          <table:table-cell table:style-name="ce1" office:value-type="string">
            <text:p>Ari</text:p>
          </table:table-cell>
          <table:table-cell table:style-name="ce1" office:value-type="string">
            <text:p>Laitinen</text:p>
          </table:table-cell>
          <table:table-cell table:style-name="ce1" office:value-type="string">
            <text:p>Finland</text:p>
          </table:table-cell>
          <table:table-cell table:style-name="ce2"/>
          <table:table-cell table:style-name="ce1" office:value-type="string">
            <text:p>DQ</text:p>
          </table:table-cell>
          <table:table-cell table:style-name="ce2"/>
          <table:table-cell table:style-name="ce3" table:formula="of:=CONCATENATE(LOWER(LEFT([.D59]));LOWER(LEFT([.E59]));LOWER(LEFT([.F59])))" office:value-type="string" office:string-value="alf">
            <text:p>alf</text:p>
          </table:table-cell>
          <table:table-cell table:formula="of:=CONCATENATE(&quot;@&quot;;[.J59];&quot; ||= User.create! email: '&quot;;LOWER([.D59]);&quot;.&quot;;LOWER([.E59]);&quot;@example.com',&quot;)" office:value-type="string" office:string-value="@alf ||= User.create! email: 'ari.laitinen@example.com',">
            <text:p>@alf ||= User.create! email: 'ari.laitinen@example.com',</text:p>
          </table:table-cell>
          <table:table-cell table:style-name="ce4" table:formula="of:=CONCATENATE(&quot;                  password: '&quot;;[.D59];&quot;1234567',&quot;)" office:value-type="string" office:string-value="                  password: 'Ari1234567',">
            <text:p><text:s text:c="18"/>password: 'Ari1234567',</text:p>
          </table:table-cell>
          <table:table-cell table:style-name="ce4" table:formula="of:=CONCATENATE(&quot;                  password_confirmation: '&quot;;[.D59];&quot;1234567',&quot;)" office:value-type="string" office:string-value="                  password_confirmation: 'Ari1234567',">
            <text:p><text:s text:c="18"/>password_confirmation: 'Ari1234567',</text:p>
          </table:table-cell>
          <table:table-cell table:style-name="ce4" table:formula="of:=CONCATENATE(&quot;                  display_name: '&quot;;[.D59];&quot; &quot;;[.E59];&quot;',&quot;)" office:value-type="string" office:string-value="                  display_name: 'Ari Laitinen',">
            <text:p><text:s text:c="18"/>display_name: 'Ari Laitinen',</text:p>
          </table:table-cell>
          <table:table-cell table:style-name="ce4" table:formula="of:=CONCATENATE(&quot;                  nationality: :&quot;;LOWER([.F59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59];&quot;_&quot;;LOWER([.A59]);&quot;_day&quot;)" office:value-type="string" office:string-value="@alf_spu_day">
            <text:p>@alf_spu_day</text:p>
          </table:table-cell>
          <table:table-cell table:formula="of:=IFERROR( VALUE(LEFT([.H59];2))*60+VALUE(MID(REPLACE([.H59];6;1;&quot;.&quot;);4;4)) ;0)" office:value-type="float" office:value="0">
            <text:p>0</text:p>
          </table:table-cell>
          <table:table-cell table:formula="of:=IFERROR( VALUE(LEFT([.I59];2))*60+VALUE(MID(REPLACE([.I59];6;1;&quot;.&quot;);4;4)) ;0)" office:value-type="float" office:value="0">
            <text:p>0</text:p>
          </table:table-cell>
          <table:table-cell table:formula="of:=CONCATENATE([.Q59];&quot;1 = Run.create! race: @&quot;;LOWER([.A59]);&quot;_day1,&quot;)" office:value-type="string" office:string-value="@alf_spu_day1 = Run.create! race: @spu_day1,">
            <text:p>@alf_spu_day1 = Run.create! race: @spu_day1,</text:p>
          </table:table-cell>
          <table:table-cell table:formula="of:=CONCATENATE(&quot;                           user: @&quot;;[.J59];&quot;,&quot;)" office:value-type="string" office:string-value="                           user: @alf,">
            <text:p><text:s text:c="27"/>user: @alf,</text:p>
          </table:table-cell>
          <table:table-cell table:formula="of:=CONCATENATE(&quot;                           number: '&quot;;[.C59];&quot;',&quot;)" office:value-type="string" office:string-value="                           number: '107',">
            <text:p><text:s text:c="27"/>number: '107',</text:p>
          </table:table-cell>
          <table:table-cell table:formula="of:=IF([.R59]&gt;0;CONCATENATE(&quot;                           times: '{ final: &quot;;[.R59];&quot; }'&quot;);&quot;                           times: ''&quot;)" office:value-type="string" office:string-value="                           times: ''">
            <text:p><text:s text:c="27"/>times: ''</text:p>
          </table:table-cell>
          <table:table-cell table:formula="of:=CONCATENATE([.Q59];&quot;2 = Run.create! race: @&quot;;LOWER([.A59]);&quot;_day2,&quot;)" office:value-type="string" office:string-value="@alf_spu_day2 = Run.create! race: @spu_day2,">
            <text:p>@alf_spu_day2 = Run.create! race: @spu_day2,</text:p>
          </table:table-cell>
          <table:table-cell table:formula="of:=IF([.S59]&gt;0;CONCATENATE(&quot;                           times: '{ final: &quot;;[.S59];&quot; }'&quot;);&quot;                           times: ''&quot;)" office:value-type="string" office:string-value="                           times: ''">
            <text:p><text:s text:c="27"/>times: ''</text:p>
          </table:table-cell>
        </table:table-row>
        <table:table-row table:style-name="ro1">
          <table:table-cell table:formula="of:=[.A59]" office:value-type="string" office:string-value="SpU">
            <text:p>SpU</text:p>
          </table:table-cell>
          <table:table-cell table:style-name="ce2"/>
          <table:table-cell table:style-name="ce1" office:value-type="float" office:value="105">
            <text:p>105</text:p>
          </table:table-cell>
          <table:table-cell table:style-name="ce1" office:value-type="string">
            <text:p>Klaus</text:p>
          </table:table-cell>
          <table:table-cell table:style-name="ce1" office:value-type="string">
            <text:p>Starflinger</text:p>
          </table:table-cell>
          <table:table-cell table:style-name="ce1" office:value-type="string">
            <text:p>Germany</text:p>
          </table:table-cell>
          <table:table-cell table:style-name="ce2"/>
          <table:table-cell table:style-name="ce1" office:value-type="string">
            <text:p>DNS</text:p>
          </table:table-cell>
          <table:table-cell/>
          <table:table-cell table:style-name="ce3" table:formula="of:=CONCATENATE(LOWER(LEFT([.D60]));LOWER(LEFT([.E60]));LOWER(LEFT([.F60])))" office:value-type="string" office:string-value="ksg">
            <text:p>ksg</text:p>
          </table:table-cell>
          <table:table-cell table:formula="of:=CONCATENATE(&quot;@&quot;;[.J60];&quot; ||= User.create! email: '&quot;;LOWER([.D60]);&quot;.&quot;;LOWER([.E60]);&quot;@example.com',&quot;)" office:value-type="string" office:string-value="@ksg ||= User.create! email: 'klaus.starflinger@example.com',">
            <text:p>@ksg ||= User.create! email: 'klaus.starflinger@example.com',</text:p>
          </table:table-cell>
          <table:table-cell table:style-name="ce4" table:formula="of:=CONCATENATE(&quot;                  password: '&quot;;[.D60];&quot;1234567',&quot;)" office:value-type="string" office:string-value="                  password: 'Klaus1234567',">
            <text:p><text:s text:c="18"/>password: 'Klaus1234567',</text:p>
          </table:table-cell>
          <table:table-cell table:style-name="ce4" table:formula="of:=CONCATENATE(&quot;                  password_confirmation: '&quot;;[.D60];&quot;1234567',&quot;)" office:value-type="string" office:string-value="                  password_confirmation: 'Klaus1234567',">
            <text:p><text:s text:c="18"/>password_confirmation: 'Klaus1234567',</text:p>
          </table:table-cell>
          <table:table-cell table:style-name="ce4" table:formula="of:=CONCATENATE(&quot;                  display_name: '&quot;;[.D60];&quot; &quot;;[.E60];&quot;',&quot;)" office:value-type="string" office:string-value="                  display_name: 'Klaus Starflinger',">
            <text:p><text:s text:c="18"/>display_name: 'Klaus Starflinger',</text:p>
          </table:table-cell>
          <table:table-cell table:style-name="ce4" table:formula="of:=CONCATENATE(&quot;                  nationality: :&quot;;LOWER([.F60]))" office:value-type="string" office:string-value="                  nationality: :germany">
            <text:p><text:s text:c="18"/>nationality: :germany</text:p>
          </table:table-cell>
          <table:table-cell/>
          <table:table-cell table:formula="of:=CONCATENATE(&quot;@&quot;;[.J60];&quot;_&quot;;LOWER([.A60]);&quot;_day&quot;)" office:value-type="string" office:string-value="@ksg_spu_day">
            <text:p>@ksg_spu_day</text:p>
          </table:table-cell>
          <table:table-cell table:formula="of:=IFERROR( VALUE(LEFT([.H60];2))*60+VALUE(MID(REPLACE([.H60];6;1;&quot;.&quot;);4;4)) ;0)" office:value-type="float" office:value="0">
            <text:p>0</text:p>
          </table:table-cell>
          <table:table-cell table:formula="of:=IFERROR( VALUE(LEFT([.I60];2))*60+VALUE(MID(REPLACE([.I60];6;1;&quot;.&quot;);4;4)) ;0)" office:value-type="float" office:value="0">
            <text:p>0</text:p>
          </table:table-cell>
          <table:table-cell table:formula="of:=CONCATENATE([.Q60];&quot;1 = Run.create! race: @&quot;;LOWER([.A60]);&quot;_day1,&quot;)" office:value-type="string" office:string-value="@ksg_spu_day1 = Run.create! race: @spu_day1,">
            <text:p>@ksg_spu_day1 = Run.create! race: @spu_day1,</text:p>
          </table:table-cell>
          <table:table-cell table:formula="of:=CONCATENATE(&quot;                           user: @&quot;;[.J60];&quot;,&quot;)" office:value-type="string" office:string-value="                           user: @ksg,">
            <text:p><text:s text:c="27"/>user: @ksg,</text:p>
          </table:table-cell>
          <table:table-cell table:formula="of:=CONCATENATE(&quot;                           number: '&quot;;[.C60];&quot;',&quot;)" office:value-type="string" office:string-value="                           number: '105',">
            <text:p><text:s text:c="27"/>number: '105',</text:p>
          </table:table-cell>
          <table:table-cell table:formula="of:=IF([.R60]&gt;0;CONCATENATE(&quot;                           times: '{ final: &quot;;[.R60];&quot; }'&quot;);&quot;                           times: ''&quot;)" office:value-type="string" office:string-value="                           times: ''">
            <text:p><text:s text:c="27"/>times: ''</text:p>
          </table:table-cell>
          <table:table-cell table:formula="of:=CONCATENATE([.Q60];&quot;2 = Run.create! race: @&quot;;LOWER([.A60]);&quot;_day2,&quot;)" office:value-type="string" office:string-value="@ksg_spu_day2 = Run.create! race: @spu_day2,">
            <text:p>@ksg_spu_day2 = Run.create! race: @spu_day2,</text:p>
          </table:table-cell>
          <table:table-cell table:formula="of:=IF([.S60]&gt;0;CONCATENATE(&quot;                           times: '{ final: &quot;;[.S60];&quot; }'&quot;);&quot;                           times: ''&quot;)" office:value-type="string" office:string-value="                           times: ''">
            <text:p><text:s text:c="27"/>times: ''</text:p>
          </table:table-cell>
        </table:table-row>
        <table:table-row table:style-name="ro1">
          <table:table-cell office:value-type="string">
            <text:p>MD1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11">
            <text:p>111</text:p>
          </table:table-cell>
          <table:table-cell table:style-name="ce1" office:value-type="string">
            <text:p>Cari</text:p>
          </table:table-cell>
          <table:table-cell table:style-name="ce1" office:value-type="string">
            <text:p>Rörström</text:p>
          </table:table-cell>
          <table:table-cell table:style-name="ce1" office:value-type="string">
            <text:p>Sweden</text:p>
          </table:table-cell>
          <table:table-cell table:style-name="ce1" office:value-type="string">
            <text:p>3:32:52,5</text:p>
          </table:table-cell>
          <table:table-cell table:style-name="ce1" office:value-type="string">
            <text:p>42:26,0</text:p>
          </table:table-cell>
          <table:table-cell table:style-name="ce1" office:value-type="string">
            <text:p>50:26,5</text:p>
          </table:table-cell>
          <table:table-cell table:style-name="ce3" table:formula="of:=CONCATENATE(LOWER(LEFT([.D61]));LOWER(LEFT([.E61]));LOWER(LEFT([.F61])))" office:value-type="string" office:string-value="crs">
            <text:p>crs</text:p>
          </table:table-cell>
          <table:table-cell table:formula="of:=CONCATENATE(&quot;@&quot;;[.J61];&quot; ||= User.create! email: '&quot;;LOWER([.D61]);&quot;.&quot;;LOWER([.E61]);&quot;@example.com',&quot;)" office:value-type="string" office:string-value="@crs ||= User.create! email: 'cari.rörström@example.com',">
            <text:p>@crs ||= User.create! email: 'cari.rörström@example.com',</text:p>
          </table:table-cell>
          <table:table-cell table:style-name="ce4" table:formula="of:=CONCATENATE(&quot;                  password: '&quot;;[.D61];&quot;1234567',&quot;)" office:value-type="string" office:string-value="                  password: 'Cari1234567',">
            <text:p><text:s text:c="18"/>password: 'Cari1234567',</text:p>
          </table:table-cell>
          <table:table-cell table:style-name="ce4" table:formula="of:=CONCATENATE(&quot;                  password_confirmation: '&quot;;[.D61];&quot;1234567',&quot;)" office:value-type="string" office:string-value="                  password_confirmation: 'Cari1234567',">
            <text:p><text:s text:c="18"/>password_confirmation: 'Cari1234567',</text:p>
          </table:table-cell>
          <table:table-cell table:style-name="ce4" table:formula="of:=CONCATENATE(&quot;                  display_name: '&quot;;[.D61];&quot; &quot;;[.E61];&quot;',&quot;)" office:value-type="string" office:string-value="                  display_name: 'Cari Rörström',">
            <text:p><text:s text:c="18"/>display_name: 'Cari Rörström',</text:p>
          </table:table-cell>
          <table:table-cell table:style-name="ce4" table:formula="of:=CONCATENATE(&quot;                  nationality: :&quot;;LOWER([.F61]))" office:value-type="string" office:string-value="                  nationality: :sweden">
            <text:p><text:s text:c="18"/>nationality: :sweden</text:p>
          </table:table-cell>
          <table:table-cell/>
          <table:table-cell table:formula="of:=CONCATENATE(&quot;@&quot;;[.J61];&quot;_&quot;;LOWER([.A61]);&quot;_day&quot;)" office:value-type="string" office:string-value="@crs_md12_day">
            <text:p>@crs_md12_day</text:p>
          </table:table-cell>
          <table:table-cell table:formula="of:=IFERROR( VALUE(LEFT([.H61];2))*60+VALUE(MID(REPLACE([.H61];6;1;&quot;.&quot;);4;4)) ;0)" office:value-type="float" office:value="2546">
            <text:p>2546</text:p>
          </table:table-cell>
          <table:table-cell table:formula="of:=IFERROR( VALUE(LEFT([.I61];2))*60+VALUE(MID(REPLACE([.I61];6;1;&quot;.&quot;);4;4)) ;0)" office:value-type="float" office:value="3026.5">
            <text:p>3026.5</text:p>
          </table:table-cell>
          <table:table-cell table:formula="of:=CONCATENATE([.Q61];&quot;1 = Run.create! race: @&quot;;LOWER([.A61]);&quot;_day1,&quot;)" office:value-type="string" office:string-value="@crs_md12_day1 = Run.create! race: @md12_day1,">
            <text:p>@crs_md12_day1 = Run.create! race: @md12_day1,</text:p>
          </table:table-cell>
          <table:table-cell table:formula="of:=CONCATENATE(&quot;                           user: @&quot;;[.J61];&quot;,&quot;)" office:value-type="string" office:string-value="                           user: @crs,">
            <text:p><text:s text:c="27"/>user: @crs,</text:p>
          </table:table-cell>
          <table:table-cell table:formula="of:=CONCATENATE(&quot;                           number: '&quot;;[.C61];&quot;',&quot;)" office:value-type="string" office:string-value="                           number: '111',">
            <text:p><text:s text:c="27"/>number: '111',</text:p>
          </table:table-cell>
          <table:table-cell table:formula="of:=IF([.R61]&gt;0;CONCATENATE(&quot;                           times: '{ final: &quot;;[.R61];&quot; }'&quot;);&quot;                           times: ''&quot;)" office:value-type="string" office:string-value="                           times: '{ final: 2546 }'">
            <text:p><text:s text:c="27"/>times: '{ final: 2546 }'</text:p>
          </table:table-cell>
          <table:table-cell table:formula="of:=CONCATENATE([.Q61];&quot;2 = Run.create! race: @&quot;;LOWER([.A61]);&quot;_day2,&quot;)" office:value-type="string" office:string-value="@crs_md12_day2 = Run.create! race: @md12_day2,">
            <text:p>@crs_md12_day2 = Run.create! race: @md12_day2,</text:p>
          </table:table-cell>
          <table:table-cell table:formula="of:=IF([.S61]&gt;0;CONCATENATE(&quot;                           times: '{ final: &quot;;[.S61];&quot; }'&quot;);&quot;                           times: ''&quot;)" office:value-type="string" office:string-value="                           times: '{ final: 3026.5 }'">
            <text:p><text:s text:c="27"/>times: '{ final: 3026.5 }'</text:p>
          </table:table-cell>
        </table:table-row>
        <table:table-row table:style-name="ro1">
          <table:table-cell table:formula="of:=[.A61]" office:value-type="string" office:string-value="MD12">
            <text:p>MD1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12">
            <text:p>112</text:p>
          </table:table-cell>
          <table:table-cell table:style-name="ce1" office:value-type="string">
            <text:p>Remy</text:p>
          </table:table-cell>
          <table:table-cell table:style-name="ce1" office:value-type="string">
            <text:p>Coster</text:p>
          </table:table-cell>
          <table:table-cell table:style-name="ce1" office:value-type="string">
            <text:p>France</text:p>
          </table:table-cell>
          <table:table-cell table:style-name="ce1" office:value-type="string">
            <text:p>3:46:32,6</text:p>
          </table:table-cell>
          <table:table-cell table:style-name="ce1" office:value-type="string">
            <text:p>47:27,9</text:p>
          </table:table-cell>
          <table:table-cell table:style-name="ce1" office:value-type="string">
            <text:p>59:04,7</text:p>
          </table:table-cell>
          <table:table-cell table:style-name="ce3" table:formula="of:=CONCATENATE(LOWER(LEFT([.D62]));LOWER(LEFT([.E62]));LOWER(LEFT([.F62])))" office:value-type="string" office:string-value="rcf">
            <text:p>rcf</text:p>
          </table:table-cell>
          <table:table-cell table:formula="of:=CONCATENATE(&quot;@&quot;;[.J62];&quot; ||= User.create! email: '&quot;;LOWER([.D62]);&quot;.&quot;;LOWER([.E62]);&quot;@example.com',&quot;)" office:value-type="string" office:string-value="@rcf ||= User.create! email: 'remy.coster@example.com',">
            <text:p>@rcf ||= User.create! email: 'remy.coster@example.com',</text:p>
          </table:table-cell>
          <table:table-cell table:style-name="ce4" table:formula="of:=CONCATENATE(&quot;                  password: '&quot;;[.D62];&quot;1234567',&quot;)" office:value-type="string" office:string-value="                  password: 'Remy1234567',">
            <text:p><text:s text:c="18"/>password: 'Remy1234567',</text:p>
          </table:table-cell>
          <table:table-cell table:style-name="ce4" table:formula="of:=CONCATENATE(&quot;                  password_confirmation: '&quot;;[.D62];&quot;1234567',&quot;)" office:value-type="string" office:string-value="                  password_confirmation: 'Remy1234567',">
            <text:p><text:s text:c="18"/>password_confirmation: 'Remy1234567',</text:p>
          </table:table-cell>
          <table:table-cell table:style-name="ce4" table:formula="of:=CONCATENATE(&quot;                  display_name: '&quot;;[.D62];&quot; &quot;;[.E62];&quot;',&quot;)" office:value-type="string" office:string-value="                  display_name: 'Remy Coster',">
            <text:p><text:s text:c="18"/>display_name: 'Remy Coster',</text:p>
          </table:table-cell>
          <table:table-cell table:style-name="ce4" table:formula="of:=CONCATENATE(&quot;                  nationality: :&quot;;LOWER([.F62]))" office:value-type="string" office:string-value="                  nationality: :france">
            <text:p><text:s text:c="18"/>nationality: :france</text:p>
          </table:table-cell>
          <table:table-cell/>
          <table:table-cell table:formula="of:=CONCATENATE(&quot;@&quot;;[.J62];&quot;_&quot;;LOWER([.A62]);&quot;_day&quot;)" office:value-type="string" office:string-value="@rcf_md12_day">
            <text:p>@rcf_md12_day</text:p>
          </table:table-cell>
          <table:table-cell table:formula="of:=IFERROR( VALUE(LEFT([.H62];2))*60+VALUE(MID(REPLACE([.H62];6;1;&quot;.&quot;);4;4)) ;0)" office:value-type="float" office:value="2847.9">
            <text:p>2847.9</text:p>
          </table:table-cell>
          <table:table-cell table:formula="of:=IFERROR( VALUE(LEFT([.I62];2))*60+VALUE(MID(REPLACE([.I62];6;1;&quot;.&quot;);4;4)) ;0)" office:value-type="float" office:value="3544.7">
            <text:p>3544.7</text:p>
          </table:table-cell>
          <table:table-cell table:formula="of:=CONCATENATE([.Q62];&quot;1 = Run.create! race: @&quot;;LOWER([.A62]);&quot;_day1,&quot;)" office:value-type="string" office:string-value="@rcf_md12_day1 = Run.create! race: @md12_day1,">
            <text:p>@rcf_md12_day1 = Run.create! race: @md12_day1,</text:p>
          </table:table-cell>
          <table:table-cell table:formula="of:=CONCATENATE(&quot;                           user: @&quot;;[.J62];&quot;,&quot;)" office:value-type="string" office:string-value="                           user: @rcf,">
            <text:p><text:s text:c="27"/>user: @rcf,</text:p>
          </table:table-cell>
          <table:table-cell table:formula="of:=CONCATENATE(&quot;                           number: '&quot;;[.C62];&quot;',&quot;)" office:value-type="string" office:string-value="                           number: '112',">
            <text:p><text:s text:c="27"/>number: '112',</text:p>
          </table:table-cell>
          <table:table-cell table:formula="of:=IF([.R62]&gt;0;CONCATENATE(&quot;                           times: '{ final: &quot;;[.R62];&quot; }'&quot;);&quot;                           times: ''&quot;)" office:value-type="string" office:string-value="                           times: '{ final: 2847.9 }'">
            <text:p><text:s text:c="27"/>times: '{ final: 2847.9 }'</text:p>
          </table:table-cell>
          <table:table-cell table:formula="of:=CONCATENATE([.Q62];&quot;2 = Run.create! race: @&quot;;LOWER([.A62]);&quot;_day2,&quot;)" office:value-type="string" office:string-value="@rcf_md12_day2 = Run.create! race: @md12_day2,">
            <text:p>@rcf_md12_day2 = Run.create! race: @md12_day2,</text:p>
          </table:table-cell>
          <table:table-cell table:formula="of:=IF([.S62]&gt;0;CONCATENATE(&quot;                           times: '{ final: &quot;;[.S62];&quot; }'&quot;);&quot;                           times: ''&quot;)" office:value-type="string" office:string-value="                           times: '{ final: 3544.7 }'">
            <text:p><text:s text:c="27"/>times: '{ final: 3544.7 }'</text:p>
          </table:table-cell>
        </table:table-row>
        <table:table-row table:style-name="ro1">
          <table:table-cell table:formula="of:=[.A62]" office:value-type="string" office:string-value="MD12">
            <text:p>MD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15">
            <text:p>115</text:p>
          </table:table-cell>
          <table:table-cell table:style-name="ce1" office:value-type="string">
            <text:p>Alister</text:p>
          </table:table-cell>
          <table:table-cell table:style-name="ce1" office:value-type="string">
            <text:p>Dunlop</text:p>
          </table:table-cell>
          <table:table-cell table:style-name="ce1" office:value-type="string">
            <text:p>Scotland</text:p>
          </table:table-cell>
          <table:table-cell table:style-name="ce1" office:value-type="string">
            <text:p>4:11:49,0</text:p>
          </table:table-cell>
          <table:table-cell table:style-name="ce1" office:value-type="string">
            <text:p>01:37,6</text:p>
          </table:table-cell>
          <table:table-cell table:style-name="ce1" office:value-type="string">
            <text:p>10:11,4</text:p>
          </table:table-cell>
          <table:table-cell table:style-name="ce3" table:formula="of:=CONCATENATE(LOWER(LEFT([.D63]));LOWER(LEFT([.E63]));LOWER(LEFT([.F63])))" office:value-type="string" office:string-value="ads">
            <text:p>ads</text:p>
          </table:table-cell>
          <table:table-cell table:formula="of:=CONCATENATE(&quot;@&quot;;[.J63];&quot; ||= User.create! email: '&quot;;LOWER([.D63]);&quot;.&quot;;LOWER([.E63]);&quot;@example.com',&quot;)" office:value-type="string" office:string-value="@ads ||= User.create! email: 'alister.dunlop@example.com',">
            <text:p>@ads ||= User.create! email: 'alister.dunlop@example.com',</text:p>
          </table:table-cell>
          <table:table-cell table:style-name="ce4" table:formula="of:=CONCATENATE(&quot;                  password: '&quot;;[.D63];&quot;1234567',&quot;)" office:value-type="string" office:string-value="                  password: 'Alister1234567',">
            <text:p><text:s text:c="18"/>password: 'Alister1234567',</text:p>
          </table:table-cell>
          <table:table-cell table:style-name="ce4" table:formula="of:=CONCATENATE(&quot;                  password_confirmation: '&quot;;[.D63];&quot;1234567',&quot;)" office:value-type="string" office:string-value="                  password_confirmation: 'Alister1234567',">
            <text:p><text:s text:c="18"/>password_confirmation: 'Alister1234567',</text:p>
          </table:table-cell>
          <table:table-cell table:style-name="ce4" table:formula="of:=CONCATENATE(&quot;                  display_name: '&quot;;[.D63];&quot; &quot;;[.E63];&quot;',&quot;)" office:value-type="string" office:string-value="                  display_name: 'Alister Dunlop',">
            <text:p><text:s text:c="18"/>display_name: 'Alister Dunlop',</text:p>
          </table:table-cell>
          <table:table-cell table:style-name="ce4" table:formula="of:=CONCATENATE(&quot;                  nationality: :&quot;;LOWER([.F63]))" office:value-type="string" office:string-value="                  nationality: :scotland">
            <text:p><text:s text:c="18"/>nationality: :scotland</text:p>
          </table:table-cell>
          <table:table-cell/>
          <table:table-cell table:formula="of:=CONCATENATE(&quot;@&quot;;[.J63];&quot;_&quot;;LOWER([.A63]);&quot;_day&quot;)" office:value-type="string" office:string-value="@ads_md12_day">
            <text:p>@ads_md12_day</text:p>
          </table:table-cell>
          <table:table-cell table:formula="of:=IFERROR( VALUE(LEFT([.H63];2))*60+VALUE(MID(REPLACE([.H63];6;1;&quot;.&quot;);4;4)) ;0)" office:value-type="float" office:value="97.6">
            <text:p>97.6</text:p>
          </table:table-cell>
          <table:table-cell table:formula="of:=IFERROR( VALUE(LEFT([.I63];2))*60+VALUE(MID(REPLACE([.I63];6;1;&quot;.&quot;);4;4)) ;0)" office:value-type="float" office:value="611.4">
            <text:p>611.4</text:p>
          </table:table-cell>
          <table:table-cell table:formula="of:=CONCATENATE([.Q63];&quot;1 = Run.create! race: @&quot;;LOWER([.A63]);&quot;_day1,&quot;)" office:value-type="string" office:string-value="@ads_md12_day1 = Run.create! race: @md12_day1,">
            <text:p>@ads_md12_day1 = Run.create! race: @md12_day1,</text:p>
          </table:table-cell>
          <table:table-cell table:formula="of:=CONCATENATE(&quot;                           user: @&quot;;[.J63];&quot;,&quot;)" office:value-type="string" office:string-value="                           user: @ads,">
            <text:p><text:s text:c="27"/>user: @ads,</text:p>
          </table:table-cell>
          <table:table-cell table:formula="of:=CONCATENATE(&quot;                           number: '&quot;;[.C63];&quot;',&quot;)" office:value-type="string" office:string-value="                           number: '115',">
            <text:p><text:s text:c="27"/>number: '115',</text:p>
          </table:table-cell>
          <table:table-cell table:formula="of:=IF([.R63]&gt;0;CONCATENATE(&quot;                           times: '{ final: &quot;;[.R63];&quot; }'&quot;);&quot;                           times: ''&quot;)" office:value-type="string" office:string-value="                           times: '{ final: 97.6 }'">
            <text:p><text:s text:c="27"/>times: '{ final: 97.6 }'</text:p>
          </table:table-cell>
          <table:table-cell table:formula="of:=CONCATENATE([.Q63];&quot;2 = Run.create! race: @&quot;;LOWER([.A63]);&quot;_day2,&quot;)" office:value-type="string" office:string-value="@ads_md12_day2 = Run.create! race: @md12_day2,">
            <text:p>@ads_md12_day2 = Run.create! race: @md12_day2,</text:p>
          </table:table-cell>
          <table:table-cell table:formula="of:=IF([.S63]&gt;0;CONCATENATE(&quot;                           times: '{ final: &quot;;[.S63];&quot; }'&quot;);&quot;                           times: ''&quot;)" office:value-type="string" office:string-value="                           times: '{ final: 611.4 }'">
            <text:p><text:s text:c="27"/>times: '{ final: 611.4 }'</text:p>
          </table:table-cell>
        </table:table-row>
        <table:table-row table:style-name="ro1">
          <table:table-cell table:formula="of:=[.A63]" office:value-type="string" office:string-value="MD12">
            <text:p>MD12</text:p>
          </table:table-cell>
          <table:table-cell table:style-name="ce2"/>
          <table:table-cell table:style-name="ce1" office:value-type="float" office:value="116">
            <text:p>116</text:p>
          </table:table-cell>
          <table:table-cell table:style-name="ce1" office:value-type="string">
            <text:p>Panu</text:p>
          </table:table-cell>
          <table:table-cell table:style-name="ce1" office:value-type="string">
            <text:p>Sipilä</text:p>
          </table:table-cell>
          <table:table-cell table:style-name="ce1" office:value-type="string">
            <text:p>Finland</text:p>
          </table:table-cell>
          <table:table-cell table:style-name="ce1" office:value-type="string">
            <text:p>DNF</text:p>
          </table:table-cell>
          <table:table-cell table:style-name="ce1" office:value-type="string">
            <text:p>31:58,2</text:p>
          </table:table-cell>
          <table:table-cell table:style-name="ce1" office:value-type="string">
            <text:p>DNS</text:p>
          </table:table-cell>
          <table:table-cell table:style-name="ce3" table:formula="of:=CONCATENATE(LOWER(LEFT([.D64]));LOWER(LEFT([.E64]));LOWER(LEFT([.F64])))" office:value-type="string" office:string-value="psf">
            <text:p>psf</text:p>
          </table:table-cell>
          <table:table-cell table:formula="of:=CONCATENATE(&quot;@&quot;;[.J64];&quot; ||= User.create! email: '&quot;;LOWER([.D64]);&quot;.&quot;;LOWER([.E64]);&quot;@example.com',&quot;)" office:value-type="string" office:string-value="@psf ||= User.create! email: 'panu.sipilä@example.com',">
            <text:p>@psf ||= User.create! email: 'panu.sipilä@example.com',</text:p>
          </table:table-cell>
          <table:table-cell table:style-name="ce4" table:formula="of:=CONCATENATE(&quot;                  password: '&quot;;[.D64];&quot;1234567',&quot;)" office:value-type="string" office:string-value="                  password: 'Panu1234567',">
            <text:p><text:s text:c="18"/>password: 'Panu1234567',</text:p>
          </table:table-cell>
          <table:table-cell table:style-name="ce4" table:formula="of:=CONCATENATE(&quot;                  password_confirmation: '&quot;;[.D64];&quot;1234567',&quot;)" office:value-type="string" office:string-value="                  password_confirmation: 'Panu1234567',">
            <text:p><text:s text:c="18"/>password_confirmation: 'Panu1234567',</text:p>
          </table:table-cell>
          <table:table-cell table:style-name="ce4" table:formula="of:=CONCATENATE(&quot;                  display_name: '&quot;;[.D64];&quot; &quot;;[.E64];&quot;',&quot;)" office:value-type="string" office:string-value="                  display_name: 'Panu Sipilä',">
            <text:p><text:s text:c="18"/>display_name: 'Panu Sipilä',</text:p>
          </table:table-cell>
          <table:table-cell table:style-name="ce4" table:formula="of:=CONCATENATE(&quot;                  nationality: :&quot;;LOWER([.F64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64];&quot;_&quot;;LOWER([.A64]);&quot;_day&quot;)" office:value-type="string" office:string-value="@psf_md12_day">
            <text:p>@psf_md12_day</text:p>
          </table:table-cell>
          <table:table-cell table:formula="of:=IFERROR( VALUE(LEFT([.H64];2))*60+VALUE(MID(REPLACE([.H64];6;1;&quot;.&quot;);4;4)) ;0)" office:value-type="float" office:value="1918.2">
            <text:p>1918.2</text:p>
          </table:table-cell>
          <table:table-cell table:formula="of:=IFERROR( VALUE(LEFT([.I64];2))*60+VALUE(MID(REPLACE([.I64];6;1;&quot;.&quot;);4;4)) ;0)" office:value-type="float" office:value="0">
            <text:p>0</text:p>
          </table:table-cell>
          <table:table-cell table:formula="of:=CONCATENATE([.Q64];&quot;1 = Run.create! race: @&quot;;LOWER([.A64]);&quot;_day1,&quot;)" office:value-type="string" office:string-value="@psf_md12_day1 = Run.create! race: @md12_day1,">
            <text:p>@psf_md12_day1 = Run.create! race: @md12_day1,</text:p>
          </table:table-cell>
          <table:table-cell table:formula="of:=CONCATENATE(&quot;                           user: @&quot;;[.J64];&quot;,&quot;)" office:value-type="string" office:string-value="                           user: @psf,">
            <text:p><text:s text:c="27"/>user: @psf,</text:p>
          </table:table-cell>
          <table:table-cell table:formula="of:=CONCATENATE(&quot;                           number: '&quot;;[.C64];&quot;',&quot;)" office:value-type="string" office:string-value="                           number: '116',">
            <text:p><text:s text:c="27"/>number: '116',</text:p>
          </table:table-cell>
          <table:table-cell table:formula="of:=IF([.R64]&gt;0;CONCATENATE(&quot;                           times: '{ final: &quot;;[.R64];&quot; }'&quot;);&quot;                           times: ''&quot;)" office:value-type="string" office:string-value="                           times: '{ final: 1918.2 }'">
            <text:p><text:s text:c="27"/>times: '{ final: 1918.2 }'</text:p>
          </table:table-cell>
          <table:table-cell table:formula="of:=CONCATENATE([.Q64];&quot;2 = Run.create! race: @&quot;;LOWER([.A64]);&quot;_day2,&quot;)" office:value-type="string" office:string-value="@psf_md12_day2 = Run.create! race: @md12_day2,">
            <text:p>@psf_md12_day2 = Run.create! race: @md12_day2,</text:p>
          </table:table-cell>
          <table:table-cell table:formula="of:=IF([.S64]&gt;0;CONCATENATE(&quot;                           times: '{ final: &quot;;[.S64];&quot; }'&quot;);&quot;                           times: ''&quot;)" office:value-type="string" office:string-value="                           times: ''">
            <text:p><text:s text:c="27"/>times: ''</text:p>
          </table:table-cell>
        </table:table-row>
        <table:table-row table:style-name="ro1">
          <table:table-cell table:formula="of:=[.A64]" office:value-type="string" office:string-value="MD12">
            <text:p>MD12</text:p>
          </table:table-cell>
          <table:table-cell table:style-name="ce2"/>
          <table:table-cell table:style-name="ce1" office:value-type="float" office:value="114">
            <text:p>114</text:p>
          </table:table-cell>
          <table:table-cell table:style-name="ce1" office:value-type="string">
            <text:p>Rudi</text:p>
          </table:table-cell>
          <table:table-cell table:style-name="ce1" office:value-type="string">
            <text:p>Ropertz</text:p>
          </table:table-cell>
          <table:table-cell table:style-name="ce1" office:value-type="string">
            <text:p>Germany</text:p>
          </table:table-cell>
          <table:table-cell table:style-name="ce1" office:value-type="string">
            <text:p>DNF</text:p>
          </table:table-cell>
          <table:table-cell table:style-name="ce1" office:value-type="string">
            <text:p>48:17,1</text:p>
          </table:table-cell>
          <table:table-cell table:style-name="ce1" office:value-type="string">
            <text:p>DNS</text:p>
          </table:table-cell>
          <table:table-cell table:style-name="ce3" table:formula="of:=CONCATENATE(LOWER(LEFT([.D65]));LOWER(LEFT([.E65]));LOWER(LEFT([.F65])))" office:value-type="string" office:string-value="rrg">
            <text:p>rrg</text:p>
          </table:table-cell>
          <table:table-cell table:formula="of:=CONCATENATE(&quot;@&quot;;[.J65];&quot; ||= User.create! email: '&quot;;LOWER([.D65]);&quot;.&quot;;LOWER([.E65]);&quot;@example.com',&quot;)" office:value-type="string" office:string-value="@rrg ||= User.create! email: 'rudi.ropertz@example.com',">
            <text:p>@rrg ||= User.create! email: 'rudi.ropertz@example.com',</text:p>
          </table:table-cell>
          <table:table-cell table:style-name="ce4" table:formula="of:=CONCATENATE(&quot;                  password: '&quot;;[.D65];&quot;1234567',&quot;)" office:value-type="string" office:string-value="                  password: 'Rudi1234567',">
            <text:p><text:s text:c="18"/>password: 'Rudi1234567',</text:p>
          </table:table-cell>
          <table:table-cell table:style-name="ce4" table:formula="of:=CONCATENATE(&quot;                  password_confirmation: '&quot;;[.D65];&quot;1234567',&quot;)" office:value-type="string" office:string-value="                  password_confirmation: 'Rudi1234567',">
            <text:p><text:s text:c="18"/>password_confirmation: 'Rudi1234567',</text:p>
          </table:table-cell>
          <table:table-cell table:style-name="ce4" table:formula="of:=CONCATENATE(&quot;                  display_name: '&quot;;[.D65];&quot; &quot;;[.E65];&quot;',&quot;)" office:value-type="string" office:string-value="                  display_name: 'Rudi Ropertz',">
            <text:p><text:s text:c="18"/>display_name: 'Rudi Ropertz',</text:p>
          </table:table-cell>
          <table:table-cell table:style-name="ce4" table:formula="of:=CONCATENATE(&quot;                  nationality: :&quot;;LOWER([.F65]))" office:value-type="string" office:string-value="                  nationality: :germany">
            <text:p><text:s text:c="18"/>nationality: :germany</text:p>
          </table:table-cell>
          <table:table-cell/>
          <table:table-cell table:formula="of:=CONCATENATE(&quot;@&quot;;[.J65];&quot;_&quot;;LOWER([.A65]);&quot;_day&quot;)" office:value-type="string" office:string-value="@rrg_md12_day">
            <text:p>@rrg_md12_day</text:p>
          </table:table-cell>
          <table:table-cell table:formula="of:=IFERROR( VALUE(LEFT([.H65];2))*60+VALUE(MID(REPLACE([.H65];6;1;&quot;.&quot;);4;4)) ;0)" office:value-type="float" office:value="2897.1">
            <text:p>2897.1</text:p>
          </table:table-cell>
          <table:table-cell table:formula="of:=IFERROR( VALUE(LEFT([.I65];2))*60+VALUE(MID(REPLACE([.I65];6;1;&quot;.&quot;);4;4)) ;0)" office:value-type="float" office:value="0">
            <text:p>0</text:p>
          </table:table-cell>
          <table:table-cell table:formula="of:=CONCATENATE([.Q65];&quot;1 = Run.create! race: @&quot;;LOWER([.A65]);&quot;_day1,&quot;)" office:value-type="string" office:string-value="@rrg_md12_day1 = Run.create! race: @md12_day1,">
            <text:p>@rrg_md12_day1 = Run.create! race: @md12_day1,</text:p>
          </table:table-cell>
          <table:table-cell table:formula="of:=CONCATENATE(&quot;                           user: @&quot;;[.J65];&quot;,&quot;)" office:value-type="string" office:string-value="                           user: @rrg,">
            <text:p><text:s text:c="27"/>user: @rrg,</text:p>
          </table:table-cell>
          <table:table-cell table:formula="of:=CONCATENATE(&quot;                           number: '&quot;;[.C65];&quot;',&quot;)" office:value-type="string" office:string-value="                           number: '114',">
            <text:p><text:s text:c="27"/>number: '114',</text:p>
          </table:table-cell>
          <table:table-cell table:formula="of:=IF([.R65]&gt;0;CONCATENATE(&quot;                           times: '{ final: &quot;;[.R65];&quot; }'&quot;);&quot;                           times: ''&quot;)" office:value-type="string" office:string-value="                           times: '{ final: 2897.1 }'">
            <text:p><text:s text:c="27"/>times: '{ final: 2897.1 }'</text:p>
          </table:table-cell>
          <table:table-cell table:formula="of:=CONCATENATE([.Q65];&quot;2 = Run.create! race: @&quot;;LOWER([.A65]);&quot;_day2,&quot;)" office:value-type="string" office:string-value="@rrg_md12_day2 = Run.create! race: @md12_day2,">
            <text:p>@rrg_md12_day2 = Run.create! race: @md12_day2,</text:p>
          </table:table-cell>
          <table:table-cell table:formula="of:=IF([.S65]&gt;0;CONCATENATE(&quot;                           times: '{ final: &quot;;[.S65];&quot; }'&quot;);&quot;                           times: ''&quot;)" office:value-type="string" office:string-value="                           times: ''">
            <text:p><text:s text:c="27"/>times: ''</text:p>
          </table:table-cell>
        </table:table-row>
        <table:table-row table:style-name="ro1">
          <table:table-cell table:formula="of:=[.A65]" office:value-type="string" office:string-value="MD12">
            <text:p>MD12</text:p>
          </table:table-cell>
          <table:table-cell table:style-name="ce2"/>
          <table:table-cell table:style-name="ce1" office:value-type="float" office:value="113">
            <text:p>113</text:p>
          </table:table-cell>
          <table:table-cell table:style-name="ce1" office:value-type="string">
            <text:p>Pavel</text:p>
          </table:table-cell>
          <table:table-cell table:style-name="ce1" office:value-type="string">
            <text:p>Pfeifer</text:p>
          </table:table-cell>
          <table:table-cell table:style-name="ce1" office:value-type="string">
            <text:p>CzechRepublic</text:p>
          </table:table-cell>
          <table:table-cell table:style-name="ce1" office:value-type="string">
            <text:p>DNS</text:p>
          </table:table-cell>
          <table:table-cell table:number-columns-repeated="2"/>
          <table:table-cell table:style-name="ce3" table:formula="of:=CONCATENATE(LOWER(LEFT([.D66]));LOWER(LEFT([.E66]));LOWER(LEFT([.F66])))" office:value-type="string" office:string-value="ppc">
            <text:p>ppc</text:p>
          </table:table-cell>
          <table:table-cell table:formula="of:=CONCATENATE(&quot;@&quot;;[.J66];&quot; ||= User.create! email: '&quot;;LOWER([.D66]);&quot;.&quot;;LOWER([.E66]);&quot;@example.com',&quot;)" office:value-type="string" office:string-value="@ppc ||= User.create! email: 'pavel.pfeifer@example.com',">
            <text:p>@ppc ||= User.create! email: 'pavel.pfeifer@example.com',</text:p>
          </table:table-cell>
          <table:table-cell table:style-name="ce4" table:formula="of:=CONCATENATE(&quot;                  password: '&quot;;[.D66];&quot;1234567',&quot;)" office:value-type="string" office:string-value="                  password: 'Pavel1234567',">
            <text:p><text:s text:c="18"/>password: 'Pavel1234567',</text:p>
          </table:table-cell>
          <table:table-cell table:style-name="ce4" table:formula="of:=CONCATENATE(&quot;                  password_confirmation: '&quot;;[.D66];&quot;1234567',&quot;)" office:value-type="string" office:string-value="                  password_confirmation: 'Pavel1234567',">
            <text:p><text:s text:c="18"/>password_confirmation: 'Pavel1234567',</text:p>
          </table:table-cell>
          <table:table-cell table:style-name="ce4" table:formula="of:=CONCATENATE(&quot;                  display_name: '&quot;;[.D66];&quot; &quot;;[.E66];&quot;',&quot;)" office:value-type="string" office:string-value="                  display_name: 'Pavel Pfeifer',">
            <text:p><text:s text:c="18"/>display_name: 'Pavel Pfeifer',</text:p>
          </table:table-cell>
          <table:table-cell table:style-name="ce4" table:formula="of:=CONCATENATE(&quot;                  nationality: :&quot;;LOWER([.F66]))" office:value-type="string" office:string-value="                  nationality: :czechrepublic">
            <text:p><text:s text:c="18"/>nationality: :czechrepublic</text:p>
          </table:table-cell>
          <table:table-cell/>
          <table:table-cell table:formula="of:=CONCATENATE(&quot;@&quot;;[.J66];&quot;_&quot;;LOWER([.A66]);&quot;_day&quot;)" office:value-type="string" office:string-value="@ppc_md12_day">
            <text:p>@ppc_md12_day</text:p>
          </table:table-cell>
          <table:table-cell table:formula="of:=IFERROR( VALUE(LEFT([.H66];2))*60+VALUE(MID(REPLACE([.H66];6;1;&quot;.&quot;);4;4)) ;0)" office:value-type="float" office:value="0">
            <text:p>0</text:p>
          </table:table-cell>
          <table:table-cell table:formula="of:=IFERROR( VALUE(LEFT([.I66];2))*60+VALUE(MID(REPLACE([.I66];6;1;&quot;.&quot;);4;4)) ;0)" office:value-type="float" office:value="0">
            <text:p>0</text:p>
          </table:table-cell>
          <table:table-cell table:formula="of:=CONCATENATE([.Q66];&quot;1 = Run.create! race: @&quot;;LOWER([.A66]);&quot;_day1,&quot;)" office:value-type="string" office:string-value="@ppc_md12_day1 = Run.create! race: @md12_day1,">
            <text:p>@ppc_md12_day1 = Run.create! race: @md12_day1,</text:p>
          </table:table-cell>
          <table:table-cell table:formula="of:=CONCATENATE(&quot;                           user: @&quot;;[.J66];&quot;,&quot;)" office:value-type="string" office:string-value="                           user: @ppc,">
            <text:p><text:s text:c="27"/>user: @ppc,</text:p>
          </table:table-cell>
          <table:table-cell table:formula="of:=CONCATENATE(&quot;                           number: '&quot;;[.C66];&quot;',&quot;)" office:value-type="string" office:string-value="                           number: '113',">
            <text:p><text:s text:c="27"/>number: '113',</text:p>
          </table:table-cell>
          <table:table-cell table:formula="of:=IF([.R66]&gt;0;CONCATENATE(&quot;                           times: '{ final: &quot;;[.R66];&quot; }'&quot;);&quot;                           times: ''&quot;)" office:value-type="string" office:string-value="                           times: ''">
            <text:p><text:s text:c="27"/>times: ''</text:p>
          </table:table-cell>
          <table:table-cell table:formula="of:=CONCATENATE([.Q66];&quot;2 = Run.create! race: @&quot;;LOWER([.A66]);&quot;_day2,&quot;)" office:value-type="string" office:string-value="@ppc_md12_day2 = Run.create! race: @md12_day2,">
            <text:p>@ppc_md12_day2 = Run.create! race: @md12_day2,</text:p>
          </table:table-cell>
          <table:table-cell table:formula="of:=IF([.S66]&gt;0;CONCATENATE(&quot;                           times: '{ final: &quot;;[.S66];&quot; }'&quot;);&quot;                           times: ''&quot;)" office:value-type="string" office:string-value="                           times: ''">
            <text:p><text:s text:c="27"/>times: ''</text:p>
          </table:table-cell>
        </table:table-row>
        <table:table-row table:style-name="ro1">
          <table:table-cell office:value-type="string">
            <text:p>MD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19">
            <text:p>119</text:p>
          </table:table-cell>
          <table:table-cell table:style-name="ce1" office:value-type="string">
            <text:p>Pauliina</text:p>
          </table:table-cell>
          <table:table-cell table:style-name="ce1" office:value-type="string">
            <text:p>Kiiski</text:p>
          </table:table-cell>
          <table:table-cell table:style-name="ce1" office:value-type="string">
            <text:p>Finland</text:p>
          </table:table-cell>
          <table:table-cell table:style-name="ce1" office:value-type="string">
            <text:p>3:50:04,5</text:p>
          </table:table-cell>
          <table:table-cell table:style-name="ce1" office:value-type="string">
            <text:p>50:27,6</text:p>
          </table:table-cell>
          <table:table-cell table:style-name="ce1" office:value-type="string">
            <text:p>59:36,9</text:p>
          </table:table-cell>
          <table:table-cell table:style-name="ce3" table:formula="of:=CONCATENATE(LOWER(LEFT([.D67]));LOWER(LEFT([.E67]));LOWER(LEFT([.F67])))" office:value-type="string" office:string-value="pkf">
            <text:p>pkf</text:p>
          </table:table-cell>
          <table:table-cell table:formula="of:=CONCATENATE(&quot;@&quot;;[.J67];&quot; ||= User.create! email: '&quot;;LOWER([.D67]);&quot;.&quot;;LOWER([.E67]);&quot;@example.com',&quot;)" office:value-type="string" office:string-value="@pkf ||= User.create! email: 'pauliina.kiiski@example.com',">
            <text:p>@pkf ||= User.create! email: 'pauliina.kiiski@example.com',</text:p>
          </table:table-cell>
          <table:table-cell table:style-name="ce4" table:formula="of:=CONCATENATE(&quot;                  password: '&quot;;[.D67];&quot;1234567',&quot;)" office:value-type="string" office:string-value="                  password: 'Pauliina1234567',">
            <text:p><text:s text:c="18"/>password: 'Pauliina1234567',</text:p>
          </table:table-cell>
          <table:table-cell table:style-name="ce4" table:formula="of:=CONCATENATE(&quot;                  password_confirmation: '&quot;;[.D67];&quot;1234567',&quot;)" office:value-type="string" office:string-value="                  password_confirmation: 'Pauliina1234567',">
            <text:p><text:s text:c="18"/>password_confirmation: 'Pauliina1234567',</text:p>
          </table:table-cell>
          <table:table-cell table:style-name="ce4" table:formula="of:=CONCATENATE(&quot;                  display_name: '&quot;;[.D67];&quot; &quot;;[.E67];&quot;',&quot;)" office:value-type="string" office:string-value="                  display_name: 'Pauliina Kiiski',">
            <text:p><text:s text:c="18"/>display_name: 'Pauliina Kiiski',</text:p>
          </table:table-cell>
          <table:table-cell table:style-name="ce4" table:formula="of:=CONCATENATE(&quot;                  nationality: :&quot;;LOWER([.F67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67];&quot;_&quot;;LOWER([.A67]);&quot;_day&quot;)" office:value-type="string" office:string-value="@pkf_md6_day">
            <text:p>@pkf_md6_day</text:p>
          </table:table-cell>
          <table:table-cell table:formula="of:=IFERROR( VALUE(LEFT([.H67];2))*60+VALUE(MID(REPLACE([.H67];6;1;&quot;.&quot;);4;4)) ;0)" office:value-type="float" office:value="3027.6">
            <text:p>3027.6</text:p>
          </table:table-cell>
          <table:table-cell table:formula="of:=IFERROR( VALUE(LEFT([.I67];2))*60+VALUE(MID(REPLACE([.I67];6;1;&quot;.&quot;);4;4)) ;0)" office:value-type="float" office:value="3576.9">
            <text:p>3576.9</text:p>
          </table:table-cell>
          <table:table-cell table:formula="of:=CONCATENATE([.Q67];&quot;1 = Run.create! race: @&quot;;LOWER([.A67]);&quot;_day1,&quot;)" office:value-type="string" office:string-value="@pkf_md6_day1 = Run.create! race: @md6_day1,">
            <text:p>@pkf_md6_day1 = Run.create! race: @md6_day1,</text:p>
          </table:table-cell>
          <table:table-cell table:formula="of:=CONCATENATE(&quot;                           user: @&quot;;[.J67];&quot;,&quot;)" office:value-type="string" office:string-value="                           user: @pkf,">
            <text:p><text:s text:c="27"/>user: @pkf,</text:p>
          </table:table-cell>
          <table:table-cell table:formula="of:=CONCATENATE(&quot;                           number: '&quot;;[.C67];&quot;',&quot;)" office:value-type="string" office:string-value="                           number: '119',">
            <text:p><text:s text:c="27"/>number: '119',</text:p>
          </table:table-cell>
          <table:table-cell table:formula="of:=IF([.R67]&gt;0;CONCATENATE(&quot;                           times: '{ final: &quot;;[.R67];&quot; }'&quot;);&quot;                           times: ''&quot;)" office:value-type="string" office:string-value="                           times: '{ final: 3027.6 }'">
            <text:p><text:s text:c="27"/>times: '{ final: 3027.6 }'</text:p>
          </table:table-cell>
          <table:table-cell table:formula="of:=CONCATENATE([.Q67];&quot;2 = Run.create! race: @&quot;;LOWER([.A67]);&quot;_day2,&quot;)" office:value-type="string" office:string-value="@pkf_md6_day2 = Run.create! race: @md6_day2,">
            <text:p>@pkf_md6_day2 = Run.create! race: @md6_day2,</text:p>
          </table:table-cell>
          <table:table-cell table:formula="of:=IF([.S67]&gt;0;CONCATENATE(&quot;                           times: '{ final: &quot;;[.S67];&quot; }'&quot;);&quot;                           times: ''&quot;)" office:value-type="string" office:string-value="                           times: '{ final: 3576.9 }'">
            <text:p><text:s text:c="27"/>times: '{ final: 3576.9 }'</text:p>
          </table:table-cell>
        </table:table-row>
        <table:table-row table:style-name="ro1">
          <table:table-cell table:formula="of:=[.A67]" office:value-type="string" office:string-value="MD6">
            <text:p>MD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23">
            <text:p>123</text:p>
          </table:table-cell>
          <table:table-cell table:style-name="ce1" office:value-type="string">
            <text:p>Aleksandr</text:p>
          </table:table-cell>
          <table:table-cell table:style-name="ce1" office:value-type="string">
            <text:p>Stoliarov</text:p>
          </table:table-cell>
          <table:table-cell table:style-name="ce1" office:value-type="string">
            <text:p>Russia</text:p>
          </table:table-cell>
          <table:table-cell table:style-name="ce1" office:value-type="string">
            <text:p>4:03:07,7</text:p>
          </table:table-cell>
          <table:table-cell table:style-name="ce1" office:value-type="string">
            <text:p>55:53,2</text:p>
          </table:table-cell>
          <table:table-cell table:style-name="ce1" office:value-type="string">
            <text:p>07:14,5</text:p>
          </table:table-cell>
          <table:table-cell table:style-name="ce3" table:formula="of:=CONCATENATE(LOWER(LEFT([.D68]));LOWER(LEFT([.E68]));LOWER(LEFT([.F68])))" office:value-type="string" office:string-value="asr">
            <text:p>asr</text:p>
          </table:table-cell>
          <table:table-cell table:formula="of:=CONCATENATE(&quot;@&quot;;[.J68];&quot; ||= User.create! email: '&quot;;LOWER([.D68]);&quot;.&quot;;LOWER([.E68]);&quot;@example.com',&quot;)" office:value-type="string" office:string-value="@asr ||= User.create! email: 'aleksandr.stoliarov@example.com',">
            <text:p>@asr ||= User.create! email: 'aleksandr.stoliarov@example.com',</text:p>
          </table:table-cell>
          <table:table-cell table:style-name="ce4" table:formula="of:=CONCATENATE(&quot;                  password: '&quot;;[.D68];&quot;1234567',&quot;)" office:value-type="string" office:string-value="                  password: 'Aleksandr1234567',">
            <text:p><text:s text:c="18"/>password: 'Aleksandr1234567',</text:p>
          </table:table-cell>
          <table:table-cell table:style-name="ce4" table:formula="of:=CONCATENATE(&quot;                  password_confirmation: '&quot;;[.D68];&quot;1234567',&quot;)" office:value-type="string" office:string-value="                  password_confirmation: 'Aleksandr1234567',">
            <text:p><text:s text:c="18"/>password_confirmation: 'Aleksandr1234567',</text:p>
          </table:table-cell>
          <table:table-cell table:style-name="ce4" table:formula="of:=CONCATENATE(&quot;                  display_name: '&quot;;[.D68];&quot; &quot;;[.E68];&quot;',&quot;)" office:value-type="string" office:string-value="                  display_name: 'Aleksandr Stoliarov',">
            <text:p><text:s text:c="18"/>display_name: 'Aleksandr Stoliarov',</text:p>
          </table:table-cell>
          <table:table-cell table:style-name="ce4" table:formula="of:=CONCATENATE(&quot;                  nationality: :&quot;;LOWER([.F68]))" office:value-type="string" office:string-value="                  nationality: :russia">
            <text:p><text:s text:c="18"/>nationality: :russia</text:p>
          </table:table-cell>
          <table:table-cell/>
          <table:table-cell table:formula="of:=CONCATENATE(&quot;@&quot;;[.J68];&quot;_&quot;;LOWER([.A68]);&quot;_day&quot;)" office:value-type="string" office:string-value="@asr_md6_day">
            <text:p>@asr_md6_day</text:p>
          </table:table-cell>
          <table:table-cell table:formula="of:=IFERROR( VALUE(LEFT([.H68];2))*60+VALUE(MID(REPLACE([.H68];6;1;&quot;.&quot;);4;4)) ;0)" office:value-type="float" office:value="3353.2">
            <text:p>3353.2</text:p>
          </table:table-cell>
          <table:table-cell table:formula="of:=IFERROR( VALUE(LEFT([.I68];2))*60+VALUE(MID(REPLACE([.I68];6;1;&quot;.&quot;);4;4)) ;0)" office:value-type="float" office:value="434.5">
            <text:p>434.5</text:p>
          </table:table-cell>
          <table:table-cell table:formula="of:=CONCATENATE([.Q68];&quot;1 = Run.create! race: @&quot;;LOWER([.A68]);&quot;_day1,&quot;)" office:value-type="string" office:string-value="@asr_md6_day1 = Run.create! race: @md6_day1,">
            <text:p>@asr_md6_day1 = Run.create! race: @md6_day1,</text:p>
          </table:table-cell>
          <table:table-cell table:formula="of:=CONCATENATE(&quot;                           user: @&quot;;[.J68];&quot;,&quot;)" office:value-type="string" office:string-value="                           user: @asr,">
            <text:p><text:s text:c="27"/>user: @asr,</text:p>
          </table:table-cell>
          <table:table-cell table:formula="of:=CONCATENATE(&quot;                           number: '&quot;;[.C68];&quot;',&quot;)" office:value-type="string" office:string-value="                           number: '123',">
            <text:p><text:s text:c="27"/>number: '123',</text:p>
          </table:table-cell>
          <table:table-cell table:formula="of:=IF([.R68]&gt;0;CONCATENATE(&quot;                           times: '{ final: &quot;;[.R68];&quot; }'&quot;);&quot;                           times: ''&quot;)" office:value-type="string" office:string-value="                           times: '{ final: 3353.2 }'">
            <text:p><text:s text:c="27"/>times: '{ final: 3353.2 }'</text:p>
          </table:table-cell>
          <table:table-cell table:formula="of:=CONCATENATE([.Q68];&quot;2 = Run.create! race: @&quot;;LOWER([.A68]);&quot;_day2,&quot;)" office:value-type="string" office:string-value="@asr_md6_day2 = Run.create! race: @md6_day2,">
            <text:p>@asr_md6_day2 = Run.create! race: @md6_day2,</text:p>
          </table:table-cell>
          <table:table-cell table:formula="of:=IF([.S68]&gt;0;CONCATENATE(&quot;                           times: '{ final: &quot;;[.S68];&quot; }'&quot;);&quot;                           times: ''&quot;)" office:value-type="string" office:string-value="                           times: '{ final: 434.5 }'">
            <text:p><text:s text:c="27"/>times: '{ final: 434.5 }'</text:p>
          </table:table-cell>
        </table:table-row>
        <table:table-row table:style-name="ro1">
          <table:table-cell table:formula="of:=[.A68]" office:value-type="string" office:string-value="MD6">
            <text:p>MD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20">
            <text:p>120</text:p>
          </table:table-cell>
          <table:table-cell table:style-name="ce1" office:value-type="string">
            <text:p>Martin</text:p>
          </table:table-cell>
          <table:table-cell table:style-name="ce1" office:value-type="string">
            <text:p>Vrtel</text:p>
          </table:table-cell>
          <table:table-cell table:style-name="ce1" office:value-type="string">
            <text:p>CzechRepublic</text:p>
          </table:table-cell>
          <table:table-cell table:style-name="ce1" office:value-type="string">
            <text:p>4:04:20,2</text:p>
          </table:table-cell>
          <table:table-cell table:style-name="ce1" office:value-type="string">
            <text:p>55:01,0</text:p>
          </table:table-cell>
          <table:table-cell table:style-name="ce1" office:value-type="string">
            <text:p>09:19,2</text:p>
          </table:table-cell>
          <table:table-cell table:style-name="ce3" table:formula="of:=CONCATENATE(LOWER(LEFT([.D69]));LOWER(LEFT([.E69]));LOWER(LEFT([.F69])))" office:value-type="string" office:string-value="mvc">
            <text:p>mvc</text:p>
          </table:table-cell>
          <table:table-cell table:formula="of:=CONCATENATE(&quot;@&quot;;[.J69];&quot; ||= User.create! email: '&quot;;LOWER([.D69]);&quot;.&quot;;LOWER([.E69]);&quot;@example.com',&quot;)" office:value-type="string" office:string-value="@mvc ||= User.create! email: 'martin.vrtel@example.com',">
            <text:p>@mvc ||= User.create! email: 'martin.vrtel@example.com',</text:p>
          </table:table-cell>
          <table:table-cell table:style-name="ce4" table:formula="of:=CONCATENATE(&quot;                  password: '&quot;;[.D69];&quot;1234567',&quot;)" office:value-type="string" office:string-value="                  password: 'Martin1234567',">
            <text:p><text:s text:c="18"/>password: 'Martin1234567',</text:p>
          </table:table-cell>
          <table:table-cell table:style-name="ce4" table:formula="of:=CONCATENATE(&quot;                  password_confirmation: '&quot;;[.D69];&quot;1234567',&quot;)" office:value-type="string" office:string-value="                  password_confirmation: 'Martin1234567',">
            <text:p><text:s text:c="18"/>password_confirmation: 'Martin1234567',</text:p>
          </table:table-cell>
          <table:table-cell table:style-name="ce4" table:formula="of:=CONCATENATE(&quot;                  display_name: '&quot;;[.D69];&quot; &quot;;[.E69];&quot;',&quot;)" office:value-type="string" office:string-value="                  display_name: 'Martin Vrtel',">
            <text:p><text:s text:c="18"/>display_name: 'Martin Vrtel',</text:p>
          </table:table-cell>
          <table:table-cell table:style-name="ce4" table:formula="of:=CONCATENATE(&quot;                  nationality: :&quot;;LOWER([.F69]))" office:value-type="string" office:string-value="                  nationality: :czechrepublic">
            <text:p><text:s text:c="18"/>nationality: :czechrepublic</text:p>
          </table:table-cell>
          <table:table-cell/>
          <table:table-cell table:formula="of:=CONCATENATE(&quot;@&quot;;[.J69];&quot;_&quot;;LOWER([.A69]);&quot;_day&quot;)" office:value-type="string" office:string-value="@mvc_md6_day">
            <text:p>@mvc_md6_day</text:p>
          </table:table-cell>
          <table:table-cell table:formula="of:=IFERROR( VALUE(LEFT([.H69];2))*60+VALUE(MID(REPLACE([.H69];6;1;&quot;.&quot;);4;4)) ;0)" office:value-type="float" office:value="3301">
            <text:p>3301</text:p>
          </table:table-cell>
          <table:table-cell table:formula="of:=IFERROR( VALUE(LEFT([.I69];2))*60+VALUE(MID(REPLACE([.I69];6;1;&quot;.&quot;);4;4)) ;0)" office:value-type="float" office:value="559.2">
            <text:p>559.2</text:p>
          </table:table-cell>
          <table:table-cell table:formula="of:=CONCATENATE([.Q69];&quot;1 = Run.create! race: @&quot;;LOWER([.A69]);&quot;_day1,&quot;)" office:value-type="string" office:string-value="@mvc_md6_day1 = Run.create! race: @md6_day1,">
            <text:p>@mvc_md6_day1 = Run.create! race: @md6_day1,</text:p>
          </table:table-cell>
          <table:table-cell table:formula="of:=CONCATENATE(&quot;                           user: @&quot;;[.J69];&quot;,&quot;)" office:value-type="string" office:string-value="                           user: @mvc,">
            <text:p><text:s text:c="27"/>user: @mvc,</text:p>
          </table:table-cell>
          <table:table-cell table:formula="of:=CONCATENATE(&quot;                           number: '&quot;;[.C69];&quot;',&quot;)" office:value-type="string" office:string-value="                           number: '120',">
            <text:p><text:s text:c="27"/>number: '120',</text:p>
          </table:table-cell>
          <table:table-cell table:formula="of:=IF([.R69]&gt;0;CONCATENATE(&quot;                           times: '{ final: &quot;;[.R69];&quot; }'&quot;);&quot;                           times: ''&quot;)" office:value-type="string" office:string-value="                           times: '{ final: 3301 }'">
            <text:p><text:s text:c="27"/>times: '{ final: 3301 }'</text:p>
          </table:table-cell>
          <table:table-cell table:formula="of:=CONCATENATE([.Q69];&quot;2 = Run.create! race: @&quot;;LOWER([.A69]);&quot;_day2,&quot;)" office:value-type="string" office:string-value="@mvc_md6_day2 = Run.create! race: @md6_day2,">
            <text:p>@mvc_md6_day2 = Run.create! race: @md6_day2,</text:p>
          </table:table-cell>
          <table:table-cell table:formula="of:=IF([.S69]&gt;0;CONCATENATE(&quot;                           times: '{ final: &quot;;[.S69];&quot; }'&quot;);&quot;                           times: ''&quot;)" office:value-type="string" office:string-value="                           times: '{ final: 559.2 }'">
            <text:p><text:s text:c="27"/>times: '{ final: 559.2 }'</text:p>
          </table:table-cell>
        </table:table-row>
        <table:table-row table:style-name="ro1">
          <table:table-cell table:formula="of:=[.A69]" office:value-type="string" office:string-value="MD6">
            <text:p>MD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2">
            <text:p>122</text:p>
          </table:table-cell>
          <table:table-cell table:style-name="ce1" office:value-type="string">
            <text:p>Grzegorz</text:p>
          </table:table-cell>
          <table:table-cell table:style-name="ce1" office:value-type="string">
            <text:p>Burzynski</text:p>
          </table:table-cell>
          <table:table-cell table:style-name="ce1" office:value-type="string">
            <text:p>Poland</text:p>
          </table:table-cell>
          <table:table-cell table:style-name="ce1" office:value-type="string">
            <text:p>4:15:38,9</text:p>
          </table:table-cell>
          <table:table-cell table:style-name="ce1" office:value-type="string">
            <text:p>01:10,4</text:p>
          </table:table-cell>
          <table:table-cell table:style-name="ce1" office:value-type="string">
            <text:p>14:28,5</text:p>
          </table:table-cell>
          <table:table-cell table:style-name="ce3" table:formula="of:=CONCATENATE(LOWER(LEFT([.D70]));LOWER(LEFT([.E70]));LOWER(LEFT([.F70])))" office:value-type="string" office:string-value="gbp">
            <text:p>gbp</text:p>
          </table:table-cell>
          <table:table-cell table:formula="of:=CONCATENATE(&quot;@&quot;;[.J70];&quot; ||= User.create! email: '&quot;;LOWER([.D70]);&quot;.&quot;;LOWER([.E70]);&quot;@example.com',&quot;)" office:value-type="string" office:string-value="@gbp ||= User.create! email: 'grzegorz.burzynski@example.com',">
            <text:p>@gbp ||= User.create! email: 'grzegorz.burzynski@example.com',</text:p>
          </table:table-cell>
          <table:table-cell table:style-name="ce4" table:formula="of:=CONCATENATE(&quot;                  password: '&quot;;[.D70];&quot;1234567',&quot;)" office:value-type="string" office:string-value="                  password: 'Grzegorz1234567',">
            <text:p><text:s text:c="18"/>password: 'Grzegorz1234567',</text:p>
          </table:table-cell>
          <table:table-cell table:style-name="ce4" table:formula="of:=CONCATENATE(&quot;                  password_confirmation: '&quot;;[.D70];&quot;1234567',&quot;)" office:value-type="string" office:string-value="                  password_confirmation: 'Grzegorz1234567',">
            <text:p><text:s text:c="18"/>password_confirmation: 'Grzegorz1234567',</text:p>
          </table:table-cell>
          <table:table-cell table:style-name="ce4" table:formula="of:=CONCATENATE(&quot;                  display_name: '&quot;;[.D70];&quot; &quot;;[.E70];&quot;',&quot;)" office:value-type="string" office:string-value="                  display_name: 'Grzegorz Burzynski',">
            <text:p><text:s text:c="18"/>display_name: 'Grzegorz Burzynski',</text:p>
          </table:table-cell>
          <table:table-cell table:style-name="ce4" table:formula="of:=CONCATENATE(&quot;                  nationality: :&quot;;LOWER([.F70]))" office:value-type="string" office:string-value="                  nationality: :poland">
            <text:p><text:s text:c="18"/>nationality: :poland</text:p>
          </table:table-cell>
          <table:table-cell/>
          <table:table-cell table:formula="of:=CONCATENATE(&quot;@&quot;;[.J70];&quot;_&quot;;LOWER([.A70]);&quot;_day&quot;)" office:value-type="string" office:string-value="@gbp_md6_day">
            <text:p>@gbp_md6_day</text:p>
          </table:table-cell>
          <table:table-cell table:formula="of:=IFERROR( VALUE(LEFT([.H70];2))*60+VALUE(MID(REPLACE([.H70];6;1;&quot;.&quot;);4;4)) ;0)" office:value-type="float" office:value="70.4">
            <text:p>70.4</text:p>
          </table:table-cell>
          <table:table-cell table:formula="of:=IFERROR( VALUE(LEFT([.I70];2))*60+VALUE(MID(REPLACE([.I70];6;1;&quot;.&quot;);4;4)) ;0)" office:value-type="float" office:value="868.5">
            <text:p>868.5</text:p>
          </table:table-cell>
          <table:table-cell table:formula="of:=CONCATENATE([.Q70];&quot;1 = Run.create! race: @&quot;;LOWER([.A70]);&quot;_day1,&quot;)" office:value-type="string" office:string-value="@gbp_md6_day1 = Run.create! race: @md6_day1,">
            <text:p>@gbp_md6_day1 = Run.create! race: @md6_day1,</text:p>
          </table:table-cell>
          <table:table-cell table:formula="of:=CONCATENATE(&quot;                           user: @&quot;;[.J70];&quot;,&quot;)" office:value-type="string" office:string-value="                           user: @gbp,">
            <text:p><text:s text:c="27"/>user: @gbp,</text:p>
          </table:table-cell>
          <table:table-cell table:formula="of:=CONCATENATE(&quot;                           number: '&quot;;[.C70];&quot;',&quot;)" office:value-type="string" office:string-value="                           number: '122',">
            <text:p><text:s text:c="27"/>number: '122',</text:p>
          </table:table-cell>
          <table:table-cell table:formula="of:=IF([.R70]&gt;0;CONCATENATE(&quot;                           times: '{ final: &quot;;[.R70];&quot; }'&quot;);&quot;                           times: ''&quot;)" office:value-type="string" office:string-value="                           times: '{ final: 70.4 }'">
            <text:p><text:s text:c="27"/>times: '{ final: 70.4 }'</text:p>
          </table:table-cell>
          <table:table-cell table:formula="of:=CONCATENATE([.Q70];&quot;2 = Run.create! race: @&quot;;LOWER([.A70]);&quot;_day2,&quot;)" office:value-type="string" office:string-value="@gbp_md6_day2 = Run.create! race: @md6_day2,">
            <text:p>@gbp_md6_day2 = Run.create! race: @md6_day2,</text:p>
          </table:table-cell>
          <table:table-cell table:formula="of:=IF([.S70]&gt;0;CONCATENATE(&quot;                           times: '{ final: &quot;;[.S70];&quot; }'&quot;);&quot;                           times: ''&quot;)" office:value-type="string" office:string-value="                           times: '{ final: 868.5 }'">
            <text:p><text:s text:c="27"/>times: '{ final: 868.5 }'</text:p>
          </table:table-cell>
        </table:table-row>
        <table:table-row table:style-name="ro1">
          <table:table-cell table:formula="of:=[.A70]" office:value-type="string" office:string-value="MD6">
            <text:p>MD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26">
            <text:p>126</text:p>
          </table:table-cell>
          <table:table-cell table:style-name="ce1" office:value-type="string">
            <text:p>Horst</text:p>
          </table:table-cell>
          <table:table-cell table:style-name="ce1" office:value-type="string">
            <text:p>Maas</text:p>
          </table:table-cell>
          <table:table-cell table:style-name="ce1" office:value-type="string">
            <text:p>Austria</text:p>
          </table:table-cell>
          <table:table-cell table:style-name="ce1" office:value-type="string">
            <text:p>4:16:05,7</text:p>
          </table:table-cell>
          <table:table-cell table:style-name="ce1" office:value-type="string">
            <text:p>06:08,8</text:p>
          </table:table-cell>
          <table:table-cell table:style-name="ce1" office:value-type="string">
            <text:p>09:56,9</text:p>
          </table:table-cell>
          <table:table-cell table:style-name="ce3" table:formula="of:=CONCATENATE(LOWER(LEFT([.D71]));LOWER(LEFT([.E71]));LOWER(LEFT([.F71])))" office:value-type="string" office:string-value="hma">
            <text:p>hma</text:p>
          </table:table-cell>
          <table:table-cell table:formula="of:=CONCATENATE(&quot;@&quot;;[.J71];&quot; ||= User.create! email: '&quot;;LOWER([.D71]);&quot;.&quot;;LOWER([.E71]);&quot;@example.com',&quot;)" office:value-type="string" office:string-value="@hma ||= User.create! email: 'horst.maas@example.com',">
            <text:p>@hma ||= User.create! email: 'horst.maas@example.com',</text:p>
          </table:table-cell>
          <table:table-cell table:style-name="ce4" table:formula="of:=CONCATENATE(&quot;                  password: '&quot;;[.D71];&quot;1234567',&quot;)" office:value-type="string" office:string-value="                  password: 'Horst1234567',">
            <text:p><text:s text:c="18"/>password: 'Horst1234567',</text:p>
          </table:table-cell>
          <table:table-cell table:style-name="ce4" table:formula="of:=CONCATENATE(&quot;                  password_confirmation: '&quot;;[.D71];&quot;1234567',&quot;)" office:value-type="string" office:string-value="                  password_confirmation: 'Horst1234567',">
            <text:p><text:s text:c="18"/>password_confirmation: 'Horst1234567',</text:p>
          </table:table-cell>
          <table:table-cell table:style-name="ce4" table:formula="of:=CONCATENATE(&quot;                  display_name: '&quot;;[.D71];&quot; &quot;;[.E71];&quot;',&quot;)" office:value-type="string" office:string-value="                  display_name: 'Horst Maas',">
            <text:p><text:s text:c="18"/>display_name: 'Horst Maas',</text:p>
          </table:table-cell>
          <table:table-cell table:style-name="ce4" table:formula="of:=CONCATENATE(&quot;                  nationality: :&quot;;LOWER([.F71]))" office:value-type="string" office:string-value="                  nationality: :austria">
            <text:p><text:s text:c="18"/>nationality: :austria</text:p>
          </table:table-cell>
          <table:table-cell/>
          <table:table-cell table:formula="of:=CONCATENATE(&quot;@&quot;;[.J71];&quot;_&quot;;LOWER([.A71]);&quot;_day&quot;)" office:value-type="string" office:string-value="@hma_md6_day">
            <text:p>@hma_md6_day</text:p>
          </table:table-cell>
          <table:table-cell table:formula="of:=IFERROR( VALUE(LEFT([.H71];2))*60+VALUE(MID(REPLACE([.H71];6;1;&quot;.&quot;);4;4)) ;0)" office:value-type="float" office:value="368.8">
            <text:p>368.8</text:p>
          </table:table-cell>
          <table:table-cell table:formula="of:=IFERROR( VALUE(LEFT([.I71];2))*60+VALUE(MID(REPLACE([.I71];6;1;&quot;.&quot;);4;4)) ;0)" office:value-type="float" office:value="596.9">
            <text:p>596.9</text:p>
          </table:table-cell>
          <table:table-cell table:formula="of:=CONCATENATE([.Q71];&quot;1 = Run.create! race: @&quot;;LOWER([.A71]);&quot;_day1,&quot;)" office:value-type="string" office:string-value="@hma_md6_day1 = Run.create! race: @md6_day1,">
            <text:p>@hma_md6_day1 = Run.create! race: @md6_day1,</text:p>
          </table:table-cell>
          <table:table-cell table:formula="of:=CONCATENATE(&quot;                           user: @&quot;;[.J71];&quot;,&quot;)" office:value-type="string" office:string-value="                           user: @hma,">
            <text:p><text:s text:c="27"/>user: @hma,</text:p>
          </table:table-cell>
          <table:table-cell table:formula="of:=CONCATENATE(&quot;                           number: '&quot;;[.C71];&quot;',&quot;)" office:value-type="string" office:string-value="                           number: '126',">
            <text:p><text:s text:c="27"/>number: '126',</text:p>
          </table:table-cell>
          <table:table-cell table:formula="of:=IF([.R71]&gt;0;CONCATENATE(&quot;                           times: '{ final: &quot;;[.R71];&quot; }'&quot;);&quot;                           times: ''&quot;)" office:value-type="string" office:string-value="                           times: '{ final: 368.8 }'">
            <text:p><text:s text:c="27"/>times: '{ final: 368.8 }'</text:p>
          </table:table-cell>
          <table:table-cell table:formula="of:=CONCATENATE([.Q71];&quot;2 = Run.create! race: @&quot;;LOWER([.A71]);&quot;_day2,&quot;)" office:value-type="string" office:string-value="@hma_md6_day2 = Run.create! race: @md6_day2,">
            <text:p>@hma_md6_day2 = Run.create! race: @md6_day2,</text:p>
          </table:table-cell>
          <table:table-cell table:formula="of:=IF([.S71]&gt;0;CONCATENATE(&quot;                           times: '{ final: &quot;;[.S71];&quot; }'&quot;);&quot;                           times: ''&quot;)" office:value-type="string" office:string-value="                           times: '{ final: 596.9 }'">
            <text:p><text:s text:c="27"/>times: '{ final: 596.9 }'</text:p>
          </table:table-cell>
        </table:table-row>
        <table:table-row table:style-name="ro1">
          <table:table-cell table:formula="of:=[.A71]" office:value-type="string" office:string-value="MD6">
            <text:p>MD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18">
            <text:p>118</text:p>
          </table:table-cell>
          <table:table-cell table:style-name="ce1" office:value-type="string">
            <text:p>Johan</text:p>
          </table:table-cell>
          <table:table-cell table:style-name="ce1" office:value-type="string">
            <text:p>Sernheim</text:p>
          </table:table-cell>
          <table:table-cell table:style-name="ce1" office:value-type="string">
            <text:p>Sweden</text:p>
          </table:table-cell>
          <table:table-cell table:style-name="ce1" office:value-type="string">
            <text:p>4:19:14,1</text:p>
          </table:table-cell>
          <table:table-cell table:style-name="ce1" office:value-type="string">
            <text:p>00:48,7</text:p>
          </table:table-cell>
          <table:table-cell table:style-name="ce1" office:value-type="string">
            <text:p>18:25,4</text:p>
          </table:table-cell>
          <table:table-cell table:style-name="ce3" table:formula="of:=CONCATENATE(LOWER(LEFT([.D72]));LOWER(LEFT([.E72]));LOWER(LEFT([.F72])))" office:value-type="string" office:string-value="jss">
            <text:p>jss</text:p>
          </table:table-cell>
          <table:table-cell table:formula="of:=CONCATENATE(&quot;@&quot;;[.J72];&quot; ||= User.create! email: '&quot;;LOWER([.D72]);&quot;.&quot;;LOWER([.E72]);&quot;@example.com',&quot;)" office:value-type="string" office:string-value="@jss ||= User.create! email: 'johan.sernheim@example.com',">
            <text:p>@jss ||= User.create! email: 'johan.sernheim@example.com',</text:p>
          </table:table-cell>
          <table:table-cell table:style-name="ce4" table:formula="of:=CONCATENATE(&quot;                  password: '&quot;;[.D72];&quot;1234567',&quot;)" office:value-type="string" office:string-value="                  password: 'Johan1234567',">
            <text:p><text:s text:c="18"/>password: 'Johan1234567',</text:p>
          </table:table-cell>
          <table:table-cell table:style-name="ce4" table:formula="of:=CONCATENATE(&quot;                  password_confirmation: '&quot;;[.D72];&quot;1234567',&quot;)" office:value-type="string" office:string-value="                  password_confirmation: 'Johan1234567',">
            <text:p><text:s text:c="18"/>password_confirmation: 'Johan1234567',</text:p>
          </table:table-cell>
          <table:table-cell table:style-name="ce4" table:formula="of:=CONCATENATE(&quot;                  display_name: '&quot;;[.D72];&quot; &quot;;[.E72];&quot;',&quot;)" office:value-type="string" office:string-value="                  display_name: 'Johan Sernheim',">
            <text:p><text:s text:c="18"/>display_name: 'Johan Sernheim',</text:p>
          </table:table-cell>
          <table:table-cell table:style-name="ce4" table:formula="of:=CONCATENATE(&quot;                  nationality: :&quot;;LOWER([.F72]))" office:value-type="string" office:string-value="                  nationality: :sweden">
            <text:p><text:s text:c="18"/>nationality: :sweden</text:p>
          </table:table-cell>
          <table:table-cell/>
          <table:table-cell table:formula="of:=CONCATENATE(&quot;@&quot;;[.J72];&quot;_&quot;;LOWER([.A72]);&quot;_day&quot;)" office:value-type="string" office:string-value="@jss_md6_day">
            <text:p>@jss_md6_day</text:p>
          </table:table-cell>
          <table:table-cell table:formula="of:=IFERROR( VALUE(LEFT([.H72];2))*60+VALUE(MID(REPLACE([.H72];6;1;&quot;.&quot;);4;4)) ;0)" office:value-type="float" office:value="48.7">
            <text:p>48.7</text:p>
          </table:table-cell>
          <table:table-cell table:formula="of:=IFERROR( VALUE(LEFT([.I72];2))*60+VALUE(MID(REPLACE([.I72];6;1;&quot;.&quot;);4;4)) ;0)" office:value-type="float" office:value="1105.4">
            <text:p>1105.4</text:p>
          </table:table-cell>
          <table:table-cell table:formula="of:=CONCATENATE([.Q72];&quot;1 = Run.create! race: @&quot;;LOWER([.A72]);&quot;_day1,&quot;)" office:value-type="string" office:string-value="@jss_md6_day1 = Run.create! race: @md6_day1,">
            <text:p>@jss_md6_day1 = Run.create! race: @md6_day1,</text:p>
          </table:table-cell>
          <table:table-cell table:formula="of:=CONCATENATE(&quot;                           user: @&quot;;[.J72];&quot;,&quot;)" office:value-type="string" office:string-value="                           user: @jss,">
            <text:p><text:s text:c="27"/>user: @jss,</text:p>
          </table:table-cell>
          <table:table-cell table:formula="of:=CONCATENATE(&quot;                           number: '&quot;;[.C72];&quot;',&quot;)" office:value-type="string" office:string-value="                           number: '118',">
            <text:p><text:s text:c="27"/>number: '118',</text:p>
          </table:table-cell>
          <table:table-cell table:formula="of:=IF([.R72]&gt;0;CONCATENATE(&quot;                           times: '{ final: &quot;;[.R72];&quot; }'&quot;);&quot;                           times: ''&quot;)" office:value-type="string" office:string-value="                           times: '{ final: 48.7 }'">
            <text:p><text:s text:c="27"/>times: '{ final: 48.7 }'</text:p>
          </table:table-cell>
          <table:table-cell table:formula="of:=CONCATENATE([.Q72];&quot;2 = Run.create! race: @&quot;;LOWER([.A72]);&quot;_day2,&quot;)" office:value-type="string" office:string-value="@jss_md6_day2 = Run.create! race: @md6_day2,">
            <text:p>@jss_md6_day2 = Run.create! race: @md6_day2,</text:p>
          </table:table-cell>
          <table:table-cell table:formula="of:=IF([.S72]&gt;0;CONCATENATE(&quot;                           times: '{ final: &quot;;[.S72];&quot; }'&quot;);&quot;                           times: ''&quot;)" office:value-type="string" office:string-value="                           times: '{ final: 1105.4 }'">
            <text:p><text:s text:c="27"/>times: '{ final: 1105.4 }'</text:p>
          </table:table-cell>
        </table:table-row>
        <table:table-row table:style-name="ro1">
          <table:table-cell table:formula="of:=[.A72]" office:value-type="string" office:string-value="MD6">
            <text:p>MD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17">
            <text:p>117</text:p>
          </table:table-cell>
          <table:table-cell table:style-name="ce1" office:value-type="string">
            <text:p>Joni</text:p>
          </table:table-cell>
          <table:table-cell table:style-name="ce1" office:value-type="string">
            <text:p>Elomaa</text:p>
          </table:table-cell>
          <table:table-cell table:style-name="ce1" office:value-type="string">
            <text:p>Finland</text:p>
          </table:table-cell>
          <table:table-cell table:style-name="ce1" office:value-type="string">
            <text:p>4:19:58,2</text:p>
          </table:table-cell>
          <table:table-cell table:style-name="ce1" office:value-type="string">
            <text:p>58:13,6</text:p>
          </table:table-cell>
          <table:table-cell table:style-name="ce1" office:value-type="string">
            <text:p>21:44,6</text:p>
          </table:table-cell>
          <table:table-cell table:style-name="ce3" table:formula="of:=CONCATENATE(LOWER(LEFT([.D73]));LOWER(LEFT([.E73]));LOWER(LEFT([.F73])))" office:value-type="string" office:string-value="jef">
            <text:p>jef</text:p>
          </table:table-cell>
          <table:table-cell table:formula="of:=CONCATENATE(&quot;@&quot;;[.J73];&quot; ||= User.create! email: '&quot;;LOWER([.D73]);&quot;.&quot;;LOWER([.E73]);&quot;@example.com',&quot;)" office:value-type="string" office:string-value="@jef ||= User.create! email: 'joni.elomaa@example.com',">
            <text:p>@jef ||= User.create! email: 'joni.elomaa@example.com',</text:p>
          </table:table-cell>
          <table:table-cell table:style-name="ce4" table:formula="of:=CONCATENATE(&quot;                  password: '&quot;;[.D73];&quot;1234567',&quot;)" office:value-type="string" office:string-value="                  password: 'Joni1234567',">
            <text:p><text:s text:c="18"/>password: 'Joni1234567',</text:p>
          </table:table-cell>
          <table:table-cell table:style-name="ce4" table:formula="of:=CONCATENATE(&quot;                  password_confirmation: '&quot;;[.D73];&quot;1234567',&quot;)" office:value-type="string" office:string-value="                  password_confirmation: 'Joni1234567',">
            <text:p><text:s text:c="18"/>password_confirmation: 'Joni1234567',</text:p>
          </table:table-cell>
          <table:table-cell table:style-name="ce4" table:formula="of:=CONCATENATE(&quot;                  display_name: '&quot;;[.D73];&quot; &quot;;[.E73];&quot;',&quot;)" office:value-type="string" office:string-value="                  display_name: 'Joni Elomaa',">
            <text:p><text:s text:c="18"/>display_name: 'Joni Elomaa',</text:p>
          </table:table-cell>
          <table:table-cell table:style-name="ce4" table:formula="of:=CONCATENATE(&quot;                  nationality: :&quot;;LOWER([.F73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73];&quot;_&quot;;LOWER([.A73]);&quot;_day&quot;)" office:value-type="string" office:string-value="@jef_md6_day">
            <text:p>@jef_md6_day</text:p>
          </table:table-cell>
          <table:table-cell table:formula="of:=IFERROR( VALUE(LEFT([.H73];2))*60+VALUE(MID(REPLACE([.H73];6;1;&quot;.&quot;);4;4)) ;0)" office:value-type="float" office:value="3493.6">
            <text:p>3493.6</text:p>
          </table:table-cell>
          <table:table-cell table:formula="of:=IFERROR( VALUE(LEFT([.I73];2))*60+VALUE(MID(REPLACE([.I73];6;1;&quot;.&quot;);4;4)) ;0)" office:value-type="float" office:value="1304.6">
            <text:p>1304.6</text:p>
          </table:table-cell>
          <table:table-cell table:formula="of:=CONCATENATE([.Q73];&quot;1 = Run.create! race: @&quot;;LOWER([.A73]);&quot;_day1,&quot;)" office:value-type="string" office:string-value="@jef_md6_day1 = Run.create! race: @md6_day1,">
            <text:p>@jef_md6_day1 = Run.create! race: @md6_day1,</text:p>
          </table:table-cell>
          <table:table-cell table:formula="of:=CONCATENATE(&quot;                           user: @&quot;;[.J73];&quot;,&quot;)" office:value-type="string" office:string-value="                           user: @jef,">
            <text:p><text:s text:c="27"/>user: @jef,</text:p>
          </table:table-cell>
          <table:table-cell table:formula="of:=CONCATENATE(&quot;                           number: '&quot;;[.C73];&quot;',&quot;)" office:value-type="string" office:string-value="                           number: '117',">
            <text:p><text:s text:c="27"/>number: '117',</text:p>
          </table:table-cell>
          <table:table-cell table:formula="of:=IF([.R73]&gt;0;CONCATENATE(&quot;                           times: '{ final: &quot;;[.R73];&quot; }'&quot;);&quot;                           times: ''&quot;)" office:value-type="string" office:string-value="                           times: '{ final: 3493.6 }'">
            <text:p><text:s text:c="27"/>times: '{ final: 3493.6 }'</text:p>
          </table:table-cell>
          <table:table-cell table:formula="of:=CONCATENATE([.Q73];&quot;2 = Run.create! race: @&quot;;LOWER([.A73]);&quot;_day2,&quot;)" office:value-type="string" office:string-value="@jef_md6_day2 = Run.create! race: @md6_day2,">
            <text:p>@jef_md6_day2 = Run.create! race: @md6_day2,</text:p>
          </table:table-cell>
          <table:table-cell table:formula="of:=IF([.S73]&gt;0;CONCATENATE(&quot;                           times: '{ final: &quot;;[.S73];&quot; }'&quot;);&quot;                           times: ''&quot;)" office:value-type="string" office:string-value="                           times: '{ final: 1304.6 }'">
            <text:p><text:s text:c="27"/>times: '{ final: 1304.6 }'</text:p>
          </table:table-cell>
        </table:table-row>
        <table:table-row table:style-name="ro1">
          <table:table-cell table:formula="of:=[.A73]" office:value-type="string" office:string-value="MD6">
            <text:p>MD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24">
            <text:p>124</text:p>
          </table:table-cell>
          <table:table-cell table:style-name="ce1" office:value-type="string">
            <text:p>Kati</text:p>
          </table:table-cell>
          <table:table-cell table:style-name="ce1" office:value-type="string">
            <text:p>Kumpulainen</text:p>
          </table:table-cell>
          <table:table-cell table:style-name="ce1" office:value-type="string">
            <text:p>Finland</text:p>
          </table:table-cell>
          <table:table-cell table:style-name="ce1" office:value-type="string">
            <text:p>4:20:47,4</text:p>
          </table:table-cell>
          <table:table-cell table:style-name="ce1" office:value-type="string">
            <text:p>08:11,8</text:p>
          </table:table-cell>
          <table:table-cell table:style-name="ce1" office:value-type="string">
            <text:p>12:35,6</text:p>
          </table:table-cell>
          <table:table-cell table:style-name="ce3" table:formula="of:=CONCATENATE(LOWER(LEFT([.D74]));LOWER(LEFT([.E74]));LOWER(LEFT([.F74])))" office:value-type="string" office:string-value="kkf">
            <text:p>kkf</text:p>
          </table:table-cell>
          <table:table-cell table:formula="of:=CONCATENATE(&quot;@&quot;;[.J74];&quot; ||= User.create! email: '&quot;;LOWER([.D74]);&quot;.&quot;;LOWER([.E74]);&quot;@example.com',&quot;)" office:value-type="string" office:string-value="@kkf ||= User.create! email: 'kati.kumpulainen@example.com',">
            <text:p>@kkf ||= User.create! email: 'kati.kumpulainen@example.com',</text:p>
          </table:table-cell>
          <table:table-cell table:style-name="ce4" table:formula="of:=CONCATENATE(&quot;                  password: '&quot;;[.D74];&quot;1234567',&quot;)" office:value-type="string" office:string-value="                  password: 'Kati1234567',">
            <text:p><text:s text:c="18"/>password: 'Kati1234567',</text:p>
          </table:table-cell>
          <table:table-cell table:style-name="ce4" table:formula="of:=CONCATENATE(&quot;                  password_confirmation: '&quot;;[.D74];&quot;1234567',&quot;)" office:value-type="string" office:string-value="                  password_confirmation: 'Kati1234567',">
            <text:p><text:s text:c="18"/>password_confirmation: 'Kati1234567',</text:p>
          </table:table-cell>
          <table:table-cell table:style-name="ce4" table:formula="of:=CONCATENATE(&quot;                  display_name: '&quot;;[.D74];&quot; &quot;;[.E74];&quot;',&quot;)" office:value-type="string" office:string-value="                  display_name: 'Kati Kumpulainen',">
            <text:p><text:s text:c="18"/>display_name: 'Kati Kumpulainen',</text:p>
          </table:table-cell>
          <table:table-cell table:style-name="ce4" table:formula="of:=CONCATENATE(&quot;                  nationality: :&quot;;LOWER([.F74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74];&quot;_&quot;;LOWER([.A74]);&quot;_day&quot;)" office:value-type="string" office:string-value="@kkf_md6_day">
            <text:p>@kkf_md6_day</text:p>
          </table:table-cell>
          <table:table-cell table:formula="of:=IFERROR( VALUE(LEFT([.H74];2))*60+VALUE(MID(REPLACE([.H74];6;1;&quot;.&quot;);4;4)) ;0)" office:value-type="float" office:value="491.8">
            <text:p>491.8</text:p>
          </table:table-cell>
          <table:table-cell table:formula="of:=IFERROR( VALUE(LEFT([.I74];2))*60+VALUE(MID(REPLACE([.I74];6;1;&quot;.&quot;);4;4)) ;0)" office:value-type="float" office:value="755.6">
            <text:p>755.6</text:p>
          </table:table-cell>
          <table:table-cell table:formula="of:=CONCATENATE([.Q74];&quot;1 = Run.create! race: @&quot;;LOWER([.A74]);&quot;_day1,&quot;)" office:value-type="string" office:string-value="@kkf_md6_day1 = Run.create! race: @md6_day1,">
            <text:p>@kkf_md6_day1 = Run.create! race: @md6_day1,</text:p>
          </table:table-cell>
          <table:table-cell table:formula="of:=CONCATENATE(&quot;                           user: @&quot;;[.J74];&quot;,&quot;)" office:value-type="string" office:string-value="                           user: @kkf,">
            <text:p><text:s text:c="27"/>user: @kkf,</text:p>
          </table:table-cell>
          <table:table-cell table:formula="of:=CONCATENATE(&quot;                           number: '&quot;;[.C74];&quot;',&quot;)" office:value-type="string" office:string-value="                           number: '124',">
            <text:p><text:s text:c="27"/>number: '124',</text:p>
          </table:table-cell>
          <table:table-cell table:formula="of:=IF([.R74]&gt;0;CONCATENATE(&quot;                           times: '{ final: &quot;;[.R74];&quot; }'&quot;);&quot;                           times: ''&quot;)" office:value-type="string" office:string-value="                           times: '{ final: 491.8 }'">
            <text:p><text:s text:c="27"/>times: '{ final: 491.8 }'</text:p>
          </table:table-cell>
          <table:table-cell table:formula="of:=CONCATENATE([.Q74];&quot;2 = Run.create! race: @&quot;;LOWER([.A74]);&quot;_day2,&quot;)" office:value-type="string" office:string-value="@kkf_md6_day2 = Run.create! race: @md6_day2,">
            <text:p>@kkf_md6_day2 = Run.create! race: @md6_day2,</text:p>
          </table:table-cell>
          <table:table-cell table:formula="of:=IF([.S74]&gt;0;CONCATENATE(&quot;                           times: '{ final: &quot;;[.S74];&quot; }'&quot;);&quot;                           times: ''&quot;)" office:value-type="string" office:string-value="                           times: '{ final: 755.6 }'">
            <text:p><text:s text:c="27"/>times: '{ final: 755.6 }'</text:p>
          </table:table-cell>
        </table:table-row>
        <table:table-row table:style-name="ro1">
          <table:table-cell table:formula="of:=[.A74]" office:value-type="string" office:string-value="MD6">
            <text:p>MD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27">
            <text:p>127</text:p>
          </table:table-cell>
          <table:table-cell table:style-name="ce1" office:value-type="string">
            <text:p>Suvi</text:p>
          </table:table-cell>
          <table:table-cell table:style-name="ce1" office:value-type="string">
            <text:p>Lahtinen</text:p>
          </table:table-cell>
          <table:table-cell table:style-name="ce1" office:value-type="string">
            <text:p>Finland</text:p>
          </table:table-cell>
          <table:table-cell table:style-name="ce1" office:value-type="string">
            <text:p>4:37:42,1</text:p>
          </table:table-cell>
          <table:table-cell table:style-name="ce1" office:value-type="string">
            <text:p>13:46,8</text:p>
          </table:table-cell>
          <table:table-cell table:style-name="ce1" office:value-type="string">
            <text:p>23:55,3</text:p>
          </table:table-cell>
          <table:table-cell table:style-name="ce3" table:formula="of:=CONCATENATE(LOWER(LEFT([.D75]));LOWER(LEFT([.E75]));LOWER(LEFT([.F75])))" office:value-type="string" office:string-value="slf">
            <text:p>slf</text:p>
          </table:table-cell>
          <table:table-cell table:formula="of:=CONCATENATE(&quot;@&quot;;[.J75];&quot; ||= User.create! email: '&quot;;LOWER([.D75]);&quot;.&quot;;LOWER([.E75]);&quot;@example.com',&quot;)" office:value-type="string" office:string-value="@slf ||= User.create! email: 'suvi.lahtinen@example.com',">
            <text:p>@slf ||= User.create! email: 'suvi.lahtinen@example.com',</text:p>
          </table:table-cell>
          <table:table-cell table:style-name="ce4" table:formula="of:=CONCATENATE(&quot;                  password: '&quot;;[.D75];&quot;1234567',&quot;)" office:value-type="string" office:string-value="                  password: 'Suvi1234567',">
            <text:p><text:s text:c="18"/>password: 'Suvi1234567',</text:p>
          </table:table-cell>
          <table:table-cell table:style-name="ce4" table:formula="of:=CONCATENATE(&quot;                  password_confirmation: '&quot;;[.D75];&quot;1234567',&quot;)" office:value-type="string" office:string-value="                  password_confirmation: 'Suvi1234567',">
            <text:p><text:s text:c="18"/>password_confirmation: 'Suvi1234567',</text:p>
          </table:table-cell>
          <table:table-cell table:style-name="ce4" table:formula="of:=CONCATENATE(&quot;                  display_name: '&quot;;[.D75];&quot; &quot;;[.E75];&quot;',&quot;)" office:value-type="string" office:string-value="                  display_name: 'Suvi Lahtinen',">
            <text:p><text:s text:c="18"/>display_name: 'Suvi Lahtinen',</text:p>
          </table:table-cell>
          <table:table-cell table:style-name="ce4" table:formula="of:=CONCATENATE(&quot;                  nationality: :&quot;;LOWER([.F75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75];&quot;_&quot;;LOWER([.A75]);&quot;_day&quot;)" office:value-type="string" office:string-value="@slf_md6_day">
            <text:p>@slf_md6_day</text:p>
          </table:table-cell>
          <table:table-cell table:formula="of:=IFERROR( VALUE(LEFT([.H75];2))*60+VALUE(MID(REPLACE([.H75];6;1;&quot;.&quot;);4;4)) ;0)" office:value-type="float" office:value="826.8">
            <text:p>826.8</text:p>
          </table:table-cell>
          <table:table-cell table:formula="of:=IFERROR( VALUE(LEFT([.I75];2))*60+VALUE(MID(REPLACE([.I75];6;1;&quot;.&quot;);4;4)) ;0)" office:value-type="float" office:value="1435.3">
            <text:p>1435.3</text:p>
          </table:table-cell>
          <table:table-cell table:formula="of:=CONCATENATE([.Q75];&quot;1 = Run.create! race: @&quot;;LOWER([.A75]);&quot;_day1,&quot;)" office:value-type="string" office:string-value="@slf_md6_day1 = Run.create! race: @md6_day1,">
            <text:p>@slf_md6_day1 = Run.create! race: @md6_day1,</text:p>
          </table:table-cell>
          <table:table-cell table:formula="of:=CONCATENATE(&quot;                           user: @&quot;;[.J75];&quot;,&quot;)" office:value-type="string" office:string-value="                           user: @slf,">
            <text:p><text:s text:c="27"/>user: @slf,</text:p>
          </table:table-cell>
          <table:table-cell table:formula="of:=CONCATENATE(&quot;                           number: '&quot;;[.C75];&quot;',&quot;)" office:value-type="string" office:string-value="                           number: '127',">
            <text:p><text:s text:c="27"/>number: '127',</text:p>
          </table:table-cell>
          <table:table-cell table:formula="of:=IF([.R75]&gt;0;CONCATENATE(&quot;                           times: '{ final: &quot;;[.R75];&quot; }'&quot;);&quot;                           times: ''&quot;)" office:value-type="string" office:string-value="                           times: '{ final: 826.8 }'">
            <text:p><text:s text:c="27"/>times: '{ final: 826.8 }'</text:p>
          </table:table-cell>
          <table:table-cell table:formula="of:=CONCATENATE([.Q75];&quot;2 = Run.create! race: @&quot;;LOWER([.A75]);&quot;_day2,&quot;)" office:value-type="string" office:string-value="@slf_md6_day2 = Run.create! race: @md6_day2,">
            <text:p>@slf_md6_day2 = Run.create! race: @md6_day2,</text:p>
          </table:table-cell>
          <table:table-cell table:formula="of:=IF([.S75]&gt;0;CONCATENATE(&quot;                           times: '{ final: &quot;;[.S75];&quot; }'&quot;);&quot;                           times: ''&quot;)" office:value-type="string" office:string-value="                           times: '{ final: 1435.3 }'">
            <text:p><text:s text:c="27"/>times: '{ final: 1435.3 }'</text:p>
          </table:table-cell>
        </table:table-row>
        <table:table-row table:style-name="ro1">
          <table:table-cell table:formula="of:=[.A75]" office:value-type="string" office:string-value="MD6">
            <text:p>MD6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21">
            <text:p>121</text:p>
          </table:table-cell>
          <table:table-cell table:style-name="ce1" office:value-type="string">
            <text:p>Gregor</text:p>
          </table:table-cell>
          <table:table-cell table:style-name="ce1" office:value-type="string">
            <text:p>Zdenek</text:p>
          </table:table-cell>
          <table:table-cell table:style-name="ce1" office:value-type="string">
            <text:p>CzechRepublic</text:p>
          </table:table-cell>
          <table:table-cell table:style-name="ce1" office:value-type="string">
            <text:p>4:51:34,2</text:p>
          </table:table-cell>
          <table:table-cell table:style-name="ce1" office:value-type="string">
            <text:p>17:39,7</text:p>
          </table:table-cell>
          <table:table-cell table:style-name="ce1" office:value-type="string">
            <text:p>33:54,5</text:p>
          </table:table-cell>
          <table:table-cell table:style-name="ce3" table:formula="of:=CONCATENATE(LOWER(LEFT([.D76]));LOWER(LEFT([.E76]));LOWER(LEFT([.F76])))" office:value-type="string" office:string-value="gzc">
            <text:p>gzc</text:p>
          </table:table-cell>
          <table:table-cell table:formula="of:=CONCATENATE(&quot;@&quot;;[.J76];&quot; ||= User.create! email: '&quot;;LOWER([.D76]);&quot;.&quot;;LOWER([.E76]);&quot;@example.com',&quot;)" office:value-type="string" office:string-value="@gzc ||= User.create! email: 'gregor.zdenek@example.com',">
            <text:p>@gzc ||= User.create! email: 'gregor.zdenek@example.com',</text:p>
          </table:table-cell>
          <table:table-cell table:style-name="ce4" table:formula="of:=CONCATENATE(&quot;                  password: '&quot;;[.D76];&quot;1234567',&quot;)" office:value-type="string" office:string-value="                  password: 'Gregor1234567',">
            <text:p><text:s text:c="18"/>password: 'Gregor1234567',</text:p>
          </table:table-cell>
          <table:table-cell table:style-name="ce4" table:formula="of:=CONCATENATE(&quot;                  password_confirmation: '&quot;;[.D76];&quot;1234567',&quot;)" office:value-type="string" office:string-value="                  password_confirmation: 'Gregor1234567',">
            <text:p><text:s text:c="18"/>password_confirmation: 'Gregor1234567',</text:p>
          </table:table-cell>
          <table:table-cell table:style-name="ce4" table:formula="of:=CONCATENATE(&quot;                  display_name: '&quot;;[.D76];&quot; &quot;;[.E76];&quot;',&quot;)" office:value-type="string" office:string-value="                  display_name: 'Gregor Zdenek',">
            <text:p><text:s text:c="18"/>display_name: 'Gregor Zdenek',</text:p>
          </table:table-cell>
          <table:table-cell table:style-name="ce4" table:formula="of:=CONCATENATE(&quot;                  nationality: :&quot;;LOWER([.F76]))" office:value-type="string" office:string-value="                  nationality: :czechrepublic">
            <text:p><text:s text:c="18"/>nationality: :czechrepublic</text:p>
          </table:table-cell>
          <table:table-cell/>
          <table:table-cell table:formula="of:=CONCATENATE(&quot;@&quot;;[.J76];&quot;_&quot;;LOWER([.A76]);&quot;_day&quot;)" office:value-type="string" office:string-value="@gzc_md6_day">
            <text:p>@gzc_md6_day</text:p>
          </table:table-cell>
          <table:table-cell table:formula="of:=IFERROR( VALUE(LEFT([.H76];2))*60+VALUE(MID(REPLACE([.H76];6;1;&quot;.&quot;);4;4)) ;0)" office:value-type="float" office:value="1059.7">
            <text:p>1059.7</text:p>
          </table:table-cell>
          <table:table-cell table:formula="of:=IFERROR( VALUE(LEFT([.I76];2))*60+VALUE(MID(REPLACE([.I76];6;1;&quot;.&quot;);4;4)) ;0)" office:value-type="float" office:value="2034.5">
            <text:p>2034.5</text:p>
          </table:table-cell>
          <table:table-cell table:formula="of:=CONCATENATE([.Q76];&quot;1 = Run.create! race: @&quot;;LOWER([.A76]);&quot;_day1,&quot;)" office:value-type="string" office:string-value="@gzc_md6_day1 = Run.create! race: @md6_day1,">
            <text:p>@gzc_md6_day1 = Run.create! race: @md6_day1,</text:p>
          </table:table-cell>
          <table:table-cell table:formula="of:=CONCATENATE(&quot;                           user: @&quot;;[.J76];&quot;,&quot;)" office:value-type="string" office:string-value="                           user: @gzc,">
            <text:p><text:s text:c="27"/>user: @gzc,</text:p>
          </table:table-cell>
          <table:table-cell table:formula="of:=CONCATENATE(&quot;                           number: '&quot;;[.C76];&quot;',&quot;)" office:value-type="string" office:string-value="                           number: '121',">
            <text:p><text:s text:c="27"/>number: '121',</text:p>
          </table:table-cell>
          <table:table-cell table:formula="of:=IF([.R76]&gt;0;CONCATENATE(&quot;                           times: '{ final: &quot;;[.R76];&quot; }'&quot;);&quot;                           times: ''&quot;)" office:value-type="string" office:string-value="                           times: '{ final: 1059.7 }'">
            <text:p><text:s text:c="27"/>times: '{ final: 1059.7 }'</text:p>
          </table:table-cell>
          <table:table-cell table:formula="of:=CONCATENATE([.Q76];&quot;2 = Run.create! race: @&quot;;LOWER([.A76]);&quot;_day2,&quot;)" office:value-type="string" office:string-value="@gzc_md6_day2 = Run.create! race: @md6_day2,">
            <text:p>@gzc_md6_day2 = Run.create! race: @md6_day2,</text:p>
          </table:table-cell>
          <table:table-cell table:formula="of:=IF([.S76]&gt;0;CONCATENATE(&quot;                           times: '{ final: &quot;;[.S76];&quot; }'&quot;);&quot;                           times: ''&quot;)" office:value-type="string" office:string-value="                           times: '{ final: 2034.5 }'">
            <text:p><text:s text:c="27"/>times: '{ final: 2034.5 }'</text:p>
          </table:table-cell>
        </table:table-row>
        <table:table-row table:style-name="ro1">
          <table:table-cell table:formula="of:=[.A76]" office:value-type="string" office:string-value="MD6">
            <text:p>MD6</text:p>
          </table:table-cell>
          <table:table-cell table:style-name="ce2"/>
          <table:table-cell table:style-name="ce1" office:value-type="float" office:value="125">
            <text:p>125</text:p>
          </table:table-cell>
          <table:table-cell table:style-name="ce1" office:value-type="string">
            <text:p>Pia</text:p>
          </table:table-cell>
          <table:table-cell table:style-name="ce1" office:value-type="string">
            <text:p>Alpua</text:p>
          </table:table-cell>
          <table:table-cell table:style-name="ce1" office:value-type="string">
            <text:p>Finland</text:p>
          </table:table-cell>
          <table:table-cell table:style-name="ce1" office:value-type="string">
            <text:p>DNF</text:p>
          </table:table-cell>
          <table:table-cell table:style-name="ce1" office:value-type="string">
            <text:p>37:48,2</text:p>
          </table:table-cell>
          <table:table-cell table:style-name="ce1" office:value-type="string">
            <text:p>DNS</text:p>
          </table:table-cell>
          <table:table-cell table:style-name="ce3" table:formula="of:=CONCATENATE(LOWER(LEFT([.D77]));LOWER(LEFT([.E77]));LOWER(LEFT([.F77])))" office:value-type="string" office:string-value="paf">
            <text:p>paf</text:p>
          </table:table-cell>
          <table:table-cell table:formula="of:=CONCATENATE(&quot;@&quot;;[.J77];&quot; ||= User.create! email: '&quot;;LOWER([.D77]);&quot;.&quot;;LOWER([.E77]);&quot;@example.com',&quot;)" office:value-type="string" office:string-value="@paf ||= User.create! email: 'pia.alpua@example.com',">
            <text:p>@paf ||= User.create! email: 'pia.alpua@example.com',</text:p>
          </table:table-cell>
          <table:table-cell table:style-name="ce4" table:formula="of:=CONCATENATE(&quot;                  password: '&quot;;[.D77];&quot;1234567',&quot;)" office:value-type="string" office:string-value="                  password: 'Pia1234567',">
            <text:p><text:s text:c="18"/>password: 'Pia1234567',</text:p>
          </table:table-cell>
          <table:table-cell table:style-name="ce4" table:formula="of:=CONCATENATE(&quot;                  password_confirmation: '&quot;;[.D77];&quot;1234567',&quot;)" office:value-type="string" office:string-value="                  password_confirmation: 'Pia1234567',">
            <text:p><text:s text:c="18"/>password_confirmation: 'Pia1234567',</text:p>
          </table:table-cell>
          <table:table-cell table:style-name="ce4" table:formula="of:=CONCATENATE(&quot;                  display_name: '&quot;;[.D77];&quot; &quot;;[.E77];&quot;',&quot;)" office:value-type="string" office:string-value="                  display_name: 'Pia Alpua',">
            <text:p><text:s text:c="18"/>display_name: 'Pia Alpua',</text:p>
          </table:table-cell>
          <table:table-cell table:style-name="ce4" table:formula="of:=CONCATENATE(&quot;                  nationality: :&quot;;LOWER([.F77]))" office:value-type="string" office:string-value="                  nationality: :finland">
            <text:p><text:s text:c="18"/>nationality: :finland</text:p>
          </table:table-cell>
          <table:table-cell/>
          <table:table-cell table:formula="of:=CONCATENATE(&quot;@&quot;;[.J77];&quot;_&quot;;LOWER([.A77]);&quot;_day&quot;)" office:value-type="string" office:string-value="@paf_md6_day">
            <text:p>@paf_md6_day</text:p>
          </table:table-cell>
          <table:table-cell table:formula="of:=IFERROR( VALUE(LEFT([.H77];2))*60+VALUE(MID(REPLACE([.H77];6;1;&quot;.&quot;);4;4)) ;0)" office:value-type="float" office:value="2268.2">
            <text:p>2268.2</text:p>
          </table:table-cell>
          <table:table-cell table:formula="of:=IFERROR( VALUE(LEFT([.I77];2))*60+VALUE(MID(REPLACE([.I77];6;1;&quot;.&quot;);4;4)) ;0)" office:value-type="float" office:value="0">
            <text:p>0</text:p>
          </table:table-cell>
          <table:table-cell table:formula="of:=CONCATENATE([.Q77];&quot;1 = Run.create! race: @&quot;;LOWER([.A77]);&quot;_day1,&quot;)" office:value-type="string" office:string-value="@paf_md6_day1 = Run.create! race: @md6_day1,">
            <text:p>@paf_md6_day1 = Run.create! race: @md6_day1,</text:p>
          </table:table-cell>
          <table:table-cell table:formula="of:=CONCATENATE(&quot;                           user: @&quot;;[.J77];&quot;,&quot;)" office:value-type="string" office:string-value="                           user: @paf,">
            <text:p><text:s text:c="27"/>user: @paf,</text:p>
          </table:table-cell>
          <table:table-cell table:formula="of:=CONCATENATE(&quot;                           number: '&quot;;[.C77];&quot;',&quot;)" office:value-type="string" office:string-value="                           number: '125',">
            <text:p><text:s text:c="27"/>number: '125',</text:p>
          </table:table-cell>
          <table:table-cell table:formula="of:=IF([.R77]&gt;0;CONCATENATE(&quot;                           times: '{ final: &quot;;[.R77];&quot; }'&quot;);&quot;                           times: ''&quot;)" office:value-type="string" office:string-value="                           times: '{ final: 2268.2 }'">
            <text:p><text:s text:c="27"/>times: '{ final: 2268.2 }'</text:p>
          </table:table-cell>
          <table:table-cell table:formula="of:=CONCATENATE([.Q77];&quot;2 = Run.create! race: @&quot;;LOWER([.A77]);&quot;_day2,&quot;)" office:value-type="string" office:string-value="@paf_md6_day2 = Run.create! race: @md6_day2,">
            <text:p>@paf_md6_day2 = Run.create! race: @md6_day2,</text:p>
          </table:table-cell>
          <table:table-cell table:formula="of:=IF([.S77]&gt;0;CONCATENATE(&quot;                           times: '{ final: &quot;;[.S77];&quot; }'&quot;);&quot;                           times: ''&quot;)" office:value-type="string" office:string-value="                           times: ''">
            <text:p><text:s text:c="27"/>times: ''</text:p>
          </table:table-cell>
        </table:table-row>
        <table:table-row table:style-name="ro2" table:number-rows-repeated="332">
          <table:table-cell table:number-columns-repeated="11"/>
          <table:table-cell table:style-name="ce4" table:number-columns-repeated="4"/>
          <table:table-cell table:number-columns-repeated="10"/>
        </table:table-row>
        <table:table-row table:style-name="ro2" table:number-rows-repeated="1048166">
          <table:table-cell table:number-columns-repeated="25"/>
        </table:table-row>
        <table:table-row table:style-name="ro2">
          <table:table-cell table:number-columns-repeated="25"/>
        </table:table-row>
        <calcext:conditional-formats>
          <calcext:conditional-format calcext:target-range-address="'raw data'.J1:'raw data'.J77">
            <calcext:condition calcext:apply-style-name="Untitled1" calcext:value="duplicate" calcext:base-cell-address="'raw data'.J1"/>
          </calcext:conditional-format>
        </calcext:conditional-formats>
      </table:table>
      <table:table table:name="User seeds" table:style-name="ta1">
        <table:table-column table:style-name="co1" table:number-columns-repeated="12" table:default-cell-style-name="Default"/>
        <table:table-row table:style-name="ro2">
          <table:table-cell table:formula="of:=OFFSET(['raw data'.$K$1];(ROW()-1)/[.$L$1];0;1;1)" office:value-type="string" office:string-value="@amf ||= User.create! email: 'antti.mäkiaho@example.com',">
            <text:p>@amf ||= User.create! email: 'antti.mäkiaho@example.com',</text:p>
          </table:table-cell>
          <table:table-cell table:number-columns-repeated="8"/>
          <table:table-cell office:value-type="string">
            <text:p>Number of rows: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table:style-name="ce4" table:formula="of:=OFFSET(['raw data'.$K$1];(ROW()-1)/[.$L$1];1;1;1)" office:value-type="string" office:string-value="                  password: 'Antti1234567',">
            <text:p><text:s text:c="18"/>password: 'Antti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Antti1234567',">
            <text:p><text:s text:c="18"/>password_confirmation: 'Antti1234567',</text:p>
          </table:table-cell>
          <table:table-cell table:number-columns-repeated="8"/>
          <table:table-cell office:value-type="string">
            <text:p>Source:</text:p>
          </table:table-cell>
          <table:table-cell office:value-type="string">
            <text:p>http://ec2014.vul.fi/skiresults.html</text:p>
          </table:table-cell>
          <table:table-cell/>
        </table:table-row>
        <table:table-row table:style-name="ro2">
          <table:table-cell table:formula="of:=OFFSET(['raw data'.$K$1];(ROW()-1)/[.$L$1];3;1;1)" office:value-type="string" office:string-value="                  display_name: 'Antti Mäkiaho',">
            <text:p><text:s text:c="18"/>display_name: 'Antti Mäkiaho',</text:p>
          </table:table-cell>
          <table:table-cell table:number-columns-repeated="8"/>
          <table:table-cell office:value-type="string">
            <text:p>http://ec2014.vul.fi/nomeresults.html</text:p>
          </table:table-cell>
          <table:table-cell table:number-columns-repeated="2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itp ||= User.create! email: 'igor.tracz@example.com',">
            <text:p>@itp ||= User.create! email: 'igor.tracz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Igor1234567',">
            <text:p><text:s text:c="18"/>password: 'Igor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Igor1234567',">
            <text:p><text:s text:c="18"/>password_confirmation: 'Igor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Igor Tracz',">
            <text:p><text:s text:c="18"/>display_name: 'Igor Tracz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poland">
            <text:p><text:s text:c="18"/>nationality: :po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ehf ||= User.create! email: 'essi.hytönen@example.com',">
            <text:p>@ehf ||= User.create! email: 'essi.hytönen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Essi1234567',">
            <text:p><text:s text:c="18"/>password: 'Essi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Essi1234567',">
            <text:p><text:s text:c="18"/>password_confirmation: 'Essi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Essi Hytönen',">
            <text:p><text:s text:c="18"/>display_name: 'Essi Hytönen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ebs ||= User.create! email: 'elin.björk@example.com',">
            <text:p>@ebs ||= User.create! email: 'elin.björk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Elin1234567',">
            <text:p><text:s text:c="18"/>password: 'Elin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Elin1234567',">
            <text:p><text:s text:c="18"/>password_confirmation: 'Elin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Elin Björk',">
            <text:p><text:s text:c="18"/>display_name: 'Elin Björk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sweden">
            <text:p><text:s text:c="18"/>nationality: :sweden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rvc ||= User.create! email: 'renata.válková@example.com',">
            <text:p>@rvc ||= User.create! email: 'renata.válková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Renata1234567',">
            <text:p><text:s text:c="18"/>password: 'Renata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Renata1234567',">
            <text:p><text:s text:c="18"/>password_confirmation: 'Renata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Renata Válková',">
            <text:p><text:s text:c="18"/>display_name: 'Renata Válková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czechrepublic">
            <text:p><text:s text:c="18"/>nationality: :czechrepublic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arp ||= User.create! email: 'agnieszka.rychwalska@example.com',">
            <text:p>@arp ||= User.create! email: 'agnieszka.rychwalska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Agnieszka1234567',">
            <text:p><text:s text:c="18"/>password: 'Agnieszka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Agnieszka1234567',">
            <text:p><text:s text:c="18"/>password_confirmation: 'Agnieszka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Agnieszka Rychwalska',">
            <text:p><text:s text:c="18"/>display_name: 'Agnieszka Rychwalska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poland">
            <text:p><text:s text:c="18"/>nationality: :po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mhs ||= User.create! email: 'mikael.högberg@example.com',">
            <text:p>@mhs ||= User.create! email: 'mikael.högberg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Mikael1234567',">
            <text:p><text:s text:c="18"/>password: 'Mikael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Mikael1234567',">
            <text:p><text:s text:c="18"/>password_confirmation: 'Mikael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Mikael Högberg',">
            <text:p><text:s text:c="18"/>display_name: 'Mikael Högberg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sweden">
            <text:p><text:s text:c="18"/>nationality: :sweden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css ||= User.create! email: 'catarina.södersten@example.com',">
            <text:p>@css ||= User.create! email: 'catarina.södersten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Catarina1234567',">
            <text:p><text:s text:c="18"/>password: 'Catarina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Catarina1234567',">
            <text:p><text:s text:c="18"/>password_confirmation: 'Catarina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Catarina Södersten',">
            <text:p><text:s text:c="18"/>display_name: 'Catarina Södersten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sweden">
            <text:p><text:s text:c="18"/>nationality: :sweden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hhg ||= User.create! email: 'herbert.hiermeier@example.com',">
            <text:p>@hhg ||= User.create! email: 'herbert.hiermeier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Herbert1234567',">
            <text:p><text:s text:c="18"/>password: 'Herbert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Herbert1234567',">
            <text:p><text:s text:c="18"/>password_confirmation: 'Herbert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Herbert Hiermeier',">
            <text:p><text:s text:c="18"/>display_name: 'Herbert Hiermeier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germany">
            <text:p><text:s text:c="18"/>nationality: :germany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kkn ||= User.create! email: 'krisztianroland.kiss@example.com',">
            <text:p>@kkn ||= User.create! email: 'krisztianroland.kiss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KrisztianRoland1234567',">
            <text:p><text:s text:c="18"/>password: 'KrisztianRoland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KrisztianRoland1234567',">
            <text:p><text:s text:c="18"/>password_confirmation: 'KrisztianRoland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KrisztianRoland Kiss',">
            <text:p><text:s text:c="18"/>display_name: 'KrisztianRoland Kiss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norway">
            <text:p><text:s text:c="18"/>nationality: :norway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sgs ||= User.create! email: 'sussie.grönberg@example.com',">
            <text:p>@sgs ||= User.create! email: 'sussie.grönberg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Sussie1234567',">
            <text:p><text:s text:c="18"/>password: 'Sussie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Sussie1234567',">
            <text:p><text:s text:c="18"/>password_confirmation: 'Sussie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Sussie Grönberg',">
            <text:p><text:s text:c="18"/>display_name: 'Sussie Grönberg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sweden">
            <text:p><text:s text:c="18"/>nationality: :sweden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hlf ||= User.create! email: 'heta.lehtomäki@example.com',">
            <text:p>@hlf ||= User.create! email: 'heta.lehtomäki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Heta1234567',">
            <text:p><text:s text:c="18"/>password: 'Heta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Heta1234567',">
            <text:p><text:s text:c="18"/>password_confirmation: 'Heta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Heta Lehtomäki',">
            <text:p><text:s text:c="18"/>display_name: 'Heta Lehtomäki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lpp ||= User.create! email: 'lukasz.paczynski@example.com',">
            <text:p>@lpp ||= User.create! email: 'lukasz.paczynski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Lukasz1234567',">
            <text:p><text:s text:c="18"/>password: 'Lukasz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Lukasz1234567',">
            <text:p><text:s text:c="18"/>password_confirmation: 'Lukasz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Lukasz Paczynski',">
            <text:p><text:s text:c="18"/>display_name: 'Lukasz Paczynski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poland">
            <text:p><text:s text:c="18"/>nationality: :po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dnc ||= User.create! email: 'dagmar.nesnerová@example.com',">
            <text:p>@dnc ||= User.create! email: 'dagmar.nesnerová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Dagmar1234567',">
            <text:p><text:s text:c="18"/>password: 'Dagmar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Dagmar1234567',">
            <text:p><text:s text:c="18"/>password_confirmation: 'Dagmar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Dagmar Nesnerová',">
            <text:p><text:s text:c="18"/>display_name: 'Dagmar Nesnerová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czechrepublic">
            <text:p><text:s text:c="18"/>nationality: :czechrepublic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apf ||= User.create! email: 'anu.parikka@example.com',">
            <text:p>@apf ||= User.create! email: 'anu.parikka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Anu1234567',">
            <text:p><text:s text:c="18"/>password: 'Anu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Anu1234567',">
            <text:p><text:s text:c="18"/>password_confirmation: 'Anu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Anu Parikka',">
            <text:p><text:s text:c="18"/>display_name: 'Anu Parikka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sbf ||= User.create! email: 'susanna.bürkland@example.com',">
            <text:p>@sbf ||= User.create! email: 'susanna.bürkland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Susanna1234567',">
            <text:p><text:s text:c="18"/>password: 'Susanna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Susanna1234567',">
            <text:p><text:s text:c="18"/>password_confirmation: 'Susanna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Susanna Bürkland',">
            <text:p><text:s text:c="18"/>display_name: 'Susanna Bürkland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mkl ||= User.create! email: 'martins.kristons@example.com',">
            <text:p>@mkl ||= User.create! email: 'martins.kristons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Martins1234567',">
            <text:p><text:s text:c="18"/>password: 'Martins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Martins1234567',">
            <text:p><text:s text:c="18"/>password_confirmation: 'Martins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Martins Kristons',">
            <text:p><text:s text:c="18"/>display_name: 'Martins Kristons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latvia">
            <text:p><text:s text:c="18"/>nationality: :latvia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ahf ||= User.create! email: 'alain.hercher@example.com',">
            <text:p>@ahf ||= User.create! email: 'alain.hercher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Alain1234567',">
            <text:p><text:s text:c="18"/>password: 'Alain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Alain1234567',">
            <text:p><text:s text:c="18"/>password_confirmation: 'Alain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Alain Hercher',">
            <text:p><text:s text:c="18"/>display_name: 'Alain Hercher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rance">
            <text:p><text:s text:c="18"/>nationality: :france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tnf ||= User.create! email: 'tuomas.notko@example.com',">
            <text:p>@tnf ||= User.create! email: 'tuomas.notko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Tuomas1234567',">
            <text:p><text:s text:c="18"/>password: 'Tuomas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Tuomas1234567',">
            <text:p><text:s text:c="18"/>password_confirmation: 'Tuomas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Tuomas Notko',">
            <text:p><text:s text:c="18"/>display_name: 'Tuomas Notko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por ||= User.create! email: 'pavel.otbetkin@example.com',">
            <text:p>@por ||= User.create! email: 'pavel.otbetkin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Pavel1234567',">
            <text:p><text:s text:c="18"/>password: 'Pavel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Pavel1234567',">
            <text:p><text:s text:c="18"/>password_confirmation: 'Pavel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Pavel Otbetkin',">
            <text:p><text:s text:c="18"/>display_name: 'Pavel Otbetkin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russia">
            <text:p><text:s text:c="18"/>nationality: :russia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spc ||= User.create! email: 'slavomir.pavlik@example.com',">
            <text:p>@spc ||= User.create! email: 'slavomir.pavlik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Slavomir1234567',">
            <text:p><text:s text:c="18"/>password: 'Slavomir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Slavomir1234567',">
            <text:p><text:s text:c="18"/>password_confirmation: 'Slavomir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Slavomir Pavlik',">
            <text:p><text:s text:c="18"/>display_name: 'Slavomir Pavlik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czechrepublic">
            <text:p><text:s text:c="18"/>nationality: :czechrepublic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jhn ||= User.create! email: 'julieboysen.hillestad@example.com',">
            <text:p>@jhn ||= User.create! email: 'julieboysen.hillestad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JulieBoysen1234567',">
            <text:p><text:s text:c="18"/>password: 'JulieBoysen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JulieBoysen1234567',">
            <text:p><text:s text:c="18"/>password_confirmation: 'JulieBoysen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JulieBoysen Hillestad',">
            <text:p><text:s text:c="18"/>display_name: 'JulieBoysen Hillestad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norway">
            <text:p><text:s text:c="18"/>nationality: :norway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acf ||= User.create! email: 'axel.coste@example.com',">
            <text:p>@acf ||= User.create! email: 'axel.coste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Axel1234567',">
            <text:p><text:s text:c="18"/>password: 'Axel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Axel1234567',">
            <text:p><text:s text:c="18"/>password_confirmation: 'Axel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Axel Coste',">
            <text:p><text:s text:c="18"/>display_name: 'Axel Coste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rance">
            <text:p><text:s text:c="18"/>nationality: :france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vlf ||= User.create! email: 'vilma.laitinen@example.com',">
            <text:p>@vlf ||= User.create! email: 'vilma.laitinen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Vilma1234567',">
            <text:p><text:s text:c="18"/>password: 'Vilma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Vilma1234567',">
            <text:p><text:s text:c="18"/>password_confirmation: 'Vilma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Vilma Laitinen',">
            <text:p><text:s text:c="18"/>display_name: 'Vilma Laitinen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khf ||= User.create! email: 'kimmo.hytönen@example.com',">
            <text:p>@khf ||= User.create! email: 'kimmo.hytönen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Kimmo1234567',">
            <text:p><text:s text:c="18"/>password: 'Kimmo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Kimmo1234567',">
            <text:p><text:s text:c="18"/>password_confirmation: 'Kimmo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Kimmo Hytönen',">
            <text:p><text:s text:c="18"/>display_name: 'Kimmo Hytönen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cts ||= User.create! email: 'conny.töyrä@example.com',">
            <text:p>@cts ||= User.create! email: 'conny.töyrä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Conny1234567',">
            <text:p><text:s text:c="18"/>password: 'Conny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Conny1234567',">
            <text:p><text:s text:c="18"/>password_confirmation: 'Conny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Conny Töyrä',">
            <text:p><text:s text:c="18"/>display_name: 'Conny Töyrä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sweden">
            <text:p><text:s text:c="18"/>nationality: :sweden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tkf ||= User.create! email: 'teemu.kaivola@example.com',">
            <text:p>@tkf ||= User.create! email: 'teemu.kaivola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Teemu1234567',">
            <text:p><text:s text:c="18"/>password: 'Teemu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Teemu1234567',">
            <text:p><text:s text:c="18"/>password_confirmation: 'Teemu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Teemu Kaivola',">
            <text:p><text:s text:c="18"/>display_name: 'Teemu Kaivola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ton ||= User.create! email: 'trine.olsen@example.com',">
            <text:p>@ton ||= User.create! email: 'trine.olsen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Trine1234567',">
            <text:p><text:s text:c="18"/>password: 'Trine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Trine1234567',">
            <text:p><text:s text:c="18"/>password_confirmation: 'Trine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Trine Olsen',">
            <text:p><text:s text:c="18"/>display_name: 'Trine Olsen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norway">
            <text:p><text:s text:c="18"/>nationality: :norway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rkf ||= User.create! email: 'riitta.kempe@example.com',">
            <text:p>@rkf ||= User.create! email: 'riitta.kempe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Riitta1234567',">
            <text:p><text:s text:c="18"/>password: 'Riitta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Riitta1234567',">
            <text:p><text:s text:c="18"/>password_confirmation: 'Riitta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Riitta Kempe',">
            <text:p><text:s text:c="18"/>display_name: 'Riitta Kempe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vlf2 ||= User.create! email: 'vesa-pekka.lehtomäki@example.com',">
            <text:p>@vlf2 ||= User.create! email: 'vesa-pekka.lehtomäki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Vesa-Pekka1234567',">
            <text:p><text:s text:c="18"/>password: 'Vesa-Pekka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Vesa-Pekka1234567',">
            <text:p><text:s text:c="18"/>password_confirmation: 'Vesa-Pekka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Vesa-Pekka Lehtomäki',">
            <text:p><text:s text:c="18"/>display_name: 'Vesa-Pekka Lehtomäki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jtc ||= User.create! email: 'jirí.trnka@example.com',">
            <text:p>@jtc ||= User.create! email: 'jirí.trnka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Jirí1234567',">
            <text:p><text:s text:c="18"/>password: 'Jirí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Jirí1234567',">
            <text:p><text:s text:c="18"/>password_confirmation: 'Jirí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Jirí Trnka',">
            <text:p><text:s text:c="18"/>display_name: 'Jirí Trnka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czechrepublic">
            <text:p><text:s text:c="18"/>nationality: :czechrepublic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jkf ||= User.create! email: 'jenni.kreivi@example.com',">
            <text:p>@jkf ||= User.create! email: 'jenni.kreivi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Jenni1234567',">
            <text:p><text:s text:c="18"/>password: 'Jenni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Jenni1234567',">
            <text:p><text:s text:c="18"/>password_confirmation: 'Jenni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Jenni Kreivi',">
            <text:p><text:s text:c="18"/>display_name: 'Jenni Kreivi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idl ||= User.create! email: 'indre.daujotiene@example.com',">
            <text:p>@idl ||= User.create! email: 'indre.daujotiene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Indre1234567',">
            <text:p><text:s text:c="18"/>password: 'Indre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Indre1234567',">
            <text:p><text:s text:c="18"/>password_confirmation: 'Indre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Indre Daujotiene',">
            <text:p><text:s text:c="18"/>display_name: 'Indre Daujotiene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lithuania">
            <text:p><text:s text:c="18"/>nationality: :lithuania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mbg ||= User.create! email: 'michael.beck@example.com',">
            <text:p>@mbg ||= User.create! email: 'michael.beck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Michael1234567',">
            <text:p><text:s text:c="18"/>password: 'Michael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Michael1234567',">
            <text:p><text:s text:c="18"/>password_confirmation: 'Michael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Michael Beck',">
            <text:p><text:s text:c="18"/>display_name: 'Michael Beck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germany">
            <text:p><text:s text:c="18"/>nationality: :germany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mcs ||= User.create! email: 'montse.claverol@example.com',">
            <text:p>@mcs ||= User.create! email: 'montse.claverol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Montse1234567',">
            <text:p><text:s text:c="18"/>password: 'Montse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Montse1234567',">
            <text:p><text:s text:c="18"/>password_confirmation: 'Montse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Montse Claverol',">
            <text:p><text:s text:c="18"/>display_name: 'Montse Claverol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spain">
            <text:p><text:s text:c="18"/>nationality: :spain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amf ||= User.create! email: 'antti.mäkiaho@example.com',">
            <text:p>@amf ||= User.create! email: 'antti.mäkiaho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Antti1234567',">
            <text:p><text:s text:c="18"/>password: 'Antti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Antti1234567',">
            <text:p><text:s text:c="18"/>password_confirmation: 'Antti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Antti Mäkiaho',">
            <text:p><text:s text:c="18"/>display_name: 'Antti Mäkiaho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mcc ||= User.create! email: 'michael.chovanec@example.com',">
            <text:p>@mcc ||= User.create! email: 'michael.chovanec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Michael1234567',">
            <text:p><text:s text:c="18"/>password: 'Michael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Michael1234567',">
            <text:p><text:s text:c="18"/>password_confirmation: 'Michael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Michael Chovanec',">
            <text:p><text:s text:c="18"/>display_name: 'Michael Chovanec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czechrepublic">
            <text:p><text:s text:c="18"/>nationality: :czechrepublic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abp ||= User.create! email: 'anna.bajer@example.com',">
            <text:p>@abp ||= User.create! email: 'anna.bajer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Anna1234567',">
            <text:p><text:s text:c="18"/>password: 'Anna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Anna1234567',">
            <text:p><text:s text:c="18"/>password_confirmation: 'Anna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Anna Bajer',">
            <text:p><text:s text:c="18"/>display_name: 'Anna Bajer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poland">
            <text:p><text:s text:c="18"/>nationality: :po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atf ||= User.create! email: 'anttoni.tolvi@example.com',">
            <text:p>@atf ||= User.create! email: 'anttoni.tolvi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Anttoni1234567',">
            <text:p><text:s text:c="18"/>password: 'Anttoni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Anttoni1234567',">
            <text:p><text:s text:c="18"/>password_confirmation: 'Anttoni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Anttoni Tolvi',">
            <text:p><text:s text:c="18"/>display_name: 'Anttoni Tolvi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lpp ||= User.create! email: 'lukasz.paczynski@example.com',">
            <text:p>@lpp ||= User.create! email: 'lukasz.paczynski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Lukasz1234567',">
            <text:p><text:s text:c="18"/>password: 'Lukasz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Lukasz1234567',">
            <text:p><text:s text:c="18"/>password_confirmation: 'Lukasz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Lukasz Paczynski',">
            <text:p><text:s text:c="18"/>display_name: 'Lukasz Paczynski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poland">
            <text:p><text:s text:c="18"/>nationality: :po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phf ||= User.create! email: 'pasi.heinonen@example.com',">
            <text:p>@phf ||= User.create! email: 'pasi.heinonen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Pasi1234567',">
            <text:p><text:s text:c="18"/>password: 'Pasi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Pasi1234567',">
            <text:p><text:s text:c="18"/>password_confirmation: 'Pasi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Pasi Heinonen',">
            <text:p><text:s text:c="18"/>display_name: 'Pasi Heinonen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rsf ||= User.create! email: 'riku.setälä@example.com',">
            <text:p>@rsf ||= User.create! email: 'riku.setälä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Riku1234567',">
            <text:p><text:s text:c="18"/>password: 'Riku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Riku1234567',">
            <text:p><text:s text:c="18"/>password_confirmation: 'Riku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Riku Setälä',">
            <text:p><text:s text:c="18"/>display_name: 'Riku Setälä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akg ||= User.create! email: 'alexandra.kathan@example.com',">
            <text:p>@akg ||= User.create! email: 'alexandra.kathan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Alexandra1234567',">
            <text:p><text:s text:c="18"/>password: 'Alexandra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Alexandra1234567',">
            <text:p><text:s text:c="18"/>password_confirmation: 'Alexandra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Alexandra Kathan',">
            <text:p><text:s text:c="18"/>display_name: 'Alexandra Kathan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germany">
            <text:p><text:s text:c="18"/>nationality: :germany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cws ||= User.create! email: 'carl-johan.waller@example.com',">
            <text:p>@cws ||= User.create! email: 'carl-johan.waller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Carl-Johan1234567',">
            <text:p><text:s text:c="18"/>password: 'Carl-Johan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Carl-Johan1234567',">
            <text:p><text:s text:c="18"/>password_confirmation: 'Carl-Johan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Carl-Johan Waller',">
            <text:p><text:s text:c="18"/>display_name: 'Carl-Johan Waller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sweden">
            <text:p><text:s text:c="18"/>nationality: :sweden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hhg ||= User.create! email: 'herbert.hiermeier@example.com',">
            <text:p>@hhg ||= User.create! email: 'herbert.hiermeier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Herbert1234567',">
            <text:p><text:s text:c="18"/>password: 'Herbert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Herbert1234567',">
            <text:p><text:s text:c="18"/>password_confirmation: 'Herbert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Herbert Hiermeier',">
            <text:p><text:s text:c="18"/>display_name: 'Herbert Hiermeier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germany">
            <text:p><text:s text:c="18"/>nationality: :germany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mtg ||= User.create! email: 'michael.tetzner@example.com',">
            <text:p>@mtg ||= User.create! email: 'michael.tetzner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Michael1234567',">
            <text:p><text:s text:c="18"/>password: 'Michael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Michael1234567',">
            <text:p><text:s text:c="18"/>password_confirmation: 'Michael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Michael Tetzner',">
            <text:p><text:s text:c="18"/>display_name: 'Michael Tetzner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germany">
            <text:p><text:s text:c="18"/>nationality: :germany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vhf ||= User.create! email: 'ville.halme@example.com',">
            <text:p>@vhf ||= User.create! email: 'ville.halme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Ville1234567',">
            <text:p><text:s text:c="18"/>password: 'Ville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Ville1234567',">
            <text:p><text:s text:c="18"/>password_confirmation: 'Ville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Ville Halme',">
            <text:p><text:s text:c="18"/>display_name: 'Ville Halme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egl ||= User.create! email: 'eduard.grobinsch@example.com',">
            <text:p>@egl ||= User.create! email: 'eduard.grobinsch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Eduard1234567',">
            <text:p><text:s text:c="18"/>password: 'Eduard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Eduard1234567',">
            <text:p><text:s text:c="18"/>password_confirmation: 'Eduard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Eduard Grobinsch',">
            <text:p><text:s text:c="18"/>display_name: 'Eduard Grobinsch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latvia">
            <text:p><text:s text:c="18"/>nationality: :latvia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svh ||= User.create! email: 'sophie.verla@example.com',">
            <text:p>@svh ||= User.create! email: 'sophie.verla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Sophie1234567',">
            <text:p><text:s text:c="18"/>password: 'Sophie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Sophie1234567',">
            <text:p><text:s text:c="18"/>password_confirmation: 'Sophie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Sophie Verla',">
            <text:p><text:s text:c="18"/>display_name: 'Sophie Verla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hungary">
            <text:p><text:s text:c="18"/>nationality: :hungary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mtp ||= User.create! email: 'maciej.tomaszewski@example.com',">
            <text:p>@mtp ||= User.create! email: 'maciej.tomaszewski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Maciej1234567',">
            <text:p><text:s text:c="18"/>password: 'Maciej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Maciej1234567',">
            <text:p><text:s text:c="18"/>password_confirmation: 'Maciej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Maciej Tomaszewski',">
            <text:p><text:s text:c="18"/>display_name: 'Maciej Tomaszewski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poland">
            <text:p><text:s text:c="18"/>nationality: :po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klf ||= User.create! email: 'kaisa.lehto@example.com',">
            <text:p>@klf ||= User.create! email: 'kaisa.lehto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Kaisa1234567',">
            <text:p><text:s text:c="18"/>password: 'Kaisa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Kaisa1234567',">
            <text:p><text:s text:c="18"/>password_confirmation: 'Kaisa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Kaisa Lehto',">
            <text:p><text:s text:c="18"/>display_name: 'Kaisa Lehto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fhn ||= User.create! email: 'frode.haugan@example.com',">
            <text:p>@fhn ||= User.create! email: 'frode.haugan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Frode1234567',">
            <text:p><text:s text:c="18"/>password: 'Frode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Frode1234567',">
            <text:p><text:s text:c="18"/>password_confirmation: 'Frode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Frode Haugan',">
            <text:p><text:s text:c="18"/>display_name: 'Frode Haugan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norway">
            <text:p><text:s text:c="18"/>nationality: :norway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amr ||= User.create! email: 'aleksandr.moskvichev@example.com',">
            <text:p>@amr ||= User.create! email: 'aleksandr.moskvichev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Aleksandr1234567',">
            <text:p><text:s text:c="18"/>password: 'Aleksandr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Aleksandr1234567',">
            <text:p><text:s text:c="18"/>password_confirmation: 'Aleksandr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Aleksandr Moskvichev',">
            <text:p><text:s text:c="18"/>display_name: 'Aleksandr Moskvichev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russia">
            <text:p><text:s text:c="18"/>nationality: :russia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jbn ||= User.create! email: 'jos.broers@example.com',">
            <text:p>@jbn ||= User.create! email: 'jos.broers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Jos1234567',">
            <text:p><text:s text:c="18"/>password: 'Jos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Jos1234567',">
            <text:p><text:s text:c="18"/>password_confirmation: 'Jos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Jos Broers',">
            <text:p><text:s text:c="18"/>display_name: 'Jos Broers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netherlands">
            <text:p><text:s text:c="18"/>nationality: :netherlands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hin ||= User.create! email: 'hege.ingerigtsen@example.com',">
            <text:p>@hin ||= User.create! email: 'hege.ingerigtsen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Hege1234567',">
            <text:p><text:s text:c="18"/>password: 'Hege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Hege1234567',">
            <text:p><text:s text:c="18"/>password_confirmation: 'Hege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Hege Ingerigtsen',">
            <text:p><text:s text:c="18"/>display_name: 'Hege Ingerigtsen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norway">
            <text:p><text:s text:c="18"/>nationality: :norway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kzs ||= User.create! email: 'kurt.zwingli@example.com',">
            <text:p>@kzs ||= User.create! email: 'kurt.zwingli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Kurt1234567',">
            <text:p><text:s text:c="18"/>password: 'Kurt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Kurt1234567',">
            <text:p><text:s text:c="18"/>password_confirmation: 'Kurt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Kurt Zwingli',">
            <text:p><text:s text:c="18"/>display_name: 'Kurt Zwingli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switzerland">
            <text:p><text:s text:c="18"/>nationality: :switzer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mtg ||= User.create! email: 'michael.tetzner@example.com',">
            <text:p>@mtg ||= User.create! email: 'michael.tetzner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Michael1234567',">
            <text:p><text:s text:c="18"/>password: 'Michael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Michael1234567',">
            <text:p><text:s text:c="18"/>password_confirmation: 'Michael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Michael Tetzner',">
            <text:p><text:s text:c="18"/>display_name: 'Michael Tetzner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germany">
            <text:p><text:s text:c="18"/>nationality: :germany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tsg ||= User.create! email: 'tamara.schlemmer@example.com',">
            <text:p>@tsg ||= User.create! email: 'tamara.schlemmer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Tamara1234567',">
            <text:p><text:s text:c="18"/>password: 'Tamara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Tamara1234567',">
            <text:p><text:s text:c="18"/>password_confirmation: 'Tamara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Tamara Schlemmer',">
            <text:p><text:s text:c="18"/>display_name: 'Tamara Schlemmer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germany">
            <text:p><text:s text:c="18"/>nationality: :germany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alf ||= User.create! email: 'ari.laitinen@example.com',">
            <text:p>@alf ||= User.create! email: 'ari.laitinen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Ari1234567',">
            <text:p><text:s text:c="18"/>password: 'Ari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Ari1234567',">
            <text:p><text:s text:c="18"/>password_confirmation: 'Ari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Ari Laitinen',">
            <text:p><text:s text:c="18"/>display_name: 'Ari Laitinen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ksg ||= User.create! email: 'klaus.starflinger@example.com',">
            <text:p>@ksg ||= User.create! email: 'klaus.starflinger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Klaus1234567',">
            <text:p><text:s text:c="18"/>password: 'Klaus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Klaus1234567',">
            <text:p><text:s text:c="18"/>password_confirmation: 'Klaus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Klaus Starflinger',">
            <text:p><text:s text:c="18"/>display_name: 'Klaus Starflinger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germany">
            <text:p><text:s text:c="18"/>nationality: :germany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crs ||= User.create! email: 'cari.rörström@example.com',">
            <text:p>@crs ||= User.create! email: 'cari.rörström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Cari1234567',">
            <text:p><text:s text:c="18"/>password: 'Cari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Cari1234567',">
            <text:p><text:s text:c="18"/>password_confirmation: 'Cari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Cari Rörström',">
            <text:p><text:s text:c="18"/>display_name: 'Cari Rörström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sweden">
            <text:p><text:s text:c="18"/>nationality: :sweden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rcf ||= User.create! email: 'remy.coster@example.com',">
            <text:p>@rcf ||= User.create! email: 'remy.coster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Remy1234567',">
            <text:p><text:s text:c="18"/>password: 'Remy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Remy1234567',">
            <text:p><text:s text:c="18"/>password_confirmation: 'Remy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Remy Coster',">
            <text:p><text:s text:c="18"/>display_name: 'Remy Coster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rance">
            <text:p><text:s text:c="18"/>nationality: :france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ads ||= User.create! email: 'alister.dunlop@example.com',">
            <text:p>@ads ||= User.create! email: 'alister.dunlop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Alister1234567',">
            <text:p><text:s text:c="18"/>password: 'Alister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Alister1234567',">
            <text:p><text:s text:c="18"/>password_confirmation: 'Alister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Alister Dunlop',">
            <text:p><text:s text:c="18"/>display_name: 'Alister Dunlop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scotland">
            <text:p><text:s text:c="18"/>nationality: :scot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psf ||= User.create! email: 'panu.sipilä@example.com',">
            <text:p>@psf ||= User.create! email: 'panu.sipilä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Panu1234567',">
            <text:p><text:s text:c="18"/>password: 'Panu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Panu1234567',">
            <text:p><text:s text:c="18"/>password_confirmation: 'Panu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Panu Sipilä',">
            <text:p><text:s text:c="18"/>display_name: 'Panu Sipilä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rrg ||= User.create! email: 'rudi.ropertz@example.com',">
            <text:p>@rrg ||= User.create! email: 'rudi.ropertz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Rudi1234567',">
            <text:p><text:s text:c="18"/>password: 'Rudi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Rudi1234567',">
            <text:p><text:s text:c="18"/>password_confirmation: 'Rudi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Rudi Ropertz',">
            <text:p><text:s text:c="18"/>display_name: 'Rudi Ropertz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germany">
            <text:p><text:s text:c="18"/>nationality: :germany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ppc ||= User.create! email: 'pavel.pfeifer@example.com',">
            <text:p>@ppc ||= User.create! email: 'pavel.pfeifer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Pavel1234567',">
            <text:p><text:s text:c="18"/>password: 'Pavel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Pavel1234567',">
            <text:p><text:s text:c="18"/>password_confirmation: 'Pavel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Pavel Pfeifer',">
            <text:p><text:s text:c="18"/>display_name: 'Pavel Pfeifer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czechrepublic">
            <text:p><text:s text:c="18"/>nationality: :czechrepublic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pkf ||= User.create! email: 'pauliina.kiiski@example.com',">
            <text:p>@pkf ||= User.create! email: 'pauliina.kiiski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Pauliina1234567',">
            <text:p><text:s text:c="18"/>password: 'Pauliina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Pauliina1234567',">
            <text:p><text:s text:c="18"/>password_confirmation: 'Pauliina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Pauliina Kiiski',">
            <text:p><text:s text:c="18"/>display_name: 'Pauliina Kiiski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asr ||= User.create! email: 'aleksandr.stoliarov@example.com',">
            <text:p>@asr ||= User.create! email: 'aleksandr.stoliarov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Aleksandr1234567',">
            <text:p><text:s text:c="18"/>password: 'Aleksandr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Aleksandr1234567',">
            <text:p><text:s text:c="18"/>password_confirmation: 'Aleksandr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Aleksandr Stoliarov',">
            <text:p><text:s text:c="18"/>display_name: 'Aleksandr Stoliarov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russia">
            <text:p><text:s text:c="18"/>nationality: :russia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mvc ||= User.create! email: 'martin.vrtel@example.com',">
            <text:p>@mvc ||= User.create! email: 'martin.vrtel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Martin1234567',">
            <text:p><text:s text:c="18"/>password: 'Martin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Martin1234567',">
            <text:p><text:s text:c="18"/>password_confirmation: 'Martin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Martin Vrtel',">
            <text:p><text:s text:c="18"/>display_name: 'Martin Vrtel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czechrepublic">
            <text:p><text:s text:c="18"/>nationality: :czechrepublic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gbp ||= User.create! email: 'grzegorz.burzynski@example.com',">
            <text:p>@gbp ||= User.create! email: 'grzegorz.burzynski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Grzegorz1234567',">
            <text:p><text:s text:c="18"/>password: 'Grzegorz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Grzegorz1234567',">
            <text:p><text:s text:c="18"/>password_confirmation: 'Grzegorz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Grzegorz Burzynski',">
            <text:p><text:s text:c="18"/>display_name: 'Grzegorz Burzynski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poland">
            <text:p><text:s text:c="18"/>nationality: :po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hma ||= User.create! email: 'horst.maas@example.com',">
            <text:p>@hma ||= User.create! email: 'horst.maas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Horst1234567',">
            <text:p><text:s text:c="18"/>password: 'Horst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Horst1234567',">
            <text:p><text:s text:c="18"/>password_confirmation: 'Horst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Horst Maas',">
            <text:p><text:s text:c="18"/>display_name: 'Horst Maas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austria">
            <text:p><text:s text:c="18"/>nationality: :austria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jss ||= User.create! email: 'johan.sernheim@example.com',">
            <text:p>@jss ||= User.create! email: 'johan.sernheim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Johan1234567',">
            <text:p><text:s text:c="18"/>password: 'Johan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Johan1234567',">
            <text:p><text:s text:c="18"/>password_confirmation: 'Johan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Johan Sernheim',">
            <text:p><text:s text:c="18"/>display_name: 'Johan Sernheim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sweden">
            <text:p><text:s text:c="18"/>nationality: :sweden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jef ||= User.create! email: 'joni.elomaa@example.com',">
            <text:p>@jef ||= User.create! email: 'joni.elomaa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Joni1234567',">
            <text:p><text:s text:c="18"/>password: 'Joni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Joni1234567',">
            <text:p><text:s text:c="18"/>password_confirmation: 'Joni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Joni Elomaa',">
            <text:p><text:s text:c="18"/>display_name: 'Joni Elomaa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kkf ||= User.create! email: 'kati.kumpulainen@example.com',">
            <text:p>@kkf ||= User.create! email: 'kati.kumpulainen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Kati1234567',">
            <text:p><text:s text:c="18"/>password: 'Kati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Kati1234567',">
            <text:p><text:s text:c="18"/>password_confirmation: 'Kati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Kati Kumpulainen',">
            <text:p><text:s text:c="18"/>display_name: 'Kati Kumpulainen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slf ||= User.create! email: 'suvi.lahtinen@example.com',">
            <text:p>@slf ||= User.create! email: 'suvi.lahtinen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Suvi1234567',">
            <text:p><text:s text:c="18"/>password: 'Suvi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Suvi1234567',">
            <text:p><text:s text:c="18"/>password_confirmation: 'Suvi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Suvi Lahtinen',">
            <text:p><text:s text:c="18"/>display_name: 'Suvi Lahtinen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gzc ||= User.create! email: 'gregor.zdenek@example.com',">
            <text:p>@gzc ||= User.create! email: 'gregor.zdenek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Gregor1234567',">
            <text:p><text:s text:c="18"/>password: 'Gregor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Gregor1234567',">
            <text:p><text:s text:c="18"/>password_confirmation: 'Gregor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Gregor Zdenek',">
            <text:p><text:s text:c="18"/>display_name: 'Gregor Zdenek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czechrepublic">
            <text:p><text:s text:c="18"/>nationality: :czechrepublic</text:p>
          </table:table-cell>
          <table:table-cell table:number-columns-repeated="11"/>
        </table:table-row>
        <table:table-row table:style-name="ro2">
          <table:table-cell table:formula="of:=OFFSET(['raw data'.$K$1];(ROW()-1)/[.$L$1];0;1;1)" office:value-type="string" office:string-value="@paf ||= User.create! email: 'pia.alpua@example.com',">
            <text:p>@paf ||= User.create! email: 'pia.alpua@example.com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1;1;1)" office:value-type="string" office:string-value="                  password: 'Pia1234567',">
            <text:p><text:s text:c="18"/>password: 'Pia1234567',</text:p>
          </table:table-cell>
          <table:table-cell table:number-columns-repeated="11"/>
        </table:table-row>
        <table:table-row table:style-name="ro2">
          <table:table-cell table:style-name="ce4" table:formula="of:=OFFSET(['raw data'.$K$1];(ROW()-1)/[.$L$1];2;1;1)" office:value-type="string" office:string-value="                  password_confirmation: 'Pia1234567',">
            <text:p><text:s text:c="18"/>password_confirmation: 'Pia1234567',</text:p>
          </table:table-cell>
          <table:table-cell table:number-columns-repeated="11"/>
        </table:table-row>
        <table:table-row table:style-name="ro2">
          <table:table-cell table:formula="of:=OFFSET(['raw data'.$K$1];(ROW()-1)/[.$L$1];3;1;1)" office:value-type="string" office:string-value="                  display_name: 'Pia Alpua',">
            <text:p><text:s text:c="18"/>display_name: 'Pia Alpua',</text:p>
          </table:table-cell>
          <table:table-cell table:number-columns-repeated="11"/>
        </table:table-row>
        <table:table-row table:style-name="ro2">
          <table:table-cell table:formula="of:=OFFSET(['raw data'.$K$1];(ROW()-1)/[.$L$1];4;1;1)" office:value-type="string" office:string-value="                  nationality: :finland">
            <text:p><text:s text:c="18"/>nationality: :finland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3">
          <table:table-cell table:number-columns-repeated="12"/>
        </table:table-row>
        <table:table-row table:style-name="ro2" table:number-rows-repeated="2">
          <table:table-cell table:style-name="ce4"/>
          <table:table-cell table:number-columns-repeated="11"/>
        </table:table-row>
        <table:table-row table:style-name="ro2" table:number-rows-repeated="101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runs" table:style-name="ta1">
        <table:table-column table:style-name="co1" table:number-columns-repeated="7" table:default-cell-style-name="Default"/>
        <table:table-row table:style-name="ro2">
          <table:table-cell table:formula="of:=CONCATENATE(OFFSET(['raw data'.$T$1];(ROW()-1)/[.$G$1];0;1;1))" office:value-type="string" office:string-value="@amf_sp4_day1 = Run.create! race: @sp4_day1,">
            <text:p>@amf_sp4_day1 = Run.create! race: @sp4_day1,</text:p>
          </table:table-cell>
          <table:table-cell table:number-columns-repeated="4"/>
          <table:table-cell office:value-type="string">
            <text:p>line count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formula="of:=CONCATENATE(OFFSET(['raw data'.$T$1];(ROW()-1)/[.$G$1];1;1;1))" office:value-type="string" office:string-value="                           user: @amf,">
            <text:p><text:s text:c="27"/>user: @am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56',">
            <text:p><text:s text:c="27"/>number: '56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804.5 }'">
            <text:p><text:s text:c="27"/>times: '{ final: 804.5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amf_sp4_day2 = Run.create! race: @sp4_day2,">
            <text:p>@amf_sp4_day2 = Run.create! race: @sp4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mf,">
            <text:p><text:s text:c="27"/>user: @am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56',">
            <text:p><text:s text:c="27"/>number: '56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final: 873.7 }'">
            <text:p><text:s text:c="27"/>times: '{ final: 873.7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itp_sp4_day1 = Run.create! race: @sp4_day1,">
            <text:p>@itp_sp4_day1 = Run.create! race: @sp4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itp,">
            <text:p><text:s text:c="27"/>user: @itp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59',">
            <text:p><text:s text:c="27"/>number: '59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816.2 }'">
            <text:p><text:s text:c="27"/>times: '{ final: 816.2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itp_sp4_day2 = Run.create! race: @sp4_day2,">
            <text:p>@itp_sp4_day2 = Run.create! race: @sp4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itp,">
            <text:p><text:s text:c="27"/>user: @itp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59',">
            <text:p><text:s text:c="27"/>number: '59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final: 873 }'">
            <text:p><text:s text:c="27"/>times: '{ final: 873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ehf_sp4_day1 = Run.create! race: @sp4_day1,">
            <text:p>@ehf_sp4_day1 = Run.create! race: @sp4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ehf,">
            <text:p><text:s text:c="27"/>user: @eh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53',">
            <text:p><text:s text:c="27"/>number: '53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826.8 }'">
            <text:p><text:s text:c="27"/>times: '{ final: 826.8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ehf_sp4_day2 = Run.create! race: @sp4_day2,">
            <text:p>@ehf_sp4_day2 = Run.create! race: @sp4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ehf,">
            <text:p><text:s text:c="27"/>user: @eh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53',">
            <text:p><text:s text:c="27"/>number: '53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final: 876.7 }'">
            <text:p><text:s text:c="27"/>times: '{ final: 876.7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ebs_sp4_day1 = Run.create! race: @sp4_day1,">
            <text:p>@ebs_sp4_day1 = Run.create! race: @sp4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ebs,">
            <text:p><text:s text:c="27"/>user: @eb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55',">
            <text:p><text:s text:c="27"/>number: '55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864.4 }'">
            <text:p><text:s text:c="27"/>times: '{ final: 864.4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ebs_sp4_day2 = Run.create! race: @sp4_day2,">
            <text:p>@ebs_sp4_day2 = Run.create! race: @sp4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ebs,">
            <text:p><text:s text:c="27"/>user: @eb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55',">
            <text:p><text:s text:c="27"/>number: '55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final: 887.8 }'">
            <text:p><text:s text:c="27"/>times: '{ final: 887.8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rvc_sp4_day1 = Run.create! race: @sp4_day1,">
            <text:p>@rvc_sp4_day1 = Run.create! race: @sp4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rvc,">
            <text:p><text:s text:c="27"/>user: @rvc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57',">
            <text:p><text:s text:c="27"/>number: '57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845.8 }'">
            <text:p><text:s text:c="27"/>times: '{ final: 845.8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rvc_sp4_day2 = Run.create! race: @sp4_day2,">
            <text:p>@rvc_sp4_day2 = Run.create! race: @sp4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rvc,">
            <text:p><text:s text:c="27"/>user: @rvc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57',">
            <text:p><text:s text:c="27"/>number: '57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final: 910.3 }'">
            <text:p><text:s text:c="27"/>times: '{ final: 910.3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arp_sp4_day1 = Run.create! race: @sp4_day1,">
            <text:p>@arp_sp4_day1 = Run.create! race: @sp4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rp,">
            <text:p><text:s text:c="27"/>user: @arp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63',">
            <text:p><text:s text:c="27"/>number: '63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846.3 }'">
            <text:p><text:s text:c="27"/>times: '{ final: 846.3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arp_sp4_day2 = Run.create! race: @sp4_day2,">
            <text:p>@arp_sp4_day2 = Run.create! race: @sp4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rp,">
            <text:p><text:s text:c="27"/>user: @arp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63',">
            <text:p><text:s text:c="27"/>number: '63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final: 910.2 }'">
            <text:p><text:s text:c="27"/>times: '{ final: 910.2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mhs_sp4_day1 = Run.create! race: @sp4_day1,">
            <text:p>@mhs_sp4_day1 = Run.create! race: @sp4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mhs,">
            <text:p><text:s text:c="27"/>user: @mh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68',">
            <text:p><text:s text:c="27"/>number: '68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826 }'">
            <text:p><text:s text:c="27"/>times: '{ final: 826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mhs_sp4_day2 = Run.create! race: @sp4_day2,">
            <text:p>@mhs_sp4_day2 = Run.create! race: @sp4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mhs,">
            <text:p><text:s text:c="27"/>user: @mh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68',">
            <text:p><text:s text:c="27"/>number: '68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final: 936.9 }'">
            <text:p><text:s text:c="27"/>times: '{ final: 936.9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css_sp4_day1 = Run.create! race: @sp4_day1,">
            <text:p>@css_sp4_day1 = Run.create! race: @sp4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css,">
            <text:p><text:s text:c="27"/>user: @cs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67',">
            <text:p><text:s text:c="27"/>number: '67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855.2 }'">
            <text:p><text:s text:c="27"/>times: '{ final: 855.2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css_sp4_day2 = Run.create! race: @sp4_day2,">
            <text:p>@css_sp4_day2 = Run.create! race: @sp4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css,">
            <text:p><text:s text:c="27"/>user: @cs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67',">
            <text:p><text:s text:c="27"/>number: '67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final: 910 }'">
            <text:p><text:s text:c="27"/>times: '{ final: 910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hhg_sp4_day1 = Run.create! race: @sp4_day1,">
            <text:p>@hhg_sp4_day1 = Run.create! race: @sp4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hhg,">
            <text:p><text:s text:c="27"/>user: @hhg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65',">
            <text:p><text:s text:c="27"/>number: '65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854.1 }'">
            <text:p><text:s text:c="27"/>times: '{ final: 854.1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hhg_sp4_day2 = Run.create! race: @sp4_day2,">
            <text:p>@hhg_sp4_day2 = Run.create! race: @sp4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hhg,">
            <text:p><text:s text:c="27"/>user: @hhg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65',">
            <text:p><text:s text:c="27"/>number: '65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final: 931.8 }'">
            <text:p><text:s text:c="27"/>times: '{ final: 931.8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kkn_sp4_day1 = Run.create! race: @sp4_day1,">
            <text:p>@kkn_sp4_day1 = Run.create! race: @sp4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kkn,">
            <text:p><text:s text:c="27"/>user: @kkn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69',">
            <text:p><text:s text:c="27"/>number: '69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861.5 }'">
            <text:p><text:s text:c="27"/>times: '{ final: 861.5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kkn_sp4_day2 = Run.create! race: @sp4_day2,">
            <text:p>@kkn_sp4_day2 = Run.create! race: @sp4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kkn,">
            <text:p><text:s text:c="27"/>user: @kkn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69',">
            <text:p><text:s text:c="27"/>number: '69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final: 930.9 }'">
            <text:p><text:s text:c="27"/>times: '{ final: 930.9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sgs_sp4_day1 = Run.create! race: @sp4_day1,">
            <text:p>@sgs_sp4_day1 = Run.create! race: @sp4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sgs,">
            <text:p><text:s text:c="27"/>user: @sg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60',">
            <text:p><text:s text:c="27"/>number: '60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867.5 }'">
            <text:p><text:s text:c="27"/>times: '{ final: 867.5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sgs_sp4_day2 = Run.create! race: @sp4_day2,">
            <text:p>@sgs_sp4_day2 = Run.create! race: @sp4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sgs,">
            <text:p><text:s text:c="27"/>user: @sg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60',">
            <text:p><text:s text:c="27"/>number: '60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final: 927.7 }'">
            <text:p><text:s text:c="27"/>times: '{ final: 927.7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hlf_sp4_day1 = Run.create! race: @sp4_day1,">
            <text:p>@hlf_sp4_day1 = Run.create! race: @sp4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hlf,">
            <text:p><text:s text:c="27"/>user: @hl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66',">
            <text:p><text:s text:c="27"/>number: '66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919 }'">
            <text:p><text:s text:c="27"/>times: '{ final: 919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hlf_sp4_day2 = Run.create! race: @sp4_day2,">
            <text:p>@hlf_sp4_day2 = Run.create! race: @sp4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hlf,">
            <text:p><text:s text:c="27"/>user: @hl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66',">
            <text:p><text:s text:c="27"/>number: '66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final: 942.9 }'">
            <text:p><text:s text:c="27"/>times: '{ final: 942.9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lpp_sp4_day1 = Run.create! race: @sp4_day1,">
            <text:p>@lpp_sp4_day1 = Run.create! race: @sp4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lpp,">
            <text:p><text:s text:c="27"/>user: @lpp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62',">
            <text:p><text:s text:c="27"/>number: '62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906.5 }'">
            <text:p><text:s text:c="27"/>times: '{ final: 906.5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lpp_sp4_day2 = Run.create! race: @sp4_day2,">
            <text:p>@lpp_sp4_day2 = Run.create! race: @sp4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lpp,">
            <text:p><text:s text:c="27"/>user: @lpp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62',">
            <text:p><text:s text:c="27"/>number: '62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final: 960.8 }'">
            <text:p><text:s text:c="27"/>times: '{ final: 960.8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dnc_sp4_day1 = Run.create! race: @sp4_day1,">
            <text:p>@dnc_sp4_day1 = Run.create! race: @sp4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dnc,">
            <text:p><text:s text:c="27"/>user: @dnc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54',">
            <text:p><text:s text:c="27"/>number: '54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918.4 }'">
            <text:p><text:s text:c="27"/>times: '{ final: 918.4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dnc_sp4_day2 = Run.create! race: @sp4_day2,">
            <text:p>@dnc_sp4_day2 = Run.create! race: @sp4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dnc,">
            <text:p><text:s text:c="27"/>user: @dnc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54',">
            <text:p><text:s text:c="27"/>number: '54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final: 1006.7 }'">
            <text:p><text:s text:c="27"/>times: '{ final: 1006.7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apf_sp4_day1 = Run.create! race: @sp4_day1,">
            <text:p>@apf_sp4_day1 = Run.create! race: @sp4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pf,">
            <text:p><text:s text:c="27"/>user: @ap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64',">
            <text:p><text:s text:c="27"/>number: '64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1006.9 }'">
            <text:p><text:s text:c="27"/>times: '{ final: 1006.9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apf_sp4_day2 = Run.create! race: @sp4_day2,">
            <text:p>@apf_sp4_day2 = Run.create! race: @sp4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pf,">
            <text:p><text:s text:c="27"/>user: @ap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64',">
            <text:p><text:s text:c="27"/>number: '64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final: 1171 }'">
            <text:p><text:s text:c="27"/>times: '{ final: 1171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sbf_sp4_day1 = Run.create! race: @sp4_day1,">
            <text:p>@sbf_sp4_day1 = Run.create! race: @sp4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sbf,">
            <text:p><text:s text:c="27"/>user: @sb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61',">
            <text:p><text:s text:c="27"/>number: '61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1040.4 }'">
            <text:p><text:s text:c="27"/>times: '{ final: 1040.4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sbf_sp4_day2 = Run.create! race: @sp4_day2,">
            <text:p>@sbf_sp4_day2 = Run.create! race: @sp4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sbf,">
            <text:p><text:s text:c="27"/>user: @sb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61',">
            <text:p><text:s text:c="27"/>number: '61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final: 1194.9 }'">
            <text:p><text:s text:c="27"/>times: '{ final: 1194.9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mkl_sp4_day1 = Run.create! race: @sp4_day1,">
            <text:p>@mkl_sp4_day1 = Run.create! race: @sp4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mkl,">
            <text:p><text:s text:c="27"/>user: @mkl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71',">
            <text:p><text:s text:c="27"/>number: '71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1119.6 }'">
            <text:p><text:s text:c="27"/>times: '{ final: 1119.6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mkl_sp4_day2 = Run.create! race: @sp4_day2,">
            <text:p>@mkl_sp4_day2 = Run.create! race: @sp4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mkl,">
            <text:p><text:s text:c="27"/>user: @mkl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71',">
            <text:p><text:s text:c="27"/>number: '71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final: 1192.3 }'">
            <text:p><text:s text:c="27"/>times: '{ final: 1192.3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ahf_sp4_day1 = Run.create! race: @sp4_day1,">
            <text:p>@ahf_sp4_day1 = Run.create! race: @sp4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hf,">
            <text:p><text:s text:c="27"/>user: @ah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51',">
            <text:p><text:s text:c="27"/>number: '51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1262.3 }'">
            <text:p><text:s text:c="27"/>times: '{ final: 1262.3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ahf_sp4_day2 = Run.create! race: @sp4_day2,">
            <text:p>@ahf_sp4_day2 = Run.create! race: @sp4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hf,">
            <text:p><text:s text:c="27"/>user: @ah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51',">
            <text:p><text:s text:c="27"/>number: '51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tnf_sp4_day1 = Run.create! race: @sp4_day1,">
            <text:p>@tnf_sp4_day1 = Run.create! race: @sp4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tnf,">
            <text:p><text:s text:c="27"/>user: @tn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70',">
            <text:p><text:s text:c="27"/>number: '70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tnf_sp4_day2 = Run.create! race: @sp4_day2,">
            <text:p>@tnf_sp4_day2 = Run.create! race: @sp4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tnf,">
            <text:p><text:s text:c="27"/>user: @tn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70',">
            <text:p><text:s text:c="27"/>number: '70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por_sp4_day1 = Run.create! race: @sp4_day1,">
            <text:p>@por_sp4_day1 = Run.create! race: @sp4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por,">
            <text:p><text:s text:c="27"/>user: @por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58',">
            <text:p><text:s text:c="27"/>number: '58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por_sp4_day2 = Run.create! race: @sp4_day2,">
            <text:p>@por_sp4_day2 = Run.create! race: @sp4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por,">
            <text:p><text:s text:c="27"/>user: @por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58',">
            <text:p><text:s text:c="27"/>number: '58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spc_sp4_day1 = Run.create! race: @sp4_day1,">
            <text:p>@spc_sp4_day1 = Run.create! race: @sp4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spc,">
            <text:p><text:s text:c="27"/>user: @spc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52',">
            <text:p><text:s text:c="27"/>number: '52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spc_sp4_day2 = Run.create! race: @sp4_day2,">
            <text:p>@spc_sp4_day2 = Run.create! race: @sp4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spc,">
            <text:p><text:s text:c="27"/>user: @spc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52',">
            <text:p><text:s text:c="27"/>number: '52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jhn_sp4j_day1 = Run.create! race: @sp4j_day1,">
            <text:p>@jhn_sp4j_day1 = Run.create! race: @sp4j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jhn,">
            <text:p><text:s text:c="27"/>user: @jhn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74',">
            <text:p><text:s text:c="27"/>number: '74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808.2 }'">
            <text:p><text:s text:c="27"/>times: '{ final: 808.2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jhn_sp4j_day2 = Run.create! race: @sp4j_day2,">
            <text:p>@jhn_sp4j_day2 = Run.create! race: @sp4j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jhn,">
            <text:p><text:s text:c="27"/>user: @jhn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74',">
            <text:p><text:s text:c="27"/>number: '74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final: 892.8 }'">
            <text:p><text:s text:c="27"/>times: '{ final: 892.8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acf_sp4j_day1 = Run.create! race: @sp4j_day1,">
            <text:p>@acf_sp4j_day1 = Run.create! race: @sp4j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cf,">
            <text:p><text:s text:c="27"/>user: @ac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72',">
            <text:p><text:s text:c="27"/>number: '72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909.6 }'">
            <text:p><text:s text:c="27"/>times: '{ final: 909.6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acf_sp4j_day2 = Run.create! race: @sp4j_day2,">
            <text:p>@acf_sp4j_day2 = Run.create! race: @sp4j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cf,">
            <text:p><text:s text:c="27"/>user: @ac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72',">
            <text:p><text:s text:c="27"/>number: '72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final: 982.6 }'">
            <text:p><text:s text:c="27"/>times: '{ final: 982.6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vlf_sp4j_day1 = Run.create! race: @sp4j_day1,">
            <text:p>@vlf_sp4j_day1 = Run.create! race: @sp4j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vlf,">
            <text:p><text:s text:c="27"/>user: @vl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73',">
            <text:p><text:s text:c="27"/>number: '73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936.5 }'">
            <text:p><text:s text:c="27"/>times: '{ final: 936.5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vlf_sp4j_day2 = Run.create! race: @sp4j_day2,">
            <text:p>@vlf_sp4j_day2 = Run.create! race: @sp4j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vlf,">
            <text:p><text:s text:c="27"/>user: @vl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73',">
            <text:p><text:s text:c="27"/>number: '73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final: 1029.1 }'">
            <text:p><text:s text:c="27"/>times: '{ final: 1029.1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khf_sp6_day1 = Run.create! race: @sp6_day1,">
            <text:p>@khf_sp6_day1 = Run.create! race: @sp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khf,">
            <text:p><text:s text:c="27"/>user: @kh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78',">
            <text:p><text:s text:c="27"/>number: '78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1076.3 }'">
            <text:p><text:s text:c="27"/>times: '{ final: 1076.3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khf_sp6_day2 = Run.create! race: @sp6_day2,">
            <text:p>@khf_sp6_day2 = Run.create! race: @sp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khf,">
            <text:p><text:s text:c="27"/>user: @kh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78',">
            <text:p><text:s text:c="27"/>number: '78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final: 1191.6 }'">
            <text:p><text:s text:c="27"/>times: '{ final: 1191.6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cts_sp6_day1 = Run.create! race: @sp6_day1,">
            <text:p>@cts_sp6_day1 = Run.create! race: @sp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cts,">
            <text:p><text:s text:c="27"/>user: @ct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75',">
            <text:p><text:s text:c="27"/>number: '75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1129.1 }'">
            <text:p><text:s text:c="27"/>times: '{ final: 1129.1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cts_sp6_day2 = Run.create! race: @sp6_day2,">
            <text:p>@cts_sp6_day2 = Run.create! race: @sp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cts,">
            <text:p><text:s text:c="27"/>user: @ct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75',">
            <text:p><text:s text:c="27"/>number: '75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final: 1174.1 }'">
            <text:p><text:s text:c="27"/>times: '{ final: 1174.1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tkf_sp6_day1 = Run.create! race: @sp6_day1,">
            <text:p>@tkf_sp6_day1 = Run.create! race: @sp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tkf,">
            <text:p><text:s text:c="27"/>user: @tk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76',">
            <text:p><text:s text:c="27"/>number: '76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1127.8 }'">
            <text:p><text:s text:c="27"/>times: '{ final: 1127.8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tkf_sp6_day2 = Run.create! race: @sp6_day2,">
            <text:p>@tkf_sp6_day2 = Run.create! race: @sp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tkf,">
            <text:p><text:s text:c="27"/>user: @tk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76',">
            <text:p><text:s text:c="27"/>number: '76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final: 1207.9 }'">
            <text:p><text:s text:c="27"/>times: '{ final: 1207.9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ton_sp6_day1 = Run.create! race: @sp6_day1,">
            <text:p>@ton_sp6_day1 = Run.create! race: @sp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ton,">
            <text:p><text:s text:c="27"/>user: @ton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80',">
            <text:p><text:s text:c="27"/>number: '80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1156.7 }'">
            <text:p><text:s text:c="27"/>times: '{ final: 1156.7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ton_sp6_day2 = Run.create! race: @sp6_day2,">
            <text:p>@ton_sp6_day2 = Run.create! race: @sp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ton,">
            <text:p><text:s text:c="27"/>user: @ton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80',">
            <text:p><text:s text:c="27"/>number: '80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final: 1225.2 }'">
            <text:p><text:s text:c="27"/>times: '{ final: 1225.2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rkf_sp6_day1 = Run.create! race: @sp6_day1,">
            <text:p>@rkf_sp6_day1 = Run.create! race: @sp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rkf,">
            <text:p><text:s text:c="27"/>user: @rk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87',">
            <text:p><text:s text:c="27"/>number: '87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1148.7 }'">
            <text:p><text:s text:c="27"/>times: '{ final: 1148.7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rkf_sp6_day2 = Run.create! race: @sp6_day2,">
            <text:p>@rkf_sp6_day2 = Run.create! race: @sp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rkf,">
            <text:p><text:s text:c="27"/>user: @rk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87',">
            <text:p><text:s text:c="27"/>number: '87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final: 1288.4 }'">
            <text:p><text:s text:c="27"/>times: '{ final: 1288.4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vlf2_sp6_day1 = Run.create! race: @sp6_day1,">
            <text:p>@vlf2_sp6_day1 = Run.create! race: @sp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vlf2,">
            <text:p><text:s text:c="27"/>user: @vlf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90',">
            <text:p><text:s text:c="27"/>number: '90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1176.3 }'">
            <text:p><text:s text:c="27"/>times: '{ final: 1176.3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vlf2_sp6_day2 = Run.create! race: @sp6_day2,">
            <text:p>@vlf2_sp6_day2 = Run.create! race: @sp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vlf2,">
            <text:p><text:s text:c="27"/>user: @vlf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90',">
            <text:p><text:s text:c="27"/>number: '90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final: 1266 }'">
            <text:p><text:s text:c="27"/>times: '{ final: 1266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jtc_sp6_day1 = Run.create! race: @sp6_day1,">
            <text:p>@jtc_sp6_day1 = Run.create! race: @sp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jtc,">
            <text:p><text:s text:c="27"/>user: @jtc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77',">
            <text:p><text:s text:c="27"/>number: '77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1191.9 }'">
            <text:p><text:s text:c="27"/>times: '{ final: 1191.9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jtc_sp6_day2 = Run.create! race: @sp6_day2,">
            <text:p>@jtc_sp6_day2 = Run.create! race: @sp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jtc,">
            <text:p><text:s text:c="27"/>user: @jtc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77',">
            <text:p><text:s text:c="27"/>number: '77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final: 1279.8 }'">
            <text:p><text:s text:c="27"/>times: '{ final: 1279.8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jkf_sp6_day1 = Run.create! race: @sp6_day1,">
            <text:p>@jkf_sp6_day1 = Run.create! race: @sp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jkf,">
            <text:p><text:s text:c="27"/>user: @jk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84',">
            <text:p><text:s text:c="27"/>number: '84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1239 }'">
            <text:p><text:s text:c="27"/>times: '{ final: 1239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jkf_sp6_day2 = Run.create! race: @sp6_day2,">
            <text:p>@jkf_sp6_day2 = Run.create! race: @sp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jkf,">
            <text:p><text:s text:c="27"/>user: @jk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84',">
            <text:p><text:s text:c="27"/>number: '84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final: 1259.6 }'">
            <text:p><text:s text:c="27"/>times: '{ final: 1259.6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idl_sp6_day1 = Run.create! race: @sp6_day1,">
            <text:p>@idl_sp6_day1 = Run.create! race: @sp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idl,">
            <text:p><text:s text:c="27"/>user: @idl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85',">
            <text:p><text:s text:c="27"/>number: '85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1204.4 }'">
            <text:p><text:s text:c="27"/>times: '{ final: 1204.4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idl_sp6_day2 = Run.create! race: @sp6_day2,">
            <text:p>@idl_sp6_day2 = Run.create! race: @sp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idl,">
            <text:p><text:s text:c="27"/>user: @idl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85',">
            <text:p><text:s text:c="27"/>number: '85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final: 1330 }'">
            <text:p><text:s text:c="27"/>times: '{ final: 1330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mbg_sp6_day1 = Run.create! race: @sp6_day1,">
            <text:p>@mbg_sp6_day1 = Run.create! race: @sp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mbg,">
            <text:p><text:s text:c="27"/>user: @mbg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81',">
            <text:p><text:s text:c="27"/>number: '81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1233.1 }'">
            <text:p><text:s text:c="27"/>times: '{ final: 1233.1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mbg_sp6_day2 = Run.create! race: @sp6_day2,">
            <text:p>@mbg_sp6_day2 = Run.create! race: @sp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mbg,">
            <text:p><text:s text:c="27"/>user: @mbg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81',">
            <text:p><text:s text:c="27"/>number: '81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final: 1372.3 }'">
            <text:p><text:s text:c="27"/>times: '{ final: 1372.3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mcs_sp6_day1 = Run.create! race: @sp6_day1,">
            <text:p>@mcs_sp6_day1 = Run.create! race: @sp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mcs,">
            <text:p><text:s text:c="27"/>user: @mc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82',">
            <text:p><text:s text:c="27"/>number: '82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1275.8 }'">
            <text:p><text:s text:c="27"/>times: '{ final: 1275.8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mcs_sp6_day2 = Run.create! race: @sp6_day2,">
            <text:p>@mcs_sp6_day2 = Run.create! race: @sp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mcs,">
            <text:p><text:s text:c="27"/>user: @mc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82',">
            <text:p><text:s text:c="27"/>number: '82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final: 1371.9 }'">
            <text:p><text:s text:c="27"/>times: '{ final: 1371.9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amf_sp6_day1 = Run.create! race: @sp6_day1,">
            <text:p>@amf_sp6_day1 = Run.create! race: @sp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mf,">
            <text:p><text:s text:c="27"/>user: @am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83',">
            <text:p><text:s text:c="27"/>number: '83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1271.6 }'">
            <text:p><text:s text:c="27"/>times: '{ final: 1271.6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amf_sp6_day2 = Run.create! race: @sp6_day2,">
            <text:p>@amf_sp6_day2 = Run.create! race: @sp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mf,">
            <text:p><text:s text:c="27"/>user: @am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83',">
            <text:p><text:s text:c="27"/>number: '83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final: 1407.4 }'">
            <text:p><text:s text:c="27"/>times: '{ final: 1407.4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mcc_sp6_day1 = Run.create! race: @sp6_day1,">
            <text:p>@mcc_sp6_day1 = Run.create! race: @sp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mcc,">
            <text:p><text:s text:c="27"/>user: @mcc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79',">
            <text:p><text:s text:c="27"/>number: '79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1341 }'">
            <text:p><text:s text:c="27"/>times: '{ final: 1341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mcc_sp6_day2 = Run.create! race: @sp6_day2,">
            <text:p>@mcc_sp6_day2 = Run.create! race: @sp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mcc,">
            <text:p><text:s text:c="27"/>user: @mcc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79',">
            <text:p><text:s text:c="27"/>number: '79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final: 1520.9 }'">
            <text:p><text:s text:c="27"/>times: '{ final: 1520.9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abp_sp6_day1 = Run.create! race: @sp6_day1,">
            <text:p>@abp_sp6_day1 = Run.create! race: @sp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bp,">
            <text:p><text:s text:c="27"/>user: @abp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86',">
            <text:p><text:s text:c="27"/>number: '86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1430.3 }'">
            <text:p><text:s text:c="27"/>times: '{ final: 1430.3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abp_sp6_day2 = Run.create! race: @sp6_day2,">
            <text:p>@abp_sp6_day2 = Run.create! race: @sp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bp,">
            <text:p><text:s text:c="27"/>user: @abp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86',">
            <text:p><text:s text:c="27"/>number: '86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final: 1619.4 }'">
            <text:p><text:s text:c="27"/>times: '{ final: 1619.4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atf_sp6_day1 = Run.create! race: @sp6_day1,">
            <text:p>@atf_sp6_day1 = Run.create! race: @sp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tf,">
            <text:p><text:s text:c="27"/>user: @at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89',">
            <text:p><text:s text:c="27"/>number: '89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1686.4 }'">
            <text:p><text:s text:c="27"/>times: '{ final: 1686.4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atf_sp6_day2 = Run.create! race: @sp6_day2,">
            <text:p>@atf_sp6_day2 = Run.create! race: @sp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tf,">
            <text:p><text:s text:c="27"/>user: @at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89',">
            <text:p><text:s text:c="27"/>number: '89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final: 1758.1 }'">
            <text:p><text:s text:c="27"/>times: '{ final: 1758.1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lpp_sp6_day1 = Run.create! race: @sp6_day1,">
            <text:p>@lpp_sp6_day1 = Run.create! race: @sp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lpp,">
            <text:p><text:s text:c="27"/>user: @lpp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88',">
            <text:p><text:s text:c="27"/>number: '88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1315.6 }'">
            <text:p><text:s text:c="27"/>times: '{ final: 1315.6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lpp_sp6_day2 = Run.create! race: @sp6_day2,">
            <text:p>@lpp_sp6_day2 = Run.create! race: @sp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lpp,">
            <text:p><text:s text:c="27"/>user: @lpp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88',">
            <text:p><text:s text:c="27"/>number: '88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phf_sp8_day1 = Run.create! race: @sp8_day1,">
            <text:p>@phf_sp8_day1 = Run.create! race: @sp8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phf,">
            <text:p><text:s text:c="27"/>user: @ph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92',">
            <text:p><text:s text:c="27"/>number: '92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1536.8 }'">
            <text:p><text:s text:c="27"/>times: '{ final: 1536.8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phf_sp8_day2 = Run.create! race: @sp8_day2,">
            <text:p>@phf_sp8_day2 = Run.create! race: @sp8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phf,">
            <text:p><text:s text:c="27"/>user: @ph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92',">
            <text:p><text:s text:c="27"/>number: '92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final: 1620 }'">
            <text:p><text:s text:c="27"/>times: '{ final: 1620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rsf_sp8_day1 = Run.create! race: @sp8_day1,">
            <text:p>@rsf_sp8_day1 = Run.create! race: @sp8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rsf,">
            <text:p><text:s text:c="27"/>user: @rs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02',">
            <text:p><text:s text:c="27"/>number: '102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1537.1 }'">
            <text:p><text:s text:c="27"/>times: '{ final: 1537.1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rsf_sp8_day2 = Run.create! race: @sp8_day2,">
            <text:p>@rsf_sp8_day2 = Run.create! race: @sp8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rsf,">
            <text:p><text:s text:c="27"/>user: @rs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02',">
            <text:p><text:s text:c="27"/>number: '102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final: 1642.8 }'">
            <text:p><text:s text:c="27"/>times: '{ final: 1642.8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akg_sp8_day1 = Run.create! race: @sp8_day1,">
            <text:p>@akg_sp8_day1 = Run.create! race: @sp8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kg,">
            <text:p><text:s text:c="27"/>user: @akg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00',">
            <text:p><text:s text:c="27"/>number: '100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1555.8 }'">
            <text:p><text:s text:c="27"/>times: '{ final: 1555.8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akg_sp8_day2 = Run.create! race: @sp8_day2,">
            <text:p>@akg_sp8_day2 = Run.create! race: @sp8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kg,">
            <text:p><text:s text:c="27"/>user: @akg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00',">
            <text:p><text:s text:c="27"/>number: '100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final: 1638.5 }'">
            <text:p><text:s text:c="27"/>times: '{ final: 1638.5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cws_sp8_day1 = Run.create! race: @sp8_day1,">
            <text:p>@cws_sp8_day1 = Run.create! race: @sp8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cws,">
            <text:p><text:s text:c="27"/>user: @cw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93',">
            <text:p><text:s text:c="27"/>number: '93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1609.5 }'">
            <text:p><text:s text:c="27"/>times: '{ final: 1609.5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cws_sp8_day2 = Run.create! race: @sp8_day2,">
            <text:p>@cws_sp8_day2 = Run.create! race: @sp8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cws,">
            <text:p><text:s text:c="27"/>user: @cw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93',">
            <text:p><text:s text:c="27"/>number: '93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final: 1679 }'">
            <text:p><text:s text:c="27"/>times: '{ final: 1679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hhg_sp8_day1 = Run.create! race: @sp8_day1,">
            <text:p>@hhg_sp8_day1 = Run.create! race: @sp8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hhg,">
            <text:p><text:s text:c="27"/>user: @hhg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91',">
            <text:p><text:s text:c="27"/>number: '91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1588.5 }'">
            <text:p><text:s text:c="27"/>times: '{ final: 1588.5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hhg_sp8_day2 = Run.create! race: @sp8_day2,">
            <text:p>@hhg_sp8_day2 = Run.create! race: @sp8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hhg,">
            <text:p><text:s text:c="27"/>user: @hhg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91',">
            <text:p><text:s text:c="27"/>number: '91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final: 1743.1 }'">
            <text:p><text:s text:c="27"/>times: '{ final: 1743.1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mtg_sp8_day1 = Run.create! race: @sp8_day1,">
            <text:p>@mtg_sp8_day1 = Run.create! race: @sp8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mtg,">
            <text:p><text:s text:c="27"/>user: @mtg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97',">
            <text:p><text:s text:c="27"/>number: '97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1637.8 }'">
            <text:p><text:s text:c="27"/>times: '{ final: 1637.8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mtg_sp8_day2 = Run.create! race: @sp8_day2,">
            <text:p>@mtg_sp8_day2 = Run.create! race: @sp8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mtg,">
            <text:p><text:s text:c="27"/>user: @mtg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97',">
            <text:p><text:s text:c="27"/>number: '97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final: 1753 }'">
            <text:p><text:s text:c="27"/>times: '{ final: 1753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vhf_sp8_day1 = Run.create! race: @sp8_day1,">
            <text:p>@vhf_sp8_day1 = Run.create! race: @sp8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vhf,">
            <text:p><text:s text:c="27"/>user: @vh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99',">
            <text:p><text:s text:c="27"/>number: '99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1695 }'">
            <text:p><text:s text:c="27"/>times: '{ final: 1695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vhf_sp8_day2 = Run.create! race: @sp8_day2,">
            <text:p>@vhf_sp8_day2 = Run.create! race: @sp8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vhf,">
            <text:p><text:s text:c="27"/>user: @vh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99',">
            <text:p><text:s text:c="27"/>number: '99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final: 1793.3 }'">
            <text:p><text:s text:c="27"/>times: '{ final: 1793.3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egl_sp8_day1 = Run.create! race: @sp8_day1,">
            <text:p>@egl_sp8_day1 = Run.create! race: @sp8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egl,">
            <text:p><text:s text:c="27"/>user: @egl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01',">
            <text:p><text:s text:c="27"/>number: '101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1686.1 }'">
            <text:p><text:s text:c="27"/>times: '{ final: 1686.1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egl_sp8_day2 = Run.create! race: @sp8_day2,">
            <text:p>@egl_sp8_day2 = Run.create! race: @sp8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egl,">
            <text:p><text:s text:c="27"/>user: @egl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01',">
            <text:p><text:s text:c="27"/>number: '101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final: 1902 }'">
            <text:p><text:s text:c="27"/>times: '{ final: 1902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svh_sp8_day1 = Run.create! race: @sp8_day1,">
            <text:p>@svh_sp8_day1 = Run.create! race: @sp8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svh,">
            <text:p><text:s text:c="27"/>user: @svh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04',">
            <text:p><text:s text:c="27"/>number: '104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1941.5 }'">
            <text:p><text:s text:c="27"/>times: '{ final: 1941.5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svh_sp8_day2 = Run.create! race: @sp8_day2,">
            <text:p>@svh_sp8_day2 = Run.create! race: @sp8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svh,">
            <text:p><text:s text:c="27"/>user: @svh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04',">
            <text:p><text:s text:c="27"/>number: '104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final: 2062 }'">
            <text:p><text:s text:c="27"/>times: '{ final: 2062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mtp_sp8_day1 = Run.create! race: @sp8_day1,">
            <text:p>@mtp_sp8_day1 = Run.create! race: @sp8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mtp,">
            <text:p><text:s text:c="27"/>user: @mtp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95',">
            <text:p><text:s text:c="27"/>number: '95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2232.3 }'">
            <text:p><text:s text:c="27"/>times: '{ final: 2232.3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mtp_sp8_day2 = Run.create! race: @sp8_day2,">
            <text:p>@mtp_sp8_day2 = Run.create! race: @sp8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mtp,">
            <text:p><text:s text:c="27"/>user: @mtp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95',">
            <text:p><text:s text:c="27"/>number: '95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final: 1921.4 }'">
            <text:p><text:s text:c="27"/>times: '{ final: 1921.4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klf_sp8_day1 = Run.create! race: @sp8_day1,">
            <text:p>@klf_sp8_day1 = Run.create! race: @sp8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klf,">
            <text:p><text:s text:c="27"/>user: @kl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03',">
            <text:p><text:s text:c="27"/>number: '103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2331.9 }'">
            <text:p><text:s text:c="27"/>times: '{ final: 2331.9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klf_sp8_day2 = Run.create! race: @sp8_day2,">
            <text:p>@klf_sp8_day2 = Run.create! race: @sp8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klf,">
            <text:p><text:s text:c="27"/>user: @kl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03',">
            <text:p><text:s text:c="27"/>number: '103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fhn_sp8_day1 = Run.create! race: @sp8_day1,">
            <text:p>@fhn_sp8_day1 = Run.create! race: @sp8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fhn,">
            <text:p><text:s text:c="27"/>user: @fhn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98',">
            <text:p><text:s text:c="27"/>number: '98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2598.3 }'">
            <text:p><text:s text:c="27"/>times: '{ final: 2598.3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fhn_sp8_day2 = Run.create! race: @sp8_day2,">
            <text:p>@fhn_sp8_day2 = Run.create! race: @sp8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fhn,">
            <text:p><text:s text:c="27"/>user: @fhn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98',">
            <text:p><text:s text:c="27"/>number: '98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amr_sp8_day1 = Run.create! race: @sp8_day1,">
            <text:p>@amr_sp8_day1 = Run.create! race: @sp8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mr,">
            <text:p><text:s text:c="27"/>user: @amr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96',">
            <text:p><text:s text:c="27"/>number: '96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amr_sp8_day2 = Run.create! race: @sp8_day2,">
            <text:p>@amr_sp8_day2 = Run.create! race: @sp8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mr,">
            <text:p><text:s text:c="27"/>user: @amr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96',">
            <text:p><text:s text:c="27"/>number: '96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jbn_sp8_day1 = Run.create! race: @sp8_day1,">
            <text:p>@jbn_sp8_day1 = Run.create! race: @sp8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jbn,">
            <text:p><text:s text:c="27"/>user: @jbn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94',">
            <text:p><text:s text:c="27"/>number: '94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jbn_sp8_day2 = Run.create! race: @sp8_day2,">
            <text:p>@jbn_sp8_day2 = Run.create! race: @sp8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jbn,">
            <text:p><text:s text:c="27"/>user: @jbn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94',">
            <text:p><text:s text:c="27"/>number: '94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hin_spu_day1 = Run.create! race: @spu_day1,">
            <text:p>@hin_spu_day1 = Run.create! race: @spu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hin,">
            <text:p><text:s text:c="27"/>user: @hin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06',">
            <text:p><text:s text:c="27"/>number: '106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3003.5 }'">
            <text:p><text:s text:c="27"/>times: '{ final: 3003.5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hin_spu_day2 = Run.create! race: @spu_day2,">
            <text:p>@hin_spu_day2 = Run.create! race: @spu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hin,">
            <text:p><text:s text:c="27"/>user: @hin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06',">
            <text:p><text:s text:c="27"/>number: '106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final: 2912 }'">
            <text:p><text:s text:c="27"/>times: '{ final: 2912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kzs_spu_day1 = Run.create! race: @spu_day1,">
            <text:p>@kzs_spu_day1 = Run.create! race: @spu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kzs,">
            <text:p><text:s text:c="27"/>user: @kz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08',">
            <text:p><text:s text:c="27"/>number: '108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2946.2 }'">
            <text:p><text:s text:c="27"/>times: '{ final: 2946.2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kzs_spu_day2 = Run.create! race: @spu_day2,">
            <text:p>@kzs_spu_day2 = Run.create! race: @spu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kzs,">
            <text:p><text:s text:c="27"/>user: @kz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08',">
            <text:p><text:s text:c="27"/>number: '108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final: 3101 }'">
            <text:p><text:s text:c="27"/>times: '{ final: 3101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mtg_spu_day1 = Run.create! race: @spu_day1,">
            <text:p>@mtg_spu_day1 = Run.create! race: @spu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mtg,">
            <text:p><text:s text:c="27"/>user: @mtg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09',">
            <text:p><text:s text:c="27"/>number: '109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3134.2 }'">
            <text:p><text:s text:c="27"/>times: '{ final: 3134.2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mtg_spu_day2 = Run.create! race: @spu_day2,">
            <text:p>@mtg_spu_day2 = Run.create! race: @spu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mtg,">
            <text:p><text:s text:c="27"/>user: @mtg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09',">
            <text:p><text:s text:c="27"/>number: '109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final: 3220.6 }'">
            <text:p><text:s text:c="27"/>times: '{ final: 3220.6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tsg_spu_day1 = Run.create! race: @spu_day1,">
            <text:p>@tsg_spu_day1 = Run.create! race: @spu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tsg,">
            <text:p><text:s text:c="27"/>user: @tsg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10',">
            <text:p><text:s text:c="27"/>number: '110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210 }'">
            <text:p><text:s text:c="27"/>times: '{ final: 210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tsg_spu_day2 = Run.create! race: @spu_day2,">
            <text:p>@tsg_spu_day2 = Run.create! race: @spu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tsg,">
            <text:p><text:s text:c="27"/>user: @tsg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10',">
            <text:p><text:s text:c="27"/>number: '110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final: 331.5 }'">
            <text:p><text:s text:c="27"/>times: '{ final: 331.5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alf_spu_day1 = Run.create! race: @spu_day1,">
            <text:p>@alf_spu_day1 = Run.create! race: @spu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lf,">
            <text:p><text:s text:c="27"/>user: @al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07',">
            <text:p><text:s text:c="27"/>number: '107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alf_spu_day2 = Run.create! race: @spu_day2,">
            <text:p>@alf_spu_day2 = Run.create! race: @spu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lf,">
            <text:p><text:s text:c="27"/>user: @al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07',">
            <text:p><text:s text:c="27"/>number: '107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ksg_spu_day1 = Run.create! race: @spu_day1,">
            <text:p>@ksg_spu_day1 = Run.create! race: @spu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ksg,">
            <text:p><text:s text:c="27"/>user: @ksg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05',">
            <text:p><text:s text:c="27"/>number: '105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ksg_spu_day2 = Run.create! race: @spu_day2,">
            <text:p>@ksg_spu_day2 = Run.create! race: @spu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ksg,">
            <text:p><text:s text:c="27"/>user: @ksg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05',">
            <text:p><text:s text:c="27"/>number: '105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crs_md12_day1 = Run.create! race: @md12_day1,">
            <text:p>@crs_md12_day1 = Run.create! race: @md12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crs,">
            <text:p><text:s text:c="27"/>user: @cr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11',">
            <text:p><text:s text:c="27"/>number: '111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2546 }'">
            <text:p><text:s text:c="27"/>times: '{ final: 2546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crs_md12_day2 = Run.create! race: @md12_day2,">
            <text:p>@crs_md12_day2 = Run.create! race: @md12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crs,">
            <text:p><text:s text:c="27"/>user: @cr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11',">
            <text:p><text:s text:c="27"/>number: '111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final: 3026.5 }'">
            <text:p><text:s text:c="27"/>times: '{ final: 3026.5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rcf_md12_day1 = Run.create! race: @md12_day1,">
            <text:p>@rcf_md12_day1 = Run.create! race: @md12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rcf,">
            <text:p><text:s text:c="27"/>user: @rc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12',">
            <text:p><text:s text:c="27"/>number: '112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2847.9 }'">
            <text:p><text:s text:c="27"/>times: '{ final: 2847.9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rcf_md12_day2 = Run.create! race: @md12_day2,">
            <text:p>@rcf_md12_day2 = Run.create! race: @md12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rcf,">
            <text:p><text:s text:c="27"/>user: @rc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12',">
            <text:p><text:s text:c="27"/>number: '112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final: 3544.7 }'">
            <text:p><text:s text:c="27"/>times: '{ final: 3544.7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ads_md12_day1 = Run.create! race: @md12_day1,">
            <text:p>@ads_md12_day1 = Run.create! race: @md12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ds,">
            <text:p><text:s text:c="27"/>user: @ad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15',">
            <text:p><text:s text:c="27"/>number: '115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97.6 }'">
            <text:p><text:s text:c="27"/>times: '{ final: 97.6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ads_md12_day2 = Run.create! race: @md12_day2,">
            <text:p>@ads_md12_day2 = Run.create! race: @md12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ds,">
            <text:p><text:s text:c="27"/>user: @ad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15',">
            <text:p><text:s text:c="27"/>number: '115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final: 611.4 }'">
            <text:p><text:s text:c="27"/>times: '{ final: 611.4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psf_md12_day1 = Run.create! race: @md12_day1,">
            <text:p>@psf_md12_day1 = Run.create! race: @md12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psf,">
            <text:p><text:s text:c="27"/>user: @ps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16',">
            <text:p><text:s text:c="27"/>number: '116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1918.2 }'">
            <text:p><text:s text:c="27"/>times: '{ final: 1918.2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psf_md12_day2 = Run.create! race: @md12_day2,">
            <text:p>@psf_md12_day2 = Run.create! race: @md12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psf,">
            <text:p><text:s text:c="27"/>user: @ps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16',">
            <text:p><text:s text:c="27"/>number: '116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rrg_md12_day1 = Run.create! race: @md12_day1,">
            <text:p>@rrg_md12_day1 = Run.create! race: @md12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rrg,">
            <text:p><text:s text:c="27"/>user: @rrg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14',">
            <text:p><text:s text:c="27"/>number: '114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2897.1 }'">
            <text:p><text:s text:c="27"/>times: '{ final: 2897.1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rrg_md12_day2 = Run.create! race: @md12_day2,">
            <text:p>@rrg_md12_day2 = Run.create! race: @md12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rrg,">
            <text:p><text:s text:c="27"/>user: @rrg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14',">
            <text:p><text:s text:c="27"/>number: '114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ppc_md12_day1 = Run.create! race: @md12_day1,">
            <text:p>@ppc_md12_day1 = Run.create! race: @md12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ppc,">
            <text:p><text:s text:c="27"/>user: @ppc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13',">
            <text:p><text:s text:c="27"/>number: '113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ppc_md12_day2 = Run.create! race: @md12_day2,">
            <text:p>@ppc_md12_day2 = Run.create! race: @md12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ppc,">
            <text:p><text:s text:c="27"/>user: @ppc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13',">
            <text:p><text:s text:c="27"/>number: '113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pkf_md6_day1 = Run.create! race: @md6_day1,">
            <text:p>@pkf_md6_day1 = Run.create! race: @md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pkf,">
            <text:p><text:s text:c="27"/>user: @pk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19',">
            <text:p><text:s text:c="27"/>number: '119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3027.6 }'">
            <text:p><text:s text:c="27"/>times: '{ final: 3027.6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pkf_md6_day2 = Run.create! race: @md6_day2,">
            <text:p>@pkf_md6_day2 = Run.create! race: @md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pkf,">
            <text:p><text:s text:c="27"/>user: @pk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19',">
            <text:p><text:s text:c="27"/>number: '119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final: 3576.9 }'">
            <text:p><text:s text:c="27"/>times: '{ final: 3576.9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asr_md6_day1 = Run.create! race: @md6_day1,">
            <text:p>@asr_md6_day1 = Run.create! race: @md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sr,">
            <text:p><text:s text:c="27"/>user: @asr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23',">
            <text:p><text:s text:c="27"/>number: '123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3353.2 }'">
            <text:p><text:s text:c="27"/>times: '{ final: 3353.2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asr_md6_day2 = Run.create! race: @md6_day2,">
            <text:p>@asr_md6_day2 = Run.create! race: @md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asr,">
            <text:p><text:s text:c="27"/>user: @asr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23',">
            <text:p><text:s text:c="27"/>number: '123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final: 434.5 }'">
            <text:p><text:s text:c="27"/>times: '{ final: 434.5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mvc_md6_day1 = Run.create! race: @md6_day1,">
            <text:p>@mvc_md6_day1 = Run.create! race: @md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mvc,">
            <text:p><text:s text:c="27"/>user: @mvc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20',">
            <text:p><text:s text:c="27"/>number: '120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3301 }'">
            <text:p><text:s text:c="27"/>times: '{ final: 3301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mvc_md6_day2 = Run.create! race: @md6_day2,">
            <text:p>@mvc_md6_day2 = Run.create! race: @md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mvc,">
            <text:p><text:s text:c="27"/>user: @mvc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20',">
            <text:p><text:s text:c="27"/>number: '120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final: 559.2 }'">
            <text:p><text:s text:c="27"/>times: '{ final: 559.2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gbp_md6_day1 = Run.create! race: @md6_day1,">
            <text:p>@gbp_md6_day1 = Run.create! race: @md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gbp,">
            <text:p><text:s text:c="27"/>user: @gbp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22',">
            <text:p><text:s text:c="27"/>number: '122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70.4 }'">
            <text:p><text:s text:c="27"/>times: '{ final: 70.4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gbp_md6_day2 = Run.create! race: @md6_day2,">
            <text:p>@gbp_md6_day2 = Run.create! race: @md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gbp,">
            <text:p><text:s text:c="27"/>user: @gbp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22',">
            <text:p><text:s text:c="27"/>number: '122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final: 868.5 }'">
            <text:p><text:s text:c="27"/>times: '{ final: 868.5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hma_md6_day1 = Run.create! race: @md6_day1,">
            <text:p>@hma_md6_day1 = Run.create! race: @md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hma,">
            <text:p><text:s text:c="27"/>user: @hma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26',">
            <text:p><text:s text:c="27"/>number: '126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368.8 }'">
            <text:p><text:s text:c="27"/>times: '{ final: 368.8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hma_md6_day2 = Run.create! race: @md6_day2,">
            <text:p>@hma_md6_day2 = Run.create! race: @md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hma,">
            <text:p><text:s text:c="27"/>user: @hma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26',">
            <text:p><text:s text:c="27"/>number: '126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final: 596.9 }'">
            <text:p><text:s text:c="27"/>times: '{ final: 596.9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jss_md6_day1 = Run.create! race: @md6_day1,">
            <text:p>@jss_md6_day1 = Run.create! race: @md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jss,">
            <text:p><text:s text:c="27"/>user: @js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18',">
            <text:p><text:s text:c="27"/>number: '118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48.7 }'">
            <text:p><text:s text:c="27"/>times: '{ final: 48.7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jss_md6_day2 = Run.create! race: @md6_day2,">
            <text:p>@jss_md6_day2 = Run.create! race: @md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jss,">
            <text:p><text:s text:c="27"/>user: @jss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18',">
            <text:p><text:s text:c="27"/>number: '118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final: 1105.4 }'">
            <text:p><text:s text:c="27"/>times: '{ final: 1105.4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jef_md6_day1 = Run.create! race: @md6_day1,">
            <text:p>@jef_md6_day1 = Run.create! race: @md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jef,">
            <text:p><text:s text:c="27"/>user: @je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17',">
            <text:p><text:s text:c="27"/>number: '117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3493.6 }'">
            <text:p><text:s text:c="27"/>times: '{ final: 3493.6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jef_md6_day2 = Run.create! race: @md6_day2,">
            <text:p>@jef_md6_day2 = Run.create! race: @md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jef,">
            <text:p><text:s text:c="27"/>user: @je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17',">
            <text:p><text:s text:c="27"/>number: '117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final: 1304.6 }'">
            <text:p><text:s text:c="27"/>times: '{ final: 1304.6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kkf_md6_day1 = Run.create! race: @md6_day1,">
            <text:p>@kkf_md6_day1 = Run.create! race: @md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kkf,">
            <text:p><text:s text:c="27"/>user: @kk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24',">
            <text:p><text:s text:c="27"/>number: '124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491.8 }'">
            <text:p><text:s text:c="27"/>times: '{ final: 491.8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kkf_md6_day2 = Run.create! race: @md6_day2,">
            <text:p>@kkf_md6_day2 = Run.create! race: @md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kkf,">
            <text:p><text:s text:c="27"/>user: @kk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24',">
            <text:p><text:s text:c="27"/>number: '124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final: 755.6 }'">
            <text:p><text:s text:c="27"/>times: '{ final: 755.6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slf_md6_day1 = Run.create! race: @md6_day1,">
            <text:p>@slf_md6_day1 = Run.create! race: @md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slf,">
            <text:p><text:s text:c="27"/>user: @sl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27',">
            <text:p><text:s text:c="27"/>number: '127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826.8 }'">
            <text:p><text:s text:c="27"/>times: '{ final: 826.8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slf_md6_day2 = Run.create! race: @md6_day2,">
            <text:p>@slf_md6_day2 = Run.create! race: @md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slf,">
            <text:p><text:s text:c="27"/>user: @sl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27',">
            <text:p><text:s text:c="27"/>number: '127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final: 1435.3 }'">
            <text:p><text:s text:c="27"/>times: '{ final: 1435.3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gzc_md6_day1 = Run.create! race: @md6_day1,">
            <text:p>@gzc_md6_day1 = Run.create! race: @md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gzc,">
            <text:p><text:s text:c="27"/>user: @gzc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21',">
            <text:p><text:s text:c="27"/>number: '121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1059.7 }'">
            <text:p><text:s text:c="27"/>times: '{ final: 1059.7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gzc_md6_day2 = Run.create! race: @md6_day2,">
            <text:p>@gzc_md6_day2 = Run.create! race: @md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gzc,">
            <text:p><text:s text:c="27"/>user: @gzc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21',">
            <text:p><text:s text:c="27"/>number: '121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{ final: 2034.5 }'">
            <text:p><text:s text:c="27"/>times: '{ final: 2034.5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0;1;1))" office:value-type="string" office:string-value="@paf_md6_day1 = Run.create! race: @md6_day1,">
            <text:p>@paf_md6_day1 = Run.create! race: @md6_day1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paf,">
            <text:p><text:s text:c="27"/>user: @pa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25',">
            <text:p><text:s text:c="27"/>number: '125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3;1;1))" office:value-type="string" office:string-value="                           times: '{ final: 2268.2 }'">
            <text:p><text:s text:c="27"/>times: '{ final: 2268.2 }'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4;1;1))" office:value-type="string" office:string-value="@paf_md6_day2 = Run.create! race: @md6_day2,">
            <text:p>@paf_md6_day2 = Run.create! race: @md6_day2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1;1;1))" office:value-type="string" office:string-value="                           user: @paf,">
            <text:p><text:s text:c="27"/>user: @paf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2;1;1))" office:value-type="string" office:string-value="                           number: '125',">
            <text:p><text:s text:c="27"/>number: '125',</text:p>
          </table:table-cell>
          <table:table-cell table:number-columns-repeated="6"/>
        </table:table-row>
        <table:table-row table:style-name="ro2">
          <table:table-cell table:formula="of:=CONCATENATE(OFFSET(['raw data'.$T$1];(ROW()-1)/[.$G$1];5;1;1))" office:value-type="string" office:string-value="                           times: ''">
            <text:p><text:s text:c="27"/>times: ''</text:p>
          </table:table-cell>
          <table:table-cell table:number-columns-repeated="6"/>
        </table:table-row>
        <table:table-row table:style-name="ro2" table:number-rows-repeated="535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dc23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8T10:45:31</meta:creation-date>
    <dc:date>2014-08-28T16:57:33</dc:date>
    <meta:editing-duration>PT5H41M22S</meta:editing-duration>
    <meta:editing-cycles>16</meta:editing-cycles>
    <meta:generator>LibreOffice/4.0.2.2$Linux_X86_64 LibreOffice_project/400m0$Build-2</meta:generator>
    <meta:document-statistic meta:table-count="3" meta:cell-count="2839" meta:object-count="0"/>
  </office:meta>
</office:document-meta>
</file>